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89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2.732cm"/>
    </style:style>
    <style:style style:name="co9" style:family="table-column">
      <style:table-column-properties fo:break-before="auto" style:column-width="3.143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842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3.115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4.318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0x10" table:style-name="ta1" table:print="false">
        <table:shapes>
          <draw:frame draw:z-index="0" draw:style-name="gr1" svg:width="18.81cm" svg:height="10.402cm" svg:x="15.894cm" svg:y="0.108cm">
            <draw:object draw:notify-on-update-of-ranges="10x10.A2:10x10.A55 10x10.B2:10x10.B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6">
            <text:p>0.1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110271757825937">
            <text:p>1.10E-004</text:p>
          </table:table-cell>
          <table:table-cell table:formula="of:=( [.B2] - ([.$D$2]*[.A2] + [.$D$3]) )^2" office:value-type="float" office:value="0.0000426437004358403">
            <text:p>4.26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112257768604506">
            <text:p>1.12E-003</text:p>
          </table:table-cell>
          <table:table-cell table:formula="of:=( [.B3] - ([.$D$2]*[.A3] + [.$D$3]) )^2" office:value-type="float" office:value="0.000012039411936817">
            <text:p>1.20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17136136085433">
            <text:p>1.17E-005</text:p>
          </table:table-cell>
          <table:table-cell table:formula="of:=( [.B4] - ([.$D$2]*[.A4] + [.$D$3]) )^2" office:value-type="float" office:value="0.000012039411936817">
            <text:p>1.2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42096576717594">
            <text:p>1.42E-003</text:p>
          </table:table-cell>
          <table:table-cell table:formula="of:=( [.B5] - ([.$D$2]*[.A5] + [.$D$3]) )^2" office:value-type="float" office:value="0.00000277586701066105">
            <text:p>2.78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77586701066105">
            <text:p>2.78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sum d_i^2</text:p>
          </table:table-cell>
          <table:table-cell table:formula="of:=SUM([.E2:.E55])" office:value-type="float" office:value="0.000958812062836831">
            <text:p>9.59E-004</text:p>
          </table:table-cell>
          <table:table-cell table:formula="of:=( [.B7] - ([.$D$2]*[.A7] + [.$D$3]) )^2" office:value-type="float" office:value="0.00000277586701066105">
            <text:p>2.78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102273814840867">
            <text:p>1.02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102273814840867">
            <text:p>1.0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table:number-columns-repeated="2"/>
          <table:table-cell table:formula="of:=( [.B10] - ([.$D$2]*[.A10] + [.$D$3]) )^2" office:value-type="float" office:value="0.0000102273814840867">
            <text:p>1.0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1] - ([.$D$2]*[.A11] + [.$D$3]) )^2" office:value-type="float" office:value="0.0000037552671332629">
            <text:p>3.76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2] - ([.$D$2]*[.A12] + [.$D$3]) )^2" office:value-type="float" office:value="0.0000037552671332629">
            <text:p>3.76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3] - ([.$D$2]*[.A13] + [.$D$3]) )^2" office:value-type="float" office:value="0.0000037552671332629">
            <text:p>3.76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4] - ([.$D$2]*[.A14] + [.$D$3]) )^2" office:value-type="float" office:value="0.00000856305566327288">
            <text:p>8.56E-006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8">
            <text:p>0.38</text:p>
          </table:table-cell>
          <table:table-cell table:number-columns-repeated="2"/>
          <table:table-cell table:formula="of:=( [.B15] - ([.$D$2]*[.A15] + [.$D$3]) )^2" office:value-type="float" office:value="0.0000500376571997926">
            <text:p>5.00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6] - ([.$D$2]*[.A16] + [.$D$3]) )^2" office:value-type="float" office:value="0.00000856305566327288">
            <text:p>8.56E-006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7] - ([.$D$2]*[.A17] + [.$D$3]) )^2" office:value-type="float" office:value="0.00000488237188778164">
            <text:p>4.8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8] - ([.$D$2]*[.A18] + [.$D$3]) )^2" office:value-type="float" office:value="0.00000488237188778164">
            <text:p>4.88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9] - ([.$D$2]*[.A19] + [.$D$3]) )^2" office:value-type="float" office:value="0.00000488237188778164">
            <text:p>4.8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0] - ([.$D$2]*[.A20] + [.$D$3]) )^2" office:value-type="float" office:value="0.00000704643447437548">
            <text:p>7.05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1] - ([.$D$2]*[.A21] + [.$D$3]) )^2" office:value-type="float" office:value="0.00000704643447437548">
            <text:p>7.05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2] - ([.$D$2]*[.A22] + [.$D$3]) )^2" office:value-type="float" office:value="0.00000704643447437548">
            <text:p>7.05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3] - ([.$D$2]*[.A23] + [.$D$3]) )^2" office:value-type="float" office:value="0.00000615718127421635">
            <text:p>6.16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4] - ([.$D$2]*[.A24] + [.$D$3]) )^2" office:value-type="float" office:value="0.00000615718127421635">
            <text:p>6.16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5] - ([.$D$2]*[.A25] + [.$D$3]) )^2" office:value-type="float" office:value="0.00000615718127421635">
            <text:p>6.16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6] - ([.$D$2]*[.A26] + [.$D$3]) )^2" office:value-type="float" office:value="0.00000567751791739454">
            <text:p>5.68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2">
            <text:p>0.62</text:p>
          </table:table-cell>
          <table:table-cell table:number-columns-repeated="2"/>
          <table:table-cell table:formula="of:=( [.B27] - ([.$D$2]*[.A27] + [.$D$3]) )^2" office:value-type="float" office:value="0.000153332603343379">
            <text:p>1.5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8] - ([.$D$2]*[.A28] + [.$D$3]) )^2" office:value-type="float" office:value="0.00000567751791739454">
            <text:p>5.68E-006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29] - ([.$D$2]*[.A29] + [.$D$3]) )^2" office:value-type="float" office:value="0.00000757969529256746">
            <text:p>7.58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0] - ([.$D$2]*[.A30] + [.$D$3]) )^2" office:value-type="float" office:value="0.00000757969529256746">
            <text:p>7.58E-006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1] - ([.$D$2]*[.A31] + [.$D$3]) )^2" office:value-type="float" office:value="0.00000757969529256746">
            <text:p>7.58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2] - ([.$D$2]*[.A32] + [.$D$3]) )^2" office:value-type="float" office:value="0.00000445630599232983">
            <text:p>4.4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3] - ([.$D$2]*[.A33] + [.$D$3]) )^2" office:value-type="float" office:value="0.00000445630599232983">
            <text:p>4.4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34] - ([.$D$2]*[.A34] + [.$D$3]) )^2" office:value-type="float" office:value="0.000146676234899565">
            <text:p>1.47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5] - ([.$D$2]*[.A35] + [.$D$3]) )^2" office:value-type="float" office:value="0.00000914991394283563">
            <text:p>9.15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6] - ([.$D$2]*[.A36] + [.$D$3]) )^2" office:value-type="float" office:value="0.00000914991394283563">
            <text:p>9.15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7] - ([.$D$2]*[.A37] + [.$D$3]) )^2" office:value-type="float" office:value="0.00000914991394283563">
            <text:p>9.15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38] - ([.$D$2]*[.A38] + [.$D$3]) )^2" office:value-type="float" office:value="0.00000338279869918246">
            <text:p>3.38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2">
            <text:p>0.82</text:p>
          </table:table-cell>
          <table:table-cell table:number-columns-repeated="2"/>
          <table:table-cell table:formula="of:=( [.B39] - ([.$D$2]*[.A39] + [.$D$3]) )^2" office:value-type="float" office:value="0.0000665980263106931">
            <text:p>6.66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40] - ([.$D$2]*[.A40] + [.$D$3]) )^2" office:value-type="float" office:value="0.00000338279869918246">
            <text:p>3.38E-006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1] - ([.$D$2]*[.A41] + [.$D$3]) )^2" office:value-type="float" office:value="0.0000108678372250203">
            <text:p>1.09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2] - ([.$D$2]*[.A42] + [.$D$3]) )^2" office:value-type="float" office:value="0.0000108678372250203">
            <text:p>1.09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3] - ([.$D$2]*[.A43] + [.$D$3]) )^2" office:value-type="float" office:value="0.0000108678372250203">
            <text:p>1.09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4] - ([.$D$2]*[.A44] + [.$D$3]) )^2" office:value-type="float" office:value="0.00000245699603795066">
            <text:p>2.46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5] - ([.$D$2]*[.A45] + [.$D$3]) )^2" office:value-type="float" office:value="0.00000245699603795066">
            <text:p>2.46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6] - ([.$D$2]*[.A46] + [.$D$3]) )^2" office:value-type="float" office:value="0.00000245699603795066">
            <text:p>2.46E-006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7] - ([.$D$2]*[.A47] + [.$D$3]) )^2" office:value-type="float" office:value="0.0000127334651391207">
            <text:p>1.2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8] - ([.$D$2]*[.A48] + [.$D$3]) )^2" office:value-type="float" office:value="0.0000127334651391207">
            <text:p>1.2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9] - ([.$D$2]*[.A49] + [.$D$3]) )^2" office:value-type="float" office:value="0.0000127334651391207">
            <text:p>1.27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0] - ([.$D$2]*[.A50] + [.$D$3]) )^2" office:value-type="float" office:value="0.00000167889800863567">
            <text:p>1.68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6">
            <text:p>1.06</text:p>
          </table:table-cell>
          <table:table-cell table:number-columns-repeated="2"/>
          <table:table-cell table:formula="of:=( [.B51] - ([.$D$2]*[.A51] + [.$D$3]) )^2" office:value-type="float" office:value="0.000127593357359629">
            <text:p>1.28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2] - ([.$D$2]*[.A52] + [.$D$3]) )^2" office:value-type="float" office:value="0.00000167889800863567">
            <text:p>1.6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3] - ([.$D$2]*[.A53] + [.$D$3]) )^2" office:value-type="float" office:value="0.0000147467976851376">
            <text:p>1.4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4] - ([.$D$2]*[.A54] + [.$D$3]) )^2" office:value-type="float" office:value="0.0000147467976851376">
            <text:p>1.47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1">
            <text:p>1.11</text:p>
          </table:table-cell>
          <table:table-cell table:number-columns-repeated="2"/>
          <table:table-cell table:formula="of:=( [.B55] - ([.$D$2]*[.A55] + [.$D$3]) )^2" office:value-type="float" office:value="0.0000379436787767559">
            <text:p>3.79E-005</text:p>
          </table:table-cell>
          <table:table-cell table:formula="of:=([.A55] - [.$D$6])^2" office:value-type="float" office:value="18062500">
            <text:p>18062500</text:p>
          </table:table-cell>
        </table:table-row>
        <table:table-row table:style-name="ro1" table:number-rows-repeated="654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5x15" table:style-name="ta1" table:print="false">
        <table:shapes>
          <draw:frame draw:z-index="0" draw:style-name="gr1" svg:width="18.821cm" svg:height="10.398cm" svg:x="16.316cm" svg:y="0.342cm">
            <draw:object draw:notify-on-update-of-ranges="15x15.A2:15x15.A55 15x15.B2:15x15.B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24140350877193">
            <text:p>2.41E-004</text:p>
          </table:table-cell>
          <table:table-cell table:formula="of:=( [.B2] - ([.$D$2]*[.A2] + [.$D$3]) )^2" office:value-type="float" office:value="0.0000051130642286879">
            <text:p>5.1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563352826510762">
            <text:p>5.63E-003</text:p>
          </table:table-cell>
          <table:table-cell table:formula="of:=( [.B3] - ([.$D$2]*[.A3] + [.$D$3]) )^2" office:value-type="float" office:value="0.0000051130642286879">
            <text:p>5.1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27919424296938">
            <text:p>1.28E-005</text:p>
          </table:table-cell>
          <table:table-cell table:formula="of:=( [.B4] - ([.$D$2]*[.A4] + [.$D$3]) )^2" office:value-type="float" office:value="0.0000051130642286879">
            <text:p>5.1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55177666736617">
            <text:p>1.55E-003</text:p>
          </table:table-cell>
          <table:table-cell table:formula="of:=( [.B5] - ([.$D$2]*[.A5] + [.$D$3]) )^2" office:value-type="float" office:value="0.00000243189737392964">
            <text:p>2.43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43189737392964">
            <text:p>2.4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sum d_i^2</text:p>
          </table:table-cell>
          <table:table-cell table:formula="of:=SUM([.E2:.E55])" office:value-type="float" office:value="0.00114346978557504">
            <text:p>1.14E-003</text:p>
          </table:table-cell>
          <table:table-cell table:formula="of:=( [.B7] - ([.$D$2]*[.A7] + [.$D$3]) )^2" office:value-type="float" office:value="0.00000243189737392964">
            <text:p>2.43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0735648955613307">
            <text:p>7.36E-007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0735648955613307">
            <text:p>7.36E-007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10] - ([.$D$2]*[.A10] + [.$D$3]) )^2" office:value-type="float" office:value="0.000000735648955613307">
            <text:p>7.36E-007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1] - ([.$D$2]*[.A11] + [.$D$3]) )^2" office:value-type="float" office:value="0.0000000243189737391822">
            <text:p>2.43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2] - ([.$D$2]*[.A12] + [.$D$3]) )^2" office:value-type="float" office:value="0.0000000243189737391822">
            <text:p>2.43E-008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3] - ([.$D$2]*[.A13] + [.$D$3]) )^2" office:value-type="float" office:value="0.0000000243189737391822">
            <text:p>2.43E-008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4] - ([.$D$2]*[.A14] + [.$D$3]) )^2" office:value-type="float" office:value="0.000000297907428307042">
            <text:p>2.98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5] - ([.$D$2]*[.A15] + [.$D$3]) )^2" office:value-type="float" office:value="0.000000297907428307042">
            <text:p>2.98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6] - ([.$D$2]*[.A16] + [.$D$3]) )^2" office:value-type="float" office:value="0.000000297907428307042">
            <text:p>2.98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7] - ([.$D$2]*[.A17] + [.$D$3]) )^2" office:value-type="float" office:value="0.0000015564143193168">
            <text:p>1.5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8] - ([.$D$2]*[.A18] + [.$D$3]) )^2" office:value-type="float" office:value="0.0000015564143193168">
            <text:p>1.5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9] - ([.$D$2]*[.A19] + [.$D$3]) )^2" office:value-type="float" office:value="0.0000015564143193168">
            <text:p>1.56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0] - ([.$D$2]*[.A20] + [.$D$3]) )^2" office:value-type="float" office:value="0.00000379983964676799">
            <text:p>3.80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1] - ([.$D$2]*[.A21] + [.$D$3]) )^2" office:value-type="float" office:value="0.00000379983964676799">
            <text:p>3.80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2] - ([.$D$2]*[.A22] + [.$D$3]) )^2" office:value-type="float" office:value="0.00000379983964676799">
            <text:p>3.80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3] - ([.$D$2]*[.A23] + [.$D$3]) )^2" office:value-type="float" office:value="0.00000702818341066249">
            <text:p>7.03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4] - ([.$D$2]*[.A24] + [.$D$3]) )^2" office:value-type="float" office:value="0.00000702818341066249">
            <text:p>7.03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5] - ([.$D$2]*[.A25] + [.$D$3]) )^2" office:value-type="float" office:value="0.00000702818341066249">
            <text:p>7.03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6] - ([.$D$2]*[.A26] + [.$D$3]) )^2" office:value-type="float" office:value="0.0000112414456109965">
            <text:p>1.1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7] - ([.$D$2]*[.A27] + [.$D$3]) )^2" office:value-type="float" office:value="0.0000112414456109965">
            <text:p>1.1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8] - ([.$D$2]*[.A28] + [.$D$3]) )^2" office:value-type="float" office:value="0.0000112414456109965">
            <text:p>1.1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6">
            <text:p>1.46</text:p>
          </table:table-cell>
          <table:table-cell table:number-columns-repeated="2"/>
          <table:table-cell table:formula="of:=( [.B29] - ([.$D$2]*[.A29] + [.$D$3]) )^2" office:value-type="float" office:value="0.0000353480083140448">
            <text:p>3.53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0] - ([.$D$2]*[.A30] + [.$D$3]) )^2" office:value-type="float" office:value="0.0000164396262477754">
            <text:p>1.64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1] - ([.$D$2]*[.A31] + [.$D$3]) )^2" office:value-type="float" office:value="0.0000164396262477754">
            <text:p>1.64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8">
            <text:p>1.58</text:p>
          </table:table-cell>
          <table:table-cell table:number-columns-repeated="2"/>
          <table:table-cell table:formula="of:=( [.B32] - ([.$D$2]*[.A32] + [.$D$3]) )^2" office:value-type="float" office:value="0.0000274960196679666">
            <text:p>2.75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9">
            <text:p>1.59</text:p>
          </table:table-cell>
          <table:table-cell table:number-columns-repeated="2"/>
          <table:table-cell table:formula="of:=( [.B33] - ([.$D$2]*[.A33] + [.$D$3]) )^2" office:value-type="float" office:value="0.000232369314014939">
            <text:p>2.3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7">
            <text:p>1.57</text:p>
          </table:table-cell>
          <table:table-cell table:number-columns-repeated="2"/>
          <table:table-cell table:formula="of:=( [.B34] - ([.$D$2]*[.A34] + [.$D$3]) )^2" office:value-type="float" office:value="0.0000226227253209946">
            <text:p>2.26E-005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69">
            <text:p>1.69</text:p>
          </table:table-cell>
          <table:table-cell table:number-columns-repeated="2"/>
          <table:table-cell table:formula="of:=( [.B35] - ([.$D$2]*[.A35] + [.$D$3]) )^2" office:value-type="float" office:value="0.0000297907428306581">
            <text:p>2.9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6] - ([.$D$2]*[.A36] + [.$D$3]) )^2" office:value-type="float" office:value="0.0000206289494583283">
            <text:p>2.06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7] - ([.$D$2]*[.A37] + [.$D$3]) )^2" office:value-type="float" office:value="0.0000206289494583283">
            <text:p>2.06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2">
            <text:p>1.82</text:p>
          </table:table-cell>
          <table:table-cell table:number-columns-repeated="2"/>
          <table:table-cell table:formula="of:=( [.B38] - ([.$D$2]*[.A38] + [.$D$3]) )^2" office:value-type="float" office:value="0.0000147467976851359">
            <text:p>1.47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39] - ([.$D$2]*[.A39] + [.$D$3]) )^2" office:value-type="float" office:value="0.0000379436787767587">
            <text:p>3.79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40] - ([.$D$2]*[.A40] + [.$D$3]) )^2" office:value-type="float" office:value="0.0000379436787767587">
            <text:p>3.79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4">
            <text:p>1.94</text:p>
          </table:table-cell>
          <table:table-cell table:number-columns-repeated="2"/>
          <table:table-cell table:formula="of:=( [.B41] - ([.$D$2]*[.A41] + [.$D$3]) )^2" office:value-type="float" office:value="0.00000984956434838188">
            <text:p>9.85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2] - ([.$D$2]*[.A42] + [.$D$3]) )^2" office:value-type="float" office:value="0.0000470815331593065">
            <text:p>4.7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3] - ([.$D$2]*[.A43] + [.$D$3]) )^2" office:value-type="float" office:value="0.0000470815331593065">
            <text:p>4.7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4] - ([.$D$2]*[.A44] + [.$D$3]) )^2" office:value-type="float" office:value="0.00000593724944807146">
            <text:p>5.94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5] - ([.$D$2]*[.A45] + [.$D$3]) )^2" office:value-type="float" office:value="0.00000593724944807146">
            <text:p>5.9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7">
            <text:p>2.07</text:p>
          </table:table-cell>
          <table:table-cell table:number-columns-repeated="2"/>
          <table:table-cell table:formula="of:=( [.B46] - ([.$D$2]*[.A46] + [.$D$3]) )^2" office:value-type="float" office:value="0.000154670192917844">
            <text:p>1.55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7">
            <text:p>2.17</text:p>
          </table:table-cell>
          <table:table-cell table:number-columns-repeated="2"/>
          <table:table-cell table:formula="of:=( [.B47] - ([.$D$2]*[.A47] + [.$D$3]) )^2" office:value-type="float" office:value="0.0000683119972337224">
            <text:p>6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8] - ([.$D$2]*[.A48] + [.$D$3]) )^2" office:value-type="float" office:value="0.00000300985298420368">
            <text:p>3.01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9] - ([.$D$2]*[.A49] + [.$D$3]) )^2" office:value-type="float" office:value="0.00000300985298420368">
            <text:p>3.01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0] - ([.$D$2]*[.A50] + [.$D$3]) )^2" office:value-type="float" office:value="0.00000106737495677622">
            <text:p>1.07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1] - ([.$D$2]*[.A51] + [.$D$3]) )^2" office:value-type="float" office:value="0.00000106737495677622">
            <text:p>1.07E-006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29">
            <text:p>2.29</text:p>
          </table:table-cell>
          <table:table-cell table:number-columns-repeated="2"/>
          <table:table-cell table:formula="of:=( [.B52] - ([.$D$2]*[.A52] + [.$D$3]) )^2" office:value-type="float" office:value="0.0000804046069255891">
            <text:p>8.04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3] - ([.$D$2]*[.A53] + [.$D$3]) )^2" office:value-type="float" office:value="0.000000109815365791252">
            <text:p>1.10E-007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4] - ([.$D$2]*[.A54] + [.$D$3]) )^2" office:value-type="float" office:value="0.000000109815365791252">
            <text:p>1.10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3">
            <text:p>2.43</text:p>
          </table:table-cell>
          <table:table-cell table:number-columns-repeated="2"/>
          <table:table-cell table:formula="of:=( [.B55] - ([.$D$2]*[.A55] + [.$D$3]) )^2" office:value-type="float" office:value="0.000106737495677677">
            <text:p>1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0x20" table:style-name="ta1" table:print="false">
        <table:shapes>
          <draw:frame draw:z-index="0" draw:style-name="gr1" svg:width="18.821cm" svg:height="10.398cm" svg:x="13.297cm" svg:y="0.447cm">
            <draw:object draw:notify-on-update-of-ranges="20x20.A2:20x20.A55 20x20.B2:20x20.B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423770209838321">
            <text:p>4.24E-004</text:p>
          </table:table-cell>
          <table:table-cell table:formula="of:=( [.B2] - ([.$D$2]*[.A2] + [.$D$3]) )^2" office:value-type="float" office:value="0.0000104708381306291">
            <text:p>1.0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758055268891171">
            <text:p>7.58E-003</text:p>
          </table:table-cell>
          <table:table-cell table:formula="of:=( [.B3] - ([.$D$2]*[.A3] + [.$D$3]) )^2" office:value-type="float" office:value="0.0000104708381306291">
            <text:p>1.05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45310757686809">
            <text:p>2.45E-005</text:p>
          </table:table-cell>
          <table:table-cell table:formula="of:=( [.B4] - ([.$D$2]*[.A4] + [.$D$3]) )^2" office:value-type="float" office:value="0.0000104708381306291">
            <text:p>1.0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297583820537424">
            <text:p>2.98E-003</text:p>
          </table:table-cell>
          <table:table-cell table:formula="of:=( [.B5] - ([.$D$2]*[.A5] + [.$D$3]) )^2" office:value-type="float" office:value="0.0000262243579687686">
            <text:p>2.6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7">
            <text:p>0.8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1385463346606">
            <text:p>2.21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office:value-type="string">
            <text:p>sum d_i^2</text:p>
          </table:table-cell>
          <table:table-cell table:formula="of:=SUM([.E2:.E55])" office:value-type="float" office:value="0.00420518289187019">
            <text:p>4.21E-003</text:p>
          </table:table-cell>
          <table:table-cell table:formula="of:=( [.B7] - ([.$D$2]*[.A7] + [.$D$3]) )^2" office:value-type="float" office:value="0.0000262243579687686">
            <text:p>2.6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896357322510138">
            <text:p>8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896357322510138">
            <text:p>8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table:number-columns-repeated="2"/>
          <table:table-cell table:formula="of:=( [.B10] - ([.$D$2]*[.A10] + [.$D$3]) )^2" office:value-type="float" office:value="0.00000896357322510138">
            <text:p>8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1] - ([.$D$2]*[.A11] + [.$D$3]) )^2" office:value-type="float" office:value="0.00000122947690500285">
            <text:p>1.23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2] - ([.$D$2]*[.A12] + [.$D$3]) )^2" office:value-type="float" office:value="0.00000122947690500285">
            <text:p>1.23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3] - ([.$D$2]*[.A13] + [.$D$3]) )^2" office:value-type="float" office:value="0.00000122947690500285">
            <text:p>1.23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4] - ([.$D$2]*[.A14] + [.$D$3]) )^2" office:value-type="float" office:value="0.000000602621697391357">
            <text:p>6.03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5] - ([.$D$2]*[.A15] + [.$D$3]) )^2" office:value-type="float" office:value="0.000000602621697391357">
            <text:p>6.03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6] - ([.$D$2]*[.A16] + [.$D$3]) )^2" office:value-type="float" office:value="0.000000602621697391357">
            <text:p>6.03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7] - ([.$D$2]*[.A17] + [.$D$3]) )^2" office:value-type="float" office:value="0.0000070830076022669">
            <text:p>7.0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1">
            <text:p>1.71</text:p>
          </table:table-cell>
          <table:table-cell table:number-columns-repeated="2"/>
          <table:table-cell table:formula="of:=( [.B18] - ([.$D$2]*[.A18] + [.$D$3]) )^2" office:value-type="float" office:value="0.0000538551667583369">
            <text:p>5.39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9] - ([.$D$2]*[.A19] + [.$D$3]) )^2" office:value-type="float" office:value="0.0000070830076022669">
            <text:p>7.0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2">
            <text:p>1.92</text:p>
          </table:table-cell>
          <table:table-cell table:number-columns-repeated="2"/>
          <table:table-cell table:formula="of:=( [.B20] - ([.$D$2]*[.A20] + [.$D$3]) )^2" office:value-type="float" office:value="0.0000297406953924873">
            <text:p>2.9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1] - ([.$D$2]*[.A21] + [.$D$3]) )^2" office:value-type="float" office:value="0.0000206706346196295">
            <text:p>2.0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2] - ([.$D$2]*[.A22] + [.$D$3]) )^2" office:value-type="float" office:value="0.0000206706346196295">
            <text:p>2.0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3] - ([.$D$2]*[.A23] + [.$D$3]) )^2" office:value-type="float" office:value="0.0000127334651391215">
            <text:p>1.27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2">
            <text:p>2.12</text:p>
          </table:table-cell>
          <table:table-cell table:number-columns-repeated="2"/>
          <table:table-cell table:formula="of:=( [.B24] - ([.$D$2]*[.A24] + [.$D$3]) )^2" office:value-type="float" office:value="0.000041365502749482">
            <text:p>4.1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5] - ([.$D$2]*[.A25] + [.$D$3]) )^2" office:value-type="float" office:value="0.0000127334651391215">
            <text:p>1.2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6] - ([.$D$2]*[.A26] + [.$D$3]) )^2" office:value-type="float" office:value="0.0000691676119918195">
            <text:p>6.9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7] - ([.$D$2]*[.A27] + [.$D$3]) )^2" office:value-type="float" office:value="0.0000691676119918195">
            <text:p>6.9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8] - ([.$D$2]*[.A28] + [.$D$3]) )^2" office:value-type="float" office:value="0.0000691676119918195">
            <text:p>6.9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5">
            <text:p>2.55</text:p>
          </table:table-cell>
          <table:table-cell table:number-columns-repeated="2"/>
          <table:table-cell table:formula="of:=( [.B29] - ([.$D$2]*[.A29] + [.$D$3]) )^2" office:value-type="float" office:value="0.0000000407279698609022">
            <text:p>4.07E-008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4">
            <text:p>2.54</text:p>
          </table:table-cell>
          <table:table-cell table:number-columns-repeated="2"/>
          <table:table-cell table:formula="of:=( [.B30] - ([.$D$2]*[.A30] + [.$D$3]) )^2" office:value-type="float" office:value="0.000104076962346644">
            <text:p>1.0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9">
            <text:p>2.59</text:p>
          </table:table-cell>
          <table:table-cell table:number-columns-repeated="2"/>
          <table:table-cell table:formula="of:=( [.B31] - ([.$D$2]*[.A31] + [.$D$3]) )^2" office:value-type="float" office:value="0.00158389579046271">
            <text:p>1.5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2] - ([.$D$2]*[.A32] + [.$D$3]) )^2" office:value-type="float" office:value="0.00000435522105395929">
            <text:p>4.3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3] - ([.$D$2]*[.A33] + [.$D$3]) )^2" office:value-type="float" office:value="0.00000435522105395929">
            <text:p>4.3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4] - ([.$D$2]*[.A34] + [.$D$3]) )^2" office:value-type="float" office:value="0.00000435522105395929">
            <text:p>4.36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5] - ([.$D$2]*[.A35] + [.$D$3]) )^2" office:value-type="float" office:value="0.0000157769552505449">
            <text:p>1.5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6] - ([.$D$2]*[.A36] + [.$D$3]) )^2" office:value-type="float" office:value="0.0000157769552505449">
            <text:p>1.58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7] - ([.$D$2]*[.A37] + [.$D$3]) )^2" office:value-type="float" office:value="0.0000157769552505449">
            <text:p>1.5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8] - ([.$D$2]*[.A38] + [.$D$3]) )^2" office:value-type="float" office:value="0.0000343059305596175">
            <text:p>3.4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9] - ([.$D$2]*[.A39] + [.$D$3]) )^2" office:value-type="float" office:value="0.0000343059305596175">
            <text:p>3.4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9">
            <text:p>3.19</text:p>
          </table:table-cell>
          <table:table-cell table:number-columns-repeated="2"/>
          <table:table-cell table:formula="of:=( [.B40] - ([.$D$2]*[.A40] + [.$D$3]) )^2" office:value-type="float" office:value="0.0000171634010332008">
            <text:p>1.72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1] - ([.$D$2]*[.A41] + [.$D$3]) )^2" office:value-type="float" office:value="0.00000509751907154909">
            <text:p>5.10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2] - ([.$D$2]*[.A42] + [.$D$3]) )^2" office:value-type="float" office:value="0.00000509751907154909">
            <text:p>5.10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3] - ([.$D$2]*[.A43] + [.$D$3]) )^2" office:value-type="float" office:value="0.00000509751907154909">
            <text:p>5.10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44] - ([.$D$2]*[.A44] + [.$D$3]) )^2" office:value-type="float" office:value="0.000922498699343869">
            <text:p>9.2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">
            <text:p>3.6</text:p>
          </table:table-cell>
          <table:table-cell table:number-columns-repeated="2"/>
          <table:table-cell table:formula="of:=( [.B45] - ([.$D$2]*[.A45] + [.$D$3]) )^2" office:value-type="float" office:value="0.0000926856045152239">
            <text:p>9.27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1">
            <text:p>3.61</text:p>
          </table:table-cell>
          <table:table-cell table:number-columns-repeated="2"/>
          <table:table-cell table:formula="of:=( [.B46] - ([.$D$2]*[.A46] + [.$D$3]) )^2" office:value-type="float" office:value="0.000000138878222384473">
            <text:p>1.39E-007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7] - ([.$D$2]*[.A47] + [.$D$3]) )^2" office:value-type="float" office:value="0.00000228747848570689">
            <text:p>2.29E-006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8] - ([.$D$2]*[.A48] + [.$D$3]) )^2" office:value-type="float" office:value="0.00000228747848570689">
            <text:p>2.29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9] - ([.$D$2]*[.A49] + [.$D$3]) )^2" office:value-type="float" office:value="0.00000228747848570689">
            <text:p>2.29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2">
            <text:p>4.02</text:p>
          </table:table-cell>
          <table:table-cell table:number-columns-repeated="2"/>
          <table:table-cell table:formula="of:=( [.B50] - ([.$D$2]*[.A50] + [.$D$3]) )^2" office:value-type="float" office:value="0.000179494242920778">
            <text:p>1.79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4">
            <text:p>4.04</text:p>
          </table:table-cell>
          <table:table-cell table:number-columns-repeated="2"/>
          <table:table-cell table:formula="of:=( [.B51] - ([.$D$2]*[.A51] + [.$D$3]) )^2" office:value-type="float" office:value="0.0000435923968022574">
            <text:p>4.36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5">
            <text:p>4.05</text:p>
          </table:table-cell>
          <table:table-cell table:number-columns-repeated="2"/>
          <table:table-cell table:formula="of:=( [.B52] - ([.$D$2]*[.A52] + [.$D$3]) )^2" office:value-type="float" office:value="0.000275641473742996">
            <text:p>2.76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3] - ([.$D$2]*[.A53] + [.$D$3]) )^2" office:value-type="float" office:value="0.0000279064023498082">
            <text:p>2.79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4] - ([.$D$2]*[.A54] + [.$D$3]) )^2" office:value-type="float" office:value="0.0000279064023498082">
            <text:p>2.79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5] - ([.$D$2]*[.A55] + [.$D$3]) )^2" office:value-type="float" office:value="0.0000279064023498082">
            <text:p>2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5x25" table:style-name="ta1" table:print="false">
        <table:shapes>
          <draw:frame draw:z-index="0" draw:style-name="gr1" svg:width="18.821cm" svg:height="10.398cm" svg:x="14.175cm" svg:y="0.447cm">
            <draw:object draw:notify-on-update-of-ranges="25x25.A2:25x25.A55 25x25.B2:25x25.B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656360509115927">
            <text:p>6.56E-004</text:p>
          </table:table-cell>
          <table:table-cell table:formula="of:=( [.B2] - ([.$D$2]*[.A2] + [.$D$3]) )^2" office:value-type="float" office:value="0.00000146065836021795">
            <text:p>1.46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166678133241605">
            <text:p>1.67E-002</text:p>
          </table:table-cell>
          <table:table-cell table:formula="of:=( [.B3] - ([.$D$2]*[.A3] + [.$D$3]) )^2" office:value-type="float" office:value="0.00000146065836021795">
            <text:p>1.46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352989676973654">
            <text:p>3.53E-005</text:p>
          </table:table-cell>
          <table:table-cell table:formula="of:=( [.B4] - ([.$D$2]*[.A4] + [.$D$3]) )^2" office:value-type="float" office:value="0.00000146065836021795">
            <text:p>1.46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2">
            <text:p>1.3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428207950089991">
            <text:p>4.28E-003</text:p>
          </table:table-cell>
          <table:table-cell table:formula="of:=( [.B5] - ([.$D$2]*[.A5] + [.$D$3]) )^2" office:value-type="float" office:value="0.0000881501579872126">
            <text:p>8.8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373526866923738">
            <text:p>3.74E-007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sum d_i^2</text:p>
          </table:table-cell>
          <table:table-cell table:formula="of:=SUM([.E2:.E55])" office:value-type="float" office:value="0.00870714367618381">
            <text:p>8.71E-003</text:p>
          </table:table-cell>
          <table:table-cell table:formula="of:=( [.B7] - ([.$D$2]*[.A7] + [.$D$3]) )^2" office:value-type="float" office:value="0.000000373526866923738">
            <text:p>3.74E-007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572910646008128">
            <text:p>5.7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72910646008128">
            <text:p>5.7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table:number-columns-repeated="2"/>
          <table:table-cell table:formula="of:=( [.B10] - ([.$D$2]*[.A10] + [.$D$3]) )^2" office:value-type="float" office:value="0.0000572910646008128">
            <text:p>5.73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1] - ([.$D$2]*[.A11] + [.$D$3]) )^2" office:value-type="float" office:value="0.0000330549181620388">
            <text:p>3.31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2] - ([.$D$2]*[.A12] + [.$D$3]) )^2" office:value-type="float" office:value="0.0000330549181620388">
            <text:p>3.3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3] - ([.$D$2]*[.A13] + [.$D$3]) )^2" office:value-type="float" office:value="0.0000330549181620388">
            <text:p>3.31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4] - ([.$D$2]*[.A14] + [.$D$3]) )^2" office:value-type="float" office:value="0.0000154417186708903">
            <text:p>1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5] - ([.$D$2]*[.A15] + [.$D$3]) )^2" office:value-type="float" office:value="0.0000154417186708903">
            <text:p>1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6] - ([.$D$2]*[.A16] + [.$D$3]) )^2" office:value-type="float" office:value="0.0000154417186708903">
            <text:p>1.5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7] - ([.$D$2]*[.A17] + [.$D$3]) )^2" office:value-type="float" office:value="0.00000445146612736848">
            <text:p>4.45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7">
            <text:p>2.67</text:p>
          </table:table-cell>
          <table:table-cell table:number-columns-repeated="2"/>
          <table:table-cell table:formula="of:=( [.B18] - ([.$D$2]*[.A18] + [.$D$3]) )^2" office:value-type="float" office:value="0.000777860478855252">
            <text:p>7.7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9] - ([.$D$2]*[.A19] + [.$D$3]) )^2" office:value-type="float" office:value="0.00000445146612736848">
            <text:p>4.45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8">
            <text:p>2.98</text:p>
          </table:table-cell>
          <table:table-cell table:number-columns-repeated="2"/>
          <table:table-cell table:formula="of:=( [.B20] - ([.$D$2]*[.A20] + [.$D$3]) )^2" office:value-type="float" office:value="0.0000942820736148332">
            <text:p>9.43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1] - ([.$D$2]*[.A21] + [.$D$3]) )^2" office:value-type="float" office:value="0.0000000841605314704121">
            <text:p>8.42E-008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2] - ([.$D$2]*[.A22] + [.$D$3]) )^2" office:value-type="float" office:value="0.0000000841605314704121">
            <text:p>8.42E-008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23] - ([.$D$2]*[.A23] + [.$D$3]) )^2" office:value-type="float" office:value="0.00000233980188319826">
            <text:p>2.3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4] - ([.$D$2]*[.A24] + [.$D$3]) )^2" office:value-type="float" office:value="0.000071746979959101">
            <text:p>7.17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5] - ([.$D$2]*[.A25] + [.$D$3]) )^2" office:value-type="float" office:value="0.000071746979959101">
            <text:p>7.1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26] - ([.$D$2]*[.A26] + [.$D$3]) )^2" office:value-type="float" office:value="0.000178206120947377">
            <text:p>1.78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7] - ([.$D$2]*[.A27] + [.$D$3]) )^2" office:value-type="float" office:value="0.000044230659417727">
            <text:p>4.4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8] - ([.$D$2]*[.A28] + [.$D$3]) )^2" office:value-type="float" office:value="0.000044230659417727">
            <text:p>4.4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.01">
            <text:p>4.01</text:p>
          </table:table-cell>
          <table:table-cell table:number-columns-repeated="2"/>
          <table:table-cell table:formula="of:=( [.B29] - ([.$D$2]*[.A29] + [.$D$3]) )^2" office:value-type="float" office:value="0.00304363312345729">
            <text:p>3.04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5">
            <text:p>3.95</text:p>
          </table:table-cell>
          <table:table-cell table:number-columns-repeated="2"/>
          <table:table-cell table:formula="of:=( [.B30] - ([.$D$2]*[.A30] + [.$D$3]) )^2" office:value-type="float" office:value="0.0000233372858239727">
            <text:p>2.33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4">
            <text:p>3.94</text:p>
          </table:table-cell>
          <table:table-cell table:number-columns-repeated="2"/>
          <table:table-cell table:formula="of:=( [.B31] - ([.$D$2]*[.A31] + [.$D$3]) )^2" office:value-type="float" office:value="0.000219954646218419">
            <text:p>2.2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31">
            <text:p>4.31</text:p>
          </table:table-cell>
          <table:table-cell table:number-columns-repeated="2"/>
          <table:table-cell table:formula="of:=( [.B32] - ([.$D$2]*[.A32] + [.$D$3]) )^2" office:value-type="float" office:value="0.000728399504516675">
            <text:p>7.28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3] - ([.$D$2]*[.A33] + [.$D$3]) )^2" office:value-type="float" office:value="0.0000090668591778483">
            <text:p>9.0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4] - ([.$D$2]*[.A34] + [.$D$3]) )^2" office:value-type="float" office:value="0.0000090668591778483">
            <text:p>9.07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5] - ([.$D$2]*[.A35] + [.$D$3]) )^2" office:value-type="float" office:value="0.000829936751340352">
            <text:p>8.30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1">
            <text:p>4.61</text:p>
          </table:table-cell>
          <table:table-cell table:number-columns-repeated="2"/>
          <table:table-cell table:formula="of:=( [.B36] - ([.$D$2]*[.A36] + [.$D$3]) )^2" office:value-type="float" office:value="0.00000141937947934797">
            <text:p>1.42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7] - ([.$D$2]*[.A37] + [.$D$3]) )^2" office:value-type="float" office:value="0.000829936751340352">
            <text:p>8.30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3">
            <text:p>4.93</text:p>
          </table:table-cell>
          <table:table-cell table:number-columns-repeated="2"/>
          <table:table-cell table:formula="of:=( [.B38] - ([.$D$2]*[.A38] + [.$D$3]) )^2" office:value-type="float" office:value="0.000087827480600744">
            <text:p>8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5">
            <text:p>4.95</text:p>
          </table:table-cell>
          <table:table-cell table:number-columns-repeated="2"/>
          <table:table-cell table:formula="of:=( [.B39] - ([.$D$2]*[.A39] + [.$D$3]) )^2" office:value-type="float" office:value="0.000112962212856207">
            <text:p>1.13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4">
            <text:p>4.94</text:p>
          </table:table-cell>
          <table:table-cell table:number-columns-repeated="2"/>
          <table:table-cell table:formula="of:=( [.B40] - ([.$D$2]*[.A40] + [.$D$3]) )^2" office:value-type="float" office:value="0.000000394846728471688">
            <text:p>3.95E-007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6">
            <text:p>5.26</text:p>
          </table:table-cell>
          <table:table-cell table:number-columns-repeated="2"/>
          <table:table-cell table:formula="of:=( [.B41] - ([.$D$2]*[.A41] + [.$D$3]) )^2" office:value-type="float" office:value="0.0000570309859567626">
            <text:p>5.70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2] - ([.$D$2]*[.A42] + [.$D$3]) )^2" office:value-type="float" office:value="0.00000599326092521509">
            <text:p>5.99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3] - ([.$D$2]*[.A43] + [.$D$3]) )^2" office:value-type="float" office:value="0.00000599326092521509">
            <text:p>5.99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4] - ([.$D$2]*[.A44] + [.$D$3]) )^2" office:value-type="float" office:value="0.0000182146220695912">
            <text:p>1.82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5] - ([.$D$2]*[.A45] + [.$D$3]) )^2" office:value-type="float" office:value="0.0000182146220695912">
            <text:p>1.8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58">
            <text:p>5.58</text:p>
          </table:table-cell>
          <table:table-cell table:number-columns-repeated="2"/>
          <table:table-cell table:formula="of:=( [.B46] - ([.$D$2]*[.A46] + [.$D$3]) )^2" office:value-type="float" office:value="0.00024750025445119">
            <text:p>2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1">
            <text:p>5.91</text:p>
          </table:table-cell>
          <table:table-cell table:number-columns-repeated="2"/>
          <table:table-cell table:formula="of:=( [.B47] - ([.$D$2]*[.A47] + [.$D$3]) )^2" office:value-type="float" office:value="0.000193554744861734">
            <text:p>1.9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3">
            <text:p>5.93</text:p>
          </table:table-cell>
          <table:table-cell table:number-columns-repeated="2"/>
          <table:table-cell table:formula="of:=( [.B48] - ([.$D$2]*[.A48] + [.$D$3]) )^2" office:value-type="float" office:value="0.000037058930161587">
            <text:p>3.71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2">
            <text:p>5.92</text:p>
          </table:table-cell>
          <table:table-cell table:number-columns-repeated="2"/>
          <table:table-cell table:formula="of:=( [.B49] - ([.$D$2]*[.A49] + [.$D$3]) )^2" office:value-type="float" office:value="0.0000153068375116649">
            <text:p>1.53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0] - ([.$D$2]*[.A50] + [.$D$3]) )^2" office:value-type="float" office:value="0.000146232182219902">
            <text:p>1.46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1] - ([.$D$2]*[.A51] + [.$D$3]) )^2" office:value-type="float" office:value="0.000146232182219902">
            <text:p>1.4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5">
            <text:p>6.25</text:p>
          </table:table-cell>
          <table:table-cell table:number-columns-repeated="2"/>
          <table:table-cell table:formula="of:=( [.B52] - ([.$D$2]*[.A52] + [.$D$3]) )^2" office:value-type="float" office:value="0.00000437918371055883">
            <text:p>4.3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3] - ([.$D$2]*[.A53] + [.$D$3]) )^2" office:value-type="float" office:value="0.000105532566525676">
            <text:p>1.06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8">
            <text:p>6.58</text:p>
          </table:table-cell>
          <table:table-cell table:number-columns-repeated="2"/>
          <table:table-cell table:formula="of:=( [.B54] - ([.$D$2]*[.A54] + [.$D$3]) )^2" office:value-type="float" office:value="0.000000074476857076306">
            <text:p>7.45E-008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5] - ([.$D$2]*[.A55] + [.$D$3]) )^2" office:value-type="float" office:value="0.000105532566525676">
            <text:p>1.0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0x30" table:style-name="ta1" table:print="false">
        <table:shapes>
          <draw:frame draw:z-index="0" draw:style-name="gr1" svg:width="18.821cm" svg:height="10.398cm" svg:x="13.847cm" svg:y="0.001cm">
            <draw:object draw:notify-on-update-of-ranges="30x30.A2:30x30.A55 30x30.B2:30x30.B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938802889576883">
            <text:p>9.39E-004</text:p>
          </table:table-cell>
          <table:table-cell table:formula="of:=( [.B2] - ([.$D$2]*[.A2] + [.$D$3]) )^2" office:value-type="float" office:value="0.00000821107349270091">
            <text:p>8.2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46611627106987">
            <text:p>2.47E-002</text:p>
          </table:table-cell>
          <table:table-cell table:formula="of:=( [.B3] - ([.$D$2]*[.A3] + [.$D$3]) )^2" office:value-type="float" office:value="0.00000821107349270091">
            <text:p>8.2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93328968708702">
            <text:p>2.93E-005</text:p>
          </table:table-cell>
          <table:table-cell table:formula="of:=( [.B4] - ([.$D$2]*[.A4] + [.$D$3]) )^2" office:value-type="float" office:value="0.00000821107349270091">
            <text:p>8.2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1">
            <text:p>1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355834191723797">
            <text:p>3.56E-003</text:p>
          </table:table-cell>
          <table:table-cell table:formula="of:=( [.B5] - ([.$D$2]*[.A5] + [.$D$3]) )^2" office:value-type="float" office:value="0.0000598001881275544">
            <text:p>5.9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13902541686591">
            <text:p>5.1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sum d_i^2</text:p>
          </table:table-cell>
          <table:table-cell table:formula="of:=SUM([.E2:.E55])" office:value-type="float" office:value="0.00601259029927757">
            <text:p>6.01E-003</text:p>
          </table:table-cell>
          <table:table-cell table:formula="of:=( [.B7] - ([.$D$2]*[.A7] + [.$D$3]) )^2" office:value-type="float" office:value="0.00000513902541686591">
            <text:p>5.1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8">
            <text:p>2.3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94157809654542">
            <text:p>6.9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278351402359832">
            <text:p>2.78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table:number-columns-repeated="2"/>
          <table:table-cell table:formula="of:=( [.B10] - ([.$D$2]*[.A10] + [.$D$3]) )^2" office:value-type="float" office:value="0.00000278351402359832">
            <text:p>2.78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6">
            <text:p>2.86</text:p>
          </table:table-cell>
          <table:table-cell table:number-columns-repeated="2"/>
          <table:table-cell table:formula="of:=( [.B11] - ([.$D$2]*[.A11] + [.$D$3]) )^2" office:value-type="float" office:value="0.000358351281658945">
            <text:p>3.5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5">
            <text:p>2.85</text:p>
          </table:table-cell>
          <table:table-cell table:number-columns-repeated="2"/>
          <table:table-cell table:formula="of:=( [.B12] - ([.$D$2]*[.A12] + [.$D$3]) )^2" office:value-type="float" office:value="0.0000797479104859254">
            <text:p>7.97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4">
            <text:p>2.84</text:p>
          </table:table-cell>
          <table:table-cell table:number-columns-repeated="2"/>
          <table:table-cell table:formula="of:=( [.B13] - ([.$D$2]*[.A13] + [.$D$3]) )^2" office:value-type="float" office:value="0.0000011445393128986">
            <text:p>1.14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4] - ([.$D$2]*[.A14] + [.$D$3]) )^2" office:value-type="float" office:value="0.000000222101284765743">
            <text:p>2.22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15] - ([.$D$2]*[.A15] + [.$D$3]) )^2" office:value-type="float" office:value="0.000109647625880585">
            <text:p>1.1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6] - ([.$D$2]*[.A16] + [.$D$3]) )^2" office:value-type="float" office:value="0.000000222101284765743">
            <text:p>2.22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7] - ([.$D$2]*[.A17] + [.$D$3]) )^2" office:value-type="float" office:value="0.0000000161999391997598">
            <text:p>1.62E-008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8] - ([.$D$2]*[.A18] + [.$D$3]) )^2" office:value-type="float" office:value="0.0000000161999391997598">
            <text:p>1.62E-008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7">
            <text:p>3.77</text:p>
          </table:table-cell>
          <table:table-cell table:number-columns-repeated="2"/>
          <table:table-cell table:formula="of:=( [.B19] - ([.$D$2]*[.A19] + [.$D$3]) )^2" office:value-type="float" office:value="0.0000974706203038465">
            <text:p>9.75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0] - ([.$D$2]*[.A20] + [.$D$3]) )^2" office:value-type="float" office:value="0.000000526835276202579">
            <text:p>5.27E-007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21] - ([.$D$2]*[.A21] + [.$D$3]) )^2" office:value-type="float" office:value="0.0000860101514096597">
            <text:p>8.60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2] - ([.$D$2]*[.A22] + [.$D$3]) )^2" office:value-type="float" office:value="0.000000526835276202579">
            <text:p>5.27E-007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3] - ([.$D$2]*[.A23] + [.$D$3]) )^2" office:value-type="float" office:value="0.0000752662191980738">
            <text:p>7.53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4] - ([.$D$2]*[.A24] + [.$D$3]) )^2" office:value-type="float" office:value="0.0000752662191980738">
            <text:p>7.53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3">
            <text:p>4.73</text:p>
          </table:table-cell>
          <table:table-cell table:number-columns-repeated="2"/>
          <table:table-cell table:formula="of:=( [.B25] - ([.$D$2]*[.A25] + [.$D$3]) )^2" office:value-type="float" office:value="0.000128241795393479">
            <text:p>1.2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9">
            <text:p>5.19</text:p>
          </table:table-cell>
          <table:table-cell table:number-columns-repeated="2"/>
          <table:table-cell table:formula="of:=( [.B26] - ([.$D$2]*[.A26] + [.$D$3]) )^2" office:value-type="float" office:value="0.00000369771599790814">
            <text:p>3.70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7] - ([.$D$2]*[.A27] + [.$D$3]) )^2" office:value-type="float" office:value="0.0000652388236690537">
            <text:p>6.5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8] - ([.$D$2]*[.A28] + [.$D$3]) )^2" office:value-type="float" office:value="0.0000652388236690537">
            <text:p>6.5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6">
            <text:p>5.66</text:p>
          </table:table-cell>
          <table:table-cell table:number-columns-repeated="2"/>
          <table:table-cell table:formula="of:=( [.B29] - ([.$D$2]*[.A29] + [.$D$3]) )^2" office:value-type="float" office:value="0.00000635796138261347">
            <text:p>6.36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0] - ([.$D$2]*[.A30] + [.$D$3]) )^2" office:value-type="float" office:value="0.0000559279648225728">
            <text:p>5.59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1] - ([.$D$2]*[.A31] + [.$D$3]) )^2" office:value-type="float" office:value="0.0000559279648225728">
            <text:p>5.59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3">
            <text:p>6.13</text:p>
          </table:table-cell>
          <table:table-cell table:number-columns-repeated="2"/>
          <table:table-cell table:formula="of:=( [.B32] - ([.$D$2]*[.A32] + [.$D$3]) )^2" office:value-type="float" office:value="0.00000973474344988118">
            <text:p>9.73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2">
            <text:p>6.12</text:p>
          </table:table-cell>
          <table:table-cell table:number-columns-repeated="2"/>
          <table:table-cell table:formula="of:=( [.B33] - ([.$D$2]*[.A33] + [.$D$3]) )^2" office:value-type="float" office:value="0.0000473336426586865">
            <text:p>4.73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7">
            <text:p>6.17</text:p>
          </table:table-cell>
          <table:table-cell table:number-columns-repeated="2"/>
          <table:table-cell table:formula="of:=( [.B34] - ([.$D$2]*[.A34] + [.$D$3]) )^2" office:value-type="float" office:value="0.00185933914661465">
            <text:p>1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">
            <text:p>6.6</text:p>
          </table:table-cell>
          <table:table-cell table:number-columns-repeated="2"/>
          <table:table-cell table:formula="of:=( [.B35] - ([.$D$2]*[.A35] + [.$D$3]) )^2" office:value-type="float" office:value="0.0000138280621997147">
            <text:p>1.3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3">
            <text:p>6.63</text:p>
          </table:table-cell>
          <table:table-cell table:number-columns-repeated="2"/>
          <table:table-cell table:formula="of:=( [.B36] - ([.$D$2]*[.A36] + [.$D$3]) )^2" office:value-type="float" office:value="0.00113694467726677">
            <text:p>1.14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59">
            <text:p>6.59</text:p>
          </table:table-cell>
          <table:table-cell table:number-columns-repeated="2"/>
          <table:table-cell table:formula="of:=( [.B37] - ([.$D$2]*[.A37] + [.$D$3]) )^2" office:value-type="float" office:value="0.0000394558571773659">
            <text:p>3.95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8] - ([.$D$2]*[.A38] + [.$D$3]) )^2" office:value-type="float" office:value="0.0000322946083786011">
            <text:p>3.2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9] - ([.$D$2]*[.A39] + [.$D$3]) )^2" office:value-type="float" office:value="0.0000322946083786011">
            <text:p>3.2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40] - ([.$D$2]*[.A40] + [.$D$3]) )^2" office:value-type="float" office:value="0.0000322946083786011">
            <text:p>3.23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1] - ([.$D$2]*[.A41] + [.$D$3]) )^2" office:value-type="float" office:value="0.0000258498962624042">
            <text:p>2.58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2] - ([.$D$2]*[.A42] + [.$D$3]) )^2" office:value-type="float" office:value="0.0000258498962624042">
            <text:p>2.58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3] - ([.$D$2]*[.A43] + [.$D$3]) )^2" office:value-type="float" office:value="0.0000258498962624042">
            <text:p>2.58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.99">
            <text:p>7.99</text:p>
          </table:table-cell>
          <table:table-cell table:number-columns-repeated="2"/>
          <table:table-cell table:formula="of:=( [.B44] - ([.$D$2]*[.A44] + [.$D$3]) )^2" office:value-type="float" office:value="0.000209836203112928">
            <text:p>2.1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.01">
            <text:p>8.01</text:p>
          </table:table-cell>
          <table:table-cell table:number-columns-repeated="2"/>
          <table:table-cell table:formula="of:=( [.B45] - ([.$D$2]*[.A45] + [.$D$3]) )^2" office:value-type="float" office:value="0.0000304072385446297">
            <text:p>3.04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( [.B46] - ([.$D$2]*[.A46] + [.$D$3]) )^2" office:value-type="float" office:value="0.0000201217208287832">
            <text:p>2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7] - ([.$D$2]*[.A47] + [.$D$3]) )^2" office:value-type="float" office:value="0.0000151100820777072">
            <text:p>1.51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9">
            <text:p>8.49</text:p>
          </table:table-cell>
          <table:table-cell table:number-columns-repeated="2"/>
          <table:table-cell table:formula="of:=( [.B48] - ([.$D$2]*[.A48] + [.$D$3]) )^2" office:value-type="float" office:value="0.000259623325971806">
            <text:p>2.60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9] - ([.$D$2]*[.A49] + [.$D$3]) )^2" office:value-type="float" office:value="0.0000151100820777072">
            <text:p>1.51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3">
            <text:p>8.93</text:p>
          </table:table-cell>
          <table:table-cell table:number-columns-repeated="2"/>
          <table:table-cell table:formula="of:=( [.B50] - ([.$D$2]*[.A50] + [.$D$3]) )^2" office:value-type="float" office:value="0.000176587253831028">
            <text:p>1.77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51] - ([.$D$2]*[.A51] + [.$D$3]) )^2" office:value-type="float" office:value="0.0000450427061874171">
            <text:p>4.50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52] - ([.$D$2]*[.A52] + [.$D$3]) )^2" office:value-type="float" office:value="0.0000108149800092269">
            <text:p>1.0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2">
            <text:p>9.42</text:p>
          </table:table-cell>
          <table:table-cell table:number-columns-repeated="2"/>
          <table:table-cell table:formula="of:=( [.B53] - ([.$D$2]*[.A53] + [.$D$3]) )^2" office:value-type="float" office:value="0.0000534352450326627">
            <text:p>5.34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3">
            <text:p>9.43</text:p>
          </table:table-cell>
          <table:table-cell table:number-columns-repeated="2"/>
          <table:table-cell table:formula="of:=( [.B54] - ([.$D$2]*[.A54] + [.$D$3]) )^2" office:value-type="float" office:value="0.000299634075442016">
            <text:p>3.00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55] - ([.$D$2]*[.A55] + [.$D$3]) )^2" office:value-type="float" office:value="0.00016103758421393">
            <text:p>1.61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5x35" table:style-name="ta1" table:print="false">
        <table:shapes>
          <draw:frame draw:z-index="0" draw:style-name="gr1" svg:width="18.821cm" svg:height="10.398cm" svg:x="13.82cm" svg:y="0.237cm">
            <draw:object draw:notify-on-update-of-ranges="35x35.A2:35x35.A55 35x35.B2:35x35.B5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27287925696594">
            <text:p>1.27E-003</text:p>
          </table:table-cell>
          <table:table-cell table:formula="of:=( [.B2] - ([.$D$2]*[.A2] + [.$D$3]) )^2" office:value-type="float" office:value="0.0000239393697586117">
            <text:p>2.39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355739020754516">
            <text:p>3.56E-002</text:p>
          </table:table-cell>
          <table:table-cell table:formula="of:=( [.B3] - ([.$D$2]*[.A3] + [.$D$3]) )^2" office:value-type="float" office:value="0.0000239393697586117">
            <text:p>2.3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511987390083423">
            <text:p>5.12E-005</text:p>
          </table:table-cell>
          <table:table-cell table:formula="of:=( [.B4] - ([.$D$2]*[.A4] + [.$D$3]) )^2" office:value-type="float" office:value="0.0000239393697586117">
            <text:p>2.3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621086352040574">
            <text:p>6.21E-003</text:p>
          </table:table-cell>
          <table:table-cell table:formula="of:=( [.B5] - ([.$D$2]*[.A5] + [.$D$3]) )^2" office:value-type="float" office:value="0.000128423652563417">
            <text:p>1.2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28423652563417">
            <text:p>1.28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9">
            <text:p>2.59</text:p>
          </table:table-cell>
          <table:table-cell office:value-type="string">
            <text:p>sum d_i^2</text:p>
          </table:table-cell>
          <table:table-cell table:formula="of:=SUM([.E2:.E55])" office:value-type="float" office:value="0.0183176699919734">
            <text:p>1.83E-002</text:p>
          </table:table-cell>
          <table:table-cell table:formula="of:=( [.B7] - ([.$D$2]*[.A7] + [.$D$3]) )^2" office:value-type="float" office:value="0.0000751270122698157">
            <text:p>7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496378575315018">
            <text:p>4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496378575315018">
            <text:p>4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1">
            <text:p>3.21</text:p>
          </table:table-cell>
          <table:table-cell table:number-columns-repeated="2"/>
          <table:table-cell table:formula="of:=( [.B10] - ([.$D$2]*[.A10] + [.$D$3]) )^2" office:value-type="float" office:value="0.000060404675559389">
            <text:p>6.04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5">
            <text:p>3.85</text:p>
          </table:table-cell>
          <table:table-cell table:number-columns-repeated="2"/>
          <table:table-cell table:formula="of:=( [.B11] - ([.$D$2]*[.A11] + [.$D$3]) )^2" office:value-type="float" office:value="0.0000177381892338905">
            <text:p>1.77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4">
            <text:p>3.84</text:p>
          </table:table-cell>
          <table:table-cell table:number-columns-repeated="2"/>
          <table:table-cell table:formula="of:=( [.B12] - ([.$D$2]*[.A12] + [.$D$3]) )^2" office:value-type="float" office:value="0.000201971648699576">
            <text:p>2.02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6">
            <text:p>3.86</text:p>
          </table:table-cell>
          <table:table-cell table:number-columns-repeated="2"/>
          <table:table-cell table:formula="of:=( [.B13] - ([.$D$2]*[.A13] + [.$D$3]) )^2" office:value-type="float" office:value="0.000033504729768209">
            <text:p>3.3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4] - ([.$D$2]*[.A14] + [.$D$3]) )^2" office:value-type="float" office:value="0.000113450222712035">
            <text:p>1.13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5] - ([.$D$2]*[.A15] + [.$D$3]) )^2" office:value-type="float" office:value="0.000113450222712035">
            <text:p>1.13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51">
            <text:p>4.51</text:p>
          </table:table-cell>
          <table:table-cell table:number-columns-repeated="2"/>
          <table:table-cell table:formula="of:=( [.B16] - ([.$D$2]*[.A16] + [.$D$3]) )^2" office:value-type="float" office:value="0.000374372135336668">
            <text:p>3.74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1">
            <text:p>5.11</text:p>
          </table:table-cell>
          <table:table-cell table:number-columns-repeated="2"/>
          <table:table-cell table:formula="of:=( [.B17] - ([.$D$2]*[.A17] + [.$D$3]) )^2" office:value-type="float" office:value="0.000292099886187612">
            <text:p>2.9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3">
            <text:p>5.13</text:p>
          </table:table-cell>
          <table:table-cell table:number-columns-repeated="2"/>
          <table:table-cell table:formula="of:=( [.B18] - ([.$D$2]*[.A18] + [.$D$3]) )^2" office:value-type="float" office:value="0.00000846268861847556">
            <text:p>8.4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2">
            <text:p>5.12</text:p>
          </table:table-cell>
          <table:table-cell table:number-columns-repeated="2"/>
          <table:table-cell table:formula="of:=( [.B19] - ([.$D$2]*[.A19] + [.$D$3]) )^2" office:value-type="float" office:value="0.0000502812874030478">
            <text:p>5.0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8">
            <text:p>5.78</text:p>
          </table:table-cell>
          <table:table-cell table:number-columns-repeated="2"/>
          <table:table-cell table:formula="of:=( [.B20] - ([.$D$2]*[.A20] + [.$D$3]) )^2" office:value-type="float" office:value="0.000271242505884566">
            <text:p>2.7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6">
            <text:p>5.76</text:p>
          </table:table-cell>
          <table:table-cell table:number-columns-repeated="2"/>
          <table:table-cell table:formula="of:=( [.B21] - ([.$D$2]*[.A21] + [.$D$3]) )^2" office:value-type="float" office:value="0.000012464842772571">
            <text:p>1.25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5">
            <text:p>5.75</text:p>
          </table:table-cell>
          <table:table-cell table:number-columns-repeated="2"/>
          <table:table-cell table:formula="of:=( [.B22] - ([.$D$2]*[.A22] + [.$D$3]) )^2" office:value-type="float" office:value="0.000183076011216575">
            <text:p>1.8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3] - ([.$D$2]*[.A23] + [.$D$3]) )^2" office:value-type="float" office:value="0.0000994046269240862">
            <text:p>9.94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4] - ([.$D$2]*[.A24] + [.$D$3]) )^2" office:value-type="float" office:value="0.0000994046269240862">
            <text:p>9.9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43">
            <text:p>6.43</text:p>
          </table:table-cell>
          <table:table-cell table:number-columns-repeated="2"/>
          <table:table-cell table:formula="of:=( [.B25] - ([.$D$2]*[.A25] + [.$D$3]) )^2" office:value-type="float" office:value="0.000901789674510236">
            <text:p>9.02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6] - ([.$D$2]*[.A26] + [.$D$3]) )^2" office:value-type="float" office:value="0.0000410857333100905">
            <text:p>4.11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7] - ([.$D$2]*[.A27] + [.$D$3]) )^2" office:value-type="float" office:value="0.0000410857333100905">
            <text:p>4.11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2">
            <text:p>7.02</text:p>
          </table:table-cell>
          <table:table-cell table:number-columns-repeated="2"/>
          <table:table-cell table:formula="of:=( [.B28] - ([.$D$2]*[.A28] + [.$D$3]) )^2" office:value-type="float" office:value="0.000269282041072997">
            <text:p>2.69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7">
            <text:p>7.67</text:p>
          </table:table-cell>
          <table:table-cell table:number-columns-repeated="2"/>
          <table:table-cell table:formula="of:=( [.B29] - ([.$D$2]*[.A29] + [.$D$3]) )^2" office:value-type="float" office:value="0.00000811933037464666">
            <text:p>8.12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8">
            <text:p>7.68</text:p>
          </table:table-cell>
          <table:table-cell table:number-columns-repeated="2"/>
          <table:table-cell table:formula="of:=( [.B30] - ([.$D$2]*[.A30] + [.$D$3]) )^2" office:value-type="float" office:value="0.0000511304529523021">
            <text:p>5.11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73">
            <text:p>7.73</text:p>
          </table:table-cell>
          <table:table-cell table:number-columns-repeated="2"/>
          <table:table-cell table:formula="of:=( [.B31] - ([.$D$2]*[.A31] + [.$D$3]) )^2" office:value-type="float" office:value="0.00326618606584065">
            <text:p>3.2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2] - ([.$D$2]*[.A32] + [.$D$3]) )^2" office:value-type="float" office:value="0.000114723971035954">
            <text:p>1.15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3] - ([.$D$2]*[.A33] + [.$D$3]) )^2" office:value-type="float" office:value="0.000114723971035954">
            <text:p>1.15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34] - ([.$D$2]*[.A34] + [.$D$3]) )^2" office:value-type="float" office:value="0.000000505418117721767">
            <text:p>5.05E-007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35] - ([.$D$2]*[.A35] + [.$D$3]) )^2" office:value-type="float" office:value="0.0000182439965393234">
            <text:p>1.82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.03">
            <text:p>9.03</text:p>
          </table:table-cell>
          <table:table-cell table:number-columns-repeated="2"/>
          <table:table-cell table:formula="of:=( [.B36] - ([.$D$2]*[.A36] + [.$D$3]) )^2" office:value-type="float" office:value="0.00710165186260958">
            <text:p>7.10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37] - ([.$D$2]*[.A37] + [.$D$3]) )^2" office:value-type="float" office:value="0.0000328180132805409">
            <text:p>3.2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8] - ([.$D$2]*[.A38] + [.$D$3]) )^2" office:value-type="float" office:value="0.00000470165204011753">
            <text:p>4.70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9] - ([.$D$2]*[.A39] + [.$D$3]) )^2" office:value-type="float" office:value="0.00000470165204011753">
            <text:p>4.70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62">
            <text:p>9.62</text:p>
          </table:table-cell>
          <table:table-cell table:number-columns-repeated="2"/>
          <table:table-cell table:formula="of:=( [.B40] - ([.$D$2]*[.A40] + [.$D$3]) )^2" office:value-type="float" office:value="0.00143123530643736">
            <text:p>1.43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3">
            <text:p>10.23</text:p>
          </table:table-cell>
          <table:table-cell table:number-columns-repeated="2"/>
          <table:table-cell table:formula="of:=( [.B41] - ([.$D$2]*[.A41] + [.$D$3]) )^2" office:value-type="float" office:value="0.000129778625418116">
            <text:p>1.30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2] - ([.$D$2]*[.A42] + [.$D$3]) )^2" office:value-type="float" office:value="0.000074096937538306">
            <text:p>7.4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3] - ([.$D$2]*[.A43] + [.$D$3]) )^2" office:value-type="float" office:value="0.000074096937538306">
            <text:p>7.4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4] - ([.$D$2]*[.A44] + [.$D$3]) )^2" office:value-type="float" office:value="0.000226429853033927">
            <text:p>2.26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5">
            <text:p>10.85</text:p>
          </table:table-cell>
          <table:table-cell table:number-columns-repeated="2"/>
          <table:table-cell table:formula="of:=( [.B45] - ([.$D$2]*[.A45] + [.$D$3]) )^2" office:value-type="float" office:value="0.0000254781273143866">
            <text:p>2.55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6] - ([.$D$2]*[.A46] + [.$D$3]) )^2" office:value-type="float" office:value="0.000226429853033927">
            <text:p>2.26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7] - ([.$D$2]*[.A47] + [.$D$3]) )^2" office:value-type="float" office:value="0.0000724675123900063">
            <text:p>7.25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48">
            <text:p>11.48</text:p>
          </table:table-cell>
          <table:table-cell table:number-columns-repeated="2"/>
          <table:table-cell table:formula="of:=( [.B48] - ([.$D$2]*[.A48] + [.$D$3]) )^2" office:value-type="float" office:value="0.000131956103147942">
            <text:p>1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9] - ([.$D$2]*[.A49] + [.$D$3]) )^2" office:value-type="float" office:value="0.0000724675123900063">
            <text:p>7.2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0] - ([.$D$2]*[.A50] + [.$D$3]) )^2" office:value-type="float" office:value="0.000321371708979004">
            <text:p>3.21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1] - ([.$D$2]*[.A51] + [.$D$3]) )^2" office:value-type="float" office:value="0.000321371708979004">
            <text:p>3.21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2">
            <text:p>12.12</text:p>
          </table:table-cell>
          <table:table-cell table:number-columns-repeated="2"/>
          <table:table-cell table:formula="of:=( [.B52] - ([.$D$2]*[.A52] + [.$D$3]) )^2" office:value-type="float" office:value="0.0000628348439405545">
            <text:p>6.2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7">
            <text:p>12.77</text:p>
          </table:table-cell>
          <table:table-cell table:number-columns-repeated="2"/>
          <table:table-cell table:formula="of:=( [.B53] - ([.$D$2]*[.A53] + [.$D$3]) )^2" office:value-type="float" office:value="0.0000317366407137469">
            <text:p>3.1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5">
            <text:p>12.75</text:p>
          </table:table-cell>
          <table:table-cell table:number-columns-repeated="2"/>
          <table:table-cell table:formula="of:=( [.B54] - ([.$D$2]*[.A54] + [.$D$3]) )^2" office:value-type="float" office:value="0.000206395510109499">
            <text:p>2.06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4">
            <text:p>12.74</text:p>
          </table:table-cell>
          <table:table-cell table:number-columns-repeated="2"/>
          <table:table-cell table:formula="of:=( [.B55] - ([.$D$2]*[.A55] + [.$D$3]) )^2" office:value-type="float" office:value="0.000593724944807363">
            <text:p>5.94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0x40" table:style-name="ta1" table:print="false">
        <table:shapes>
          <draw:frame draw:z-index="0" draw:style-name="gr1" svg:width="18.821cm" svg:height="10.398cm" svg:x="14.204cm" svg:y="0.027cm">
            <draw:object draw:notify-on-update-of-ranges="40x40.A2:40x40.A55 40x40.B2:40x40.B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65896112831097">
            <text:p>1.66E-003</text:p>
          </table:table-cell>
          <table:table-cell table:formula="of:=( [.B2] - ([.$D$2]*[.A2] + [.$D$3]) )^2" office:value-type="float" office:value="0.00000593724944808012">
            <text:p>5.94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91216603600493">
            <text:p>2.91E-002</text:p>
          </table:table-cell>
          <table:table-cell table:formula="of:=( [.B3] - ([.$D$2]*[.A3] + [.$D$3]) )^2" office:value-type="float" office:value="0.00000593724944808012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707437965105485">
            <text:p>7.07E-005</text:p>
          </table:table-cell>
          <table:table-cell table:formula="of:=( [.B4] - ([.$D$2]*[.A4] + [.$D$3]) )^2" office:value-type="float" office:value="0.00000593724944808012">
            <text:p>5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858185325561984">
            <text:p>8.58E-003</text:p>
          </table:table-cell>
          <table:table-cell table:formula="of:=( [.B5] - ([.$D$2]*[.A5] + [.$D$3]) )^2" office:value-type="float" office:value="0.00000873842680933024">
            <text:p>8.74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873842680933024">
            <text:p>8.7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sum d_i^2</text:p>
          </table:table-cell>
          <table:table-cell table:formula="of:=SUM([.E2:.E55])" office:value-type="float" office:value="0.0349726407522072">
            <text:p>3.50E-002</text:p>
          </table:table-cell>
          <table:table-cell table:formula="of:=( [.B7] - ([.$D$2]*[.A7] + [.$D$3]) )^2" office:value-type="float" office:value="0.00000873842680933024">
            <text:p>8.7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425688541133649">
            <text:p>4.26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425688541133649">
            <text:p>4.26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8">
            <text:p>4.18</text:p>
          </table:table-cell>
          <table:table-cell table:number-columns-repeated="2"/>
          <table:table-cell table:formula="of:=( [.B10] - ([.$D$2]*[.A10] + [.$D$3]) )^2" office:value-type="float" office:value="0.0000120792313637135">
            <text:p>1.21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2">
            <text:p>5.02</text:p>
          </table:table-cell>
          <table:table-cell table:number-columns-repeated="2"/>
          <table:table-cell table:formula="of:=( [.B11] - ([.$D$2]*[.A11] + [.$D$3]) )^2" office:value-type="float" office:value="0.000195858757251826">
            <text:p>1.9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 [.B12] - ([.$D$2]*[.A12] + [.$D$3]) )^2" office:value-type="float" office:value="0.0000360605689706141">
            <text:p>3.6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1">
            <text:p>5.01</text:p>
          </table:table-cell>
          <table:table-cell table:number-columns-repeated="2"/>
          <table:table-cell table:formula="of:=( [.B13] - ([.$D$2]*[.A13] + [.$D$3]) )^2" office:value-type="float" office:value="0.0000159596631112241">
            <text:p>1.60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5">
            <text:p>5.85</text:p>
          </table:table-cell>
          <table:table-cell table:number-columns-repeated="2"/>
          <table:table-cell table:formula="of:=( [.B14] - ([.$D$2]*[.A14] + [.$D$3]) )^2" office:value-type="float" office:value="0.000210667533082728">
            <text:p>2.11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5] - ([.$D$2]*[.A15] + [.$D$3]) )^2" office:value-type="float" office:value="0.0000300919110209934">
            <text:p>3.01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6] - ([.$D$2]*[.A16] + [.$D$3]) )^2" office:value-type="float" office:value="0.0000300919110209934">
            <text:p>3.01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5">
            <text:p>6.65</text:p>
          </table:table-cell>
          <table:table-cell table:number-columns-repeated="2"/>
          <table:table-cell table:formula="of:=( [.B17] - ([.$D$2]*[.A17] + [.$D$3]) )^2" office:value-type="float" office:value="0.000223986352343361">
            <text:p>2.2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6">
            <text:p>6.66</text:p>
          </table:table-cell>
          <table:table-cell table:number-columns-repeated="2"/>
          <table:table-cell table:formula="of:=( [.B18] - ([.$D$2]*[.A18] + [.$D$3]) )^2" office:value-type="float" office:value="0.0000246628802645027">
            <text:p>2.47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7">
            <text:p>6.67</text:p>
          </table:table-cell>
          <table:table-cell table:number-columns-repeated="2"/>
          <table:table-cell table:formula="of:=( [.B19] - ([.$D$2]*[.A19] + [.$D$3]) )^2" office:value-type="float" office:value="0.0000253394081856356">
            <text:p>2.5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0] - ([.$D$2]*[.A20] + [.$D$3]) )^2" office:value-type="float" office:value="0.000208708231889713">
            <text:p>2.09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1] - ([.$D$2]*[.A21] + [.$D$3]) )^2" office:value-type="float" office:value="0.000208708231889713">
            <text:p>2.09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52">
            <text:p>7.52</text:p>
          </table:table-cell>
          <table:table-cell table:number-columns-repeated="2"/>
          <table:table-cell table:formula="of:=( [.B22] - ([.$D$2]*[.A22] + [.$D$3]) )^2" office:value-type="float" office:value="0.000652969211135345">
            <text:p>6.5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23] - ([.$D$2]*[.A23] + [.$D$3]) )^2" office:value-type="float" office:value="0.000193969738629198">
            <text:p>1.94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24] - ([.$D$2]*[.A24] + [.$D$3]) )^2" office:value-type="float" office:value="0.0000154237003308974">
            <text:p>1.5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5">
            <text:p>8.35</text:p>
          </table:table-cell>
          <table:table-cell table:number-columns-repeated="2"/>
          <table:table-cell table:formula="of:=( [.B25] - ([.$D$2]*[.A25] + [.$D$3]) )^2" office:value-type="float" office:value="0.000679785585435946">
            <text:p>6.80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7">
            <text:p>9.17</text:p>
          </table:table-cell>
          <table:table-cell table:number-columns-repeated="2"/>
          <table:table-cell table:formula="of:=( [.B26] - ([.$D$2]*[.A26] + [.$D$3]) )^2" office:value-type="float" office:value="0.000275298908337696">
            <text:p>2.75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7] - ([.$D$2]*[.A27] + [.$D$3]) )^2" office:value-type="float" office:value="0.000179770872561837">
            <text:p>1.8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8] - ([.$D$2]*[.A28] + [.$D$3]) )^2" office:value-type="float" office:value="0.000179770872561837">
            <text:p>1.8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7">
            <text:p>9.97</text:p>
          </table:table-cell>
          <table:table-cell table:number-columns-repeated="2"/>
          <table:table-cell table:formula="of:=( [.B29] - ([.$D$2]*[.A29] + [.$D$3]) )^2" office:value-type="float" office:value="0.000166111633687607">
            <text:p>1.66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6">
            <text:p>9.96</text:p>
          </table:table-cell>
          <table:table-cell table:number-columns-repeated="2"/>
          <table:table-cell table:formula="of:=( [.B30] - ([.$D$2]*[.A30] + [.$D$3]) )^2" office:value-type="float" office:value="0.000523880238205376">
            <text:p>5.2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8">
            <text:p>9.98</text:p>
          </table:table-cell>
          <table:table-cell table:number-columns-repeated="2"/>
          <table:table-cell table:formula="of:=( [.B31] - ([.$D$2]*[.A31] + [.$D$3]) )^2" office:value-type="float" office:value="0.00000834302916982998">
            <text:p>8.34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79">
            <text:p>10.79</text:p>
          </table:table-cell>
          <table:table-cell table:number-columns-repeated="2"/>
          <table:table-cell table:formula="of:=( [.B32] - ([.$D$2]*[.A32] + [.$D$3]) )^2" office:value-type="float" office:value="0.000500371909634094">
            <text:p>5.0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2">
            <text:p>10.82</text:p>
          </table:table-cell>
          <table:table-cell table:number-columns-repeated="2"/>
          <table:table-cell table:formula="of:=( [.B33] - ([.$D$2]*[.A33] + [.$D$3]) )^2" office:value-type="float" office:value="0.000058232246751467">
            <text:p>5.82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">
            <text:p>10.8</text:p>
          </table:table-cell>
          <table:table-cell table:number-columns-repeated="2"/>
          <table:table-cell table:formula="of:=( [.B34] - ([.$D$2]*[.A34] + [.$D$3]) )^2" office:value-type="float" office:value="0.000152992022006507">
            <text:p>1.5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5] - ([.$D$2]*[.A35] + [.$D$3]) )^2" office:value-type="float" office:value="0.000477403208255861">
            <text:p>4.77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72">
            <text:p>11.72</text:p>
          </table:table-cell>
          <table:table-cell table:number-columns-repeated="2"/>
          <table:table-cell table:formula="of:=( [.B36] - ([.$D$2]*[.A36] + [.$D$3]) )^2" office:value-type="float" office:value="0.00610749150088322">
            <text:p>6.11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7] - ([.$D$2]*[.A37] + [.$D$3]) )^2" office:value-type="float" office:value="0.000477403208255861">
            <text:p>4.77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38] - ([.$D$2]*[.A38] + [.$D$3]) )^2" office:value-type="float" office:value="0.000454974134070757">
            <text:p>4.5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4">
            <text:p>12.44</text:p>
          </table:table-cell>
          <table:table-cell table:number-columns-repeated="2"/>
          <table:table-cell table:formula="of:=( [.B39] - ([.$D$2]*[.A39] + [.$D$3]) )^2" office:value-type="float" office:value="0.000981576587917769">
            <text:p>9.82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40] - ([.$D$2]*[.A40] + [.$D$3]) )^2" office:value-type="float" office:value="0.000454974134070757">
            <text:p>4.5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28">
            <text:p>13.28</text:p>
          </table:table-cell>
          <table:table-cell table:number-columns-repeated="2"/>
          <table:table-cell table:formula="of:=( [.B41] - ([.$D$2]*[.A41] + [.$D$3]) )^2" office:value-type="float" office:value="0.000433084687078784">
            <text:p>4.33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4">
            <text:p>13.34</text:p>
          </table:table-cell>
          <table:table-cell table:number-columns-repeated="2"/>
          <table:table-cell table:formula="of:=( [.B42] - ([.$D$2]*[.A42] + [.$D$3]) )^2" office:value-type="float" office:value="0.00153580226533824">
            <text:p>1.5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">
            <text:p>13.3</text:p>
          </table:table-cell>
          <table:table-cell table:number-columns-repeated="2"/>
          <table:table-cell table:formula="of:=( [.B43] - ([.$D$2]*[.A43] + [.$D$3]) )^2" office:value-type="float" office:value="0.000000657213165255576">
            <text:p>6.57E-007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9">
            <text:p>14.19</text:p>
          </table:table-cell>
          <table:table-cell table:number-columns-repeated="2"/>
          <table:table-cell table:formula="of:=( [.B44] - ([.$D$2]*[.A44] + [.$D$3]) )^2" office:value-type="float" office:value="0.00356513470674815">
            <text:p>3.5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2">
            <text:p>14.12</text:p>
          </table:table-cell>
          <table:table-cell table:number-columns-repeated="2"/>
          <table:table-cell table:formula="of:=( [.B45] - ([.$D$2]*[.A45] + [.$D$3]) )^2" office:value-type="float" office:value="0.000105909847213407">
            <text:p>1.0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23">
            <text:p>14.23</text:p>
          </table:table-cell>
          <table:table-cell table:number-columns-repeated="2"/>
          <table:table-cell table:formula="of:=( [.B46] - ([.$D$2]*[.A46] + [.$D$3]) )^2" office:value-type="float" office:value="0.00994183462648248">
            <text:p>9.94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9">
            <text:p>14.99</text:p>
          </table:table-cell>
          <table:table-cell table:number-columns-repeated="2"/>
          <table:table-cell table:formula="of:=( [.B47] - ([.$D$2]*[.A47] + [.$D$3]) )^2" office:value-type="float" office:value="0.000913743158793179">
            <text:p>9.1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6">
            <text:p>14.96</text:p>
          </table:table-cell>
          <table:table-cell table:number-columns-repeated="2"/>
          <table:table-cell table:formula="of:=( [.B48] - ([.$D$2]*[.A48] + [.$D$3]) )^2" office:value-type="float" office:value="0.0000000520683217494244">
            <text:p>5.21E-008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5">
            <text:p>14.95</text:p>
          </table:table-cell>
          <table:table-cell table:number-columns-repeated="2"/>
          <table:table-cell table:formula="of:=( [.B49] - ([.$D$2]*[.A49] + [.$D$3]) )^2" office:value-type="float" office:value="0.0000954883714979572">
            <text:p>9.5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9">
            <text:p>15.79</text:p>
          </table:table-cell>
          <table:table-cell table:number-columns-repeated="2"/>
          <table:table-cell table:formula="of:=( [.B50] - ([.$D$2]*[.A50] + [.$D$3]) )^2" office:value-type="float" office:value="0.000000558936689690192">
            <text:p>5.59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6">
            <text:p>15.76</text:p>
          </table:table-cell>
          <table:table-cell table:number-columns-repeated="2"/>
          <table:table-cell table:formula="of:=( [.B51] - ([.$D$2]*[.A51] + [.$D$3]) )^2" office:value-type="float" office:value="0.000855701695547506">
            <text:p>8.5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81">
            <text:p>15.81</text:p>
          </table:table-cell>
          <table:table-cell table:number-columns-repeated="2"/>
          <table:table-cell table:formula="of:=( [.B52] - ([.$D$2]*[.A52] + [.$D$3]) )^2" office:value-type="float" office:value="0.000430463764117844">
            <text:p>4.3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7">
            <text:p>16.57</text:p>
          </table:table-cell>
          <table:table-cell table:number-columns-repeated="2"/>
          <table:table-cell table:formula="of:=( [.B53] - ([.$D$2]*[.A53] + [.$D$3]) )^2" office:value-type="float" office:value="0.00237489977922876">
            <text:p>2.3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62">
            <text:p>16.62</text:p>
          </table:table-cell>
          <table:table-cell table:number-columns-repeated="2"/>
          <table:table-cell table:formula="of:=( [.B54] - ([.$D$2]*[.A54] + [.$D$3]) )^2" office:value-type="float" office:value="0.00000160543225077531">
            <text:p>1.61E-006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9">
            <text:p>16.59</text:p>
          </table:table-cell>
          <table:table-cell table:number-columns-repeated="2"/>
          <table:table-cell table:formula="of:=( [.B55] - ([.$D$2]*[.A55] + [.$D$3]) )^2" office:value-type="float" office:value="0.000825582040437589">
            <text:p>8.2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5x45" table:style-name="ta1" table:print="false">
        <table:shapes>
          <draw:frame draw:z-index="0" draw:style-name="gr1" svg:width="18.821cm" svg:height="10.398cm" svg:x="13.956cm" svg:y="0.001cm">
            <draw:object draw:notify-on-update-of-ranges="45x45.A2:45x45.A55 45x45.B2:45x45.B5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08968008255934">
            <text:p>2.09E-003</text:p>
          </table:table-cell>
          <table:table-cell table:formula="of:=( [.B2] - ([.$D$2]*[.A2] + [.$D$3]) )^2" office:value-type="float" office:value="0.00000972758949575043">
            <text:p>9.7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8">
            <text:p>3.18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85987845430622">
            <text:p>5.86E-002</text:p>
          </table:table-cell>
          <table:table-cell table:formula="of:=( [.B3] - ([.$D$2]*[.A3] + [.$D$3]) )^2" office:value-type="float" office:value="0.000172105757137157">
            <text:p>1.72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832844084795218">
            <text:p>8.33E-005</text:p>
          </table:table-cell>
          <table:table-cell table:formula="of:=( [.B4] - ([.$D$2]*[.A4] + [.$D$3]) )^2" office:value-type="float" office:value="0.00000972758949575043">
            <text:p>9.7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01031412972837">
            <text:p>1.01E-002</text:p>
          </table:table-cell>
          <table:table-cell table:formula="of:=( [.B5] - ([.$D$2]*[.A5] + [.$D$3]) )^2" office:value-type="float" office:value="0.0000633448797181226">
            <text:p>6.33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633448797181226">
            <text:p>6.33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sum d_i^2</text:p>
          </table:table-cell>
          <table:table-cell table:formula="of:=SUM([.E2:.E55])" office:value-type="float" office:value="0.0484706799678934">
            <text:p>4.85E-002</text:p>
          </table:table-cell>
          <table:table-cell table:formula="of:=( [.B7] - ([.$D$2]*[.A7] + [.$D$3]) )^2" office:value-type="float" office:value="0.0000633448797181226">
            <text:p>6.33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63814169118316">
            <text:p>1.6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9">
            <text:p>5.2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18545314618905">
            <text:p>5.19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10] - ([.$D$2]*[.A10] + [.$D$3]) )^2" office:value-type="float" office:value="0.000163814169118316">
            <text:p>1.64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1] - ([.$D$2]*[.A11] + [.$D$3]) )^2" office:value-type="float" office:value="0.0000583548132746879">
            <text:p>5.8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2] - ([.$D$2]*[.A12] + [.$D$3]) )^2" office:value-type="float" office:value="0.0000583548132746879">
            <text:p>5.84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41">
            <text:p>6.41</text:p>
          </table:table-cell>
          <table:table-cell table:number-columns-repeated="2"/>
          <table:table-cell table:formula="of:=( [.B13] - ([.$D$2]*[.A13] + [.$D$3]) )^2" office:value-type="float" office:value="0.00678332901348039">
            <text:p>6.7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4] - ([.$D$2]*[.A14] + [.$D$3]) )^2" office:value-type="float" office:value="0.000155727275437106">
            <text:p>1.56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8">
            <text:p>7.38</text:p>
          </table:table-cell>
          <table:table-cell table:number-columns-repeated="2"/>
          <table:table-cell table:formula="of:=( [.B15] - ([.$D$2]*[.A15] + [.$D$3]) )^2" office:value-type="float" office:value="0.0000565643354071236">
            <text:p>5.66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6] - ([.$D$2]*[.A16] + [.$D$3]) )^2" office:value-type="float" office:value="0.000155727275437106">
            <text:p>1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3">
            <text:p>8.43</text:p>
          </table:table-cell>
          <table:table-cell table:number-columns-repeated="2"/>
          <table:table-cell table:formula="of:=( [.B17] - ([.$D$2]*[.A17] + [.$D$3]) )^2" office:value-type="float" office:value="0.000160804849952182">
            <text:p>1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8] - ([.$D$2]*[.A18] + [.$D$3]) )^2" office:value-type="float" office:value="0.0000535694411689449">
            <text:p>5.36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9] - ([.$D$2]*[.A19] + [.$D$3]) )^2" office:value-type="float" office:value="0.0000535694411689449">
            <text:p>5.36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5">
            <text:p>9.45</text:p>
          </table:table-cell>
          <table:table-cell table:number-columns-repeated="2"/>
          <table:table-cell table:formula="of:=( [.B20] - ([.$D$2]*[.A20] + [.$D$3]) )^2" office:value-type="float" office:value="0.000147845076093575">
            <text:p>1.48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6">
            <text:p>9.46</text:p>
          </table:table-cell>
          <table:table-cell table:number-columns-repeated="2"/>
          <table:table-cell table:formula="of:=( [.B21] - ([.$D$2]*[.A21] + [.$D$3]) )^2" office:value-type="float" office:value="0.00000466195489180796">
            <text:p>4.66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4">
            <text:p>9.44</text:p>
          </table:table-cell>
          <table:table-cell table:number-columns-repeated="2"/>
          <table:table-cell table:formula="of:=( [.B22] - ([.$D$2]*[.A22] + [.$D$3]) )^2" office:value-type="float" office:value="0.000491028197295325">
            <text:p>4.9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8">
            <text:p>10.48</text:p>
          </table:table-cell>
          <table:table-cell table:number-columns-repeated="2"/>
          <table:table-cell table:formula="of:=( [.B23] - ([.$D$2]*[.A23] + [.$D$3]) )^2" office:value-type="float" office:value="0.00072895665699114">
            <text:p>7.29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54">
            <text:p>10.54</text:p>
          </table:table-cell>
          <table:table-cell table:number-columns-repeated="2"/>
          <table:table-cell table:formula="of:=( [.B24] - ([.$D$2]*[.A24] + [.$D$3]) )^2" office:value-type="float" office:value="0.00108905297622022">
            <text:p>1.0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9">
            <text:p>10.49</text:p>
          </table:table-cell>
          <table:table-cell table:number-columns-repeated="2"/>
          <table:table-cell table:formula="of:=( [.B25] - ([.$D$2]*[.A25] + [.$D$3]) )^2" office:value-type="float" office:value="0.000288972710196008">
            <text:p>2.89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3">
            <text:p>11.53</text:p>
          </table:table-cell>
          <table:table-cell table:number-columns-repeated="2"/>
          <table:table-cell table:formula="of:=( [.B26] - ([.$D$2]*[.A26] + [.$D$3]) )^2" office:value-type="float" office:value="0.000476952343476322">
            <text:p>4.77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7">
            <text:p>11.57</text:p>
          </table:table-cell>
          <table:table-cell table:number-columns-repeated="2"/>
          <table:table-cell table:formula="of:=( [.B27] - ([.$D$2]*[.A27] + [.$D$3]) )^2" office:value-type="float" office:value="0.000329813253922103">
            <text:p>3.3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6">
            <text:p>11.56</text:p>
          </table:table-cell>
          <table:table-cell table:number-columns-repeated="2"/>
          <table:table-cell table:formula="of:=( [.B28] - ([.$D$2]*[.A28] + [.$D$3]) )^2" office:value-type="float" office:value="0.0000665980263106514">
            <text:p>6.66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29] - ([.$D$2]*[.A29] + [.$D$3]) )^2" office:value-type="float" office:value="0.0000446127799704679">
            <text:p>4.4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30] - ([.$D$2]*[.A30] + [.$D$3]) )^2" office:value-type="float" office:value="0.000278198377952381">
            <text:p>2.78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31] - ([.$D$2]*[.A31] + [.$D$3]) )^2" office:value-type="float" office:value="0.0000446127799704679">
            <text:p>4.46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3">
            <text:p>13.63</text:p>
          </table:table-cell>
          <table:table-cell table:number-columns-repeated="2"/>
          <table:table-cell table:formula="of:=( [.B32] - ([.$D$2]*[.A32] + [.$D$3]) )^2" office:value-type="float" office:value="0.000132694760419548">
            <text:p>1.3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6">
            <text:p>13.66</text:p>
          </table:table-cell>
          <table:table-cell table:number-columns-repeated="2"/>
          <table:table-cell table:formula="of:=( [.B33] - ([.$D$2]*[.A33] + [.$D$3]) )^2" office:value-type="float" office:value="0.000341535489693613">
            <text:p>3.4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76">
            <text:p>13.76</text:p>
          </table:table-cell>
          <table:table-cell table:number-columns-repeated="2"/>
          <table:table-cell table:formula="of:=( [.B34] - ([.$D$2]*[.A34] + [.$D$3]) )^2" office:value-type="float" office:value="0.0140376712539404">
            <text:p>1.40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6">
            <text:p>14.66</text:p>
          </table:table-cell>
          <table:table-cell table:number-columns-repeated="2"/>
          <table:table-cell table:formula="of:=( [.B35] - ([.$D$2]*[.A35] + [.$D$3]) )^2" office:value-type="float" office:value="0.000694815989215203">
            <text:p>6.9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7">
            <text:p>14.67</text:p>
          </table:table-cell>
          <table:table-cell table:number-columns-repeated="2"/>
          <table:table-cell table:formula="of:=( [.B36] - ([.$D$2]*[.A36] + [.$D$3]) )^2" office:value-type="float" office:value="0.000267628740046491">
            <text:p>2.6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7">
            <text:p>14.7</text:p>
          </table:table-cell>
          <table:table-cell table:number-columns-repeated="2"/>
          <table:table-cell table:formula="of:=( [.B37] - ([.$D$2]*[.A37] + [.$D$3]) )^2" office:value-type="float" office:value="0.000186066992540303">
            <text:p>1.86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4">
            <text:p>15.74</text:p>
          </table:table-cell>
          <table:table-cell table:number-columns-repeated="2"/>
          <table:table-cell table:formula="of:=( [.B38] - ([.$D$2]*[.A38] + [.$D$3]) )^2" office:value-type="float" office:value="0.0000774504945648939">
            <text:p>7.75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39] - ([.$D$2]*[.A39] + [.$D$3]) )^2" office:value-type="float" office:value="0.000125426644089053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40] - ([.$D$2]*[.A40] + [.$D$3]) )^2" office:value-type="float" office:value="0.000125426644089053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1] - ([.$D$2]*[.A41] + [.$D$3]) )^2" office:value-type="float" office:value="0.00025726379647822">
            <text:p>2.5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2] - ([.$D$2]*[.A42] + [.$D$3]) )^2" office:value-type="float" office:value="0.00025726379647822">
            <text:p>2.57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89">
            <text:p>16.89</text:p>
          </table:table-cell>
          <table:table-cell table:number-columns-repeated="2"/>
          <table:table-cell table:formula="of:=( [.B43] - ([.$D$2]*[.A43] + [.$D$3]) )^2" office:value-type="float" office:value="0.0129870080918566">
            <text:p>1.30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7">
            <text:p>17.87</text:p>
          </table:table-cell>
          <table:table-cell table:number-columns-repeated="2"/>
          <table:table-cell table:formula="of:=( [.B44] - ([.$D$2]*[.A44] + [.$D$3]) )^2" office:value-type="float" office:value="0.0024128248664032">
            <text:p>2.4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">
            <text:p>17.8</text:p>
          </table:table-cell>
          <table:table-cell table:number-columns-repeated="2"/>
          <table:table-cell table:formula="of:=( [.B45] - ([.$D$2]*[.A45] + [.$D$3]) )^2" office:value-type="float" office:value="0.000435952948045076">
            <text:p>4.3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5">
            <text:p>17.85</text:p>
          </table:table-cell>
          <table:table-cell table:number-columns-repeated="2"/>
          <table:table-cell table:formula="of:=( [.B46] - ([.$D$2]*[.A46] + [.$D$3]) )^2" office:value-type="float" office:value="0.000848004318300899">
            <text:p>8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7">
            <text:p>18.87</text:p>
          </table:table-cell>
          <table:table-cell table:number-columns-repeated="2"/>
          <table:table-cell table:formula="of:=( [.B47] - ([.$D$2]*[.A47] + [.$D$3]) )^2" office:value-type="float" office:value="0.0000183224441631045">
            <text:p>1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4">
            <text:p>18.84</text:p>
          </table:table-cell>
          <table:table-cell table:number-columns-repeated="2"/>
          <table:table-cell table:formula="of:=( [.B48] - ([.$D$2]*[.A48] + [.$D$3]) )^2" office:value-type="float" office:value="0.000661494098789884">
            <text:p>6.61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5">
            <text:p>18.85</text:p>
          </table:table-cell>
          <table:table-cell table:number-columns-repeated="2"/>
          <table:table-cell table:formula="of:=( [.B49] - ([.$D$2]*[.A49] + [.$D$3]) )^2" office:value-type="float" office:value="0.000247103547247572">
            <text:p>2.47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91">
            <text:p>19.91</text:p>
          </table:table-cell>
          <table:table-cell table:number-columns-repeated="2"/>
          <table:table-cell table:formula="of:=( [.B50] - ([.$D$2]*[.A50] + [.$D$3]) )^2" office:value-type="float" office:value="0.00000031311730548142">
            <text:p>3.13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9">
            <text:p>19.89</text:p>
          </table:table-cell>
          <table:table-cell table:number-columns-repeated="2"/>
          <table:table-cell table:formula="of:=( [.B51] - ([.$D$2]*[.A51] + [.$D$3]) )^2" office:value-type="float" office:value="0.000422695871576783">
            <text:p>4.23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8">
            <text:p>19.88</text:p>
          </table:table-cell>
          <table:table-cell table:number-columns-repeated="2"/>
          <table:table-cell table:formula="of:=( [.B52] - ([.$D$2]*[.A52] + [.$D$3]) )^2" office:value-type="float" office:value="0.00093388724871253">
            <text:p>9.34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3] - ([.$D$2]*[.A53] + [.$D$3]) )^2" office:value-type="float" office:value="0.000237147992354714">
            <text:p>2.3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4] - ([.$D$2]*[.A54] + [.$D$3]) )^2" office:value-type="float" office:value="0.000237147992354714">
            <text:p>2.3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5] - ([.$D$2]*[.A55] + [.$D$3]) )^2" office:value-type="float" office:value="0.000237147992354714">
            <text:p>2.3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0x50" table:style-name="ta1" table:print="false">
        <table:shapes>
          <draw:frame draw:z-index="0" draw:style-name="gr1" svg:width="18.821cm" svg:height="10.398cm" svg:x="13.791cm" svg:y="0.001cm">
            <draw:object draw:notify-on-update-of-ranges="50x50.A2:50x50.A55 50x50.B2:50x50.B5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57398004815962">
            <text:p>2.57E-003</text:p>
          </table:table-cell>
          <table:table-cell table:formula="of:=( [.B2] - ([.$D$2]*[.A2] + [.$D$3]) )^2" office:value-type="float" office:value="0.00000403124988127179">
            <text:p>4.0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5">
            <text:p>3.9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70221304896176">
            <text:p>5.70E-002</text:p>
          </table:table-cell>
          <table:table-cell table:formula="of:=( [.B3] - ([.$D$2]*[.A3] + [.$D$3]) )^2" office:value-type="float" office:value="0.00102449908613885">
            <text:p>1.02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454237065586784">
            <text:p>4.54E-005</text:p>
          </table:table-cell>
          <table:table-cell table:formula="of:=( [.B4] - ([.$D$2]*[.A4] + [.$D$3]) )^2" office:value-type="float" office:value="0.00000403124988127179">
            <text:p>4.0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551030059511705">
            <text:p>5.51E-003</text:p>
          </table:table-cell>
          <table:table-cell table:formula="of:=( [.B5] - ([.$D$2]*[.A5] + [.$D$3]) )^2" office:value-type="float" office:value="0.0000251780477978486">
            <text:p>2.5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51780477978486">
            <text:p>2.5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sum d_i^2</text:p>
          </table:table-cell>
          <table:table-cell table:formula="of:=SUM([.E2:.E55])" office:value-type="float" office:value="0.0144183923861937">
            <text:p>1.44E-002</text:p>
          </table:table-cell>
          <table:table-cell table:formula="of:=( [.B7] - ([.$D$2]*[.A7] + [.$D$3]) )^2" office:value-type="float" office:value="0.0000251780477978486">
            <text:p>2.5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5">
            <text:p>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447557946963">
            <text:p>6.4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388977356780062">
            <text:p>3.89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table:number-columns-repeated="2"/>
          <table:table-cell table:formula="of:=( [.B10] - ([.$D$2]*[.A10] + [.$D$3]) )^2" office:value-type="float" office:value="0.00000388977356780062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1] - ([.$D$2]*[.A11] + [.$D$3]) )^2" office:value-type="float" office:value="0.0000010768732410789">
            <text:p>1.08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2] - ([.$D$2]*[.A12] + [.$D$3]) )^2" office:value-type="float" office:value="0.0000010768732410789">
            <text:p>1.08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3] - ([.$D$2]*[.A13] + [.$D$3]) )^2" office:value-type="float" office:value="0.0000010768732410789">
            <text:p>1.08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4] - ([.$D$2]*[.A14] + [.$D$3]) )^2" office:value-type="float" office:value="0.0000354298639600293">
            <text:p>3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5] - ([.$D$2]*[.A15] + [.$D$3]) )^2" office:value-type="float" office:value="0.0000354298639600293">
            <text:p>3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7">
            <text:p>9.07</text:p>
          </table:table-cell>
          <table:table-cell table:number-columns-repeated="2"/>
          <table:table-cell table:formula="of:=( [.B16] - ([.$D$2]*[.A16] + [.$D$3]) )^2" office:value-type="float" office:value="0.0000163838829946388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5">
            <text:p>10.35</text:p>
          </table:table-cell>
          <table:table-cell table:number-columns-repeated="2"/>
          <table:table-cell table:formula="of:=( [.B17] - ([.$D$2]*[.A17] + [.$D$3]) )^2" office:value-type="float" office:value="0.00000865726539002313">
            <text:p>8.6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7">
            <text:p>10.37</text:p>
          </table:table-cell>
          <table:table-cell table:number-columns-repeated="2"/>
          <table:table-cell table:formula="of:=( [.B18] - ([.$D$2]*[.A18] + [.$D$3]) )^2" office:value-type="float" office:value="0.000290964340266886">
            <text:p>2.91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4">
            <text:p>10.34</text:p>
          </table:table-cell>
          <table:table-cell table:number-columns-repeated="2"/>
          <table:table-cell table:formula="of:=( [.B19] - ([.$D$2]*[.A19] + [.$D$3]) )^2" office:value-type="float" office:value="0.000167503727951579">
            <text:p>1.68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0] - ([.$D$2]*[.A20] + [.$D$3]) )^2" office:value-type="float" office:value="0.0000986515210579753">
            <text:p>9.8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1] - ([.$D$2]*[.A21] + [.$D$3]) )^2" office:value-type="float" office:value="0.0000986515210579753">
            <text:p>9.8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2] - ([.$D$2]*[.A22] + [.$D$3]) )^2" office:value-type="float" office:value="0.0000986515210579753">
            <text:p>9.8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2">
            <text:p>12.92</text:p>
          </table:table-cell>
          <table:table-cell table:number-columns-repeated="2"/>
          <table:table-cell table:formula="of:=( [.B23] - ([.$D$2]*[.A23] + [.$D$3]) )^2" office:value-type="float" office:value="0.0000479192242446813">
            <text:p>4.7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3">
            <text:p>12.93</text:p>
          </table:table-cell>
          <table:table-cell table:number-columns-repeated="2"/>
          <table:table-cell table:formula="of:=( [.B24] - ([.$D$2]*[.A24] + [.$D$3]) )^2" office:value-type="float" office:value="0.00000947179849081296">
            <text:p>9.47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5">
            <text:p>12.95</text:p>
          </table:table-cell>
          <table:table-cell table:number-columns-repeated="2"/>
          <table:table-cell table:formula="of:=( [.B25] - ([.$D$2]*[.A25] + [.$D$3]) )^2" office:value-type="float" office:value="0.000532576946983051">
            <text:p>5.3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6] - ([.$D$2]*[.A26] + [.$D$3]) )^2" office:value-type="float" office:value="0.0000153068375116371">
            <text:p>1.53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7] - ([.$D$2]*[.A27] + [.$D$3]) )^2" office:value-type="float" office:value="0.0000153068375116371">
            <text:p>1.53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">
            <text:p>14.2</text:p>
          </table:table-cell>
          <table:table-cell table:number-columns-repeated="2"/>
          <table:table-cell table:formula="of:=( [.B28] - ([.$D$2]*[.A28] + [.$D$3]) )^2" office:value-type="float" office:value="0.000193554744861685">
            <text:p>1.9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29] - ([.$D$2]*[.A29] + [.$D$3]) )^2" office:value-type="float" office:value="0.0000008143608588812">
            <text:p>8.14E-007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49">
            <text:p>15.49</text:p>
          </table:table-cell>
          <table:table-cell table:number-columns-repeated="2"/>
          <table:table-cell table:formula="of:=( [.B30] - ([.$D$2]*[.A30] + [.$D$3]) )^2" office:value-type="float" office:value="0.000118862749805053">
            <text:p>1.19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31] - ([.$D$2]*[.A31] + [.$D$3]) )^2" office:value-type="float" office:value="0.0000008143608588812">
            <text:p>8.14E-007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2] - ([.$D$2]*[.A32] + [.$D$3]) )^2" office:value-type="float" office:value="0.000320139535371073">
            <text:p>3.2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9">
            <text:p>16.79</text:p>
          </table:table-cell>
          <table:table-cell table:number-columns-repeated="2"/>
          <table:table-cell table:formula="of:=( [.B33] - ([.$D$2]*[.A33] + [.$D$3]) )^2" office:value-type="float" office:value="0.00000444179428638901">
            <text:p>4.44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4] - ([.$D$2]*[.A34] + [.$D$3]) )^2" office:value-type="float" office:value="0.000320139535371073">
            <text:p>3.2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5">
            <text:p>18.05</text:p>
          </table:table-cell>
          <table:table-cell table:number-columns-repeated="2"/>
          <table:table-cell table:formula="of:=( [.B35] - ([.$D$2]*[.A35] + [.$D$3]) )^2" office:value-type="float" office:value="0.000619137194209519">
            <text:p>6.19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6">
            <text:p>18.06</text:p>
          </table:table-cell>
          <table:table-cell table:number-columns-repeated="2"/>
          <table:table-cell table:formula="of:=( [.B36] - ([.$D$2]*[.A36] + [.$D$3]) )^2" office:value-type="float" office:value="0.000221487842071139">
            <text:p>2.21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1">
            <text:p>18.1</text:p>
          </table:table-cell>
          <table:table-cell table:number-columns-repeated="2"/>
          <table:table-cell table:formula="of:=( [.B37] - ([.$D$2]*[.A37] + [.$D$3]) )^2" office:value-type="float" office:value="0.000630890433517362">
            <text:p>6.31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5">
            <text:p>19.35</text:p>
          </table:table-cell>
          <table:table-cell table:number-columns-repeated="2"/>
          <table:table-cell table:formula="of:=( [.B38] - ([.$D$2]*[.A38] + [.$D$3]) )^2" office:value-type="float" office:value="0.000140956058851491">
            <text:p>1.41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6">
            <text:p>19.36</text:p>
          </table:table-cell>
          <table:table-cell table:number-columns-repeated="2"/>
          <table:table-cell table:formula="of:=( [.B39] - ([.$D$2]*[.A39] + [.$D$3]) )^2" office:value-type="float" office:value="0.00000350622511688329">
            <text:p>3.51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4">
            <text:p>19.34</text:p>
          </table:table-cell>
          <table:table-cell table:number-columns-repeated="2"/>
          <table:table-cell table:formula="of:=( [.B40] - ([.$D$2]*[.A40] + [.$D$3]) )^2" office:value-type="float" office:value="0.000478405892586175">
            <text:p>4.7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1] - ([.$D$2]*[.A41] + [.$D$3]) )^2" office:value-type="float" office:value="0.000078544185712128">
            <text:p>7.85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2] - ([.$D$2]*[.A42] + [.$D$3]) )^2" office:value-type="float" office:value="0.000078544185712128">
            <text:p>7.85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6">
            <text:p>20.66</text:p>
          </table:table-cell>
          <table:table-cell table:number-columns-repeated="2"/>
          <table:table-cell table:formula="of:=( [.B43] - ([.$D$2]*[.A43] + [.$D$3]) )^2" office:value-type="float" office:value="0.000124043555050613">
            <text:p>1.24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7">
            <text:p>21.97</text:p>
          </table:table-cell>
          <table:table-cell table:number-columns-repeated="2"/>
          <table:table-cell table:formula="of:=( [.B44] - ([.$D$2]*[.A44] + [.$D$3]) )^2" office:value-type="float" office:value="0.00116604903494519">
            <text:p>1.1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3">
            <text:p>21.93</text:p>
          </table:table-cell>
          <table:table-cell table:number-columns-repeated="2"/>
          <table:table-cell table:formula="of:=( [.B45] - ([.$D$2]*[.A45] + [.$D$3]) )^2" office:value-type="float" office:value="0.0000342522226530915">
            <text:p>3.43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2">
            <text:p>21.92</text:p>
          </table:table-cell>
          <table:table-cell table:number-columns-repeated="2"/>
          <table:table-cell table:formula="of:=( [.B46] - ([.$D$2]*[.A46] + [.$D$3]) )^2" office:value-type="float" office:value="0.000251303019579989">
            <text:p>2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7] - ([.$D$2]*[.A47] + [.$D$3]) )^2" office:value-type="float" office:value="0.000521782726720453">
            <text:p>5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8] - ([.$D$2]*[.A48] + [.$D$3]) )^2" office:value-type="float" office:value="0.000521782726720453">
            <text:p>5.2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49] - ([.$D$2]*[.A49] + [.$D$3]) )^2" office:value-type="float" office:value="0.00222382377705885">
            <text:p>2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0] - ([.$D$2]*[.A50] + [.$D$3]) )^2" office:value-type="float" office:value="0.000000028026775747862">
            <text:p>2.80E-008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1] - ([.$D$2]*[.A51] + [.$D$3]) )^2" office:value-type="float" office:value="0.000000028026775747862">
            <text:p>2.80E-008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6">
            <text:p>24.56</text:p>
          </table:table-cell>
          <table:table-cell table:number-columns-repeated="2"/>
          <table:table-cell table:formula="of:=( [.B52] - ([.$D$2]*[.A52] + [.$D$3]) )^2" office:value-type="float" office:value="0.00251676922617929">
            <text:p>2.52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83">
            <text:p>25.83</text:p>
          </table:table-cell>
          <table:table-cell table:number-columns-repeated="2"/>
          <table:table-cell table:formula="of:=( [.B53] - ([.$D$2]*[.A53] + [.$D$3]) )^2" office:value-type="float" office:value="0.00110073906881123">
            <text:p>1.10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4] - ([.$D$2]*[.A54] + [.$D$3]) )^2" office:value-type="float" office:value="0.0000465480356728972">
            <text:p>4.65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5] - ([.$D$2]*[.A55] + [.$D$3]) )^2" office:value-type="float" office:value="0.0000465480356728972">
            <text:p>4.65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5x55" table:style-name="ta1" table:print="false">
        <table:shapes>
          <draw:frame draw:z-index="0" draw:style-name="gr1" svg:width="18.821cm" svg:height="10.398cm" svg:x="13.737cm" svg:y="0.001cm">
            <draw:object draw:notify-on-update-of-ranges="55x55.A2:55x55.A55 55x55.B2:55x55.B5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2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11062263501892">
            <text:p>3.11E-003</text:p>
          </table:table-cell>
          <table:table-cell table:formula="of:=( [.B2] - ([.$D$2]*[.A2] + [.$D$3]) )^2" office:value-type="float" office:value="0.000000109815365787426">
            <text:p>1.10E-007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737346634560345">
            <text:p>7.37E-002</text:p>
          </table:table-cell>
          <table:table-cell table:formula="of:=( [.B3] - ([.$D$2]*[.A3] + [.$D$3]) )^2" office:value-type="float" office:value="0.000000109815365787426">
            <text:p>1.10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975845663118223">
            <text:p>9.76E-005</text:p>
          </table:table-cell>
          <table:table-cell table:formula="of:=( [.B4] - ([.$D$2]*[.A4] + [.$D$3]) )^2" office:value-type="float" office:value="0.000000109815365787426">
            <text:p>1.10E-007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18378779399617">
            <text:p>1.18E-002</text:p>
          </table:table-cell>
          <table:table-cell table:formula="of:=( [.B5] - ([.$D$2]*[.A5] + [.$D$3]) )^2" office:value-type="float" office:value="0.0000247997376033798">
            <text:p>2.4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47997376033798">
            <text:p>2.48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sum d_i^2</text:p>
          </table:table-cell>
          <table:table-cell table:formula="of:=SUM([.E2:.E55])" office:value-type="float" office:value="0.0665447769751167">
            <text:p>6.65E-002</text:p>
          </table:table-cell>
          <table:table-cell table:formula="of:=( [.B7] - ([.$D$2]*[.A7] + [.$D$3]) )^2" office:value-type="float" office:value="0.0000247997376033798">
            <text:p>2.48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942598070803378">
            <text:p>9.4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42598070803378">
            <text:p>9.4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9">
            <text:p>7.89</text:p>
          </table:table-cell>
          <table:table-cell table:number-columns-repeated="2"/>
          <table:table-cell table:formula="of:=( [.B10] - ([.$D$2]*[.A10] + [.$D$3]) )^2" office:value-type="float" office:value="0.00157678474688048">
            <text:p>1.58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11] - ([.$D$2]*[.A11] + [.$D$3]) )^2" office:value-type="float" office:value="0.0000313887739405091">
            <text:p>3.1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2] - ([.$D$2]*[.A12] + [.$D$3]) )^2" office:value-type="float" office:value="0.0000193374036847016">
            <text:p>1.93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3] - ([.$D$2]*[.A13] + [.$D$3]) )^2" office:value-type="float" office:value="0.0000193374036847016">
            <text:p>1.93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4] - ([.$D$2]*[.A14] + [.$D$3]) )^2" office:value-type="float" office:value="0.000119112908106658">
            <text:p>1.1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5] - ([.$D$2]*[.A15] + [.$D$3]) )^2" office:value-type="float" office:value="0.000119112908106658">
            <text:p>1.19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6] - ([.$D$2]*[.A16] + [.$D$3]) )^2" office:value-type="float" office:value="0.000119112908106658">
            <text:p>1.19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17] - ([.$D$2]*[.A17] + [.$D$3]) )^2" office:value-type="float" office:value="0.00406722466457193">
            <text:p>4.07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2">
            <text:p>12.52</text:p>
          </table:table-cell>
          <table:table-cell table:number-columns-repeated="2"/>
          <table:table-cell table:formula="of:=( [.B18] - ([.$D$2]*[.A18] + [.$D$3]) )^2" office:value-type="float" office:value="0.0000142490883770175">
            <text:p>1.42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">
            <text:p>12.5</text:p>
          </table:table-cell>
          <table:table-cell table:number-columns-repeated="2"/>
          <table:table-cell table:formula="of:=( [.B19] - ([.$D$2]*[.A19] + [.$D$3]) )^2" office:value-type="float" office:value="0.000263257229645389">
            <text:p>2.6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5">
            <text:p>14.05</text:p>
          </table:table-cell>
          <table:table-cell table:number-columns-repeated="2"/>
          <table:table-cell table:formula="of:=( [.B20] - ([.$D$2]*[.A20] + [.$D$3]) )^2" office:value-type="float" office:value="0.000463821738556624">
            <text:p>4.64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6">
            <text:p>14.06</text:p>
          </table:table-cell>
          <table:table-cell table:number-columns-repeated="2"/>
          <table:table-cell table:formula="of:=( [.B21] - ([.$D$2]*[.A21] + [.$D$3]) )^2" office:value-type="float" office:value="0.000133091317733291">
            <text:p>1.3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13">
            <text:p>14.13</text:p>
          </table:table-cell>
          <table:table-cell table:number-columns-repeated="2"/>
          <table:table-cell table:formula="of:=( [.B22] - ([.$D$2]*[.A22] + [.$D$3]) )^2" office:value-type="float" office:value="0.00341797837196993">
            <text:p>3.42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2">
            <text:p>15.62</text:p>
          </table:table-cell>
          <table:table-cell table:number-columns-repeated="2"/>
          <table:table-cell table:formula="of:=( [.B23] - ([.$D$2]*[.A23] + [.$D$3]) )^2" office:value-type="float" office:value="0.0000468928928154744">
            <text:p>4.6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1">
            <text:p>15.61</text:p>
          </table:table-cell>
          <table:table-cell table:number-columns-repeated="2"/>
          <table:table-cell table:formula="of:=( [.B24] - ([.$D$2]*[.A24] + [.$D$3]) )^2" office:value-type="float" office:value="0.000283849663828038">
            <text:p>2.84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4">
            <text:p>15.64</text:p>
          </table:table-cell>
          <table:table-cell table:number-columns-repeated="2"/>
          <table:table-cell table:formula="of:=( [.B25] - ([.$D$2]*[.A25] + [.$D$3]) )^2" office:value-type="float" office:value="0.000172979350790368">
            <text:p>1.7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6">
            <text:p>17.16</text:p>
          </table:table-cell>
          <table:table-cell table:number-columns-repeated="2"/>
          <table:table-cell table:formula="of:=( [.B26] - ([.$D$2]*[.A26] + [.$D$3]) )^2" office:value-type="float" office:value="0.000491028197295168">
            <text:p>4.91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5">
            <text:p>17.15</text:p>
          </table:table-cell>
          <table:table-cell table:number-columns-repeated="2"/>
          <table:table-cell table:formula="of:=( [.B27] - ([.$D$2]*[.A27] + [.$D$3]) )^2" office:value-type="float" office:value="0.00103421131849695">
            <text:p>1.03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7">
            <text:p>17.17</text:p>
          </table:table-cell>
          <table:table-cell table:number-columns-repeated="2"/>
          <table:table-cell table:formula="of:=( [.B28] - ([.$D$2]*[.A28] + [.$D$3]) )^2" office:value-type="float" office:value="0.000147845076093445">
            <text:p>1.48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3">
            <text:p>18.73</text:p>
          </table:table-cell>
          <table:table-cell table:number-columns-repeated="2"/>
          <table:table-cell table:formula="of:=( [.B29] - ([.$D$2]*[.A29] + [.$D$3]) )^2" office:value-type="float" office:value="0.0000558079753532571">
            <text:p>5.5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1">
            <text:p>18.71</text:p>
          </table:table-cell>
          <table:table-cell table:number-columns-repeated="2"/>
          <table:table-cell table:formula="of:=( [.B30] - ([.$D$2]*[.A30] + [.$D$3]) )^2" office:value-type="float" office:value="0.000754626918134998">
            <text:p>7.55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">
            <text:p>18.7</text:p>
          </table:table-cell>
          <table:table-cell table:number-columns-repeated="2"/>
          <table:table-cell table:formula="of:=( [.B31] - ([.$D$2]*[.A31] + [.$D$3]) )^2" office:value-type="float" office:value="0.00140403638952599">
            <text:p>1.4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36">
            <text:p>20.36</text:p>
          </table:table-cell>
          <table:table-cell table:number-columns-repeated="2"/>
          <table:table-cell table:formula="of:=( [.B32] - ([.$D$2]*[.A32] + [.$D$3]) )^2" office:value-type="float" office:value="0.00451828761054649">
            <text:p>4.5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6">
            <text:p>20.26</text:p>
          </table:table-cell>
          <table:table-cell table:number-columns-repeated="2"/>
          <table:table-cell table:formula="of:=( [.B33] - ([.$D$2]*[.A33] + [.$D$3]) )^2" office:value-type="float" office:value="0.00107464582634741">
            <text:p>1.07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34] - ([.$D$2]*[.A34] + [.$D$3]) )^2" office:value-type="float" office:value="0.000519010004767438">
            <text:p>5.19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5">
            <text:p>21.85</text:p>
          </table:table-cell>
          <table:table-cell table:number-columns-repeated="2"/>
          <table:table-cell table:formula="of:=( [.B35] - ([.$D$2]*[.A35] + [.$D$3]) )^2" office:value-type="float" office:value="0.0000036362348554054">
            <text:p>3.64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4">
            <text:p>21.84</text:p>
          </table:table-cell>
          <table:table-cell table:number-columns-repeated="2"/>
          <table:table-cell table:formula="of:=( [.B36] - ([.$D$2]*[.A36] + [.$D$3]) )^2" office:value-type="float" office:value="0.0000654984066246287">
            <text:p>6.5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1">
            <text:p>21.81</text:p>
          </table:table-cell>
          <table:table-cell table:number-columns-repeated="2"/>
          <table:table-cell table:formula="of:=( [.B37] - ([.$D$2]*[.A37] + [.$D$3]) )^2" office:value-type="float" office:value="0.0014510849219324">
            <text:p>1.45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42">
            <text:p>23.42</text:p>
          </table:table-cell>
          <table:table-cell table:number-columns-repeated="2"/>
          <table:table-cell table:formula="of:=( [.B38] - ([.$D$2]*[.A38] + [.$D$3]) )^2" office:value-type="float" office:value="0.000275413073139406">
            <text:p>2.7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9">
            <text:p>23.39</text:p>
          </table:table-cell>
          <table:table-cell table:number-columns-repeated="2"/>
          <table:table-cell table:formula="of:=( [.B39] - ([.$D$2]*[.A39] + [.$D$3]) )^2" office:value-type="float" office:value="0.000179678639014623">
            <text:p>1.8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8">
            <text:p>23.38</text:p>
          </table:table-cell>
          <table:table-cell table:number-columns-repeated="2"/>
          <table:table-cell table:formula="of:=( [.B40] - ([.$D$2]*[.A40] + [.$D$3]) )^2" office:value-type="float" office:value="0.000547767160973115">
            <text:p>5.4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7">
            <text:p>24.97</text:p>
          </table:table-cell>
          <table:table-cell table:number-columns-repeated="2"/>
          <table:table-cell table:formula="of:=( [.B41] - ([.$D$2]*[.A41] + [.$D$3]) )^2" office:value-type="float" office:value="0.000127334442334322">
            <text:p>1.2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8">
            <text:p>24.98</text:p>
          </table:table-cell>
          <table:table-cell table:number-columns-repeated="2"/>
          <table:table-cell table:formula="of:=( [.B42] - ([.$D$2]*[.A42] + [.$D$3]) )^2" office:value-type="float" office:value="0.000453019570186733">
            <text:p>4.53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5.02">
            <text:p>25.02</text:p>
          </table:table-cell>
          <table:table-cell table:number-columns-repeated="2"/>
          <table:table-cell table:formula="of:=( [.B43] - ([.$D$2]*[.A43] + [.$D$3]) )^2" office:value-type="float" office:value="0.00375576008159613">
            <text:p>3.76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49">
            <text:p>26.49</text:p>
          </table:table-cell>
          <table:table-cell table:number-columns-repeated="2"/>
          <table:table-cell table:formula="of:=( [.B44] - ([.$D$2]*[.A44] + [.$D$3]) )^2" office:value-type="float" office:value="0.000577299665912527">
            <text:p>5.77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1">
            <text:p>26.51</text:p>
          </table:table-cell>
          <table:table-cell table:number-columns-repeated="2"/>
          <table:table-cell table:formula="of:=( [.B45] - ([.$D$2]*[.A45] + [.$D$3]) )^2" office:value-type="float" office:value="0.0000162172212387667">
            <text:p>1.6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">
            <text:p>26.5</text:p>
          </table:table-cell>
          <table:table-cell table:number-columns-repeated="2"/>
          <table:table-cell table:formula="of:=( [.B46] - ([.$D$2]*[.A46] + [.$D$3]) )^2" office:value-type="float" office:value="0.000196758443575616">
            <text:p>1.97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3">
            <text:p>28.03</text:p>
          </table:table-cell>
          <table:table-cell table:number-columns-repeated="2"/>
          <table:table-cell table:formula="of:=( [.B47] - ([.$D$2]*[.A47] + [.$D$3]) )^2" office:value-type="float" office:value="0.00154750803294592">
            <text:p>1.5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48] - ([.$D$2]*[.A48] + [.$D$3]) )^2" office:value-type="float" office:value="0.0291253890099001">
            <text:p>2.9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5">
            <text:p>28.05</text:p>
          </table:table-cell>
          <table:table-cell table:number-columns-repeated="2"/>
          <table:table-cell table:formula="of:=( [.B49] - ([.$D$2]*[.A49] + [.$D$3]) )^2" office:value-type="float" office:value="0.000373972887894049">
            <text:p>3.74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0] - ([.$D$2]*[.A50] + [.$D$3]) )^2" office:value-type="float" office:value="0.00120060144230041">
            <text:p>1.20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1] - ([.$D$2]*[.A51] + [.$D$3]) )^2" office:value-type="float" office:value="0.00120060144230041">
            <text:p>1.20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61">
            <text:p>29.61</text:p>
          </table:table-cell>
          <table:table-cell table:number-columns-repeated="2"/>
          <table:table-cell table:formula="of:=( [.B52] - ([.$D$2]*[.A52] + [.$D$3]) )^2" office:value-type="float" office:value="0.000214613596870077">
            <text:p>2.15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7">
            <text:p>31.17</text:p>
          </table:table-cell>
          <table:table-cell table:number-columns-repeated="2"/>
          <table:table-cell table:formula="of:=( [.B53] - ([.$D$2]*[.A53] + [.$D$3]) )^2" office:value-type="float" office:value="0.0000992217928402006">
            <text:p>9.92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6">
            <text:p>31.16</text:p>
          </table:table-cell>
          <table:table-cell table:number-columns-repeated="2"/>
          <table:table-cell table:formula="of:=( [.B54] - ([.$D$2]*[.A54] + [.$D$3]) )^2" office:value-type="float" office:value="0.000398442065744604">
            <text:p>3.98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24">
            <text:p>31.24</text:p>
          </table:table-cell>
          <table:table-cell table:number-columns-repeated="2"/>
          <table:table-cell table:formula="of:=( [.B55] - ([.$D$2]*[.A55] + [.$D$3]) )^2" office:value-type="float" office:value="0.00360467988250942">
            <text:p>3.60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0x60" table:style-name="ta1" table:print="false">
        <table:shapes>
          <draw:frame draw:z-index="0" draw:style-name="gr1" svg:width="18.821cm" svg:height="10.398cm" svg:x="13.82cm" svg:y="0.001cm">
            <draw:object draw:notify-on-update-of-ranges="60x60.A2:60x60.A55 60x60.B2:60x60.B5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6">
            <text:p>5.6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69590643274854">
            <text:p>3.70E-003</text:p>
          </table:table-cell>
          <table:table-cell table:formula="of:=( [.B2] - ([.$D$2]*[.A2] + [.$D$3]) )^2" office:value-type="float" office:value="0.000588984644847788">
            <text:p>5.8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5">
            <text:p>5.6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18713450292437">
            <text:p>9.19E-002</text:p>
          </table:table-cell>
          <table:table-cell table:formula="of:=( [.B3] - ([.$D$2]*[.A3] + [.$D$3]) )^2" office:value-type="float" office:value="0.000203604527888812">
            <text:p>2.04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7">
            <text:p>5.6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21913000532888">
            <text:p>1.22E-004</text:p>
          </table:table-cell>
          <table:table-cell table:formula="of:=( [.B4] - ([.$D$2]*[.A4] + [.$D$3]) )^2" office:value-type="float" office:value="0.00117436476180676">
            <text:p>1.1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1">
            <text:p>7.5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47891339188949">
            <text:p>1.48E-002</text:p>
          </table:table-cell>
          <table:table-cell table:formula="of:=( [.B5] - ([.$D$2]*[.A5] + [.$D$3]) )^2" office:value-type="float" office:value="0.000692520775623028">
            <text:p>6.9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48">
            <text:p>7.48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35734072022451">
            <text:p>1.36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4">
            <text:p>7.54</text:p>
          </table:table-cell>
          <table:table-cell office:value-type="string">
            <text:p>sum d_i^2</text:p>
          </table:table-cell>
          <table:table-cell table:formula="of:=SUM([.E2:.E55])" office:value-type="float" office:value="0.10386081871345">
            <text:p>1.04E-001</text:p>
          </table:table-cell>
          <table:table-cell table:formula="of:=( [.B7] - ([.$D$2]*[.A7] + [.$D$3]) )^2" office:value-type="float" office:value="0.00317146814404383">
            <text:p>3.17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35429704866532">
            <text:p>1.35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35429704866532">
            <text:p>1.35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table:number-columns-repeated="2"/>
          <table:table-cell table:formula="of:=( [.B10] - ([.$D$2]*[.A10] + [.$D$3]) )^2" office:value-type="float" office:value="0.000135429704866532">
            <text:p>1.3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7">
            <text:p>11.17</text:p>
          </table:table-cell>
          <table:table-cell table:number-columns-repeated="2"/>
          <table:table-cell table:formula="of:=( [.B11] - ([.$D$2]*[.A11] + [.$D$3]) )^2" office:value-type="float" office:value="0.0000919804384255882">
            <text:p>9.20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6">
            <text:p>11.16</text:p>
          </table:table-cell>
          <table:table-cell table:number-columns-repeated="2"/>
          <table:table-cell table:formula="of:=( [.B12] - ([.$D$2]*[.A12] + [.$D$3]) )^2" office:value-type="float" office:value="0.000383793303922749">
            <text:p>3.8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9">
            <text:p>11.19</text:p>
          </table:table-cell>
          <table:table-cell table:number-columns-repeated="2"/>
          <table:table-cell table:formula="of:=( [.B13] - ([.$D$2]*[.A13] + [.$D$3]) )^2" office:value-type="float" office:value="0.00010835470743124">
            <text:p>1.08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4] - ([.$D$2]*[.A14] + [.$D$3]) )^2" office:value-type="float" office:value="0.0000569098184057276">
            <text:p>5.69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5] - ([.$D$2]*[.A15] + [.$D$3]) )^2" office:value-type="float" office:value="0.0000569098184057276">
            <text:p>5.69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1">
            <text:p>13.01</text:p>
          </table:table-cell>
          <table:table-cell table:number-columns-repeated="2"/>
          <table:table-cell table:formula="of:=( [.B16] - ([.$D$2]*[.A16] + [.$D$3]) )^2" office:value-type="float" office:value="0.000307787011388262">
            <text:p>3.0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5">
            <text:p>14.85</text:p>
          </table:table-cell>
          <table:table-cell table:number-columns-repeated="2"/>
          <table:table-cell table:formula="of:=( [.B17] - ([.$D$2]*[.A17] + [.$D$3]) )^2" office:value-type="float" office:value="0.000650100885742887">
            <text:p>6.50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6">
            <text:p>14.86</text:p>
          </table:table-cell>
          <table:table-cell table:number-columns-repeated="2"/>
          <table:table-cell table:formula="of:=( [.B18] - ([.$D$2]*[.A18] + [.$D$3]) )^2" office:value-type="float" office:value="0.000240159365274953">
            <text:p>2.40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9">
            <text:p>14.89</text:p>
          </table:table-cell>
          <table:table-cell table:number-columns-repeated="2"/>
          <table:table-cell table:formula="of:=( [.B19] - ([.$D$2]*[.A19] + [.$D$3]) )^2" office:value-type="float" office:value="0.000210334803871153">
            <text:p>2.10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2">
            <text:p>16.72</text:p>
          </table:table-cell>
          <table:table-cell table:number-columns-repeated="2"/>
          <table:table-cell table:formula="of:=( [.B20] - ([.$D$2]*[.A20] + [.$D$3]) )^2" office:value-type="float" office:value="0.000011904517629392">
            <text:p>1.1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">
            <text:p>16.7</text:p>
          </table:table-cell>
          <table:table-cell table:number-columns-repeated="2"/>
          <table:table-cell table:formula="of:=( [.B21] - ([.$D$2]*[.A21] + [.$D$3]) )^2" office:value-type="float" office:value="0.000549916213536013">
            <text:p>5.50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1">
            <text:p>16.71</text:p>
          </table:table-cell>
          <table:table-cell table:number-columns-repeated="2"/>
          <table:table-cell table:formula="of:=( [.B22] - ([.$D$2]*[.A22] + [.$D$3]) )^2" office:value-type="float" office:value="0.000180910365582659">
            <text:p>1.8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7">
            <text:p>18.57</text:p>
          </table:table-cell>
          <table:table-cell table:number-columns-repeated="2"/>
          <table:table-cell table:formula="of:=( [.B23] - ([.$D$2]*[.A23] + [.$D$3]) )^2" office:value-type="float" office:value="0.00000196983687289245">
            <text:p>1.97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6">
            <text:p>18.56</text:p>
          </table:table-cell>
          <table:table-cell table:number-columns-repeated="2"/>
          <table:table-cell table:formula="of:=( [.B24] - ([.$D$2]*[.A24] + [.$D$3]) )^2" office:value-type="float" office:value="0.000130040012311585">
            <text:p>1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5">
            <text:p>18.55</text:p>
          </table:table-cell>
          <table:table-cell table:number-columns-repeated="2"/>
          <table:table-cell table:formula="of:=( [.B25] - ([.$D$2]*[.A25] + [.$D$3]) )^2" office:value-type="float" office:value="0.000458110187750188">
            <text:p>4.5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8">
            <text:p>20.48</text:p>
          </table:table-cell>
          <table:table-cell table:number-columns-repeated="2"/>
          <table:table-cell table:formula="of:=( [.B26] - ([.$D$2]*[.A26] + [.$D$3]) )^2" office:value-type="float" office:value="0.00367760678499342">
            <text:p>3.68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1">
            <text:p>20.41</text:p>
          </table:table-cell>
          <table:table-cell table:number-columns-repeated="2"/>
          <table:table-cell table:formula="of:=( [.B27] - ([.$D$2]*[.A27] + [.$D$3]) )^2" office:value-type="float" office:value="0.0000875483054615544">
            <text:p>8.75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39">
            <text:p>20.39</text:p>
          </table:table-cell>
          <table:table-cell table:number-columns-repeated="2"/>
          <table:table-cell table:formula="of:=( [.B28] - ([.$D$2]*[.A28] + [.$D$3]) )^2" office:value-type="float" office:value="0.000861817311309578">
            <text:p>8.62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6">
            <text:p>22.26</text:p>
          </table:table-cell>
          <table:table-cell table:number-columns-repeated="2"/>
          <table:table-cell table:formula="of:=( [.B29] - ([.$D$2]*[.A29] + [.$D$3]) )^2" office:value-type="float" office:value="0.0000534352450327146">
            <text:p>5.34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8">
            <text:p>22.28</text:p>
          </table:table-cell>
          <table:table-cell table:number-columns-repeated="2"/>
          <table:table-cell table:formula="of:=( [.B30] - ([.$D$2]*[.A30] + [.$D$3]) )^2" office:value-type="float" office:value="0.00016103758421384">
            <text:p>1.6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3">
            <text:p>22.23</text:p>
          </table:table-cell>
          <table:table-cell table:number-columns-repeated="2"/>
          <table:table-cell table:formula="of:=( [.B31] - ([.$D$2]*[.A31] + [.$D$3]) )^2" office:value-type="float" office:value="0.0013920317362611">
            <text:p>1.39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2">
            <text:p>24.12</text:p>
          </table:table-cell>
          <table:table-cell table:number-columns-repeated="2"/>
          <table:table-cell table:formula="of:=( [.B32] - ([.$D$2]*[.A32] + [.$D$3]) )^2" office:value-type="float" office:value="0.0000224376731301602">
            <text:p>2.24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1">
            <text:p>24.11</text:p>
          </table:table-cell>
          <table:table-cell table:number-columns-repeated="2"/>
          <table:table-cell table:formula="of:=( [.B33] - ([.$D$2]*[.A33] + [.$D$3]) )^2" office:value-type="float" office:value="0.0000277008310249847">
            <text:p>2.77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">
            <text:p>24.1</text:p>
          </table:table-cell>
          <table:table-cell table:number-columns-repeated="2"/>
          <table:table-cell table:formula="of:=( [.B34] - ([.$D$2]*[.A34] + [.$D$3]) )^2" office:value-type="float" office:value="0.000232963988919763">
            <text:p>2.3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5">
            <text:p>25.95</text:p>
          </table:table-cell>
          <table:table-cell table:number-columns-repeated="2"/>
          <table:table-cell table:formula="of:=( [.B35] - ([.$D$2]*[.A35] + [.$D$3]) )^2" office:value-type="float" office:value="0.000174672548818559">
            <text:p>1.7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6">
            <text:p>25.96</text:p>
          </table:table-cell>
          <table:table-cell table:number-columns-repeated="2"/>
          <table:table-cell table:formula="of:=( [.B36] - ([.$D$2]*[.A36] + [.$D$3]) )^2" office:value-type="float" office:value="0.0000103450634383418">
            <text:p>1.0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4">
            <text:p>25.94</text:p>
          </table:table-cell>
          <table:table-cell table:number-columns-repeated="2"/>
          <table:table-cell table:formula="of:=( [.B37] - ([.$D$2]*[.A37] + [.$D$3]) )^2" office:value-type="float" office:value="0.000539000034198673">
            <text:p>5.39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1">
            <text:p>27.81</text:p>
          </table:table-cell>
          <table:table-cell table:number-columns-repeated="2"/>
          <table:table-cell table:formula="of:=( [.B38] - ([.$D$2]*[.A38] + [.$D$3]) )^2" office:value-type="float" office:value="0.00000136794227284614">
            <text:p>1.37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39] - ([.$D$2]*[.A39] + [.$D$3]) )^2" office:value-type="float" office:value="0.000124759755138385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40] - ([.$D$2]*[.A40] + [.$D$3]) )^2" office:value-type="float" office:value="0.000124759755138385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41] - ([.$D$2]*[.A41] + [.$D$3]) )^2" office:value-type="float" office:value="0.00000076946752846037">
            <text:p>7.69E-007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71">
            <text:p>29.71</text:p>
          </table:table-cell>
          <table:table-cell table:number-columns-repeated="2"/>
          <table:table-cell table:formula="of:=( [.B42] - ([.$D$2]*[.A42] + [.$D$3]) )^2" office:value-type="float" office:value="0.00258848876577358">
            <text:p>2.5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2">
            <text:p>29.62</text:p>
          </table:table-cell>
          <table:table-cell table:number-columns-repeated="2"/>
          <table:table-cell table:formula="of:=( [.B43] - ([.$D$2]*[.A43] + [.$D$3]) )^2" office:value-type="float" office:value="0.00153059402893236">
            <text:p>1.5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4] - ([.$D$2]*[.A44] + [.$D$3]) )^2" office:value-type="float" office:value="0.0000500701070415541">
            <text:p>5.01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48">
            <text:p>31.48</text:p>
          </table:table-cell>
          <table:table-cell table:number-columns-repeated="2"/>
          <table:table-cell table:formula="of:=( [.B45] - ([.$D$2]*[.A45] + [.$D$3]) )^2" office:value-type="float" office:value="0.000733111042714247">
            <text:p>7.33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6] - ([.$D$2]*[.A46] + [.$D$3]) )^2" office:value-type="float" office:value="0.0000500701070415541">
            <text:p>5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61">
            <text:p>33.61</text:p>
          </table:table-cell>
          <table:table-cell table:number-columns-repeated="2"/>
          <table:table-cell table:formula="of:=( [.B47] - ([.$D$2]*[.A47] + [.$D$3]) )^2" office:value-type="float" office:value="0.0650100885742579">
            <text:p>6.5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3">
            <text:p>33.33</text:p>
          </table:table-cell>
          <table:table-cell table:number-columns-repeated="2"/>
          <table:table-cell table:formula="of:=( [.B48] - ([.$D$2]*[.A48] + [.$D$3]) )^2" office:value-type="float" office:value="0.000626462843268491">
            <text:p>6.26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9">
            <text:p>33.39</text:p>
          </table:table-cell>
          <table:table-cell table:number-columns-repeated="2"/>
          <table:table-cell table:formula="of:=( [.B49] - ([.$D$2]*[.A49] + [.$D$3]) )^2" office:value-type="float" office:value="0.00122295407133768">
            <text:p>1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6">
            <text:p>35.16</text:p>
          </table:table-cell>
          <table:table-cell table:number-columns-repeated="2"/>
          <table:table-cell table:formula="of:=( [.B50] - ([.$D$2]*[.A50] + [.$D$3]) )^2" office:value-type="float" office:value="0.00184749153585839">
            <text:p>1.8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9">
            <text:p>35.19</text:p>
          </table:table-cell>
          <table:table-cell table:number-columns-repeated="2"/>
          <table:table-cell table:formula="of:=( [.B51] - ([.$D$2]*[.A51] + [.$D$3]) )^2" office:value-type="float" office:value="0.000168544167436468">
            <text:p>1.69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4">
            <text:p>35.14</text:p>
          </table:table-cell>
          <table:table-cell table:number-columns-repeated="2"/>
          <table:table-cell table:formula="of:=( [.B52] - ([.$D$2]*[.A52] + [.$D$3]) )^2" office:value-type="float" office:value="0.00396678978147249">
            <text:p>3.9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1">
            <text:p>37.01</text:p>
          </table:table-cell>
          <table:table-cell table:number-columns-repeated="2"/>
          <table:table-cell table:formula="of:=( [.B53] - ([.$D$2]*[.A53] + [.$D$3]) )^2" office:value-type="float" office:value="0.00167572928422488">
            <text:p>1.6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2">
            <text:p>37.02</text:p>
          </table:table-cell>
          <table:table-cell table:number-columns-repeated="2"/>
          <table:table-cell table:formula="of:=( [.B54] - ([.$D$2]*[.A54] + [.$D$3]) )^2" office:value-type="float" office:value="0.000957015833932003">
            <text:p>9.5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13">
            <text:p>37.13</text:p>
          </table:table-cell>
          <table:table-cell table:number-columns-repeated="2"/>
          <table:table-cell table:formula="of:=( [.B55] - ([.$D$2]*[.A55] + [.$D$3]) )^2" office:value-type="float" office:value="0.00625116788071484">
            <text:p>6.25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5x65" table:style-name="ta1" table:print="false">
        <table:shapes>
          <draw:frame draw:z-index="0" draw:style-name="gr1" svg:width="18.821cm" svg:height="10.398cm" svg:x="13.956cm" svg:y="0.001cm">
            <draw:object draw:notify-on-update-of-ranges="65x65.A2:65x65.A55 65x65.B2:65x65.B5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433330581355349">
            <text:p>4.33E-003</text:p>
          </table:table-cell>
          <table:table-cell table:formula="of:=( [.B2] - ([.$D$2]*[.A2] + [.$D$3]) )^2" office:value-type="float" office:value="0.0000103450634382675">
            <text:p>1.0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1">
            <text:p>6.6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68249054007661">
            <text:p>9.68E-002</text:p>
          </table:table-cell>
          <table:table-cell table:formula="of:=( [.B3] - ([.$D$2]*[.A3] + [.$D$3]) )^2" office:value-type="float" office:value="0.00017467254881823">
            <text:p>1.7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63702032051892">
            <text:p>1.64E-004</text:p>
          </table:table-cell>
          <table:table-cell table:formula="of:=( [.B4] - ([.$D$2]*[.A4] + [.$D$3]) )^2" office:value-type="float" office:value="0.0000103450634382675">
            <text:p>1.03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98585160255943">
            <text:p>1.99E-002</text:p>
          </table:table-cell>
          <table:table-cell table:formula="of:=( [.B5] - ([.$D$2]*[.A5] + [.$D$3]) )^2" office:value-type="float" office:value="0.0000430791055218357">
            <text:p>4.31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430791055218357">
            <text:p>4.31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sum d_i^2</text:p>
          </table:table-cell>
          <table:table-cell table:formula="of:=SUM([.E2:.E55])" office:value-type="float" office:value="0.187266391468869">
            <text:p>1.87E-001</text:p>
          </table:table-cell>
          <table:table-cell table:formula="of:=( [.B7] - ([.$D$2]*[.A7] + [.$D$3]) )^2" office:value-type="float" office:value="0.0000430791055218357">
            <text:p>4.3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2">
            <text:p>10.9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01796785075489">
            <text:p>1.0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4">
            <text:p>10.9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82192136957242">
            <text:p>9.8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0] - ([.$D$2]*[.A10] + [.$D$3]) )^2" office:value-type="float" office:value="0.000396430428005829">
            <text:p>3.96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1] - ([.$D$2]*[.A11] + [.$D$3]) )^2" office:value-type="float" office:value="0.0000106123091847221">
            <text:p>1.06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2] - ([.$D$2]*[.A12] + [.$D$3]) )^2" office:value-type="float" office:value="0.0000106123091847221">
            <text:p>1.06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09">
            <text:p>13.09</text:p>
          </table:table-cell>
          <table:table-cell table:number-columns-repeated="2"/>
          <table:table-cell table:formula="of:=( [.B13] - ([.$D$2]*[.A13] + [.$D$3]) )^2" office:value-type="float" office:value="0.0000454592304095084">
            <text:p>4.5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5">
            <text:p>15.25</text:p>
          </table:table-cell>
          <table:table-cell table:number-columns-repeated="2"/>
          <table:table-cell table:formula="of:=( [.B14] - ([.$D$2]*[.A14] + [.$D$3]) )^2" office:value-type="float" office:value="0.000179432798593528">
            <text:p>1.7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9">
            <text:p>15.29</text:p>
          </table:table-cell>
          <table:table-cell table:number-columns-repeated="2"/>
          <table:table-cell table:formula="of:=( [.B15] - ([.$D$2]*[.A15] + [.$D$3]) )^2" office:value-type="float" office:value="0.000707812571554733">
            <text:p>7.08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7">
            <text:p>15.27</text:p>
          </table:table-cell>
          <table:table-cell table:number-columns-repeated="2"/>
          <table:table-cell table:formula="of:=( [.B16] - ([.$D$2]*[.A16] + [.$D$3]) )^2" office:value-type="float" office:value="0.0000436226850741478">
            <text:p>4.36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1">
            <text:p>17.41</text:p>
          </table:table-cell>
          <table:table-cell table:number-columns-repeated="2"/>
          <table:table-cell table:formula="of:=( [.B17] - ([.$D$2]*[.A17] + [.$D$3]) )^2" office:value-type="float" office:value="0.000401928703937742">
            <text:p>4.0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4">
            <text:p>17.44</text:p>
          </table:table-cell>
          <table:table-cell table:number-columns-repeated="2"/>
          <table:table-cell table:formula="of:=( [.B18] - ([.$D$2]*[.A18] + [.$D$3]) )^2" office:value-type="float" office:value="0.0000990391270538882">
            <text:p>9.90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3">
            <text:p>17.43</text:p>
          </table:table-cell>
          <table:table-cell table:number-columns-repeated="2"/>
          <table:table-cell table:formula="of:=( [.B19] - ([.$D$2]*[.A19] + [.$D$3]) )^2" office:value-type="float" office:value="0.00000000231934849110597">
            <text:p>2.32E-009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0] - ([.$D$2]*[.A20] + [.$D$3]) )^2" office:value-type="float" office:value="0.0000108829629534657">
            <text:p>1.0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57">
            <text:p>19.57</text:p>
          </table:table-cell>
          <table:table-cell table:number-columns-repeated="2"/>
          <table:table-cell table:formula="of:=( [.B21] - ([.$D$2]*[.A21] + [.$D$3]) )^2" office:value-type="float" office:value="0.000712946946441936">
            <text:p>7.1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2] - ([.$D$2]*[.A22] + [.$D$3]) )^2" office:value-type="float" office:value="0.0000108829629534657">
            <text:p>1.09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3] - ([.$D$2]*[.A23] + [.$D$3]) )^2" office:value-type="float" office:value="0.0000112491360131423">
            <text:p>1.12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5">
            <text:p>21.75</text:p>
          </table:table-cell>
          <table:table-cell table:number-columns-repeated="2"/>
          <table:table-cell table:formula="of:=( [.B24] - ([.$D$2]*[.A24] + [.$D$3]) )^2" office:value-type="float" office:value="0.000178328599377592">
            <text:p>1.7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5] - ([.$D$2]*[.A25] + [.$D$3]) )^2" office:value-type="float" office:value="0.0000112491360131423">
            <text:p>1.12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6] - ([.$D$2]*[.A26] + [.$D$3]) )^2" office:value-type="float" office:value="0.000100137646232918">
            <text:p>1.0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7] - ([.$D$2]*[.A27] + [.$D$3]) )^2" office:value-type="float" office:value="0.000100137646232918">
            <text:p>1.0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8] - ([.$D$2]*[.A28] + [.$D$3]) )^2" office:value-type="float" office:value="0.000100137646232918">
            <text:p>1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07">
            <text:p>26.07</text:p>
          </table:table-cell>
          <table:table-cell table:number-columns-repeated="2"/>
          <table:table-cell table:formula="of:=( [.B29] - ([.$D$2]*[.A29] + [.$D$3]) )^2" office:value-type="float" office:value="0.000710744228047183">
            <text:p>7.11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0] - ([.$D$2]*[.A30] + [.$D$3]) )^2" office:value-type="float" office:value="0.0000111570247444577">
            <text:p>1.12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1] - ([.$D$2]*[.A31] + [.$D$3]) )^2" office:value-type="float" office:value="0.0000111570247444577">
            <text:p>1.12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32] - ([.$D$2]*[.A32] + [.$D$3]) )^2" office:value-type="float" office:value="0.000543481678153025">
            <text:p>5.4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3] - ([.$D$2]*[.A33] + [.$D$3]) )^2" office:value-type="float" office:value="0.00187598941809129">
            <text:p>1.8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4] - ([.$D$2]*[.A34] + [.$D$3]) )^2" office:value-type="float" office:value="0.00187598941809129">
            <text:p>1.88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38">
            <text:p>30.38</text:p>
          </table:table-cell>
          <table:table-cell table:number-columns-repeated="2"/>
          <table:table-cell table:formula="of:=( [.B35] - ([.$D$2]*[.A35] + [.$D$3]) )^2" office:value-type="float" office:value="0.00249656121086147">
            <text:p>2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4">
            <text:p>30.4</text:p>
          </table:table-cell>
          <table:table-cell table:number-columns-repeated="2"/>
          <table:table-cell table:formula="of:=( [.B36] - ([.$D$2]*[.A36] + [.$D$3]) )^2" office:value-type="float" office:value="0.000897937199853333">
            <text:p>8.9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53">
            <text:p>30.53</text:p>
          </table:table-cell>
          <table:table-cell table:number-columns-repeated="2"/>
          <table:table-cell table:formula="of:=( [.B37] - ([.$D$2]*[.A37] + [.$D$3]) )^2" office:value-type="float" office:value="0.0100068811283007">
            <text:p>1.00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4">
            <text:p>32.54</text:p>
          </table:table-cell>
          <table:table-cell table:number-columns-repeated="2"/>
          <table:table-cell table:formula="of:=( [.B38] - ([.$D$2]*[.A38] + [.$D$3]) )^2" office:value-type="float" office:value="0.00320565534079182">
            <text:p>3.2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82">
            <text:p>32.82</text:p>
          </table:table-cell>
          <table:table-cell table:number-columns-repeated="2"/>
          <table:table-cell table:formula="of:=( [.B39] - ([.$D$2]*[.A39] + [.$D$3]) )^2" office:value-type="float" office:value="0.0498992913916998">
            <text:p>4.99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7">
            <text:p>32.57</text:p>
          </table:table-cell>
          <table:table-cell table:number-columns-repeated="2"/>
          <table:table-cell table:formula="of:=( [.B40] - ([.$D$2]*[.A40] + [.$D$3]) )^2" office:value-type="float" office:value="0.000708544917674701">
            <text:p>7.0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">
            <text:p>34.7</text:p>
          </table:table-cell>
          <table:table-cell table:number-columns-repeated="2"/>
          <table:table-cell table:formula="of:=( [.B41] - ([.$D$2]*[.A41] + [.$D$3]) )^2" office:value-type="float" office:value="0.00400327180788189">
            <text:p>4.00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6">
            <text:p>34.76</text:p>
          </table:table-cell>
          <table:table-cell table:number-columns-repeated="2"/>
          <table:table-cell table:formula="of:=( [.B42] - ([.$D$2]*[.A42] + [.$D$3]) )^2" office:value-type="float" office:value="0.0000107021484386038">
            <text:p>1.07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5">
            <text:p>34.75</text:p>
          </table:table-cell>
          <table:table-cell table:number-columns-repeated="2"/>
          <table:table-cell table:formula="of:=( [.B43] - ([.$D$2]*[.A43] + [.$D$3]) )^2" office:value-type="float" office:value="0.000176130425012533">
            <text:p>1.76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5">
            <text:p>36.85</text:p>
          </table:table-cell>
          <table:table-cell table:number-columns-repeated="2"/>
          <table:table-cell table:formula="of:=( [.B44] - ([.$D$2]*[.A44] + [.$D$3]) )^2" office:value-type="float" office:value="0.00638789702424046">
            <text:p>6.39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94">
            <text:p>36.94</text:p>
          </table:table-cell>
          <table:table-cell table:number-columns-repeated="2"/>
          <table:table-cell table:formula="of:=( [.B45] - ([.$D$2]*[.A45] + [.$D$3]) )^2" office:value-type="float" office:value="0.000101519315261974">
            <text:p>1.02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7">
            <text:p>36.87</text:p>
          </table:table-cell>
          <table:table-cell table:number-columns-repeated="2"/>
          <table:table-cell table:formula="of:=( [.B46] - ([.$D$2]*[.A46] + [.$D$3]) )^2" office:value-type="float" office:value="0.00359092420002352">
            <text:p>3.5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39">
            <text:p>39.39</text:p>
          </table:table-cell>
          <table:table-cell table:number-columns-repeated="2"/>
          <table:table-cell table:formula="of:=( [.B47] - ([.$D$2]*[.A47] + [.$D$3]) )^2" office:value-type="float" office:value="0.0860969234907268">
            <text:p>8.61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05">
            <text:p>39.05</text:p>
          </table:table-cell>
          <table:table-cell table:number-columns-repeated="2"/>
          <table:table-cell table:formula="of:=( [.B48] - ([.$D$2]*[.A48] + [.$D$3]) )^2" office:value-type="float" office:value="0.00216943811061195">
            <text:p>2.17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12">
            <text:p>39.12</text:p>
          </table:table-cell>
          <table:table-cell table:number-columns-repeated="2"/>
          <table:table-cell table:formula="of:=( [.B49] - ([.$D$2]*[.A49] + [.$D$3]) )^2" office:value-type="float" office:value="0.000548626277105786">
            <text:p>5.49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5">
            <text:p>41.25</text:p>
          </table:table-cell>
          <table:table-cell table:number-columns-repeated="2"/>
          <table:table-cell table:formula="of:=( [.B50] - ([.$D$2]*[.A50] + [.$D$3]) )^2" office:value-type="float" office:value="0.000175036449863317">
            <text:p>1.75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2">
            <text:p>41.22</text:p>
          </table:table-cell>
          <table:table-cell table:number-columns-repeated="2"/>
          <table:table-cell table:formula="of:=( [.B51] - ([.$D$2]*[.A51] + [.$D$3]) )^2" office:value-type="float" office:value="0.00186884449939928">
            <text:p>1.87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1">
            <text:p>41.21</text:p>
          </table:table-cell>
          <table:table-cell table:number-columns-repeated="2"/>
          <table:table-cell table:formula="of:=( [.B52] - ([.$D$2]*[.A52] + [.$D$3]) )^2" office:value-type="float" office:value="0.00283344718257772">
            <text:p>2.83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53] - ([.$D$2]*[.A53] + [.$D$3]) )^2" office:value-type="float" office:value="0.00159065695427694">
            <text:p>1.59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4] - ([.$D$2]*[.A54] + [.$D$3]) )^2" office:value-type="float" office:value="0.000907031223282087">
            <text:p>9.0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5] - ([.$D$2]*[.A55] + [.$D$3]) )^2" office:value-type="float" office:value="0.000907031223282087">
            <text:p>9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0x70" table:style-name="ta1" table:print="false">
        <table:shapes>
          <draw:frame draw:z-index="0" draw:style-name="gr1" svg:width="18.821cm" svg:height="10.398cm" svg:x="13.791cm" svg:y="0.001cm">
            <draw:object draw:notify-on-update-of-ranges="70x70.A2:70x70.A55 70x70.B2:70x70.B5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5">
            <text:p>7.6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0252356381149">
            <text:p>5.03E-003</text:p>
          </table:table-cell>
          <table:table-cell table:formula="of:=( [.B2] - ([.$D$2]*[.A2] + [.$D$3]) )^2" office:value-type="float" office:value="0.0000762643016466492">
            <text:p>7.6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4">
            <text:p>7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03413599357862">
            <text:p>1.03E-001</text:p>
          </table:table-cell>
          <table:table-cell table:formula="of:=( [.B3] - ([.$D$2]*[.A3] + [.$D$3]) )^2" office:value-type="float" office:value="0.0000016054322507348">
            <text:p>1.6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9">
            <text:p>7.6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36431248906694">
            <text:p>1.36E-004</text:p>
          </table:table-cell>
          <table:table-cell table:formula="of:=( [.B4] - ([.$D$2]*[.A4] + [.$D$3]) )^2" office:value-type="float" office:value="0.00237489977923032">
            <text:p>2.3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6">
            <text:p>10.1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65503268887132">
            <text:p>1.66E-002</text:p>
          </table:table-cell>
          <table:table-cell table:formula="of:=( [.B5] - ([.$D$2]*[.A5] + [.$D$3]) )^2" office:value-type="float" office:value="0.0000373947465784763">
            <text:p>3.74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24">
            <text:p>10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741581465255393">
            <text:p>7.42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5">
            <text:p>10.15</text:p>
          </table:table-cell>
          <table:table-cell office:value-type="string">
            <text:p>sum d_i^2</text:p>
          </table:table-cell>
          <table:table-cell table:formula="of:=SUM([.E2:.E55])" office:value-type="float" office:value="0.130070679967895">
            <text:p>1.30E-001</text:p>
          </table:table-cell>
          <table:table-cell table:formula="of:=( [.B7] - ([.$D$2]*[.A7] + [.$D$3]) )^2" office:value-type="float" office:value="0.0000150922583315443">
            <text:p>1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7233893054946">
            <text:p>2.7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7233893054946">
            <text:p>2.7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4">
            <text:p>12.64</text:p>
          </table:table-cell>
          <table:table-cell table:number-columns-repeated="2"/>
          <table:table-cell table:formula="of:=( [.B10] - ([.$D$2]*[.A10] + [.$D$3]) )^2" office:value-type="float" office:value="0.000702392823451478">
            <text:p>7.0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9">
            <text:p>15.19</text:p>
          </table:table-cell>
          <table:table-cell table:number-columns-repeated="2"/>
          <table:table-cell table:formula="of:=( [.B11] - ([.$D$2]*[.A11] + [.$D$3]) )^2" office:value-type="float" office:value="0.00011836322209643">
            <text:p>1.1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2] - ([.$D$2]*[.A12] + [.$D$3]) )^2" office:value-type="float" office:value="0.000365594044249329">
            <text:p>3.66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3] - ([.$D$2]*[.A13] + [.$D$3]) )^2" office:value-type="float" office:value="0.000365594044249329">
            <text:p>3.6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4] - ([.$D$2]*[.A14] + [.$D$3]) )^2" office:value-type="float" office:value="0.00100732176638425">
            <text:p>1.0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5] - ([.$D$2]*[.A15] + [.$D$3]) )^2" office:value-type="float" office:value="0.00100732176638425">
            <text:p>1.01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8">
            <text:p>17.68</text:p>
          </table:table-cell>
          <table:table-cell table:number-columns-repeated="2"/>
          <table:table-cell table:formula="of:=( [.B16] - ([.$D$2]*[.A16] + [.$D$3]) )^2" office:value-type="float" office:value="0.000137788455984412">
            <text:p>1.3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9">
            <text:p>20.19</text:p>
          </table:table-cell>
          <table:table-cell table:number-columns-repeated="2"/>
          <table:table-cell table:formula="of:=( [.B17] - ([.$D$2]*[.A17] + [.$D$3]) )^2" office:value-type="float" office:value="0.00020609909500543">
            <text:p>2.06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23">
            <text:p>20.23</text:p>
          </table:table-cell>
          <table:table-cell table:number-columns-repeated="2"/>
          <table:table-cell table:formula="of:=( [.B18] - ([.$D$2]*[.A18] + [.$D$3]) )^2" office:value-type="float" office:value="0.000657606949610063">
            <text:p>6.5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8">
            <text:p>20.18</text:p>
          </table:table-cell>
          <table:table-cell table:number-columns-repeated="2"/>
          <table:table-cell table:formula="of:=( [.B19] - ([.$D$2]*[.A19] + [.$D$3]) )^2" office:value-type="float" office:value="0.000593222131354337">
            <text:p>5.9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0] - ([.$D$2]*[.A20] + [.$D$3]) )^2" office:value-type="float" office:value="0.00136707452225718">
            <text:p>1.3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7">
            <text:p>22.7</text:p>
          </table:table-cell>
          <table:table-cell table:number-columns-repeated="2"/>
          <table:table-cell table:formula="of:=( [.B21] - ([.$D$2]*[.A21] + [.$D$3]) )^2" office:value-type="float" office:value="0.000288115687261612">
            <text:p>2.88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2] - ([.$D$2]*[.A22] + [.$D$3]) )^2" office:value-type="float" office:value="0.00136707452225718">
            <text:p>1.3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2">
            <text:p>25.22</text:p>
          </table:table-cell>
          <table:table-cell table:number-columns-repeated="2"/>
          <table:table-cell table:formula="of:=( [.B23] - ([.$D$2]*[.A23] + [.$D$3]) )^2" office:value-type="float" office:value="0.0000920024341061454">
            <text:p>9.20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4">
            <text:p>25.24</text:p>
          </table:table-cell>
          <table:table-cell table:number-columns-repeated="2"/>
          <table:table-cell table:formula="of:=( [.B24] - ([.$D$2]*[.A24] + [.$D$3]) )^2" office:value-type="float" office:value="0.000108330836812523">
            <text:p>1.0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1">
            <text:p>25.21</text:p>
          </table:table-cell>
          <table:table-cell table:number-columns-repeated="2"/>
          <table:table-cell table:formula="of:=( [.B25] - ([.$D$2]*[.A25] + [.$D$3]) )^2" office:value-type="float" office:value="0.000383838232752874">
            <text:p>3.8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26] - ([.$D$2]*[.A26] + [.$D$3]) )^2" office:value-type="float" office:value="0.00333972929311355">
            <text:p>3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">
            <text:p>27.7</text:p>
          </table:table-cell>
          <table:table-cell table:number-columns-repeated="2"/>
          <table:table-cell table:formula="of:=( [.B27] - ([.$D$2]*[.A27] + [.$D$3]) )^2" office:value-type="float" office:value="0.00178165109107065">
            <text:p>1.7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6">
            <text:p>27.76</text:p>
          </table:table-cell>
          <table:table-cell table:number-columns-repeated="2"/>
          <table:table-cell table:formula="of:=( [.B28] - ([.$D$2]*[.A28] + [.$D$3]) )^2" office:value-type="float" office:value="0.000316498012296373">
            <text:p>3.16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29] - ([.$D$2]*[.A29] + [.$D$3]) )^2" office:value-type="float" office:value="0.0000267555006065781">
            <text:p>2.6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30] - ([.$D$2]*[.A30] + [.$D$3]) )^2" office:value-type="float" office:value="0.0000267555006065781">
            <text:p>2.68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5">
            <text:p>30.25</text:p>
          </table:table-cell>
          <table:table-cell table:number-columns-repeated="2"/>
          <table:table-cell table:formula="of:=( [.B31] - ([.$D$2]*[.A31] + [.$D$3]) )^2" office:value-type="float" office:value="0.0000233040615512023">
            <text:p>2.33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3">
            <text:p>32.73</text:p>
          </table:table-cell>
          <table:table-cell table:number-columns-repeated="2"/>
          <table:table-cell table:formula="of:=( [.B32] - ([.$D$2]*[.A32] + [.$D$3]) )^2" office:value-type="float" office:value="0.00140214653073093">
            <text:p>1.4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93">
            <text:p>32.93</text:p>
          </table:table-cell>
          <table:table-cell table:number-columns-repeated="2"/>
          <table:table-cell table:formula="of:=( [.B33] - ([.$D$2]*[.A33] + [.$D$3]) )^2" office:value-type="float" office:value="0.0264240476888578">
            <text:p>2.64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2">
            <text:p>32.72</text:p>
          </table:table-cell>
          <table:table-cell table:number-columns-repeated="2"/>
          <table:table-cell table:formula="of:=( [.B34] - ([.$D$2]*[.A34] + [.$D$3]) )^2" office:value-type="float" office:value="0.00225105147282444">
            <text:p>2.25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8">
            <text:p>35.28</text:p>
          </table:table-cell>
          <table:table-cell table:number-columns-repeated="2"/>
          <table:table-cell table:formula="of:=( [.B35] - ([.$D$2]*[.A35] + [.$D$3]) )^2" office:value-type="float" office:value="0.00000000397734080635764">
            <text:p>3.98E-009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6] - ([.$D$2]*[.A36] + [.$D$3]) )^2" office:value-type="float" office:value="0.000903787947068936">
            <text:p>9.04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7] - ([.$D$2]*[.A37] + [.$D$3]) )^2" office:value-type="float" office:value="0.000903787947068936">
            <text:p>9.04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5">
            <text:p>37.75</text:p>
          </table:table-cell>
          <table:table-cell table:number-columns-repeated="2"/>
          <table:table-cell table:formula="of:=( [.B38] - ([.$D$2]*[.A38] + [.$D$3]) )^2" office:value-type="float" office:value="0.00182165796312713">
            <text:p>1.82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7">
            <text:p>37.77</text:p>
          </table:table-cell>
          <table:table-cell table:number-columns-repeated="2"/>
          <table:table-cell table:formula="of:=( [.B39] - ([.$D$2]*[.A39] + [.$D$3]) )^2" office:value-type="float" office:value="0.000514422554343707">
            <text:p>5.14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85">
            <text:p>37.85</text:p>
          </table:table-cell>
          <table:table-cell table:number-columns-repeated="2"/>
          <table:table-cell table:formula="of:=( [.B40] - ([.$D$2]*[.A40] + [.$D$3]) )^2" office:value-type="float" office:value="0.00328548091921091">
            <text:p>3.29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53">
            <text:p>40.53</text:p>
          </table:table-cell>
          <table:table-cell table:number-columns-repeated="2"/>
          <table:table-cell table:formula="of:=( [.B41] - ([.$D$2]*[.A41] + [.$D$3]) )^2" office:value-type="float" office:value="0.0504906722995829">
            <text:p>5.05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28">
            <text:p>40.28</text:p>
          </table:table-cell>
          <table:table-cell table:number-columns-repeated="2"/>
          <table:table-cell table:formula="of:=( [.B42] - ([.$D$2]*[.A42] + [.$D$3]) )^2" office:value-type="float" office:value="0.000640024438096474">
            <text:p>6.40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36">
            <text:p>40.36</text:p>
          </table:table-cell>
          <table:table-cell table:number-columns-repeated="2"/>
          <table:table-cell table:formula="of:=( [.B43] - ([.$D$2]*[.A43] + [.$D$3]) )^2" office:value-type="float" office:value="0.00299223175377194">
            <text:p>2.99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">
            <text:p>42.8</text:p>
          </table:table-cell>
          <table:table-cell table:number-columns-repeated="2"/>
          <table:table-cell table:formula="of:=( [.B44] - ([.$D$2]*[.A44] + [.$D$3]) )^2" office:value-type="float" office:value="0.000321001808394879">
            <text:p>3.21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2">
            <text:p>42.82</text:p>
          </table:table-cell>
          <table:table-cell table:number-columns-repeated="2"/>
          <table:table-cell table:formula="of:=( [.B45] - ([.$D$2]*[.A45] + [.$D$3]) )^2" office:value-type="float" office:value="0.00000434087501578947">
            <text:p>4.3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1">
            <text:p>42.81</text:p>
          </table:table-cell>
          <table:table-cell table:number-columns-repeated="2"/>
          <table:table-cell table:formula="of:=( [.B46] - ([.$D$2]*[.A46] + [.$D$3]) )^2" office:value-type="float" office:value="0.0000626713417052469">
            <text:p>6.27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1">
            <text:p>45.31</text:p>
          </table:table-cell>
          <table:table-cell table:number-columns-repeated="2"/>
          <table:table-cell table:formula="of:=( [.B47] - ([.$D$2]*[.A47] + [.$D$3]) )^2" office:value-type="float" office:value="0.000421659217468556">
            <text:p>4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8] - ([.$D$2]*[.A48] + [.$D$3]) )^2" office:value-type="float" office:value="0.000932346065307246">
            <text:p>9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9] - ([.$D$2]*[.A49] + [.$D$3]) )^2" office:value-type="float" office:value="0.000932346065307246">
            <text:p>9.32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8">
            <text:p>47.88</text:p>
          </table:table-cell>
          <table:table-cell table:number-columns-repeated="2"/>
          <table:table-cell table:formula="of:=( [.B50] - ([.$D$2]*[.A50] + [.$D$3]) )^2" office:value-type="float" office:value="0.00135776320585366">
            <text:p>1.3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5">
            <text:p>47.85</text:p>
          </table:table-cell>
          <table:table-cell table:number-columns-repeated="2"/>
          <table:table-cell table:formula="of:=( [.B51] - ([.$D$2]*[.A51] + [.$D$3]) )^2" office:value-type="float" office:value="0.0000468928928155473">
            <text:p>4.69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76">
            <text:p>47.76</text:p>
          </table:table-cell>
          <table:table-cell table:number-columns-repeated="2"/>
          <table:table-cell table:formula="of:=( [.B52] - ([.$D$2]*[.A52] + [.$D$3]) )^2" office:value-type="float" office:value="0.00691428195370202">
            <text:p>6.91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8">
            <text:p>50.38</text:p>
          </table:table-cell>
          <table:table-cell table:number-columns-repeated="2"/>
          <table:table-cell table:formula="of:=( [.B53] - ([.$D$2]*[.A53] + [.$D$3]) )^2" office:value-type="float" office:value="0.000587093844639955">
            <text:p>5.8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1">
            <text:p>50.31</text:p>
          </table:table-cell>
          <table:table-cell table:number-columns-repeated="2"/>
          <table:table-cell table:formula="of:=( [.B54] - ([.$D$2]*[.A54] + [.$D$3]) )^2" office:value-type="float" office:value="0.00209489111559457">
            <text:p>2.09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6">
            <text:p>50.36</text:p>
          </table:table-cell>
          <table:table-cell table:number-columns-repeated="2"/>
          <table:table-cell table:formula="of:=( [.B55] - ([.$D$2]*[.A55] + [.$D$3]) )^2" office:value-type="float" office:value="0.0000178930649126689">
            <text:p>1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5x75" table:style-name="ta1" table:print="false">
        <table:shapes>
          <draw:frame draw:z-index="0" draw:style-name="gr1" svg:width="18.821cm" svg:height="10.398cm" svg:x="14.534cm" svg:y="0.054cm">
            <draw:object draw:notify-on-update-of-ranges="75x75.A2:75x75.A55 75x75.B2:75x75.B5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75277605779154">
            <text:p>5.75E-003</text:p>
          </table:table-cell>
          <table:table-cell table:formula="of:=( [.B2] - ([.$D$2]*[.A2] + [.$D$3]) )^2" office:value-type="float" office:value="0.000229407339010354">
            <text:p>2.2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5982112143104">
            <text:p>1.56E-001</text:p>
          </table:table-cell>
          <table:table-cell table:formula="of:=( [.B3] - ([.$D$2]*[.A3] + [.$D$3]) )^2" office:value-type="float" office:value="0.000229407339010354">
            <text:p>2.29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8">
            <text:p>8.7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36353825832291">
            <text:p>2.36E-004</text:p>
          </table:table-cell>
          <table:table-cell table:formula="of:=( [.B4] - ([.$D$2]*[.A4] + [.$D$3]) )^2" office:value-type="float" office:value="0.0000264833624021293">
            <text:p>2.6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6">
            <text:p>11.6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86718263614055">
            <text:p>2.87E-002</text:p>
          </table:table-cell>
          <table:table-cell table:formula="of:=( [.B5] - ([.$D$2]*[.A5] + [.$D$3]) )^2" office:value-type="float" office:value="0.000002353854715781">
            <text:p>2.35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33038409239386">
            <text:p>1.33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sum d_i^2</text:p>
          </table:table-cell>
          <table:table-cell table:formula="of:=SUM([.E2:.E55])" office:value-type="float" office:value="0.390370485036119">
            <text:p>3.90E-001</text:p>
          </table:table-cell>
          <table:table-cell table:formula="of:=( [.B7] - ([.$D$2]*[.A7] + [.$D$3]) )^2" office:value-type="float" office:value="0.000133038409239386">
            <text:p>1.3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9">
            <text:p>14.5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271209135535016">
            <text:p>2.71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64">
            <text:p>14.6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04198656931554">
            <text:p>1.0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2">
            <text:p>14.52</text:p>
          </table:table-cell>
          <table:table-cell table:number-columns-repeated="2"/>
          <table:table-cell table:formula="of:=( [.B10] - ([.$D$2]*[.A10] + [.$D$3]) )^2" office:value-type="float" office:value="0.000321207282422995">
            <text:p>3.2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7">
            <text:p>17.37</text:p>
          </table:table-cell>
          <table:table-cell table:number-columns-repeated="2"/>
          <table:table-cell table:formula="of:=( [.B11] - ([.$D$2]*[.A11] + [.$D$3]) )^2" office:value-type="float" office:value="0.00196340140266163">
            <text:p>1.96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9">
            <text:p>17.39</text:p>
          </table:table-cell>
          <table:table-cell table:number-columns-repeated="2"/>
          <table:table-cell table:formula="of:=( [.B12] - ([.$D$2]*[.A12] + [.$D$3]) )^2" office:value-type="float" office:value="0.000590989981952957">
            <text:p>5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8">
            <text:p>17.38</text:p>
          </table:table-cell>
          <table:table-cell table:number-columns-repeated="2"/>
          <table:table-cell table:formula="of:=( [.B13] - ([.$D$2]*[.A13] + [.$D$3]) )^2" office:value-type="float" office:value="0.00117719569230742">
            <text:p>1.1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14] - ([.$D$2]*[.A14] + [.$D$3]) )^2" office:value-type="float" office:value="0.000428420219559551">
            <text:p>4.2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5">
            <text:p>20.25</text:p>
          </table:table-cell>
          <table:table-cell table:number-columns-repeated="2"/>
          <table:table-cell table:formula="of:=( [.B15] - ([.$D$2]*[.A15] + [.$D$3]) )^2" office:value-type="float" office:value="0.00165635279609898">
            <text:p>1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3">
            <text:p>20.3</text:p>
          </table:table-cell>
          <table:table-cell table:number-columns-repeated="2"/>
          <table:table-cell table:formula="of:=( [.B16] - ([.$D$2]*[.A16] + [.$D$3]) )^2" office:value-type="float" office:value="0.0000865213547503707">
            <text:p>8.65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4">
            <text:p>23.14</text:p>
          </table:table-cell>
          <table:table-cell table:number-columns-repeated="2"/>
          <table:table-cell table:formula="of:=( [.B17] - ([.$D$2]*[.A17] + [.$D$3]) )^2" office:value-type="float" office:value="0.000733669993866942">
            <text:p>7.3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8] - ([.$D$2]*[.A18] + [.$D$3]) )^2" office:value-type="float" office:value="0.0105912207334599">
            <text:p>1.06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6">
            <text:p>23.16</text:p>
          </table:table-cell>
          <table:table-cell table:number-columns-repeated="2"/>
          <table:table-cell table:formula="of:=( [.B19] - ([.$D$2]*[.A19] + [.$D$3]) )^2" office:value-type="float" office:value="0.0000502162614966602">
            <text:p>5.02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4">
            <text:p>26.04</text:p>
          </table:table-cell>
          <table:table-cell table:number-columns-repeated="2"/>
          <table:table-cell table:formula="of:=( [.B20] - ([.$D$2]*[.A20] + [.$D$3]) )^2" office:value-type="float" office:value="0.0000120712622190611">
            <text:p>1.21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6">
            <text:p>26.06</text:p>
          </table:table-cell>
          <table:table-cell table:number-columns-repeated="2"/>
          <table:table-cell table:formula="of:=( [.B21] - ([.$D$2]*[.A21] + [.$D$3]) )^2" office:value-type="float" office:value="0.000273096374017985">
            <text:p>2.7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2">
            <text:p>26.2</text:p>
          </table:table-cell>
          <table:table-cell table:number-columns-repeated="2"/>
          <table:table-cell table:formula="of:=( [.B22] - ([.$D$2]*[.A22] + [.$D$3]) )^2" office:value-type="float" office:value="0.0245002721566106">
            <text:p>2.45E-002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7">
            <text:p>28.87</text:p>
          </table:table-cell>
          <table:table-cell table:number-columns-repeated="2"/>
          <table:table-cell table:formula="of:=( [.B23] - ([.$D$2]*[.A23] + [.$D$3]) )^2" office:value-type="float" office:value="0.00248625904353633">
            <text:p>2.49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8">
            <text:p>28.88</text:p>
          </table:table-cell>
          <table:table-cell table:number-columns-repeated="2"/>
          <table:table-cell table:formula="of:=( [.B24] - ([.$D$2]*[.A24] + [.$D$3]) )^2" office:value-type="float" office:value="0.00158901102152063">
            <text:p>1.5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9">
            <text:p>28.9</text:p>
          </table:table-cell>
          <table:table-cell table:number-columns-repeated="2"/>
          <table:table-cell table:formula="of:=( [.B25] - ([.$D$2]*[.A25] + [.$D$3]) )^2" office:value-type="float" office:value="0.000394514977488865">
            <text:p>3.95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8">
            <text:p>31.78</text:p>
          </table:table-cell>
          <table:table-cell table:number-columns-repeated="2"/>
          <table:table-cell table:formula="of:=( [.B26] - ([.$D$2]*[.A26] + [.$D$3]) )^2" office:value-type="float" office:value="0.000264076475073227">
            <text:p>2.6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5">
            <text:p>31.75</text:p>
          </table:table-cell>
          <table:table-cell table:number-columns-repeated="2"/>
          <table:table-cell table:formula="of:=( [.B27] - ([.$D$2]*[.A27] + [.$D$3]) )^2" office:value-type="float" office:value="0.00213910227486717">
            <text:p>2.1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6">
            <text:p>31.76</text:p>
          </table:table-cell>
          <table:table-cell table:number-columns-repeated="2"/>
          <table:table-cell table:formula="of:=( [.B28] - ([.$D$2]*[.A28] + [.$D$3]) )^2" office:value-type="float" office:value="0.00131409367493576">
            <text:p>1.3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29] - ([.$D$2]*[.A29] + [.$D$3]) )^2" office:value-type="float" office:value="0.00392357653240702">
            <text:p>3.9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4">
            <text:p>34.64</text:p>
          </table:table-cell>
          <table:table-cell table:number-columns-repeated="2"/>
          <table:table-cell table:formula="of:=( [.B30] - ([.$D$2]*[.A30] + [.$D$3]) )^2" office:value-type="float" office:value="0.00106526899886671">
            <text:p>1.0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31] - ([.$D$2]*[.A31] + [.$D$3]) )^2" office:value-type="float" office:value="0.00392357653240702">
            <text:p>3.9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5">
            <text:p>37.55</text:p>
          </table:table-cell>
          <table:table-cell table:number-columns-repeated="2"/>
          <table:table-cell table:formula="of:=( [.B32] - ([.$D$2]*[.A32] + [.$D$3]) )^2" office:value-type="float" office:value="0.000000947726026703962">
            <text:p>9.48E-007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3] - ([.$D$2]*[.A33] + [.$D$3]) )^2" office:value-type="float" office:value="0.00240359650483717">
            <text:p>2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4] - ([.$D$2]*[.A34] + [.$D$3]) )^2" office:value-type="float" office:value="0.00240359650483717">
            <text:p>2.4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38">
            <text:p>40.38</text:p>
          </table:table-cell>
          <table:table-cell table:number-columns-repeated="2"/>
          <table:table-cell table:formula="of:=( [.B35] - ([.$D$2]*[.A35] + [.$D$3]) )^2" office:value-type="float" office:value="0.0020624783256295">
            <text:p>2.06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4">
            <text:p>40.4</text:p>
          </table:table-cell>
          <table:table-cell table:number-columns-repeated="2"/>
          <table:table-cell table:formula="of:=( [.B36] - ([.$D$2]*[.A36] + [.$D$3]) )^2" office:value-type="float" office:value="0.000645897658274908">
            <text:p>6.4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37] - ([.$D$2]*[.A37] + [.$D$3]) )^2" office:value-type="float" office:value="0.0927723166469171">
            <text:p>9.28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7">
            <text:p>43.27</text:p>
          </table:table-cell>
          <table:table-cell table:number-columns-repeated="2"/>
          <table:table-cell table:formula="of:=( [.B38] - ([.$D$2]*[.A38] + [.$D$3]) )^2" office:value-type="float" office:value="0.00101140190534536">
            <text:p>1.0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39] - ([.$D$2]*[.A39] + [.$D$3]) )^2" office:value-type="float" office:value="0.00515560555171782">
            <text:p>5.1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40] - ([.$D$2]*[.A40] + [.$D$3]) )^2" office:value-type="float" office:value="0.00515560555171782">
            <text:p>5.1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33">
            <text:p>46.33</text:p>
          </table:table-cell>
          <table:table-cell table:number-columns-repeated="2"/>
          <table:table-cell table:formula="of:=( [.B41] - ([.$D$2]*[.A41] + [.$D$3]) )^2" office:value-type="float" office:value="0.0230461016781038">
            <text:p>2.3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2">
            <text:p>46.22</text:p>
          </table:table-cell>
          <table:table-cell table:number-columns-repeated="2"/>
          <table:table-cell table:formula="of:=( [.B42] - ([.$D$2]*[.A42] + [.$D$3]) )^2" office:value-type="float" office:value="0.00174802806269568">
            <text:p>1.7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7">
            <text:p>46.27</text:p>
          </table:table-cell>
          <table:table-cell table:number-columns-repeated="2"/>
          <table:table-cell table:formula="of:=( [.B43] - ([.$D$2]*[.A43] + [.$D$3]) )^2" office:value-type="float" office:value="0.0084289706151548">
            <text:p>8.4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8.98">
            <text:p>48.98</text:p>
          </table:table-cell>
          <table:table-cell table:number-columns-repeated="2"/>
          <table:table-cell table:formula="of:=( [.B44] - ([.$D$2]*[.A44] + [.$D$3]) )^2" office:value-type="float" office:value="0.00556196808079677">
            <text:p>5.5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42">
            <text:p>49.42</text:p>
          </table:table-cell>
          <table:table-cell table:number-columns-repeated="2"/>
          <table:table-cell table:formula="of:=( [.B45] - ([.$D$2]*[.A45] + [.$D$3]) )^2" office:value-type="float" office:value="0.133532797114156">
            <text:p>1.34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03">
            <text:p>49.03</text:p>
          </table:table-cell>
          <table:table-cell table:number-columns-repeated="2"/>
          <table:table-cell table:formula="of:=( [.B46] - ([.$D$2]*[.A46] + [.$D$3]) )^2" office:value-type="float" office:value="0.000604107743677896">
            <text:p>6.04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9">
            <text:p>51.9</text:p>
          </table:table-cell>
          <table:table-cell table:number-columns-repeated="2"/>
          <table:table-cell table:formula="of:=( [.B47] - ([.$D$2]*[.A47] + [.$D$3]) )^2" office:value-type="float" office:value="0.000958932313956685">
            <text:p>9.59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48] - ([.$D$2]*[.A48] + [.$D$3]) )^2" office:value-type="float" office:value="0.00792694056988881">
            <text:p>7.9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88">
            <text:p>51.88</text:p>
          </table:table-cell>
          <table:table-cell table:number-columns-repeated="2"/>
          <table:table-cell table:formula="of:=( [.B49] - ([.$D$2]*[.A49] + [.$D$3]) )^2" office:value-type="float" office:value="0.00259759760463439">
            <text:p>2.60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5">
            <text:p>54.75</text:p>
          </table:table-cell>
          <table:table-cell table:number-columns-repeated="2"/>
          <table:table-cell table:formula="of:=( [.B50] - ([.$D$2]*[.A50] + [.$D$3]) )^2" office:value-type="float" office:value="0.00328955715709035">
            <text:p>3.2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6">
            <text:p>54.76</text:p>
          </table:table-cell>
          <table:table-cell table:number-columns-repeated="2"/>
          <table:table-cell table:formula="of:=( [.B51] - ([.$D$2]*[.A51] + [.$D$3]) )^2" office:value-type="float" office:value="0.00224246393383615">
            <text:p>2.24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4">
            <text:p>54.74</text:p>
          </table:table-cell>
          <table:table-cell table:number-columns-repeated="2"/>
          <table:table-cell table:formula="of:=( [.B52] - ([.$D$2]*[.A52] + [.$D$3]) )^2" office:value-type="float" office:value="0.00453665038034447">
            <text:p>4.54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3] - ([.$D$2]*[.A53] + [.$D$3]) )^2" office:value-type="float" office:value="0.00543798433706221">
            <text:p>5.44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9">
            <text:p>57.69</text:p>
          </table:table-cell>
          <table:table-cell table:number-columns-repeated="2"/>
          <table:table-cell table:formula="of:=( [.B54] - ([.$D$2]*[.A54] + [.$D$3]) )^2" office:value-type="float" office:value="0.0000391539277041251">
            <text:p>3.9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5] - ([.$D$2]*[.A55] + [.$D$3]) )^2" office:value-type="float" office:value="0.00543798433706221">
            <text:p>5.44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0x80" table:style-name="ta1" table:print="false">
        <table:shapes>
          <draw:frame draw:z-index="0" draw:style-name="gr1" svg:width="18.821cm" svg:height="10.398cm" svg:x="14.011cm" svg:y="0.001cm">
            <draw:object draw:notify-on-update-of-ranges="80x80.A2:80x80.A55 80x80.B2:80x80.B5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9">
            <text:p>9.9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654280701754386">
            <text:p>6.54E-003</text:p>
          </table:table-cell>
          <table:table-cell table:formula="of:=( [.B2] - ([.$D$2]*[.A2] + [.$D$3]) )^2" office:value-type="float" office:value="0.000464810065014872">
            <text:p>4.6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7">
            <text:p>9.9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4230019493189">
            <text:p>1.54E-001</text:p>
          </table:table-cell>
          <table:table-cell table:formula="of:=( [.B3] - ([.$D$2]*[.A3] + [.$D$3]) )^2" office:value-type="float" office:value="0.00000243189737390436">
            <text:p>2.4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8">
            <text:p>9.9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3146050066599">
            <text:p>2.43E-004</text:p>
          </table:table-cell>
          <table:table-cell table:formula="of:=( [.B4] - ([.$D$2]*[.A4] + [.$D$3]) )^2" office:value-type="float" office:value="0.000133620981194393">
            <text:p>1.34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957837192694">
            <text:p>2.95E-002</text:p>
          </table:table-cell>
          <table:table-cell table:formula="of:=( [.B5] - ([.$D$2]*[.A5] + [.$D$3]) )^2" office:value-type="float" office:value="0.0000969054105918254">
            <text:p>9.69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4">
            <text:p>1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0243189737368275">
            <text:p>2.43E-008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office:value-type="string">
            <text:p>sum d_i^2</text:p>
          </table:table-cell>
          <table:table-cell table:formula="of:=SUM([.E2:.E55])" office:value-type="float" office:value="0.413129434697857">
            <text:p>4.13E-001</text:p>
          </table:table-cell>
          <table:table-cell table:formula="of:=( [.B7] - ([.$D$2]*[.A7] + [.$D$3]) )^2" office:value-type="float" office:value="0.0000969054105918254">
            <text:p>9.69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">
            <text:p>1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26507681375968">
            <text:p>1.27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51653880206094">
            <text:p>3.5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table:number-columns-repeated="2"/>
          <table:table-cell table:formula="of:=( [.B10] - ([.$D$2]*[.A10] + [.$D$3]) )^2" office:value-type="float" office:value="0.000351653880206094">
            <text:p>3.5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1] - ([.$D$2]*[.A11] + [.$D$3]) )^2" office:value-type="float" office:value="0.000513071068401046">
            <text:p>5.13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7">
            <text:p>19.77</text:p>
          </table:table-cell>
          <table:table-cell table:number-columns-repeated="2"/>
          <table:table-cell table:formula="of:=( [.B12] - ([.$D$2]*[.A12] + [.$D$3]) )^2" office:value-type="float" office:value="0.000160049625905911">
            <text:p>1.60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3] - ([.$D$2]*[.A13] + [.$D$3]) )^2" office:value-type="float" office:value="0.000513071068401046">
            <text:p>5.13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4">
            <text:p>23.04</text:p>
          </table:table-cell>
          <table:table-cell table:number-columns-repeated="2"/>
          <table:table-cell table:formula="of:=( [.B14] - ([.$D$2]*[.A14] + [.$D$3]) )^2" office:value-type="float" office:value="0.000197531244181619">
            <text:p>1.9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6">
            <text:p>23.06</text:p>
          </table:table-cell>
          <table:table-cell table:number-columns-repeated="2"/>
          <table:table-cell table:formula="of:=( [.B15] - ([.$D$2]*[.A15] + [.$D$3]) )^2" office:value-type="float" office:value="0.000035348008313992">
            <text:p>3.5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5">
            <text:p>23.05</text:p>
          </table:table-cell>
          <table:table-cell table:number-columns-repeated="2"/>
          <table:table-cell table:formula="of:=( [.B16] - ([.$D$2]*[.A16] + [.$D$3]) )^2" office:value-type="float" office:value="0.0000164396262477952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4">
            <text:p>26.34</text:p>
          </table:table-cell>
          <table:table-cell table:number-columns-repeated="2"/>
          <table:table-cell table:formula="of:=( [.B17] - ([.$D$2]*[.A17] + [.$D$3]) )^2" office:value-type="float" office:value="0.000211467156085934">
            <text:p>2.1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47">
            <text:p>26.47</text:p>
          </table:table-cell>
          <table:table-cell table:number-columns-repeated="2"/>
          <table:table-cell table:formula="of:=( [.B18] - ([.$D$2]*[.A18] + [.$D$3]) )^2" office:value-type="float" office:value="0.0208923638422448">
            <text:p>2.0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2">
            <text:p>26.32</text:p>
          </table:table-cell>
          <table:table-cell table:number-columns-repeated="2"/>
          <table:table-cell table:formula="of:=( [.B19] - ([.$D$2]*[.A19] + [.$D$3]) )^2" office:value-type="float" office:value="0.0000297907428306775">
            <text:p>2.9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0] - ([.$D$2]*[.A20] + [.$D$3]) )^2" office:value-type="float" office:value="0.00135877743959252">
            <text:p>1.36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67">
            <text:p>29.67</text:p>
          </table:table-cell>
          <table:table-cell table:number-columns-repeated="2"/>
          <table:table-cell table:formula="of:=( [.B21] - ([.$D$2]*[.A21] + [.$D$3]) )^2" office:value-type="float" office:value="0.00534922578267146">
            <text:p>5.3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2] - ([.$D$2]*[.A22] + [.$D$3]) )^2" office:value-type="float" office:value="0.00135877743959252">
            <text:p>1.36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">
            <text:p>32.8</text:p>
          </table:table-cell>
          <table:table-cell table:number-columns-repeated="2"/>
          <table:table-cell table:formula="of:=( [.B23] - ([.$D$2]*[.A23] + [.$D$3]) )^2" office:value-type="float" office:value="0.00466012486273176">
            <text:p>4.66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96">
            <text:p>32.96</text:p>
          </table:table-cell>
          <table:table-cell table:number-columns-repeated="2"/>
          <table:table-cell table:formula="of:=( [.B24] - ([.$D$2]*[.A24] + [.$D$3]) )^2" office:value-type="float" office:value="0.00841529055473797">
            <text:p>8.4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5">
            <text:p>32.85</text:p>
          </table:table-cell>
          <table:table-cell table:number-columns-repeated="2"/>
          <table:table-cell table:formula="of:=( [.B25] - ([.$D$2]*[.A25] + [.$D$3]) )^2" office:value-type="float" office:value="0.000333614141483331">
            <text:p>3.3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1">
            <text:p>36.11</text:p>
          </table:table-cell>
          <table:table-cell table:number-columns-repeated="2"/>
          <table:table-cell table:formula="of:=( [.B26] - ([.$D$2]*[.A26] + [.$D$3]) )^2" office:value-type="float" office:value="0.000880226774430557">
            <text:p>8.8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6">
            <text:p>36.16</text:p>
          </table:table-cell>
          <table:table-cell table:number-columns-repeated="2"/>
          <table:table-cell table:formula="of:=( [.B27] - ([.$D$2]*[.A27] + [.$D$3]) )^2" office:value-type="float" office:value="0.000413365175989158">
            <text:p>4.1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">
            <text:p>36.1</text:p>
          </table:table-cell>
          <table:table-cell table:number-columns-repeated="2"/>
          <table:table-cell table:formula="of:=( [.B28] - ([.$D$2]*[.A28] + [.$D$3]) )^2" office:value-type="float" office:value="0.00157359909411866">
            <text:p>1.57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42">
            <text:p>39.42</text:p>
          </table:table-cell>
          <table:table-cell table:number-columns-repeated="2"/>
          <table:table-cell table:formula="of:=( [.B29] - ([.$D$2]*[.A29] + [.$D$3]) )^2" office:value-type="float" office:value="0.0000797069563664306">
            <text:p>7.97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0] - ([.$D$2]*[.A30] + [.$D$3]) )^2" office:value-type="float" office:value="0.00260836192712697">
            <text:p>2.6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1] - ([.$D$2]*[.A31] + [.$D$3]) )^2" office:value-type="float" office:value="0.00260836192712697">
            <text:p>2.61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7">
            <text:p>42.67</text:p>
          </table:table-cell>
          <table:table-cell table:number-columns-repeated="2"/>
          <table:table-cell table:formula="of:=( [.B32] - ([.$D$2]*[.A32] + [.$D$3]) )^2" office:value-type="float" office:value="0.000155641431931652">
            <text:p>1.56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71">
            <text:p>42.71</text:p>
          </table:table-cell>
          <table:table-cell table:number-columns-repeated="2"/>
          <table:table-cell table:formula="of:=( [.B33] - ([.$D$2]*[.A33] + [.$D$3]) )^2" office:value-type="float" office:value="0.000757590749670141">
            <text:p>7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8">
            <text:p>42.68</text:p>
          </table:table-cell>
          <table:table-cell table:number-columns-repeated="2"/>
          <table:table-cell table:formula="of:=( [.B34] - ([.$D$2]*[.A34] + [.$D$3]) )^2" office:value-type="float" office:value="0.00000612876136629602">
            <text:p>6.13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4">
            <text:p>45.94</text:p>
          </table:table-cell>
          <table:table-cell table:number-columns-repeated="2"/>
          <table:table-cell table:formula="of:=( [.B35] - ([.$D$2]*[.A35] + [.$D$3]) )^2" office:value-type="float" office:value="0.000192630590989134">
            <text:p>1.93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2">
            <text:p>45.92</text:p>
          </table:table-cell>
          <table:table-cell table:number-columns-repeated="2"/>
          <table:table-cell table:formula="of:=( [.B36] - ([.$D$2]*[.A36] + [.$D$3]) )^2" office:value-type="float" office:value="0.00114779628299677">
            <text:p>1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1">
            <text:p>45.91</text:p>
          </table:table-cell>
          <table:table-cell table:number-columns-repeated="2"/>
          <table:table-cell table:formula="of:=( [.B37] - ([.$D$2]*[.A37] + [.$D$3]) )^2" office:value-type="float" office:value="0.00192537912900109">
            <text:p>1.93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2">
            <text:p>49.2</text:p>
          </table:table-cell>
          <table:table-cell table:number-columns-repeated="2"/>
          <table:table-cell table:formula="of:=( [.B38] - ([.$D$2]*[.A38] + [.$D$3]) )^2" office:value-type="float" office:value="0.000639212445234819">
            <text:p>6.39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5">
            <text:p>49.15</text:p>
          </table:table-cell>
          <table:table-cell table:number-columns-repeated="2"/>
          <table:table-cell table:formula="of:=( [.B39] - ([.$D$2]*[.A39] + [.$D$3]) )^2" office:value-type="float" office:value="0.00566747755244795">
            <text:p>5.6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7">
            <text:p>49.17</text:p>
          </table:table-cell>
          <table:table-cell table:number-columns-repeated="2"/>
          <table:table-cell table:formula="of:=( [.B40] - ([.$D$2]*[.A40] + [.$D$3]) )^2" office:value-type="float" office:value="0.00305617150956244">
            <text:p>3.0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81">
            <text:p>52.81</text:p>
          </table:table-cell>
          <table:table-cell table:number-columns-repeated="2"/>
          <table:table-cell table:formula="of:=( [.B41] - ([.$D$2]*[.A41] + [.$D$3]) )^2" office:value-type="float" office:value="0.0981655624332677">
            <text:p>9.82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54">
            <text:p>52.54</text:p>
          </table:table-cell>
          <table:table-cell table:number-columns-repeated="2"/>
          <table:table-cell table:formula="of:=( [.B42] - ([.$D$2]*[.A42] + [.$D$3]) )^2" office:value-type="float" office:value="0.00187608874905485">
            <text:p>1.8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41">
            <text:p>52.41</text:p>
          </table:table-cell>
          <table:table-cell table:number-columns-repeated="2"/>
          <table:table-cell table:formula="of:=( [.B43] - ([.$D$2]*[.A43] + [.$D$3]) )^2" office:value-type="float" office:value="0.00751449030850931">
            <text:p>7.5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8">
            <text:p>55.78</text:p>
          </table:table-cell>
          <table:table-cell table:number-columns-repeated="2"/>
          <table:table-cell table:formula="of:=( [.B44] - ([.$D$2]*[.A44] + [.$D$3]) )^2" office:value-type="float" office:value="0.000141855993677068">
            <text:p>1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66">
            <text:p>55.66</text:p>
          </table:table-cell>
          <table:table-cell table:number-columns-repeated="2"/>
          <table:table-cell table:formula="of:=( [.B45] - ([.$D$2]*[.A45] + [.$D$3]) )^2" office:value-type="float" office:value="0.0116833764615143">
            <text:p>1.17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1">
            <text:p>55.71</text:p>
          </table:table-cell>
          <table:table-cell table:number-columns-repeated="2"/>
          <table:table-cell table:formula="of:=( [.B46] - ([.$D$2]*[.A46] + [.$D$3]) )^2" office:value-type="float" office:value="0.00337440959991491">
            <text:p>3.3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2">
            <text:p>59.02</text:p>
          </table:table-cell>
          <table:table-cell table:number-columns-repeated="2"/>
          <table:table-cell table:formula="of:=( [.B47] - ([.$D$2]*[.A47] + [.$D$3]) )^2" office:value-type="float" office:value="0.000379983964676712">
            <text:p>3.80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8.95">
            <text:p>58.95</text:p>
          </table:table-cell>
          <table:table-cell table:number-columns-repeated="2"/>
          <table:table-cell table:formula="of:=( [.B48] - ([.$D$2]*[.A48] + [.$D$3]) )^2" office:value-type="float" office:value="0.00800902879898483">
            <text:p>8.0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1">
            <text:p>59.01</text:p>
          </table:table-cell>
          <table:table-cell table:number-columns-repeated="2"/>
          <table:table-cell table:formula="of:=( [.B49] - ([.$D$2]*[.A49] + [.$D$3]) )^2" office:value-type="float" office:value="0.00086984751243531">
            <text:p>8.70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67">
            <text:p>62.67</text:p>
          </table:table-cell>
          <table:table-cell table:number-columns-repeated="2"/>
          <table:table-cell table:formula="of:=( [.B50] - ([.$D$2]*[.A50] + [.$D$3]) )^2" office:value-type="float" office:value="0.128955190010983">
            <text:p>1.29E-001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21">
            <text:p>62.21</text:p>
          </table:table-cell>
          <table:table-cell table:number-columns-repeated="2"/>
          <table:table-cell table:formula="of:=( [.B51] - ([.$D$2]*[.A51] + [.$D$3]) )^2" office:value-type="float" office:value="0.0101801412780377">
            <text:p>1.0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55">
            <text:p>62.55</text:p>
          </table:table-cell>
          <table:table-cell table:number-columns-repeated="2"/>
          <table:table-cell table:formula="of:=( [.B52] - ([.$D$2]*[.A52] + [.$D$3]) )^2" office:value-type="float" office:value="0.0571703946893431">
            <text:p>5.7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2">
            <text:p>65.52</text:p>
          </table:table-cell>
          <table:table-cell table:number-columns-repeated="2"/>
          <table:table-cell table:formula="of:=( [.B53] - ([.$D$2]*[.A53] + [.$D$3]) )^2" office:value-type="float" office:value="0.00388131428853597">
            <text:p>3.8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4] - ([.$D$2]*[.A54] + [.$D$3]) )^2" office:value-type="float" office:value="0.00677332208580593">
            <text:p>6.77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5] - ([.$D$2]*[.A55] + [.$D$3]) )^2" office:value-type="float" office:value="0.00677332208580593">
            <text:p>6.77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5x85" table:style-name="ta1" table:print="false">
        <table:shapes>
          <draw:frame draw:z-index="0" draw:style-name="gr1" svg:width="18.821cm" svg:height="10.398cm" svg:x="14.505cm" svg:y="0.211cm">
            <draw:object draw:notify-on-update-of-ranges="85x85.A2:85x85.A55 85x85.B2:85x85.B5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31">
            <text:p>11.3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736899896800826">
            <text:p>7.37E-003</text:p>
          </table:table-cell>
          <table:table-cell table:formula="of:=( [.B2] - ([.$D$2]*[.A2] + [.$D$3]) )^2" office:value-type="float" office:value="0.00132450592584903">
            <text:p>1.32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6">
            <text:p>11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20107785804392">
            <text:p>2.20E-001</text:p>
          </table:table-cell>
          <table:table-cell table:formula="of:=( [.B3] - ([.$D$2]*[.A3] + [.$D$3]) )^2" office:value-type="float" office:value="0.000185129707526697">
            <text:p>1.8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7">
            <text:p>11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84234380942923">
            <text:p>1.84E-004</text:p>
          </table:table-cell>
          <table:table-cell table:formula="of:=( [.B4] - ([.$D$2]*[.A4] + [.$D$3]) )^2" office:value-type="float" office:value="0.0000130049511911553">
            <text:p>1.3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5">
            <text:p>14.9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23492730087843">
            <text:p>2.23E-002</text:p>
          </table:table-cell>
          <table:table-cell table:formula="of:=( [.B5] - ([.$D$2]*[.A5] + [.$D$3]) )^2" office:value-type="float" office:value="0.0000657027262379075">
            <text:p>6.57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3">
            <text:p>14.9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789931599074113">
            <text:p>7.9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4">
            <text:p>14.94</text:p>
          </table:table-cell>
          <table:table-cell office:value-type="string">
            <text:p>sum d_i^2</text:p>
          </table:table-cell>
          <table:table-cell table:formula="of:=SUM([.E2:.E55])" office:value-type="float" office:value="0.237188189427822">
            <text:p>2.37E-001</text:p>
          </table:table-cell>
          <table:table-cell table:formula="of:=( [.B7] - ([.$D$2]*[.A7] + [.$D$3]) )^2" office:value-type="float" office:value="0.000327817162656015">
            <text:p>3.28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">
            <text:p>18.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81520356339316">
            <text:p>1.82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510995330391986">
            <text:p>5.11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table:number-columns-repeated="2"/>
          <table:table-cell table:formula="of:=( [.B10] - ([.$D$2]*[.A10] + [.$D$3]) )^2" office:value-type="float" office:value="0.000510995330391986">
            <text:p>5.1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">
            <text:p>22.3</text:p>
          </table:table-cell>
          <table:table-cell table:number-columns-repeated="2"/>
          <table:table-cell table:formula="of:=( [.B11] - ([.$D$2]*[.A11] + [.$D$3]) )^2" office:value-type="float" office:value="0.000734664210734899">
            <text:p>7.35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1">
            <text:p>22.31</text:p>
          </table:table-cell>
          <table:table-cell table:number-columns-repeated="2"/>
          <table:table-cell table:formula="of:=( [.B12] - ([.$D$2]*[.A12] + [.$D$3]) )^2" office:value-type="float" office:value="0.000292570414151793">
            <text:p>2.93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69">
            <text:p>22.69</text:p>
          </table:table-cell>
          <table:table-cell table:number-columns-repeated="2"/>
          <table:table-cell table:formula="of:=( [.B13] - ([.$D$2]*[.A13] + [.$D$3]) )^2" office:value-type="float" office:value="0.131693006143992">
            <text:p>1.32E-001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11">
            <text:p>26.11</text:p>
          </table:table-cell>
          <table:table-cell table:number-columns-repeated="2"/>
          <table:table-cell table:formula="of:=( [.B14] - ([.$D$2]*[.A14] + [.$D$3]) )^2" office:value-type="float" office:value="0.00968173860702979">
            <text:p>9.6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2">
            <text:p>26.02</text:p>
          </table:table-cell>
          <table:table-cell table:number-columns-repeated="2"/>
          <table:table-cell table:formula="of:=( [.B15] - ([.$D$2]*[.A15] + [.$D$3]) )^2" office:value-type="float" office:value="0.0000704898970216473">
            <text:p>7.05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5">
            <text:p>26.05</text:p>
          </table:table-cell>
          <table:table-cell table:number-columns-repeated="2"/>
          <table:table-cell table:formula="of:=( [.B16] - ([.$D$2]*[.A16] + [.$D$3]) )^2" office:value-type="float" office:value="0.00147423946702446">
            <text:p>1.47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8">
            <text:p>29.68</text:p>
          </table:table-cell>
          <table:table-cell table:number-columns-repeated="2"/>
          <table:table-cell table:formula="of:=( [.B17] - ([.$D$2]*[.A17] + [.$D$3]) )^2" office:value-type="float" office:value="0.000259327795744565">
            <text:p>2.59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8] - ([.$D$2]*[.A18] + [.$D$3]) )^2" office:value-type="float" office:value="0.00130347410924117">
            <text:p>1.3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9] - ([.$D$2]*[.A19] + [.$D$3]) )^2" office:value-type="float" office:value="0.00130347410924117">
            <text:p>1.3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7">
            <text:p>33.37</text:p>
          </table:table-cell>
          <table:table-cell table:number-columns-repeated="2"/>
          <table:table-cell table:formula="of:=( [.B20] - ([.$D$2]*[.A20] + [.$D$3]) )^2" office:value-type="float" office:value="0.000112426616912023">
            <text:p>1.12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5">
            <text:p>33.35</text:p>
          </table:table-cell>
          <table:table-cell table:number-columns-repeated="2"/>
          <table:table-cell table:formula="of:=( [.B21] - ([.$D$2]*[.A21] + [.$D$3]) )^2" office:value-type="float" office:value="0.00093655229057377">
            <text:p>9.37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1">
            <text:p>33.31</text:p>
          </table:table-cell>
          <table:table-cell table:number-columns-repeated="2"/>
          <table:table-cell table:formula="of:=( [.B22] - ([.$D$2]*[.A22] + [.$D$3]) )^2" office:value-type="float" office:value="0.00498480363789731">
            <text:p>4.9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23] - ([.$D$2]*[.A23] + [.$D$3]) )^2" office:value-type="float" office:value="0.00123219434126139">
            <text:p>1.23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24] - ([.$D$2]*[.A24] + [.$D$3]) )^2" office:value-type="float" office:value="0.000630141824348007">
            <text:p>6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6">
            <text:p>37.06</text:p>
          </table:table-cell>
          <table:table-cell table:number-columns-repeated="2"/>
          <table:table-cell table:formula="of:=( [.B25] - ([.$D$2]*[.A25] + [.$D$3]) )^2" office:value-type="float" office:value="0.0000260367905209301">
            <text:p>2.60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6] - ([.$D$2]*[.A26] + [.$D$3]) )^2" office:value-type="float" office:value="0.00038424271056388">
            <text:p>3.8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69">
            <text:p>40.69</text:p>
          </table:table-cell>
          <table:table-cell table:number-columns-repeated="2"/>
          <table:table-cell table:formula="of:=( [.B27] - ([.$D$2]*[.A27] + [.$D$3]) )^2" office:value-type="float" office:value="0.0035524114985483">
            <text:p>3.55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8] - ([.$D$2]*[.A28] + [.$D$3]) )^2" office:value-type="float" office:value="0.00038424271056388">
            <text:p>3.8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2">
            <text:p>44.42</text:p>
          </table:table-cell>
          <table:table-cell table:number-columns-repeated="2"/>
          <table:table-cell table:formula="of:=( [.B29] - ([.$D$2]*[.A29] + [.$D$3]) )^2" office:value-type="float" office:value="0.000198854949221189">
            <text:p>1.9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38">
            <text:p>44.38</text:p>
          </table:table-cell>
          <table:table-cell table:number-columns-repeated="2"/>
          <table:table-cell table:formula="of:=( [.B30] - ([.$D$2]*[.A30] + [.$D$3]) )^2" office:value-type="float" office:value="0.00292698245753547">
            <text:p>2.93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1">
            <text:p>44.41</text:p>
          </table:table-cell>
          <table:table-cell table:number-columns-repeated="2"/>
          <table:table-cell table:formula="of:=( [.B31] - ([.$D$2]*[.A31] + [.$D$3]) )^2" office:value-type="float" office:value="0.00058088682630003">
            <text:p>5.8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2">
            <text:p>48.12</text:p>
          </table:table-cell>
          <table:table-cell table:number-columns-repeated="2"/>
          <table:table-cell table:formula="of:=( [.B32] - ([.$D$2]*[.A32] + [.$D$3]) )^2" office:value-type="float" office:value="0.00000195698315920421">
            <text:p>1.9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4">
            <text:p>48.14</text:p>
          </table:table-cell>
          <table:table-cell table:number-columns-repeated="2"/>
          <table:table-cell table:formula="of:=( [.B33] - ([.$D$2]*[.A33] + [.$D$3]) )^2" office:value-type="float" office:value="0.000457913868836855">
            <text:p>4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3">
            <text:p>48.13</text:p>
          </table:table-cell>
          <table:table-cell table:number-columns-repeated="2"/>
          <table:table-cell table:formula="of:=( [.B34] - ([.$D$2]*[.A34] + [.$D$3]) )^2" office:value-type="float" office:value="0.000129935425998079">
            <text:p>1.3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3">
            <text:p>51.83</text:p>
          </table:table-cell>
          <table:table-cell table:number-columns-repeated="2"/>
          <table:table-cell table:formula="of:=( [.B35] - ([.$D$2]*[.A35] + [.$D$3]) )^2" office:value-type="float" office:value="0.000723579772129905">
            <text:p>7.2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2">
            <text:p>51.82</text:p>
          </table:table-cell>
          <table:table-cell table:number-columns-repeated="2"/>
          <table:table-cell table:formula="of:=( [.B36] - ([.$D$2]*[.A36] + [.$D$3]) )^2" office:value-type="float" office:value="0.000285591009373758">
            <text:p>2.8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">
            <text:p>51.8</text:p>
          </table:table-cell>
          <table:table-cell table:number-columns-repeated="2"/>
          <table:table-cell table:formula="of:=( [.B37] - ([.$D$2]*[.A37] + [.$D$3]) )^2" office:value-type="float" office:value="0.0000096134838612698">
            <text:p>9.61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8">
            <text:p>55.48</text:p>
          </table:table-cell>
          <table:table-cell table:number-columns-repeated="2"/>
          <table:table-cell table:formula="of:=( [.B38] - ([.$D$2]*[.A38] + [.$D$3]) )^2" office:value-type="float" office:value="0.0000577606971701494">
            <text:p>5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39] - ([.$D$2]*[.A39] + [.$D$3]) )^2" office:value-type="float" office:value="0.000309761614496455">
            <text:p>3.1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40] - ([.$D$2]*[.A40] + [.$D$3]) )^2" office:value-type="float" office:value="0.000309761614496455">
            <text:p>3.10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5">
            <text:p>59.15</text:p>
          </table:table-cell>
          <table:table-cell table:number-columns-repeated="2"/>
          <table:table-cell table:formula="of:=( [.B41] - ([.$D$2]*[.A41] + [.$D$3]) )^2" office:value-type="float" office:value="0.000488389220494698">
            <text:p>4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3">
            <text:p>59.13</text:p>
          </table:table-cell>
          <table:table-cell table:number-columns-repeated="2"/>
          <table:table-cell table:formula="of:=( [.B42] - ([.$D$2]*[.A42] + [.$D$3]) )^2" office:value-type="float" office:value="0.00177237041531217">
            <text:p>1.77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4">
            <text:p>59.14</text:p>
          </table:table-cell>
          <table:table-cell table:number-columns-repeated="2"/>
          <table:table-cell table:formula="of:=( [.B43] - ([.$D$2]*[.A43] + [.$D$3]) )^2" office:value-type="float" office:value="0.00103037981790347">
            <text:p>1.0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7">
            <text:p>62.87</text:p>
          </table:table-cell>
          <table:table-cell table:number-columns-repeated="2"/>
          <table:table-cell table:formula="of:=( [.B44] - ([.$D$2]*[.A44] + [.$D$3]) )^2" office:value-type="float" office:value="0.00017958642913385">
            <text:p>1.8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5] - ([.$D$2]*[.A45] + [.$D$3]) )^2" office:value-type="float" office:value="0.000547606151642602">
            <text:p>5.48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6] - ([.$D$2]*[.A46] + [.$D$3]) )^2" office:value-type="float" office:value="0.000547606151642602">
            <text:p>5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7] - ([.$D$2]*[.A47] + [.$D$3]) )^2" office:value-type="float" office:value="0.000967116570310742">
            <text:p>9.67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">
            <text:p>66.5</text:p>
          </table:table-cell>
          <table:table-cell table:number-columns-repeated="2"/>
          <table:table-cell table:formula="of:=( [.B48] - ([.$D$2]*[.A48] + [.$D$3]) )^2" office:value-type="float" office:value="0.00168908652788492">
            <text:p>1.69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49] - ([.$D$2]*[.A49] + [.$D$3]) )^2" office:value-type="float" office:value="0.000445146612737372">
            <text:p>4.45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17">
            <text:p>70.17</text:p>
          </table:table-cell>
          <table:table-cell table:number-columns-repeated="2"/>
          <table:table-cell table:formula="of:=( [.B50] - ([.$D$2]*[.A50] + [.$D$3]) )^2" office:value-type="float" office:value="0.0030911355894415">
            <text:p>3.0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25">
            <text:p>70.25</text:p>
          </table:table-cell>
          <table:table-cell table:number-columns-repeated="2"/>
          <table:table-cell table:formula="of:=( [.B51] - ([.$D$2]*[.A51] + [.$D$3]) )^2" office:value-type="float" office:value="0.000595458488191485">
            <text:p>5.9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46">
            <text:p>70.46</text:p>
          </table:table-cell>
          <table:table-cell table:number-columns-repeated="2"/>
          <table:table-cell table:formula="of:=( [.B52] - ([.$D$2]*[.A52] + [.$D$3]) )^2" office:value-type="float" office:value="0.0549443060974068">
            <text:p>5.49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3] - ([.$D$2]*[.A53] + [.$D$3]) )^2" office:value-type="float" office:value="0.0000980601818601734">
            <text:p>9.81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4] - ([.$D$2]*[.A54] + [.$D$3]) )^2" office:value-type="float" office:value="0.0000980601818601734">
            <text:p>9.81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">
            <text:p>73.9</text:p>
          </table:table-cell>
          <table:table-cell table:number-columns-repeated="2"/>
          <table:table-cell table:formula="of:=( [.B55] - ([.$D$2]*[.A55] + [.$D$3]) )^2" office:value-type="float" office:value="0.000101958817337983">
            <text:p>1.02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0x90" table:style-name="ta1" table:print="false">
        <table:shapes>
          <draw:frame draw:z-index="0" draw:style-name="gr1" svg:width="18.821cm" svg:height="10.398cm" svg:x="14.066cm" svg:y="0.001cm">
            <draw:object draw:notify-on-update-of-ranges="90x90.A2:90x90.A55 90x90.B2:90x90.B55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6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59">
            <text:p>12.5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825424148606811">
            <text:p>8.25E-003</text:p>
          </table:table-cell>
          <table:table-cell table:formula="of:=( [.B2] - ([.$D$2]*[.A2] + [.$D$3]) )^2" office:value-type="float" office:value="0.00306911680327038">
            <text:p>3.07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76">
            <text:p>12.7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403738103428">
            <text:p>2.64E-001</text:p>
          </table:table-cell>
          <table:table-cell table:formula="of:=( [.B3] - ([.$D$2]*[.A3] + [.$D$3]) )^2" office:value-type="float" office:value="0.0131332493568782">
            <text:p>1.31E-002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62">
            <text:p>12.6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0564687659074">
            <text:p>2.41E-004</text:p>
          </table:table-cell>
          <table:table-cell table:formula="of:=( [.B4] - ([.$D$2]*[.A4] + [.$D$3]) )^2" office:value-type="float" office:value="0.000645140195083562">
            <text:p>6.4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2">
            <text:p>16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1826414442765">
            <text:p>2.92E-002</text:p>
          </table:table-cell>
          <table:table-cell table:formula="of:=( [.B5] - ([.$D$2]*[.A5] + [.$D$3]) )^2" office:value-type="float" office:value="0.00275838749715483">
            <text:p>2.7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7">
            <text:p>16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635218010408315">
            <text:p>6.35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3">
            <text:p>16.73</text:p>
          </table:table-cell>
          <table:table-cell office:value-type="string">
            <text:p>sum d_i^2</text:p>
          </table:table-cell>
          <table:table-cell table:formula="of:=SUM([.E2:.E55])" office:value-type="float" office:value="0.404404013301232">
            <text:p>4.04E-001</text:p>
          </table:table-cell>
          <table:table-cell table:formula="of:=( [.B7] - ([.$D$2]*[.A7] + [.$D$3]) )^2" office:value-type="float" office:value="0.00180798043374455">
            <text:p>1.8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6">
            <text:p>20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57141650829935">
            <text:p>1.57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8">
            <text:p>20.8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85772660116882">
            <text:p>3.8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4">
            <text:p>20.84</text:p>
          </table:table-cell>
          <table:table-cell table:number-columns-repeated="2"/>
          <table:table-cell table:formula="of:=( [.B10] - ([.$D$2]*[.A10] + [.$D$3]) )^2" office:value-type="float" office:value="0.00355706035648178">
            <text:p>3.5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.13">
            <text:p>25.13</text:p>
          </table:table-cell>
          <table:table-cell table:number-columns-repeated="2"/>
          <table:table-cell table:formula="of:=( [.B11] - ([.$D$2]*[.A11] + [.$D$3]) )^2" office:value-type="float" office:value="0.010658117837393">
            <text:p>1.07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4.99">
            <text:p>24.99</text:p>
          </table:table-cell>
          <table:table-cell table:number-columns-repeated="2"/>
          <table:table-cell table:formula="of:=( [.B12] - ([.$D$2]*[.A12] + [.$D$3]) )^2" office:value-type="float" office:value="0.00135143282420603">
            <text:p>1.3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( [.B13] - ([.$D$2]*[.A13] + [.$D$3]) )^2" office:value-type="float" office:value="0.000716196039433573">
            <text:p>7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08">
            <text:p>29.08</text:p>
          </table:table-cell>
          <table:table-cell table:number-columns-repeated="2"/>
          <table:table-cell table:formula="of:=( [.B14] - ([.$D$2]*[.A14] + [.$D$3]) )^2" office:value-type="float" office:value="0.00545863596327842">
            <text:p>5.4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3">
            <text:p>29.13</text:p>
          </table:table-cell>
          <table:table-cell table:number-columns-repeated="2"/>
          <table:table-cell table:formula="of:=( [.B15] - ([.$D$2]*[.A15] + [.$D$3]) )^2" office:value-type="float" office:value="0.000570377736011002">
            <text:p>5.7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">
            <text:p>29.1</text:p>
          </table:table-cell>
          <table:table-cell table:number-columns-repeated="2"/>
          <table:table-cell table:formula="of:=( [.B16] - ([.$D$2]*[.A16] + [.$D$3]) )^2" office:value-type="float" office:value="0.00290333267237113">
            <text:p>2.9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">
            <text:p>33.3</text:p>
          </table:table-cell>
          <table:table-cell table:number-columns-repeated="2"/>
          <table:table-cell table:formula="of:=( [.B17] - ([.$D$2]*[.A17] + [.$D$3]) )^2" office:value-type="float" office:value="0.000360873649401914">
            <text:p>3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23">
            <text:p>33.23</text:p>
          </table:table-cell>
          <table:table-cell table:number-columns-repeated="2"/>
          <table:table-cell table:formula="of:=( [.B18] - ([.$D$2]*[.A18] + [.$D$3]) )^2" office:value-type="float" office:value="0.00260133919234418">
            <text:p>2.6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8">
            <text:p>33.38</text:p>
          </table:table-cell>
          <table:table-cell table:number-columns-repeated="2"/>
          <table:table-cell table:formula="of:=( [.B19] - ([.$D$2]*[.A19] + [.$D$3]) )^2" office:value-type="float" office:value="0.00980034160032614">
            <text:p>9.8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8">
            <text:p>37.38</text:p>
          </table:table-cell>
          <table:table-cell table:number-columns-repeated="2"/>
          <table:table-cell table:formula="of:=( [.B20] - ([.$D$2]*[.A20] + [.$D$3]) )^2" office:value-type="float" office:value="0.000790963220036874">
            <text:p>7.9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61">
            <text:p>37.61</text:p>
          </table:table-cell>
          <table:table-cell table:number-columns-repeated="2"/>
          <table:table-cell table:formula="of:=( [.B21] - ([.$D$2]*[.A21] + [.$D$3]) )^2" office:value-type="float" office:value="0.0407538917832767">
            <text:p>4.0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9">
            <text:p>37.39</text:p>
          </table:table-cell>
          <table:table-cell table:number-columns-repeated="2"/>
          <table:table-cell table:formula="of:=( [.B22] - ([.$D$2]*[.A22] + [.$D$3]) )^2" office:value-type="float" office:value="0.000328481853221343">
            <text:p>3.28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49">
            <text:p>41.49</text:p>
          </table:table-cell>
          <table:table-cell table:number-columns-repeated="2"/>
          <table:table-cell table:formula="of:=( [.B23] - ([.$D$2]*[.A23] + [.$D$3]) )^2" office:value-type="float" office:value="0.00204709295634449">
            <text:p>2.0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4">
            <text:p>41.74</text:p>
          </table:table-cell>
          <table:table-cell table:number-columns-repeated="2"/>
          <table:table-cell table:formula="of:=( [.B24] - ([.$D$2]*[.A24] + [.$D$3]) )^2" office:value-type="float" office:value="0.0419246872689265">
            <text:p>4.1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6">
            <text:p>41.76</text:p>
          </table:table-cell>
          <table:table-cell table:number-columns-repeated="2"/>
          <table:table-cell table:formula="of:=( [.B25] - ([.$D$2]*[.A25] + [.$D$3]) )^2" office:value-type="float" office:value="0.0505148948139312">
            <text:p>5.0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1">
            <text:p>45.61</text:p>
          </table:table-cell>
          <table:table-cell table:number-columns-repeated="2"/>
          <table:table-cell table:formula="of:=( [.B26] - ([.$D$2]*[.A26] + [.$D$3]) )^2" office:value-type="float" office:value="0.00274215128855083">
            <text:p>2.7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6">
            <text:p>45.66</text:p>
          </table:table-cell>
          <table:table-cell table:number-columns-repeated="2"/>
          <table:table-cell table:formula="of:=( [.B27] - ([.$D$2]*[.A27] + [.$D$3]) )^2" office:value-type="float" office:value="0.00000559584766145081">
            <text:p>5.60E-006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4">
            <text:p>45.64</text:p>
          </table:table-cell>
          <table:table-cell table:number-columns-repeated="2"/>
          <table:table-cell table:formula="of:=( [.B28] - ([.$D$2]*[.A28] + [.$D$3]) )^2" office:value-type="float" office:value="0.000500218024017142">
            <text:p>5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29] - ([.$D$2]*[.A29] + [.$D$3]) )^2" office:value-type="float" office:value="0.000869441736894156">
            <text:p>8.6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1">
            <text:p>49.71</text:p>
          </table:table-cell>
          <table:table-cell table:number-columns-repeated="2"/>
          <table:table-cell table:formula="of:=( [.B30] - ([.$D$2]*[.A30] + [.$D$3]) )^2" office:value-type="float" office:value="0.00631807148118877">
            <text:p>6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7">
            <text:p>49.77</text:p>
          </table:table-cell>
          <table:table-cell table:number-columns-repeated="2"/>
          <table:table-cell table:formula="of:=( [.B31] - ([.$D$2]*[.A31] + [.$D$3]) )^2" office:value-type="float" office:value="0.000379715788034944">
            <text:p>3.8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2] - ([.$D$2]*[.A32] + [.$D$3]) )^2" office:value-type="float" office:value="0.00134007541248482">
            <text:p>1.3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3] - ([.$D$2]*[.A33] + [.$D$3]) )^2" office:value-type="float" office:value="0.00134007541248482">
            <text:p>1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6">
            <text:p>53.86</text:p>
          </table:table-cell>
          <table:table-cell table:number-columns-repeated="2"/>
          <table:table-cell table:formula="of:=( [.B34] - ([.$D$2]*[.A34] + [.$D$3]) )^2" office:value-type="float" office:value="0.00320435703156522">
            <text:p>3.2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9">
            <text:p>57.99</text:p>
          </table:table-cell>
          <table:table-cell table:number-columns-repeated="2"/>
          <table:table-cell table:formula="of:=( [.B35] - ([.$D$2]*[.A35] + [.$D$3]) )^2" office:value-type="float" office:value="0.00288667472101103">
            <text:p>2.89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8.26">
            <text:p>58.26</text:p>
          </table:table-cell>
          <table:table-cell table:number-columns-repeated="2"/>
          <table:table-cell table:formula="of:=( [.B36] - ([.$D$2]*[.A36] + [.$D$3]) )^2" office:value-type="float" office:value="0.0467736716250384">
            <text:p>4.68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7">
            <text:p>57.97</text:p>
          </table:table-cell>
          <table:table-cell table:number-columns-repeated="2"/>
          <table:table-cell table:formula="of:=( [.B37] - ([.$D$2]*[.A37] + [.$D$3]) )^2" office:value-type="float" office:value="0.00543578606145378">
            <text:p>5.44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12">
            <text:p>62.12</text:p>
          </table:table-cell>
          <table:table-cell table:number-columns-repeated="2"/>
          <table:table-cell table:formula="of:=( [.B38] - ([.$D$2]*[.A38] + [.$D$3]) )^2" office:value-type="float" office:value="0.00258557265180948">
            <text:p>2.59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25">
            <text:p>62.25</text:p>
          </table:table-cell>
          <table:table-cell table:number-columns-repeated="2"/>
          <table:table-cell table:formula="of:=( [.B39] - ([.$D$2]*[.A39] + [.$D$3]) )^2" office:value-type="float" office:value="0.00626495575007944">
            <text:p>6.2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08">
            <text:p>62.08</text:p>
          </table:table-cell>
          <table:table-cell table:number-columns-repeated="2"/>
          <table:table-cell table:formula="of:=( [.B40] - ([.$D$2]*[.A40] + [.$D$3]) )^2" office:value-type="float" office:value="0.00825345477541869">
            <text:p>8.2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1] - ([.$D$2]*[.A41] + [.$D$3]) )^2" office:value-type="float" office:value="0.0449570306427869">
            <text:p>4.5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1">
            <text:p>66.21</text:p>
          </table:table-cell>
          <table:table-cell table:number-columns-repeated="2"/>
          <table:table-cell table:formula="of:=( [.B42] - ([.$D$2]*[.A42] + [.$D$3]) )^2" office:value-type="float" office:value="0.00773859239029625">
            <text:p>7.7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7">
            <text:p>66.27</text:p>
          </table:table-cell>
          <table:table-cell table:number-columns-repeated="2"/>
          <table:table-cell table:formula="of:=( [.B43] - ([.$D$2]*[.A43] + [.$D$3]) )^2" office:value-type="float" office:value="0.000782280040793291">
            <text:p>7.82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4] - ([.$D$2]*[.A44] + [.$D$3]) )^2" office:value-type="float" office:value="0.00203310923746249">
            <text:p>2.03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43">
            <text:p>70.43</text:p>
          </table:table-cell>
          <table:table-cell table:number-columns-repeated="2"/>
          <table:table-cell table:formula="of:=( [.B45] - ([.$D$2]*[.A45] + [.$D$3]) )^2" office:value-type="float" office:value="0.0000241079761382161">
            <text:p>2.41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6] - ([.$D$2]*[.A46] + [.$D$3]) )^2" office:value-type="float" office:value="0.00203310923746249">
            <text:p>2.03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56">
            <text:p>74.56</text:p>
          </table:table-cell>
          <table:table-cell table:number-columns-repeated="2"/>
          <table:table-cell table:formula="of:=( [.B47] - ([.$D$2]*[.A47] + [.$D$3]) )^2" office:value-type="float" office:value="0.0000606723275861883">
            <text:p>6.0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46">
            <text:p>74.46</text:p>
          </table:table-cell>
          <table:table-cell table:number-columns-repeated="2"/>
          <table:table-cell table:formula="of:=( [.B48] - ([.$D$2]*[.A48] + [.$D$3]) )^2" office:value-type="float" office:value="0.00850282345704623">
            <text:p>8.50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75">
            <text:p>74.75</text:p>
          </table:table-cell>
          <table:table-cell table:number-columns-repeated="2"/>
          <table:table-cell table:formula="of:=( [.B49] - ([.$D$2]*[.A49] + [.$D$3]) )^2" office:value-type="float" office:value="0.0391205851816142">
            <text:p>3.91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0] - ([.$D$2]*[.A50] + [.$D$3]) )^2" office:value-type="float" office:value="0.000860336814893697">
            <text:p>8.60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2">
            <text:p>78.62</text:p>
          </table:table-cell>
          <table:table-cell table:number-columns-repeated="2"/>
          <table:table-cell table:formula="of:=( [.B51] - ([.$D$2]*[.A51] + [.$D$3]) )^2" office:value-type="float" office:value="0.00352022673577449">
            <text:p>3.52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2] - ([.$D$2]*[.A52] + [.$D$3]) )^2" office:value-type="float" office:value="0.000860336814893697">
            <text:p>8.6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6">
            <text:p>82.86</text:p>
          </table:table-cell>
          <table:table-cell table:number-columns-repeated="2"/>
          <table:table-cell table:formula="of:=( [.B53] - ([.$D$2]*[.A53] + [.$D$3]) )^2" office:value-type="float" office:value="0.00286736241730533">
            <text:p>2.8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1">
            <text:p>82.81</text:p>
          </table:table-cell>
          <table:table-cell table:number-columns-repeated="2"/>
          <table:table-cell table:formula="of:=( [.B54] - ([.$D$2]*[.A54] + [.$D$3]) )^2" office:value-type="float" office:value="0.0000125865888459272">
            <text:p>1.26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74">
            <text:p>82.74</text:p>
          </table:table-cell>
          <table:table-cell table:number-columns-repeated="2"/>
          <table:table-cell table:formula="of:=( [.B55] - ([.$D$2]*[.A55] + [.$D$3]) )^2" office:value-type="float" office:value="0.00441590042900332">
            <text:p>4.4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5x95" table:style-name="ta1" table:print="false">
        <table:shapes>
          <draw:frame draw:z-index="0" draw:style-name="gr1" svg:width="18.821cm" svg:height="10.398cm" svg:x="14.065cm" svg:y="0.027cm">
            <draw:object draw:notify-on-update-of-ranges="95x95.A2:95x95.A55 95x95.B2:95x95.B5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3">
            <text:p>14.0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920013759889921">
            <text:p>9.20E-003</text:p>
          </table:table-cell>
          <table:table-cell table:formula="of:=( [.B2] - ([.$D$2]*[.A2] + [.$D$3]) )^2" office:value-type="float" office:value="0.000235350288217757">
            <text:p>2.3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5">
            <text:p>14.0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45134732255472">
            <text:p>2.45E-001</text:p>
          </table:table-cell>
          <table:table-cell table:formula="of:=( [.B3] - ([.$D$2]*[.A3] + [.$D$3]) )^2" office:value-type="float" office:value="0.0000217050640463342">
            <text:p>2.17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4">
            <text:p>14.0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2783054429832">
            <text:p>2.43E-004</text:p>
          </table:table-cell>
          <table:table-cell table:formula="of:=( [.B4] - ([.$D$2]*[.A4] + [.$D$3]) )^2" office:value-type="float" office:value="0.0000285276761320415">
            <text:p>2.8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3">
            <text:p>18.6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517491121262">
            <text:p>2.95E-002</text:p>
          </table:table-cell>
          <table:table-cell table:formula="of:=( [.B5] - ([.$D$2]*[.A5] + [.$D$3]) )^2" office:value-type="float" office:value="0.000237465944265834">
            <text:p>2.37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1">
            <text:p>18.6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125386314642147">
            <text:p>1.25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5">
            <text:p>18.65</text:p>
          </table:table-cell>
          <table:table-cell office:value-type="string">
            <text:p>sum d_i^2</text:p>
          </table:table-cell>
          <table:table-cell table:formula="of:=SUM([.E2:.E55])" office:value-type="float" office:value="0.411896823758743">
            <text:p>4.12E-001</text:p>
          </table:table-cell>
          <table:table-cell table:formula="of:=( [.B7] - ([.$D$2]*[.A7] + [.$D$3]) )^2" office:value-type="float" office:value="0.0000210687421101629">
            <text:p>2.1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4">
            <text:p>23.2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300164769724573">
            <text:p>3.00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1">
            <text:p>23.2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5874024718193">
            <text:p>1.2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0] - ([.$D$2]*[.A10] + [.$D$3]) )^2" office:value-type="float" office:value="0.000601292706762864">
            <text:p>6.0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79">
            <text:p>27.79</text:p>
          </table:table-cell>
          <table:table-cell table:number-columns-repeated="2"/>
          <table:table-cell table:formula="of:=( [.B11] - ([.$D$2]*[.A11] + [.$D$3]) )^2" office:value-type="float" office:value="0.00308552797279536">
            <text:p>3.09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8">
            <text:p>27.88</text:p>
          </table:table-cell>
          <table:table-cell table:number-columns-repeated="2"/>
          <table:table-cell table:formula="of:=( [.B12] - ([.$D$2]*[.A12] + [.$D$3]) )^2" office:value-type="float" office:value="0.00118697276123755">
            <text:p>1.19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3">
            <text:p>27.83</text:p>
          </table:table-cell>
          <table:table-cell table:number-columns-repeated="2"/>
          <table:table-cell table:formula="of:=( [.B13] - ([.$D$2]*[.A13] + [.$D$3]) )^2" office:value-type="float" office:value="0.000241725656547475">
            <text:p>2.4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1">
            <text:p>32.41</text:p>
          </table:table-cell>
          <table:table-cell table:number-columns-repeated="2"/>
          <table:table-cell table:formula="of:=( [.B14] - ([.$D$2]*[.A14] + [.$D$3]) )^2" office:value-type="float" office:value="0.00126852284888921">
            <text:p>1.27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59">
            <text:p>32.59</text:p>
          </table:table-cell>
          <table:table-cell table:number-columns-repeated="2"/>
          <table:table-cell table:formula="of:=( [.B15] - ([.$D$2]*[.A15] + [.$D$3]) )^2" office:value-type="float" office:value="0.020846644623918">
            <text:p>2.08E-002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2">
            <text:p>32.42</text:p>
          </table:table-cell>
          <table:table-cell table:number-columns-repeated="2"/>
          <table:table-cell table:formula="of:=( [.B16] - ([.$D$2]*[.A16] + [.$D$3]) )^2" office:value-type="float" office:value="0.000656196280834884">
            <text:p>6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( [.B17] - ([.$D$2]*[.A17] + [.$D$3]) )^2" office:value-type="float" office:value="0.00208713090688181">
            <text:p>2.09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18] - ([.$D$2]*[.A18] + [.$D$3]) )^2" office:value-type="float" office:value="0.000246023235743242">
            <text:p>2.46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19] - ([.$D$2]*[.A19] + [.$D$3]) )^2" office:value-type="float" office:value="0.0000323206786971085">
            <text:p>3.2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5">
            <text:p>41.95</text:p>
          </table:table-cell>
          <table:table-cell table:number-columns-repeated="2"/>
          <table:table-cell table:formula="of:=( [.B20] - ([.$D$2]*[.A20] + [.$D$3]) )^2" office:value-type="float" office:value="0.0925656727522127">
            <text:p>9.26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1">
            <text:p>41.91</text:p>
          </table:table-cell>
          <table:table-cell table:number-columns-repeated="2"/>
          <table:table-cell table:formula="of:=( [.B21] - ([.$D$2]*[.A21] + [.$D$3]) )^2" office:value-type="float" office:value="0.069825986936362">
            <text:p>6.9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6">
            <text:p>41.6</text:p>
          </table:table-cell>
          <table:table-cell table:number-columns-repeated="2"/>
          <table:table-cell table:formula="of:=( [.B22] - ([.$D$2]*[.A22] + [.$D$3]) )^2" office:value-type="float" office:value="0.00209342186354841">
            <text:p>2.0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4">
            <text:p>46.24</text:p>
          </table:table-cell>
          <table:table-cell table:number-columns-repeated="2"/>
          <table:table-cell table:formula="of:=( [.B23] - ([.$D$2]*[.A23] + [.$D$3]) )^2" office:value-type="float" office:value="0.0000339041468227588">
            <text:p>3.3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">
            <text:p>46.2</text:p>
          </table:table-cell>
          <table:table-cell table:number-columns-repeated="2"/>
          <table:table-cell table:formula="of:=( [.B24] - ([.$D$2]*[.A24] + [.$D$3]) )^2" office:value-type="float" office:value="0.00209972228694354">
            <text:p>2.1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1">
            <text:p>46.21</text:p>
          </table:table-cell>
          <table:table-cell table:number-columns-repeated="2"/>
          <table:table-cell table:formula="of:=( [.B25] - ([.$D$2]*[.A25] + [.$D$3]) )^2" office:value-type="float" office:value="0.00128326775191348">
            <text:p>1.2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2">
            <text:p>50.82</text:p>
          </table:table-cell>
          <table:table-cell table:number-columns-repeated="2"/>
          <table:table-cell table:formula="of:=( [.B26] - ([.$D$2]*[.A26] + [.$D$3]) )^2" office:value-type="float" office:value="0.000670371129023359">
            <text:p>6.7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7] - ([.$D$2]*[.A27] + [.$D$3]) )^2" office:value-type="float" office:value="0.0021060321770685">
            <text:p>2.1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8] - ([.$D$2]*[.A28] + [.$D$3]) )^2" office:value-type="float" office:value="0.0021060321770685">
            <text:p>2.1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1">
            <text:p>55.41</text:p>
          </table:table-cell>
          <table:table-cell table:number-columns-repeated="2"/>
          <table:table-cell table:formula="of:=( [.B29] - ([.$D$2]*[.A29] + [.$D$3]) )^2" office:value-type="float" office:value="0.00129314502090634">
            <text:p>1.29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35">
            <text:p>55.35</text:p>
          </table:table-cell>
          <table:table-cell table:number-columns-repeated="2"/>
          <table:table-cell table:formula="of:=( [.B30] - ([.$D$2]*[.A30] + [.$D$3]) )^2" office:value-type="float" office:value="0.00920838409899265">
            <text:p>9.2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3">
            <text:p>55.43</text:p>
          </table:table-cell>
          <table:table-cell table:number-columns-repeated="2"/>
          <table:table-cell table:formula="of:=( [.B31] - ([.$D$2]*[.A31] + [.$D$3]) )^2" office:value-type="float" office:value="0.000254731994877156">
            <text:p>2.55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5">
            <text:p>60.05</text:p>
          </table:table-cell>
          <table:table-cell table:number-columns-repeated="2"/>
          <table:table-cell table:formula="of:=( [.B32] - ([.$D$2]*[.A32] + [.$D$3]) )^2" office:value-type="float" office:value="0.0000157678474688422">
            <text:p>1.58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9.96">
            <text:p>59.96</text:p>
          </table:table-cell>
          <table:table-cell table:number-columns-repeated="2"/>
          <table:table-cell table:formula="of:=( [.B33] - ([.$D$2]*[.A33] + [.$D$3]) )^2" office:value-type="float" office:value="0.00740101036552731">
            <text:p>7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1">
            <text:p>60.01</text:p>
          </table:table-cell>
          <table:table-cell table:number-columns-repeated="2"/>
          <table:table-cell table:formula="of:=( [.B34] - ([.$D$2]*[.A34] + [.$D$3]) )^2" office:value-type="float" office:value="0.00129809785549505">
            <text:p>1.3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9">
            <text:p>64.59</text:p>
          </table:table-cell>
          <table:table-cell table:number-columns-repeated="2"/>
          <table:table-cell table:formula="of:=( [.B35] - ([.$D$2]*[.A35] + [.$D$3]) )^2" office:value-type="float" office:value="0.00314697713880817">
            <text:p>3.15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7">
            <text:p>64.57</text:p>
          </table:table-cell>
          <table:table-cell table:number-columns-repeated="2"/>
          <table:table-cell table:formula="of:=( [.B36] - ([.$D$2]*[.A36] + [.$D$3]) )^2" office:value-type="float" office:value="0.0057908941208064">
            <text:p>5.79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6">
            <text:p>64.56</text:p>
          </table:table-cell>
          <table:table-cell table:number-columns-repeated="2"/>
          <table:table-cell table:formula="of:=( [.B37] - ([.$D$2]*[.A37] + [.$D$3]) )^2" office:value-type="float" office:value="0.00741285261180338">
            <text:p>7.41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2">
            <text:p>69.2</text:p>
          </table:table-cell>
          <table:table-cell table:number-columns-repeated="2"/>
          <table:table-cell table:formula="of:=( [.B38] - ([.$D$2]*[.A38] + [.$D$3]) )^2" office:value-type="float" office:value="0.00213136640484911">
            <text:p>2.1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51">
            <text:p>69.51</text:p>
          </table:table-cell>
          <table:table-cell table:number-columns-repeated="2"/>
          <table:table-cell table:formula="of:=( [.B39] - ([.$D$2]*[.A39] + [.$D$3]) )^2" office:value-type="float" office:value="0.0696079975251395">
            <text:p>6.9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40] - ([.$D$2]*[.A40] + [.$D$3]) )^2" office:value-type="float" office:value="0.00880468368497981">
            <text:p>8.80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1] - ([.$D$2]*[.A41] + [.$D$3]) )^2" office:value-type="float" office:value="0.000688302690650645">
            <text:p>6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94">
            <text:p>73.94</text:p>
          </table:table-cell>
          <table:table-cell table:number-columns-repeated="2"/>
          <table:table-cell table:formula="of:=( [.B42] - ([.$D$2]*[.A42] + [.$D$3]) )^2" office:value-type="float" office:value="0.00879177706285666">
            <text:p>8.7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3] - ([.$D$2]*[.A43] + [.$D$3]) )^2" office:value-type="float" office:value="0.000688302690650645">
            <text:p>6.88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41">
            <text:p>78.41</text:p>
          </table:table-cell>
          <table:table-cell table:number-columns-repeated="2"/>
          <table:table-cell table:formula="of:=( [.B44] - ([.$D$2]*[.A44] + [.$D$3]) )^2" office:value-type="float" office:value="0.00131800386113624">
            <text:p>1.32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8">
            <text:p>78.38</text:p>
          </table:table-cell>
          <table:table-cell table:number-columns-repeated="2"/>
          <table:table-cell table:formula="of:=( [.B45] - ([.$D$2]*[.A45] + [.$D$3]) )^2" office:value-type="float" office:value="0.00439626323506101">
            <text:p>4.40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9">
            <text:p>78.39</text:p>
          </table:table-cell>
          <table:table-cell table:number-columns-repeated="2"/>
          <table:table-cell table:formula="of:=( [.B46] - ([.$D$2]*[.A46] + [.$D$3]) )^2" office:value-type="float" office:value="0.00317017677708554">
            <text:p>3.1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5">
            <text:p>83.05</text:p>
          </table:table-cell>
          <table:table-cell table:number-columns-repeated="2"/>
          <table:table-cell table:formula="of:=( [.B47] - ([.$D$2]*[.A47] + [.$D$3]) )^2" office:value-type="float" office:value="0.0000131542415000747">
            <text:p>1.32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2.98">
            <text:p>82.98</text:p>
          </table:table-cell>
          <table:table-cell table:number-columns-repeated="2"/>
          <table:table-cell table:formula="of:=( [.B48] - ([.$D$2]*[.A48] + [.$D$3]) )^2" office:value-type="float" office:value="0.00440539137026746">
            <text:p>4.4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2">
            <text:p>83.02</text:p>
          </table:table-cell>
          <table:table-cell table:number-columns-repeated="2"/>
          <table:table-cell table:formula="of:=( [.B49] - ([.$D$2]*[.A49] + [.$D$3]) )^2" office:value-type="float" office:value="0.000695541582400833">
            <text:p>6.96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58">
            <text:p>87.58</text:p>
          </table:table-cell>
          <table:table-cell table:number-columns-repeated="2"/>
          <table:table-cell table:formula="of:=( [.B50] - ([.$D$2]*[.A50] + [.$D$3]) )^2" office:value-type="float" office:value="0.00441452897220434">
            <text:p>4.4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51] - ([.$D$2]*[.A51] + [.$D$3]) )^2" office:value-type="float" office:value="0.000554983048574265">
            <text:p>5.5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2">
            <text:p>87.62</text:p>
          </table:table-cell>
          <table:table-cell table:number-columns-repeated="2"/>
          <table:table-cell table:formula="of:=( [.B52] - ([.$D$2]*[.A52] + [.$D$3]) )^2" office:value-type="float" office:value="0.000699175228368347">
            <text:p>6.9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49">
            <text:p>92.49</text:p>
          </table:table-cell>
          <table:table-cell table:number-columns-repeated="2"/>
          <table:table-cell table:formula="of:=( [.B53] - ([.$D$2]*[.A53] + [.$D$3]) )^2" office:value-type="float" office:value="0.0592870288673878">
            <text:p>5.93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5">
            <text:p>92.25</text:p>
          </table:table-cell>
          <table:table-cell table:number-columns-repeated="2"/>
          <table:table-cell table:formula="of:=( [.B54] - ([.$D$2]*[.A54] + [.$D$3]) )^2" office:value-type="float" office:value="0.0000121750662123275">
            <text:p>1.2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3">
            <text:p>92.23</text:p>
          </table:table-cell>
          <table:table-cell table:number-columns-repeated="2"/>
          <table:table-cell table:formula="of:=( [.B55] - ([.$D$2]*[.A55] + [.$D$3]) )^2" office:value-type="float" office:value="0.000272603916114033">
            <text:p>2.73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0x100" table:style-name="ta1" table:print="false">
        <table:shapes>
          <draw:frame draw:z-index="0" draw:style-name="gr1" svg:width="18.821cm" svg:height="10.398cm" svg:x="13.846cm" svg:y="0.001cm">
            <draw:object draw:notify-on-update-of-ranges="100x100.A2:100x100.A55 100x100.B2:100x100.B5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5">
            <text:p>15.5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01998761609907">
            <text:p>1.02E-002</text:p>
          </table:table-cell>
          <table:table-cell table:formula="of:=( [.B2] - ([.$D$2]*[.A2] + [.$D$3]) )^2" office:value-type="float" office:value="0.000308471362508984">
            <text:p>3.0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7">
            <text:p>15.5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7749111340453">
            <text:p>2.68E-001</text:p>
          </table:table-cell>
          <table:table-cell table:formula="of:=( [.B3] - ([.$D$2]*[.A3] + [.$D$3]) )^2" office:value-type="float" office:value="0.00000593724944800438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8">
            <text:p>15.5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4330695859497">
            <text:p>3.44E-004</text:p>
          </table:table-cell>
          <table:table-cell table:formula="of:=( [.B4] - ([.$D$2]*[.A4] + [.$D$3]) )^2" office:value-type="float" office:value="0.000154670192917502">
            <text:p>1.5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2">
            <text:p>20.6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7703833979429">
            <text:p>4.18E-002</text:p>
          </table:table-cell>
          <table:table-cell table:formula="of:=( [.B5] - ([.$D$2]*[.A5] + [.$D$3]) )^2" office:value-type="float" office:value="0.00225638616763303">
            <text:p>2.2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5">
            <text:p>20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306300168320302">
            <text:p>3.06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3">
            <text:p>20.63</text:p>
          </table:table-cell>
          <table:table-cell office:value-type="string">
            <text:p>sum d_i^2</text:p>
          </table:table-cell>
          <table:table-cell table:formula="of:=SUM([.E2:.E55])" office:value-type="float" office:value="0.828520353170492">
            <text:p>8.29E-001</text:p>
          </table:table-cell>
          <table:table-cell table:formula="of:=( [.B7] - ([.$D$2]*[.A7] + [.$D$3]) )^2" office:value-type="float" office:value="0.00140635750119557">
            <text:p>1.4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0171719487106">
            <text:p>1.40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40171719487106">
            <text:p>1.40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7">
            <text:p>25.77</text:p>
          </table:table-cell>
          <table:table-cell table:number-columns-repeated="2"/>
          <table:table-cell table:formula="of:=( [.B10] - ([.$D$2]*[.A10] + [.$D$3]) )^2" office:value-type="float" office:value="0.00000655608949211711">
            <text:p>6.5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1">
            <text:p>30.91</text:p>
          </table:table-cell>
          <table:table-cell table:number-columns-repeated="2"/>
          <table:table-cell table:formula="of:=( [.B11] - ([.$D$2]*[.A11] + [.$D$3]) )^2" office:value-type="float" office:value="0.0018166694665816">
            <text:p>1.82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7">
            <text:p>30.97</text:p>
          </table:table-cell>
          <table:table-cell table:number-columns-repeated="2"/>
          <table:table-cell table:formula="of:=( [.B12] - ([.$D$2]*[.A12] + [.$D$3]) )^2" office:value-type="float" office:value="0.0105313581490697">
            <text:p>1.05E-002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85">
            <text:p>30.85</text:p>
          </table:table-cell>
          <table:table-cell table:number-columns-repeated="2"/>
          <table:table-cell table:formula="of:=( [.B13] - ([.$D$2]*[.A13] + [.$D$3]) )^2" office:value-type="float" office:value="0.000301980784093146">
            <text:p>3.0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6.26">
            <text:p>36.26</text:p>
          </table:table-cell>
          <table:table-cell table:number-columns-repeated="2"/>
          <table:table-cell table:formula="of:=( [.B14] - ([.$D$2]*[.A14] + [.$D$3]) )^2" office:value-type="float" office:value="0.085664114213125">
            <text:p>8.57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">
            <text:p>35.9</text:p>
          </table:table-cell>
          <table:table-cell table:number-columns-repeated="2"/>
          <table:table-cell table:formula="of:=( [.B15] - ([.$D$2]*[.A15] + [.$D$3]) )^2" office:value-type="float" office:value="0.00453140007484976">
            <text:p>4.5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5">
            <text:p>35.95</text:p>
          </table:table-cell>
          <table:table-cell table:number-columns-repeated="2"/>
          <table:table-cell table:formula="of:=( [.B16] - ([.$D$2]*[.A16] + [.$D$3]) )^2" office:value-type="float" office:value="0.000299832594054549">
            <text:p>3.00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09">
            <text:p>41.09</text:p>
          </table:table-cell>
          <table:table-cell table:number-columns-repeated="2"/>
          <table:table-cell table:formula="of:=( [.B17] - ([.$D$2]*[.A17] + [.$D$3]) )^2" office:value-type="float" office:value="0.00051739164780207">
            <text:p>5.17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14">
            <text:p>41.14</text:p>
          </table:table-cell>
          <table:table-cell table:number-columns-repeated="2"/>
          <table:table-cell table:formula="of:=( [.B18] - ([.$D$2]*[.A18] + [.$D$3]) )^2" office:value-type="float" office:value="0.00529201611747147">
            <text:p>5.2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.97">
            <text:p>40.97</text:p>
          </table:table-cell>
          <table:table-cell table:number-columns-repeated="2"/>
          <table:table-cell table:formula="of:=( [.B19] - ([.$D$2]*[.A19] + [.$D$3]) )^2" office:value-type="float" office:value="0.00945829292059539">
            <text:p>9.46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9">
            <text:p>46.19</text:p>
          </table:table-cell>
          <table:table-cell table:number-columns-repeated="2"/>
          <table:table-cell table:formula="of:=( [.B20] - ([.$D$2]*[.A20] + [.$D$3]) )^2" office:value-type="float" office:value="0.000520212354235126">
            <text:p>5.20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08">
            <text:p>46.08</text:p>
          </table:table-cell>
          <table:table-cell table:number-columns-repeated="2"/>
          <table:table-cell table:formula="of:=( [.B21] - ([.$D$2]*[.A21] + [.$D$3]) )^2" office:value-type="float" office:value="0.007602416229941">
            <text:p>7.60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1">
            <text:p>46.11</text:p>
          </table:table-cell>
          <table:table-cell table:number-columns-repeated="2"/>
          <table:table-cell table:formula="of:=( [.B22] - ([.$D$2]*[.A22] + [.$D$3]) )^2" office:value-type="float" office:value="0.0032709060820211">
            <text:p>3.2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7">
            <text:p>51.27</text:p>
          </table:table-cell>
          <table:table-cell table:number-columns-repeated="2"/>
          <table:table-cell table:formula="of:=( [.B23] - ([.$D$2]*[.A23] + [.$D$3]) )^2" office:value-type="float" office:value="0.00000823738047936546">
            <text:p>8.2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2">
            <text:p>51.22</text:p>
          </table:table-cell>
          <table:table-cell table:number-columns-repeated="2"/>
          <table:table-cell table:formula="of:=( [.B24] - ([.$D$2]*[.A24] + [.$D$3]) )^2" office:value-type="float" office:value="0.00222122900988118">
            <text:p>2.2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">
            <text:p>51.2</text:p>
          </table:table-cell>
          <table:table-cell table:number-columns-repeated="2"/>
          <table:table-cell table:formula="of:=( [.B25] - ([.$D$2]*[.A25] + [.$D$3]) )^2" office:value-type="float" office:value="0.00450642566164138">
            <text:p>4.51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6] - ([.$D$2]*[.A26] + [.$D$3]) )^2" office:value-type="float" office:value="0.00942219600070118">
            <text:p>9.42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33">
            <text:p>56.33</text:p>
          </table:table-cell>
          <table:table-cell table:number-columns-repeated="2"/>
          <table:table-cell table:formula="of:=( [.B27] - ([.$D$2]*[.A27] + [.$D$3]) )^2" office:value-type="float" office:value="0.00137403638597712">
            <text:p>1.3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8] - ([.$D$2]*[.A28] + [.$D$3]) )^2" office:value-type="float" office:value="0.00942219600070118">
            <text:p>9.4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29] - ([.$D$2]*[.A29] + [.$D$3]) )^2" office:value-type="float" office:value="0.00592993593878271">
            <text:p>5.9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43">
            <text:p>61.43</text:p>
          </table:table-cell>
          <table:table-cell table:number-columns-repeated="2"/>
          <table:table-cell table:formula="of:=( [.B30] - ([.$D$2]*[.A30] + [.$D$3]) )^2" office:value-type="float" office:value="0.00136944975600391">
            <text:p>1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31] - ([.$D$2]*[.A31] + [.$D$3]) )^2" office:value-type="float" office:value="0.00592993593878271">
            <text:p>5.93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32] - ([.$D$2]*[.A32] + [.$D$3]) )^2" office:value-type="float" office:value="0.00220375394968192">
            <text:p>2.2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3">
            <text:p>66.53</text:p>
          </table:table-cell>
          <table:table-cell table:number-columns-repeated="2"/>
          <table:table-cell table:formula="of:=( [.B33] - ([.$D$2]*[.A33] + [.$D$3]) )^2" office:value-type="float" office:value="0.00136487079407976">
            <text:p>1.36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4">
            <text:p>66.54</text:p>
          </table:table-cell>
          <table:table-cell table:number-columns-repeated="2"/>
          <table:table-cell table:formula="of:=( [.B34] - ([.$D$2]*[.A34] + [.$D$3]) )^2" office:value-type="float" office:value="0.000725987638477796">
            <text:p>7.2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2.32">
            <text:p>72.32</text:p>
          </table:table-cell>
          <table:table-cell table:number-columns-repeated="2"/>
          <table:table-cell table:formula="of:=( [.B35] - ([.$D$2]*[.A35] + [.$D$3]) )^2" office:value-type="float" office:value="0.426562810680079">
            <text:p>4.27E-001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8">
            <text:p>71.8</text:p>
          </table:table-cell>
          <table:table-cell table:number-columns-repeated="2"/>
          <table:table-cell table:formula="of:=( [.B36] - ([.$D$2]*[.A36] + [.$D$3]) )^2" office:value-type="float" office:value="0.0177203384865537">
            <text:p>1.77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66">
            <text:p>71.66</text:p>
          </table:table-cell>
          <table:table-cell table:number-columns-repeated="2"/>
          <table:table-cell table:formula="of:=( [.B37] - ([.$D$2]*[.A37] + [.$D$3]) )^2" office:value-type="float" office:value="0.0000473652036800947">
            <text:p>4.74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3">
            <text:p>76.73</text:p>
          </table:table-cell>
          <table:table-cell table:number-columns-repeated="2"/>
          <table:table-cell table:formula="of:=( [.B38] - ([.$D$2]*[.A38] + [.$D$3]) )^2" office:value-type="float" office:value="0.00135573587438284">
            <text:p>1.36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4">
            <text:p>76.74</text:p>
          </table:table-cell>
          <table:table-cell table:number-columns-repeated="2"/>
          <table:table-cell table:formula="of:=( [.B39] - ([.$D$2]*[.A39] + [.$D$3]) )^2" office:value-type="float" office:value="0.00071932949896746">
            <text:p>7.19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7.13">
            <text:p>77.13</text:p>
          </table:table-cell>
          <table:table-cell table:number-columns-repeated="2"/>
          <table:table-cell table:formula="of:=( [.B40] - ([.$D$2]*[.A40] + [.$D$3]) )^2" office:value-type="float" office:value="0.131899480857742">
            <text:p>1.32E-001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1">
            <text:p>81.81</text:p>
          </table:table-cell>
          <table:table-cell table:number-columns-repeated="2"/>
          <table:table-cell table:formula="of:=( [.B41] - ([.$D$2]*[.A41] + [.$D$3]) )^2" office:value-type="float" office:value="0.00322151588725663">
            <text:p>3.22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8">
            <text:p>81.88</text:p>
          </table:table-cell>
          <table:table-cell table:number-columns-repeated="2"/>
          <table:table-cell table:formula="of:=( [.B42] - ([.$D$2]*[.A42] + [.$D$3]) )^2" office:value-type="float" office:value="0.000175339989994298">
            <text:p>1.75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76">
            <text:p>81.76</text:p>
          </table:table-cell>
          <table:table-cell table:number-columns-repeated="2"/>
          <table:table-cell table:formula="of:=( [.B43] - ([.$D$2]*[.A43] + [.$D$3]) )^2" office:value-type="float" office:value="0.0113973558138718">
            <text:p>1.14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1">
            <text:p>86.91</text:p>
          </table:table-cell>
          <table:table-cell table:number-columns-repeated="2"/>
          <table:table-cell table:formula="of:=( [.B44] - ([.$D$2]*[.A44] + [.$D$3]) )^2" office:value-type="float" office:value="0.00321449081734924">
            <text:p>3.2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7.06">
            <text:p>87.06</text:p>
          </table:table-cell>
          <table:table-cell table:number-columns-repeated="2"/>
          <table:table-cell table:formula="of:=( [.B45] - ([.$D$2]*[.A45] + [.$D$3]) )^2" office:value-type="float" office:value="0.0087055468888922">
            <text:p>8.71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2">
            <text:p>86.92</text:p>
          </table:table-cell>
          <table:table-cell table:number-columns-repeated="2"/>
          <table:table-cell table:formula="of:=( [.B46] - ([.$D$2]*[.A46] + [.$D$3]) )^2" office:value-type="float" office:value="0.00218056122211823">
            <text:p>2.1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2.11">
            <text:p>92.11</text:p>
          </table:table-cell>
          <table:table-cell table:number-columns-repeated="2"/>
          <table:table-cell table:formula="of:=( [.B47] - ([.$D$2]*[.A47] + [.$D$3]) )^2" office:value-type="float" office:value="0.00188056136411477">
            <text:p>1.88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6">
            <text:p>91.96</text:p>
          </table:table-cell>
          <table:table-cell table:number-columns-repeated="2"/>
          <table:table-cell table:formula="of:=( [.B48] - ([.$D$2]*[.A48] + [.$D$3]) )^2" office:value-type="float" office:value="0.0113709294411779">
            <text:p>1.14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8">
            <text:p>91.98</text:p>
          </table:table-cell>
          <table:table-cell table:number-columns-repeated="2"/>
          <table:table-cell table:formula="of:=( [.B49] - ([.$D$2]*[.A49] + [.$D$3]) )^2" office:value-type="float" office:value="0.00750554703090099">
            <text:p>7.5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05">
            <text:p>97.05</text:p>
          </table:table-cell>
          <table:table-cell table:number-columns-repeated="2"/>
          <table:table-cell table:formula="of:=( [.B50] - ([.$D$2]*[.A50] + [.$D$3]) )^2" office:value-type="float" office:value="0.0135891805719505">
            <text:p>1.36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5">
            <text:p>97.15</text:p>
          </table:table-cell>
          <table:table-cell table:number-columns-repeated="2"/>
          <table:table-cell table:formula="of:=( [.B51] - ([.$D$2]*[.A51] + [.$D$3]) )^2" office:value-type="float" office:value="0.000274652421502474">
            <text:p>2.7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9">
            <text:p>97.19</text:p>
          </table:table-cell>
          <table:table-cell table:number-columns-repeated="2"/>
          <table:table-cell table:formula="of:=( [.B52] - ([.$D$2]*[.A52] + [.$D$3]) )^2" office:value-type="float" office:value="0.000548841161323703">
            <text:p>5.4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3">
            <text:p>102.23</text:p>
          </table:table-cell>
          <table:table-cell table:number-columns-repeated="2"/>
          <table:table-cell table:formula="of:=( [.B53] - ([.$D$2]*[.A53] + [.$D$3]) )^2" office:value-type="float" office:value="0.00133303276601853">
            <text:p>1.33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2">
            <text:p>102.22</text:p>
          </table:table-cell>
          <table:table-cell table:number-columns-repeated="2"/>
          <table:table-cell table:formula="of:=( [.B54] - ([.$D$2]*[.A54] + [.$D$3]) )^2" office:value-type="float" office:value="0.00216324719097062">
            <text:p>2.16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3">
            <text:p>102.3</text:p>
          </table:table-cell>
          <table:table-cell table:number-columns-repeated="2"/>
          <table:table-cell table:formula="of:=( [.B55] - ([.$D$2]*[.A55] + [.$D$3]) )^2" office:value-type="float" office:value="0.00112153179135679">
            <text:p>1.1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5x105" table:style-name="ta1" table:print="false">
        <table:shapes>
          <draw:frame draw:z-index="0" draw:style-name="gr1" svg:width="18.821cm" svg:height="10.398cm" svg:x="13.873cm" svg:y="0.001cm">
            <draw:object draw:notify-on-update-of-ranges="105x105.A2:105x105.A55 105x105.B2:105x105.B5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12256553147575">
            <text:p>1.12E-002</text:p>
          </table:table-cell>
          <table:table-cell table:formula="of:=( [.B2] - ([.$D$2]*[.A2] + [.$D$3]) )^2" office:value-type="float" office:value="0.000266841459291403">
            <text:p>2.67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97852310514899">
            <text:p>2.98E-001</text:p>
          </table:table-cell>
          <table:table-cell table:formula="of:=( [.B3] - ([.$D$2]*[.A3] + [.$D$3]) )^2" office:value-type="float" office:value="0.000266841459291403">
            <text:p>2.6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3">
            <text:p>17.1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86595320182087">
            <text:p>2.87E-004</text:p>
          </table:table-cell>
          <table:table-cell table:formula="of:=( [.B4] - ([.$D$2]*[.A4] + [.$D$3]) )^2" office:value-type="float" office:value="0.0000401358062693829">
            <text:p>4.01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2">
            <text:p>22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47665675701094">
            <text:p>3.48E-002</text:p>
          </table:table-cell>
          <table:table-cell table:formula="of:=( [.B5] - ([.$D$2]*[.A5] + [.$D$3]) )^2" office:value-type="float" office:value="0.000850477071184154">
            <text:p>8.50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4">
            <text:p>22.7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839594699904865">
            <text:p>8.40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3">
            <text:p>22.73</text:p>
          </table:table-cell>
          <table:table-cell office:value-type="string">
            <text:p>sum d_i^2</text:p>
          </table:table-cell>
          <table:table-cell table:formula="of:=SUM([.E2:.E55])" office:value-type="float" office:value="0.573970920765972">
            <text:p>5.74E-001</text:p>
          </table:table-cell>
          <table:table-cell table:formula="of:=( [.B7] - ([.$D$2]*[.A7] + [.$D$3]) )^2" office:value-type="float" office:value="0.000367218270587256">
            <text:p>3.67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4">
            <text:p>28.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4471468535694">
            <text:p>1.44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5">
            <text:p>28.3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43774426214483">
            <text:p>1.4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6">
            <text:p>28.36</text:p>
          </table:table-cell>
          <table:table-cell table:number-columns-repeated="2"/>
          <table:table-cell table:formula="of:=( [.B10] - ([.$D$2]*[.A10] + [.$D$3]) )^2" office:value-type="float" office:value="0.00000396247804302635">
            <text:p>3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4">
            <text:p>33.94</text:p>
          </table:table-cell>
          <table:table-cell table:number-columns-repeated="2"/>
          <table:table-cell table:formula="of:=( [.B11] - ([.$D$2]*[.A11] + [.$D$3]) )^2" office:value-type="float" office:value="0.00121231086643409">
            <text:p>1.2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7">
            <text:p>33.97</text:p>
          </table:table-cell>
          <table:table-cell table:number-columns-repeated="2"/>
          <table:table-cell table:formula="of:=( [.B12] - ([.$D$2]*[.A12] + [.$D$3]) )^2" office:value-type="float" office:value="0.0000232155791954327">
            <text:p>2.32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5">
            <text:p>33.95</text:p>
          </table:table-cell>
          <table:table-cell table:number-columns-repeated="2"/>
          <table:table-cell table:formula="of:=( [.B13] - ([.$D$2]*[.A13] + [.$D$3]) )^2" office:value-type="float" office:value="0.000615945770687623">
            <text:p>6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4] - ([.$D$2]*[.A14] + [.$D$3]) )^2" office:value-type="float" office:value="0.00332305118945536">
            <text:p>3.32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5] - ([.$D$2]*[.A15] + [.$D$3]) )^2" office:value-type="float" office:value="0.00332305118945536">
            <text:p>3.32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5">
            <text:p>39.55</text:p>
          </table:table-cell>
          <table:table-cell table:number-columns-repeated="2"/>
          <table:table-cell table:formula="of:=( [.B16] - ([.$D$2]*[.A16] + [.$D$3]) )^2" office:value-type="float" office:value="0.00141721470281386">
            <text:p>1.42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4">
            <text:p>45.14</text:p>
          </table:table-cell>
          <table:table-cell table:number-columns-repeated="2"/>
          <table:table-cell table:formula="of:=( [.B17] - ([.$D$2]*[.A17] + [.$D$3]) )^2" office:value-type="float" office:value="0.00365705261348769">
            <text:p>3.66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7">
            <text:p>45.17</text:p>
          </table:table-cell>
          <table:table-cell table:number-columns-repeated="2"/>
          <table:table-cell table:formula="of:=( [.B18] - ([.$D$2]*[.A18] + [.$D$3]) )^2" office:value-type="float" office:value="0.00092863844080065">
            <text:p>9.29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21">
            <text:p>45.21</text:p>
          </table:table-cell>
          <table:table-cell table:number-columns-repeated="2"/>
          <table:table-cell table:formula="of:=( [.B19] - ([.$D$2]*[.A19] + [.$D$3]) )^2" office:value-type="float" office:value="0.0000907528772180935">
            <text:p>9.0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1.03">
            <text:p>51.03</text:p>
          </table:table-cell>
          <table:table-cell table:number-columns-repeated="2"/>
          <table:table-cell table:formula="of:=( [.B20] - ([.$D$2]*[.A20] + [.$D$3]) )^2" office:value-type="float" office:value="0.0469583582528519">
            <text:p>4.70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9">
            <text:p>50.79</text:p>
          </table:table-cell>
          <table:table-cell table:number-columns-repeated="2"/>
          <table:table-cell table:formula="of:=( [.B21] - ([.$D$2]*[.A21] + [.$D$3]) )^2" office:value-type="float" office:value="0.000542947176141456">
            <text:p>5.4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8">
            <text:p>50.78</text:p>
          </table:table-cell>
          <table:table-cell table:number-columns-repeated="2"/>
          <table:table-cell table:formula="of:=( [.B22] - ([.$D$2]*[.A22] + [.$D$3]) )^2" office:value-type="float" office:value="0.00110897171461176">
            <text:p>1.1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35">
            <text:p>56.35</text:p>
          </table:table-cell>
          <table:table-cell table:number-columns-repeated="2"/>
          <table:table-cell table:formula="of:=( [.B23] - ([.$D$2]*[.A23] + [.$D$3]) )^2" office:value-type="float" office:value="0.00579560702510534">
            <text:p>5.80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69">
            <text:p>56.69</text:p>
          </table:table-cell>
          <table:table-cell table:number-columns-repeated="2"/>
          <table:table-cell table:formula="of:=( [.B24] - ([.$D$2]*[.A24] + [.$D$3]) )^2" office:value-type="float" office:value="0.0696279656995735">
            <text:p>6.96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42">
            <text:p>56.42</text:p>
          </table:table-cell>
          <table:table-cell table:number-columns-repeated="2"/>
          <table:table-cell table:formula="of:=( [.B25] - ([.$D$2]*[.A25] + [.$D$3]) )^2" office:value-type="float" office:value="0.0000375632227903611">
            <text:p>3.76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4">
            <text:p>62.04</text:p>
          </table:table-cell>
          <table:table-cell table:number-columns-repeated="2"/>
          <table:table-cell table:formula="of:=( [.B26] - ([.$D$2]*[.A26] + [.$D$3]) )^2" office:value-type="float" office:value="0.00000108880526351206">
            <text:p>1.09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3">
            <text:p>62.03</text:p>
          </table:table-cell>
          <table:table-cell table:number-columns-repeated="2"/>
          <table:table-cell table:formula="of:=( [.B27] - ([.$D$2]*[.A27] + [.$D$3]) )^2" office:value-type="float" office:value="0.0000802196388832679">
            <text:p>8.0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24">
            <text:p>62.24</text:p>
          </table:table-cell>
          <table:table-cell table:number-columns-repeated="2"/>
          <table:table-cell table:formula="of:=( [.B28] - ([.$D$2]*[.A28] + [.$D$3]) )^2" office:value-type="float" office:value="0.0404184721328688">
            <text:p>4.04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2">
            <text:p>67.62</text:p>
          </table:table-cell>
          <table:table-cell table:number-columns-repeated="2"/>
          <table:table-cell table:formula="of:=( [.B29] - ([.$D$2]*[.A29] + [.$D$3]) )^2" office:value-type="float" office:value="0.00101023530986756">
            <text:p>1.0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7">
            <text:p>67.7</text:p>
          </table:table-cell>
          <table:table-cell table:number-columns-repeated="2"/>
          <table:table-cell table:formula="of:=( [.B30] - ([.$D$2]*[.A30] + [.$D$3]) )^2" office:value-type="float" office:value="0.00232476346031307">
            <text:p>2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">
            <text:p>67.6</text:p>
          </table:table-cell>
          <table:table-cell table:number-columns-repeated="2"/>
          <table:table-cell table:formula="of:=( [.B31] - ([.$D$2]*[.A31] + [.$D$3]) )^2" office:value-type="float" office:value="0.0026816032722572">
            <text:p>2.6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18">
            <text:p>73.18</text:p>
          </table:table-cell>
          <table:table-cell table:number-columns-repeated="2"/>
          <table:table-cell table:formula="of:=( [.B32] - ([.$D$2]*[.A32] + [.$D$3]) )^2" office:value-type="float" office:value="0.00715916624996203">
            <text:p>7.16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1">
            <text:p>73.21</text:p>
          </table:table-cell>
          <table:table-cell table:number-columns-repeated="2"/>
          <table:table-cell table:formula="of:=( [.B33] - ([.$D$2]*[.A33] + [.$D$3]) )^2" office:value-type="float" office:value="0.00298245486365604">
            <text:p>2.9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4">
            <text:p>73.24</text:p>
          </table:table-cell>
          <table:table-cell table:number-columns-repeated="2"/>
          <table:table-cell table:formula="of:=( [.B34] - ([.$D$2]*[.A34] + [.$D$3]) )^2" office:value-type="float" office:value="0.000605743477347796">
            <text:p>6.0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99">
            <text:p>78.99</text:p>
          </table:table-cell>
          <table:table-cell table:number-columns-repeated="2"/>
          <table:table-cell table:formula="of:=( [.B35] - ([.$D$2]*[.A35] + [.$D$3]) )^2" office:value-type="float" office:value="0.0126698630497085">
            <text:p>1.27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87">
            <text:p>78.87</text:p>
          </table:table-cell>
          <table:table-cell table:number-columns-repeated="2"/>
          <table:table-cell table:formula="of:=( [.B36] - ([.$D$2]*[.A36] + [.$D$3]) )^2" office:value-type="float" office:value="0.0000553463658361525">
            <text:p>5.5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9.24">
            <text:p>79.24</text:p>
          </table:table-cell>
          <table:table-cell table:number-columns-repeated="2"/>
          <table:table-cell table:formula="of:=( [.B37] - ([.$D$2]*[.A37] + [.$D$3]) )^2" office:value-type="float" office:value="0.131450106141109">
            <text:p>1.31E-001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4">
            <text:p>84.44</text:p>
          </table:table-cell>
          <table:table-cell table:number-columns-repeated="2"/>
          <table:table-cell table:formula="of:=( [.B38] - ([.$D$2]*[.A38] + [.$D$3]) )^2" office:value-type="float" office:value="0.00252678850004202">
            <text:p>2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">
            <text:p>84.4</text:p>
          </table:table-cell>
          <table:table-cell table:number-columns-repeated="2"/>
          <table:table-cell table:formula="of:=( [.B39] - ([.$D$2]*[.A39] + [.$D$3]) )^2" office:value-type="float" office:value="0.00814816219571585">
            <text:p>8.15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6">
            <text:p>84.46</text:p>
          </table:table-cell>
          <table:table-cell table:number-columns-repeated="2"/>
          <table:table-cell table:formula="of:=( [.B40] - ([.$D$2]*[.A40] + [.$D$3]) )^2" office:value-type="float" office:value="0.00091610165220463">
            <text:p>9.16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41] - ([.$D$2]*[.A41] + [.$D$3]) )^2" office:value-type="float" office:value="0.00398095739286607">
            <text:p>3.98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15">
            <text:p>90.15</text:p>
          </table:table-cell>
          <table:table-cell table:number-columns-repeated="2"/>
          <table:table-cell table:formula="of:=( [.B42] - ([.$D$2]*[.A42] + [.$D$3]) )^2" office:value-type="float" office:value="0.00220009510644023">
            <text:p>2.20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27">
            <text:p>90.27</text:p>
          </table:table-cell>
          <table:table-cell table:number-columns-repeated="2"/>
          <table:table-cell table:formula="of:=( [.B43] - ([.$D$2]*[.A43] + [.$D$3]) )^2" office:value-type="float" office:value="0.0278573362485178">
            <text:p>2.79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4] - ([.$D$2]*[.A44] + [.$D$3]) )^2" office:value-type="float" office:value="0.00576422387334402">
            <text:p>5.7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7">
            <text:p>95.7</text:p>
          </table:table-cell>
          <table:table-cell table:number-columns-repeated="2"/>
          <table:table-cell table:formula="of:=( [.B45] - ([.$D$2]*[.A45] + [.$D$3]) )^2" office:value-type="float" office:value="0.000253525558936106">
            <text:p>2.54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6] - ([.$D$2]*[.A46] + [.$D$3]) )^2" office:value-type="float" office:value="0.00576422387334402">
            <text:p>5.76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7">
            <text:p>101.27</text:p>
          </table:table-cell>
          <table:table-cell table:number-columns-repeated="2"/>
          <table:table-cell table:formula="of:=( [.B47] - ([.$D$2]*[.A47] + [.$D$3]) )^2" office:value-type="float" office:value="0.00345157934154791">
            <text:p>3.4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1">
            <text:p>101.21</text:p>
          </table:table-cell>
          <table:table-cell table:number-columns-repeated="2"/>
          <table:table-cell table:formula="of:=( [.B48] - ([.$D$2]*[.A48] + [.$D$3]) )^2" office:value-type="float" office:value="0.0141015965414062">
            <text:p>1.4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17">
            <text:p>101.17</text:p>
          </table:table-cell>
          <table:table-cell table:number-columns-repeated="2"/>
          <table:table-cell table:formula="of:=( [.B49] - ([.$D$2]*[.A49] + [.$D$3]) )^2" office:value-type="float" office:value="0.0252016080079757">
            <text:p>2.5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9">
            <text:p>106.89</text:p>
          </table:table-cell>
          <table:table-cell table:number-columns-repeated="2"/>
          <table:table-cell table:formula="of:=( [.B50] - ([.$D$2]*[.A50] + [.$D$3]) )^2" office:value-type="float" office:value="0.00266026952617059">
            <text:p>2.6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5">
            <text:p>106.85</text:p>
          </table:table-cell>
          <table:table-cell table:number-columns-repeated="2"/>
          <table:table-cell table:formula="of:=( [.B51] - ([.$D$2]*[.A51] + [.$D$3]) )^2" office:value-type="float" office:value="0.00838649358304162">
            <text:p>8.39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91">
            <text:p>106.91</text:p>
          </table:table-cell>
          <table:table-cell table:number-columns-repeated="2"/>
          <table:table-cell table:formula="of:=( [.B52] - ([.$D$2]*[.A52] + [.$D$3]) )^2" office:value-type="float" office:value="0.0009971574977359">
            <text:p>9.9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56">
            <text:p>112.56</text:p>
          </table:table-cell>
          <table:table-cell table:number-columns-repeated="2"/>
          <table:table-cell table:formula="of:=( [.B53] - ([.$D$2]*[.A53] + [.$D$3]) )^2" office:value-type="float" office:value="0.0000312988991871971">
            <text:p>3.13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48">
            <text:p>112.48</text:p>
          </table:table-cell>
          <table:table-cell table:number-columns-repeated="2"/>
          <table:table-cell table:formula="of:=( [.B54] - ([.$D$2]*[.A54] + [.$D$3]) )^2" office:value-type="float" office:value="0.0055361721935233">
            <text:p>5.54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89">
            <text:p>112.89</text:p>
          </table:table-cell>
          <table:table-cell table:number-columns-repeated="2"/>
          <table:table-cell table:formula="of:=( [.B55] - ([.$D$2]*[.A55] + [.$D$3]) )^2" office:value-type="float" office:value="0.112623696560049">
            <text:p>1.13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0x110" table:style-name="ta1" table:print="false">
        <table:shapes>
          <draw:frame draw:z-index="0" draw:style-name="gr1" svg:width="18.821cm" svg:height="10.398cm" svg:x="14.148cm" svg:y="0.001cm">
            <draw:object draw:notify-on-update-of-ranges="110x110.A2:110x110.A55 110x110.B2:110x110.B55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2">
            <text:p>18.8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23230546955624">
            <text:p>1.23E-002</text:p>
          </table:table-cell>
          <table:table-cell table:formula="of:=( [.B2] - ([.$D$2]*[.A2] + [.$D$3]) )^2" office:value-type="float" office:value="0.000242582143033277">
            <text:p>2.43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4">
            <text:p>18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19842907923411">
            <text:p>3.20E-001</text:p>
          </table:table-cell>
          <table:table-cell table:formula="of:=( [.B3] - ([.$D$2]*[.A3] + [.$D$3]) )^2" office:value-type="float" office:value="0.00126558409235062">
            <text:p>1.27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">
            <text:p>18.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00607979581504">
            <text:p>5.01E-004</text:p>
          </table:table-cell>
          <table:table-cell table:formula="of:=( [.B4] - ([.$D$2]*[.A4] + [.$D$3]) )^2" office:value-type="float" office:value="0.000019580193715903">
            <text:p>1.96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2">
            <text:p>24.9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07282112534095">
            <text:p>6.07E-002</text:p>
          </table:table-cell>
          <table:table-cell table:formula="of:=( [.B5] - ([.$D$2]*[.A5] + [.$D$3]) )^2" office:value-type="float" office:value="0.00211161378782265">
            <text:p>2.1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7">
            <text:p>24.9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63838829945237">
            <text:p>1.64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6">
            <text:p>24.96</text:p>
          </table:table-cell>
          <table:table-cell office:value-type="string">
            <text:p>sum d_i^2</text:p>
          </table:table-cell>
          <table:table-cell table:formula="of:=SUM([.E2:.E55])" office:value-type="float" office:value="1.75124632496275">
            <text:p>1.75E+000</text:p>
          </table:table-cell>
          <table:table-cell table:formula="of:=( [.B7] - ([.$D$2]*[.A7] + [.$D$3]) )^2" office:value-type="float" office:value="0.0000354298639601773">
            <text:p>3.5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3">
            <text:p>31.1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635218010402943">
            <text:p>6.35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8">
            <text:p>31.1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75838749715371">
            <text:p>2.7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07">
            <text:p>31.07</text:p>
          </table:table-cell>
          <table:table-cell table:number-columns-repeated="2"/>
          <table:table-cell table:formula="of:=( [.B10] - ([.$D$2]*[.A10] + [.$D$3]) )^2" office:value-type="float" office:value="0.00330390979964436">
            <text:p>3.30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45">
            <text:p>37.45</text:p>
          </table:table-cell>
          <table:table-cell table:number-columns-repeated="2"/>
          <table:table-cell table:formula="of:=( [.B11] - ([.$D$2]*[.A11] + [.$D$3]) )^2" office:value-type="float" office:value="0.0259187477842749">
            <text:p>2.59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6">
            <text:p>37.26</text:p>
          </table:table-cell>
          <table:table-cell table:number-columns-repeated="2"/>
          <table:table-cell table:formula="of:=( [.B12] - ([.$D$2]*[.A12] + [.$D$3]) )^2" office:value-type="float" office:value="0.000841405736346229">
            <text:p>8.4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5">
            <text:p>37.25</text:p>
          </table:table-cell>
          <table:table-cell table:number-columns-repeated="2"/>
          <table:table-cell table:formula="of:=( [.B13] - ([.$D$2]*[.A13] + [.$D$3]) )^2" office:value-type="float" office:value="0.00152154562856044">
            <text:p>1.52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4] - ([.$D$2]*[.A14] + [.$D$3]) )^2" office:value-type="float" office:value="0.00366440660882368">
            <text:p>3.6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5] - ([.$D$2]*[.A15] + [.$D$3]) )^2" office:value-type="float" office:value="0.00366440660882368">
            <text:p>3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4">
            <text:p>43.4</text:p>
          </table:table-cell>
          <table:table-cell table:number-columns-repeated="2"/>
          <table:table-cell table:formula="of:=( [.B16] - ([.$D$2]*[.A16] + [.$D$3]) )^2" office:value-type="float" office:value="0.00255371976098524">
            <text:p>2.55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51">
            <text:p>49.51</text:p>
          </table:table-cell>
          <table:table-cell table:number-columns-repeated="2"/>
          <table:table-cell table:formula="of:=( [.B17] - ([.$D$2]*[.A17] + [.$D$3]) )^2" office:value-type="float" office:value="0.0104165886010004">
            <text:p>1.0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18] - ([.$D$2]*[.A18] + [.$D$3]) )^2" office:value-type="float" office:value="0.0218857435144246">
            <text:p>2.1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0.07">
            <text:p>50.07</text:p>
          </table:table-cell>
          <table:table-cell table:number-columns-repeated="2"/>
          <table:table-cell table:formula="of:=( [.B19] - ([.$D$2]*[.A19] + [.$D$3]) )^2" office:value-type="float" office:value="0.209707495607073">
            <text:p>2.10E-001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67">
            <text:p>55.67</text:p>
          </table:table-cell>
          <table:table-cell table:number-columns-repeated="2"/>
          <table:table-cell table:formula="of:=( [.B20] - ([.$D$2]*[.A20] + [.$D$3]) )^2" office:value-type="float" office:value="0.0107306887843108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81">
            <text:p>55.81</text:p>
          </table:table-cell>
          <table:table-cell table:number-columns-repeated="2"/>
          <table:table-cell table:formula="of:=( [.B21] - ([.$D$2]*[.A21] + [.$D$3]) )^2" office:value-type="float" office:value="0.00132575815708875">
            <text:p>1.33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74">
            <text:p>55.74</text:p>
          </table:table-cell>
          <table:table-cell table:number-columns-repeated="2"/>
          <table:table-cell table:formula="of:=( [.B22] - ([.$D$2]*[.A22] + [.$D$3]) )^2" office:value-type="float" office:value="0.00112822347069972">
            <text:p>1.1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3] - ([.$D$2]*[.A23] + [.$D$3]) )^2" office:value-type="float" office:value="0.00424014369126648">
            <text:p>4.24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4] - ([.$D$2]*[.A24] + [.$D$3]) )^2" office:value-type="float" office:value="0.00424014369126648">
            <text:p>4.24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4">
            <text:p>61.84</text:p>
          </table:table-cell>
          <table:table-cell table:number-columns-repeated="2"/>
          <table:table-cell table:formula="of:=( [.B25] - ([.$D$2]*[.A25] + [.$D$3]) )^2" office:value-type="float" office:value="0.00904712683540089">
            <text:p>9.05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( [.B26] - ([.$D$2]*[.A26] + [.$D$3]) )^2" office:value-type="float" office:value="0.00934001122806891">
            <text:p>9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16">
            <text:p>68.16</text:p>
          </table:table-cell>
          <table:table-cell table:number-columns-repeated="2"/>
          <table:table-cell table:formula="of:=( [.B27] - ([.$D$2]*[.A27] + [.$D$3]) )^2" office:value-type="float" office:value="0.00401401650268807">
            <text:p>4.0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52">
            <text:p>68.52</text:p>
          </table:table-cell>
          <table:table-cell table:number-columns-repeated="2"/>
          <table:table-cell table:formula="of:=( [.B28] - ([.$D$2]*[.A28] + [.$D$3]) )^2" office:value-type="float" office:value="0.179230528370579">
            <text:p>1.79E-001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4">
            <text:p>74.14</text:p>
          </table:table-cell>
          <table:table-cell table:number-columns-repeated="2"/>
          <table:table-cell table:formula="of:=( [.B29] - ([.$D$2]*[.A29] + [.$D$3]) )^2" office:value-type="float" office:value="0.0139644044551456">
            <text:p>1.4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42">
            <text:p>74.42</text:p>
          </table:table-cell>
          <table:table-cell table:number-columns-repeated="2"/>
          <table:table-cell table:formula="of:=( [.B30] - ([.$D$2]*[.A30] + [.$D$3]) )^2" office:value-type="float" office:value="0.0261885989282492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9">
            <text:p>74.19</text:p>
          </table:table-cell>
          <table:table-cell table:number-columns-repeated="2"/>
          <table:table-cell table:formula="of:=( [.B31] - ([.$D$2]*[.A31] + [.$D$3]) )^2" office:value-type="float" office:value="0.00464729632534299">
            <text:p>4.65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25">
            <text:p>80.25</text:p>
          </table:table-cell>
          <table:table-cell table:number-columns-repeated="2"/>
          <table:table-cell table:formula="of:=( [.B32] - ([.$D$2]*[.A32] + [.$D$3]) )^2" office:value-type="float" office:value="0.0287975568319643">
            <text:p>2.8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4">
            <text:p>80.34</text:p>
          </table:table-cell>
          <table:table-cell table:number-columns-repeated="2"/>
          <table:table-cell table:formula="of:=( [.B33] - ([.$D$2]*[.A33] + [.$D$3]) )^2" office:value-type="float" office:value="0.00635183959769924">
            <text:p>6.35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5">
            <text:p>80.35</text:p>
          </table:table-cell>
          <table:table-cell table:number-columns-repeated="2"/>
          <table:table-cell table:formula="of:=( [.B34] - ([.$D$2]*[.A34] + [.$D$3]) )^2" office:value-type="float" office:value="0.00485787101611564">
            <text:p>4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7">
            <text:p>86.47</text:p>
          </table:table-cell>
          <table:table-cell table:number-columns-repeated="2"/>
          <table:table-cell table:formula="of:=( [.B35] - ([.$D$2]*[.A35] + [.$D$3]) )^2" office:value-type="float" office:value="0.0123711734382139">
            <text:p>1.2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39">
            <text:p>86.39</text:p>
          </table:table-cell>
          <table:table-cell table:number-columns-repeated="2"/>
          <table:table-cell table:formula="of:=( [.B36] - ([.$D$2]*[.A36] + [.$D$3]) )^2" office:value-type="float" office:value="0.0365672977358877">
            <text:p>3.66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8">
            <text:p>86.48</text:p>
          </table:table-cell>
          <table:table-cell table:number-columns-repeated="2"/>
          <table:table-cell table:formula="of:=( [.B37] - ([.$D$2]*[.A37] + [.$D$3]) )^2" office:value-type="float" office:value="0.0102466579010036">
            <text:p>1.0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7">
            <text:p>92.7</text:p>
          </table:table-cell>
          <table:table-cell table:number-columns-repeated="2"/>
          <table:table-cell table:formula="of:=( [.B38] - ([.$D$2]*[.A38] + [.$D$3]) )^2" office:value-type="float" office:value="0.00182782966662683">
            <text:p>1.8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57">
            <text:p>92.57</text:p>
          </table:table-cell>
          <table:table-cell table:number-columns-repeated="2"/>
          <table:table-cell table:formula="of:=( [.B39] - ([.$D$2]*[.A39] + [.$D$3]) )^2" office:value-type="float" office:value="0.0298436420734664">
            <text:p>2.98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66">
            <text:p>92.66</text:p>
          </table:table-cell>
          <table:table-cell table:number-columns-repeated="2"/>
          <table:table-cell table:formula="of:=( [.B40] - ([.$D$2]*[.A40] + [.$D$3]) )^2" office:value-type="float" office:value="0.00684807963796208">
            <text:p>6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81">
            <text:p>98.81</text:p>
          </table:table-cell>
          <table:table-cell table:number-columns-repeated="2"/>
          <table:table-cell table:formula="of:=( [.B41] - ([.$D$2]*[.A41] + [.$D$3]) )^2" office:value-type="float" office:value="0.00888880748028425">
            <text:p>8.89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7">
            <text:p>98.77</text:p>
          </table:table-cell>
          <table:table-cell table:number-columns-repeated="2"/>
          <table:table-cell table:formula="of:=( [.B42] - ([.$D$2]*[.A42] + [.$D$3]) )^2" office:value-type="float" office:value="0.0180312452741175">
            <text:p>1.80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9">
            <text:p>98.79</text:p>
          </table:table-cell>
          <table:table-cell table:number-columns-repeated="2"/>
          <table:table-cell table:formula="of:=( [.B43] - ([.$D$2]*[.A43] + [.$D$3]) )^2" office:value-type="float" office:value="0.0130600263771991">
            <text:p>1.31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01">
            <text:p>105.01</text:p>
          </table:table-cell>
          <table:table-cell table:number-columns-repeated="2"/>
          <table:table-cell table:formula="of:=( [.B44] - ([.$D$2]*[.A44] + [.$D$3]) )^2" office:value-type="float" office:value="0.00311451279593413">
            <text:p>3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12">
            <text:p>105.12</text:p>
          </table:table-cell>
          <table:table-cell table:number-columns-repeated="2"/>
          <table:table-cell table:formula="of:=( [.B45] - ([.$D$2]*[.A45] + [.$D$3]) )^2" office:value-type="float" office:value="0.00293679235103014">
            <text:p>2.94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39">
            <text:p>105.39</text:p>
          </table:table-cell>
          <table:table-cell table:number-columns-repeated="2"/>
          <table:table-cell table:formula="of:=( [.B46] - ([.$D$2]*[.A46] + [.$D$3]) )^2" office:value-type="float" office:value="0.105100569440808">
            <text:p>1.05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9">
            <text:p>111.59</text:p>
          </table:table-cell>
          <table:table-cell table:number-columns-repeated="2"/>
          <table:table-cell table:formula="of:=( [.B47] - ([.$D$2]*[.A47] + [.$D$3]) )^2" office:value-type="float" office:value="0.131525780380231">
            <text:p>1.32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4">
            <text:p>111.54</text:p>
          </table:table-cell>
          <table:table-cell table:number-columns-repeated="2"/>
          <table:table-cell table:formula="of:=( [.B48] - ([.$D$2]*[.A48] + [.$D$3]) )^2" office:value-type="float" office:value="0.0977592971787653">
            <text:p>9.78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11">
            <text:p>111.11</text:p>
          </table:table-cell>
          <table:table-cell table:number-columns-repeated="2"/>
          <table:table-cell table:formula="of:=( [.B49] - ([.$D$2]*[.A49] + [.$D$3]) )^2" office:value-type="float" office:value="0.0137675416461459">
            <text:p>1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19">
            <text:p>117.19</text:p>
          </table:table-cell>
          <table:table-cell table:number-columns-repeated="2"/>
          <table:table-cell table:formula="of:=( [.B50] - ([.$D$2]*[.A50] + [.$D$3]) )^2" office:value-type="float" office:value="0.0395463001770068">
            <text:p>3.95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8.12">
            <text:p>118.12</text:p>
          </table:table-cell>
          <table:table-cell table:number-columns-repeated="2"/>
          <table:table-cell table:formula="of:=( [.B51] - ([.$D$2]*[.A51] + [.$D$3]) )^2" office:value-type="float" office:value="0.534562020851208">
            <text:p>5.35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23">
            <text:p>117.23</text:p>
          </table:table-cell>
          <table:table-cell table:number-columns-repeated="2"/>
          <table:table-cell table:formula="of:=( [.B52] - ([.$D$2]*[.A52] + [.$D$3]) )^2" office:value-type="float" office:value="0.0252372989156797">
            <text:p>2.5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9">
            <text:p>123.39</text:p>
          </table:table-cell>
          <table:table-cell table:number-columns-repeated="2"/>
          <table:table-cell table:formula="of:=( [.B53] - ([.$D$2]*[.A53] + [.$D$3]) )^2" office:value-type="float" office:value="0.0257249083288747">
            <text:p>2.5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55">
            <text:p>123.55</text:p>
          </table:table-cell>
          <table:table-cell table:number-columns-repeated="2"/>
          <table:table-cell table:formula="of:=( [.B54] - ([.$D$2]*[.A54] + [.$D$3]) )^2" office:value-type="float" office:value="0.000000151993585888414">
            <text:p>1.52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6">
            <text:p>123.36</text:p>
          </table:table-cell>
          <table:table-cell table:number-columns-repeated="2"/>
          <table:table-cell table:formula="of:=( [.B55] - ([.$D$2]*[.A55] + [.$D$3]) )^2" office:value-type="float" office:value="0.0362483001417418">
            <text:p>3.62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5x115" table:style-name="ta1" table:print="false">
        <table:shapes>
          <draw:frame draw:z-index="0" draw:style-name="gr1" svg:width="18.821cm" svg:height="10.398cm" svg:x="13.985cm" svg:y="0.133cm">
            <draw:object draw:notify-on-update-of-ranges="115x115.A2:115x115.A55 115x115.B2:115x115.B55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1">
            <text:p>20.5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34579704162367">
            <text:p>1.35E-002</text:p>
          </table:table-cell>
          <table:table-cell table:formula="of:=( [.B2] - ([.$D$2]*[.A2] + [.$D$3]) )^2" office:value-type="float" office:value="0.0013934866948623">
            <text:p>1.39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5">
            <text:p>20.5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0373810342863">
            <text:p>3.60E-001</text:p>
          </table:table-cell>
          <table:table-cell table:formula="of:=( [.B3] - ([.$D$2]*[.A3] + [.$D$3]) )^2" office:value-type="float" office:value="0.00000713191903295345">
            <text:p>7.1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2">
            <text:p>20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92984136989666">
            <text:p>4.93E-004</text:p>
          </table:table-cell>
          <table:table-cell table:formula="of:=( [.B4] - ([.$D$2]*[.A4] + [.$D$3]) )^2" office:value-type="float" office:value="0.000746898000905072">
            <text:p>7.47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34">
            <text:p>27.3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98033711742183">
            <text:p>5.98E-002</text:p>
          </table:table-cell>
          <table:table-cell table:formula="of:=( [.B5] - ([.$D$2]*[.A5] + [.$D$3]) )^2" office:value-type="float" office:value="0.00405582471962777">
            <text:p>4.0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5">
            <text:p>27.2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69246042654435">
            <text:p>6.9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4">
            <text:p>27.24</text:p>
          </table:table-cell>
          <table:table-cell office:value-type="string">
            <text:p>sum d_i^2</text:p>
          </table:table-cell>
          <table:table-cell table:formula="of:=SUM([.E2:.E55])" office:value-type="float" office:value="1.69831244123379">
            <text:p>1.70E+000</text:p>
          </table:table-cell>
          <table:table-cell table:formula="of:=( [.B7] - ([.$D$2]*[.A7] + [.$D$3]) )^2" office:value-type="float" office:value="0.00131875328286853">
            <text:p>1.32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3.99">
            <text:p>33.9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4085438619128">
            <text:p>2.3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1">
            <text:p>34.0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220914012375123">
            <text:p>2.21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6">
            <text:p>34.06</text:p>
          </table:table-cell>
          <table:table-cell table:number-columns-repeated="2"/>
          <table:table-cell table:formula="of:=( [.B10] - ([.$D$2]*[.A10] + [.$D$3]) )^2" office:value-type="float" office:value="0.00299210630778364">
            <text:p>2.99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71">
            <text:p>40.71</text:p>
          </table:table-cell>
          <table:table-cell table:number-columns-repeated="2"/>
          <table:table-cell table:formula="of:=( [.B11] - ([.$D$2]*[.A11] + [.$D$3]) )^2" office:value-type="float" office:value="0.000589764093201471">
            <text:p>5.9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68">
            <text:p>40.68</text:p>
          </table:table-cell>
          <table:table-cell table:number-columns-repeated="2"/>
          <table:table-cell table:formula="of:=( [.B12] - ([.$D$2]*[.A12] + [.$D$3]) )^2" office:value-type="float" office:value="0.0029468676363739">
            <text:p>2.9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1.02">
            <text:p>41.02</text:p>
          </table:table-cell>
          <table:table-cell table:number-columns-repeated="2"/>
          <table:table-cell table:formula="of:=( [.B13] - ([.$D$2]*[.A13] + [.$D$3]) )^2" office:value-type="float" office:value="0.0816330274804222">
            <text:p>8.16E-002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4] - ([.$D$2]*[.A14] + [.$D$3]) )^2" office:value-type="float" office:value="0.00110691067764378">
            <text:p>1.1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38">
            <text:p>47.38</text:p>
          </table:table-cell>
          <table:table-cell table:number-columns-repeated="2"/>
          <table:table-cell table:formula="of:=( [.B15] - ([.$D$2]*[.A15] + [.$D$3]) )^2" office:value-type="float" office:value="0.00693393739476443">
            <text:p>6.9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6] - ([.$D$2]*[.A16] + [.$D$3]) )^2" office:value-type="float" office:value="0.00110691067764378">
            <text:p>1.11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">
            <text:p>54.1</text:p>
          </table:table-cell>
          <table:table-cell table:number-columns-repeated="2"/>
          <table:table-cell table:formula="of:=( [.B17] - ([.$D$2]*[.A17] + [.$D$3]) )^2" office:value-type="float" office:value="0.00851107272089907">
            <text:p>8.51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9">
            <text:p>54.19</text:p>
          </table:table-cell>
          <table:table-cell table:number-columns-repeated="2"/>
          <table:table-cell table:formula="of:=( [.B18] - ([.$D$2]*[.A18] + [.$D$3]) )^2" office:value-type="float" office:value="0.00000508716878174587">
            <text:p>5.09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5">
            <text:p>54.5</text:p>
          </table:table-cell>
          <table:table-cell table:number-columns-repeated="2"/>
          <table:table-cell table:formula="of:=( [.B19] - ([.$D$2]*[.A19] + [.$D$3]) )^2" office:value-type="float" office:value="0.0947066924892656">
            <text:p>9.47E-002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3">
            <text:p>60.83</text:p>
          </table:table-cell>
          <table:table-cell table:number-columns-repeated="2"/>
          <table:table-cell table:formula="of:=( [.B20] - ([.$D$2]*[.A20] + [.$D$3]) )^2" office:value-type="float" office:value="0.0083248623087374">
            <text:p>8.32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">
            <text:p>60.8</text:p>
          </table:table-cell>
          <table:table-cell table:number-columns-repeated="2"/>
          <table:table-cell table:formula="of:=( [.B21] - ([.$D$2]*[.A21] + [.$D$3]) )^2" office:value-type="float" office:value="0.0146993033132106">
            <text:p>1.47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97">
            <text:p>60.97</text:p>
          </table:table-cell>
          <table:table-cell table:number-columns-repeated="2"/>
          <table:table-cell table:formula="of:=( [.B22] - ([.$D$2]*[.A22] + [.$D$3]) )^2" office:value-type="float" office:value="0.00237747095453042">
            <text:p>2.3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3">
            <text:p>67.53</text:p>
          </table:table-cell>
          <table:table-cell table:number-columns-repeated="2"/>
          <table:table-cell table:formula="of:=( [.B23] - ([.$D$2]*[.A23] + [.$D$3]) )^2" office:value-type="float" office:value="0.0144542649932739">
            <text:p>1.45E-002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8.1">
            <text:p>68.1</text:p>
          </table:table-cell>
          <table:table-cell table:number-columns-repeated="2"/>
          <table:table-cell table:formula="of:=( [.B24] - ([.$D$2]*[.A24] + [.$D$3]) )^2" office:value-type="float" office:value="0.202296748653379">
            <text:p>2.02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9">
            <text:p>67.59</text:p>
          </table:table-cell>
          <table:table-cell table:number-columns-repeated="2"/>
          <table:table-cell table:formula="of:=( [.B25] - ([.$D$2]*[.A25] + [.$D$3]) )^2" office:value-type="float" office:value="0.00362715801012747">
            <text:p>3.63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8">
            <text:p>74.28</text:p>
          </table:table-cell>
          <table:table-cell table:number-columns-repeated="2"/>
          <table:table-cell table:formula="of:=( [.B26] - ([.$D$2]*[.A26] + [.$D$3]) )^2" office:value-type="float" office:value="0.00984284229268063">
            <text:p>9.8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7">
            <text:p>74.27</text:p>
          </table:table-cell>
          <table:table-cell table:number-columns-repeated="2"/>
          <table:table-cell table:formula="of:=( [.B27] - ([.$D$2]*[.A27] + [.$D$3]) )^2" office:value-type="float" office:value="0.0119270642855727">
            <text:p>1.19E-002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32">
            <text:p>74.32</text:p>
          </table:table-cell>
          <table:table-cell table:number-columns-repeated="2"/>
          <table:table-cell table:formula="of:=( [.B28] - ([.$D$2]*[.A28] + [.$D$3]) )^2" office:value-type="float" office:value="0.00350595432111765">
            <text:p>3.5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2">
            <text:p>81.2</text:p>
          </table:table-cell>
          <table:table-cell table:number-columns-repeated="2"/>
          <table:table-cell table:formula="of:=( [.B29] - ([.$D$2]*[.A29] + [.$D$3]) )^2" office:value-type="float" office:value="0.00842791790836812">
            <text:p>8.4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09">
            <text:p>81.09</text:p>
          </table:table-cell>
          <table:table-cell table:number-columns-repeated="2"/>
          <table:table-cell table:formula="of:=( [.B30] - ([.$D$2]*[.A30] + [.$D$3]) )^2" office:value-type="float" office:value="0.000331105616201372">
            <text:p>3.3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12">
            <text:p>81.12</text:p>
          </table:table-cell>
          <table:table-cell table:number-columns-repeated="2"/>
          <table:table-cell table:formula="of:=( [.B31] - ([.$D$2]*[.A31] + [.$D$3]) )^2" office:value-type="float" office:value="0.000139327150428722">
            <text:p>1.39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8">
            <text:p>87.78</text:p>
          </table:table-cell>
          <table:table-cell table:number-columns-repeated="2"/>
          <table:table-cell table:formula="of:=( [.B32] - ([.$D$2]*[.A32] + [.$D$3]) )^2" office:value-type="float" office:value="0.00326972575847324">
            <text:p>3.2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4">
            <text:p>87.74</text:p>
          </table:table-cell>
          <table:table-cell table:number-columns-repeated="2"/>
          <table:table-cell table:formula="of:=( [.B33] - ([.$D$2]*[.A33] + [.$D$3]) )^2" office:value-type="float" office:value="0.00944424702897137">
            <text:p>9.4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7">
            <text:p>87.77</text:p>
          </table:table-cell>
          <table:table-cell table:number-columns-repeated="2"/>
          <table:table-cell table:formula="of:=( [.B34] - ([.$D$2]*[.A34] + [.$D$3]) )^2" office:value-type="float" office:value="0.00451335607609815">
            <text:p>4.5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53">
            <text:p>94.53</text:p>
          </table:table-cell>
          <table:table-cell table:number-columns-repeated="2"/>
          <table:table-cell table:formula="of:=( [.B35] - ([.$D$2]*[.A35] + [.$D$3]) )^2" office:value-type="float" office:value="0.00130803192486012">
            <text:p>1.31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( [.B36] - ([.$D$2]*[.A36] + [.$D$3]) )^2" office:value-type="float" office:value="0.188211311365276">
            <text:p>1.88E-001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41">
            <text:p>94.41</text:p>
          </table:table-cell>
          <table:table-cell table:number-columns-repeated="2"/>
          <table:table-cell table:formula="of:=( [.B37] - ([.$D$2]*[.A37] + [.$D$3]) )^2" office:value-type="float" office:value="0.0243880456847552">
            <text:p>2.44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25">
            <text:p>101.25</text:p>
          </table:table-cell>
          <table:table-cell table:number-columns-repeated="2"/>
          <table:table-cell table:formula="of:=( [.B38] - ([.$D$2]*[.A38] + [.$D$3]) )^2" office:value-type="float" office:value="0.00203869697397848">
            <text:p>2.04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38">
            <text:p>101.38</text:p>
          </table:table-cell>
          <table:table-cell table:number-columns-repeated="2"/>
          <table:table-cell table:formula="of:=( [.B39] - ([.$D$2]*[.A39] + [.$D$3]) )^2" office:value-type="float" office:value="0.0071991946233265">
            <text:p>7.20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13">
            <text:p>101.13</text:p>
          </table:table-cell>
          <table:table-cell table:number-columns-repeated="2"/>
          <table:table-cell table:formula="of:=( [.B40] - ([.$D$2]*[.A40] + [.$D$3]) )^2" office:value-type="float" office:value="0.0272751606822734">
            <text:p>2.73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1] - ([.$D$2]*[.A41] + [.$D$3]) )^2" office:value-type="float" office:value="0.00411357275768142">
            <text:p>4.11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42] - ([.$D$2]*[.A42] + [.$D$3]) )^2" office:value-type="float" office:value="0.0207755151954772">
            <text:p>2.08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3] - ([.$D$2]*[.A43] + [.$D$3]) )^2" office:value-type="float" office:value="0.00411357275768142">
            <text:p>4.1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44] - ([.$D$2]*[.A44] + [.$D$3]) )^2" office:value-type="float" office:value="0.00867177176306712">
            <text:p>8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5">
            <text:p>114.65</text:p>
          </table:table-cell>
          <table:table-cell table:number-columns-repeated="2"/>
          <table:table-cell table:formula="of:=( [.B45] - ([.$D$2]*[.A45] + [.$D$3]) )^2" office:value-type="float" office:value="0.0106342187301563">
            <text:p>1.0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9">
            <text:p>114.69</text:p>
          </table:table-cell>
          <table:table-cell table:number-columns-repeated="2"/>
          <table:table-cell table:formula="of:=( [.B46] - ([.$D$2]*[.A46] + [.$D$3]) )^2" office:value-type="float" office:value="0.00398443086179366">
            <text:p>3.9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7">
            <text:p>121.37</text:p>
          </table:table-cell>
          <table:table-cell table:number-columns-repeated="2"/>
          <table:table-cell table:formula="of:=( [.B47] - ([.$D$2]*[.A47] + [.$D$3]) )^2" office:value-type="float" office:value="0.0125681042183228">
            <text:p>1.26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2.05">
            <text:p>122.05</text:p>
          </table:table-cell>
          <table:table-cell table:number-columns-repeated="2"/>
          <table:table-cell table:formula="of:=( [.B48] - ([.$D$2]*[.A48] + [.$D$3]) )^2" office:value-type="float" office:value="0.32250182741518">
            <text:p>3.23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4">
            <text:p>121.34</text:p>
          </table:table-cell>
          <table:table-cell table:number-columns-repeated="2"/>
          <table:table-cell table:formula="of:=( [.B49] - ([.$D$2]*[.A49] + [.$D$3]) )^2" office:value-type="float" office:value="0.0201945576066967">
            <text:p>2.0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3">
            <text:p>128.03</text:p>
          </table:table-cell>
          <table:table-cell table:number-columns-repeated="2"/>
          <table:table-cell table:formula="of:=( [.B50] - ([.$D$2]*[.A50] + [.$D$3]) )^2" office:value-type="float" office:value="0.0327945893872936">
            <text:p>3.28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4">
            <text:p>128.04</text:p>
          </table:table-cell>
          <table:table-cell table:number-columns-repeated="2"/>
          <table:table-cell table:formula="of:=( [.B51] - ([.$D$2]*[.A51] + [.$D$3]) )^2" office:value-type="float" office:value="0.0292727340954722">
            <text:p>2.93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23">
            <text:p>128.23</text:p>
          </table:table-cell>
          <table:table-cell table:number-columns-repeated="2"/>
          <table:table-cell table:formula="of:=( [.B52] - ([.$D$2]*[.A52] + [.$D$3]) )^2" office:value-type="float" office:value="0.00035748355080232">
            <text:p>3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75">
            <text:p>134.75</text:p>
          </table:table-cell>
          <table:table-cell table:number-columns-repeated="2"/>
          <table:table-cell table:formula="of:=( [.B53] - ([.$D$2]*[.A53] + [.$D$3]) )^2" office:value-type="float" office:value="0.0361296357093761">
            <text:p>3.61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95">
            <text:p>134.95</text:p>
          </table:table-cell>
          <table:table-cell table:number-columns-repeated="2"/>
          <table:table-cell table:formula="of:=( [.B54] - ([.$D$2]*[.A54] + [.$D$3]) )^2" office:value-type="float" office:value="0.0000984466255520181">
            <text:p>9.84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5.6">
            <text:p>135.6</text:p>
          </table:table-cell>
          <table:table-cell table:number-columns-repeated="2"/>
          <table:table-cell table:formula="of:=( [.B55] - ([.$D$2]*[.A55] + [.$D$3]) )^2" office:value-type="float" office:value="0.435497082103117">
            <text:p>4.35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0x120" table:style-name="ta1" table:print="false">
        <table:shapes>
          <draw:frame draw:z-index="0" draw:style-name="gr1" svg:width="18.821cm" svg:height="10.398cm" svg:x="13.818cm" svg:y="0.001cm">
            <draw:object draw:notify-on-update-of-ranges="120x120.A2:120x120.A55 120x120.B2:120x120.B55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63">
            <text:p>22.6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46164155486756">
            <text:p>1.46E-002</text:p>
          </table:table-cell>
          <table:table-cell table:formula="of:=( [.B2] - ([.$D$2]*[.A2] + [.$D$3]) )^2" office:value-type="float" office:value="0.0219883227127818">
            <text:p>2.20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7">
            <text:p>22.4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57092076596725">
            <text:p>5.57E-001</text:p>
          </table:table-cell>
          <table:table-cell table:formula="of:=( [.B3] - ([.$D$2]*[.A3] + [.$D$3]) )^2" office:value-type="float" office:value="0.00013725058802517">
            <text:p>1.3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8">
            <text:p>22.4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6080564117007">
            <text:p>3.46E-004</text:p>
          </table:table-cell>
          <table:table-cell table:formula="of:=( [.B4] - ([.$D$2]*[.A4] + [.$D$3]) )^2" office:value-type="float" office:value="0.00000294259582244866">
            <text:p>2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91">
            <text:p>29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9826580190877">
            <text:p>4.20E-002</text:p>
          </table:table-cell>
          <table:table-cell table:formula="of:=( [.B5] - ([.$D$2]*[.A5] + [.$D$3]) )^2" office:value-type="float" office:value="0.0144184441547366">
            <text:p>1.44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0.1">
            <text:p>30.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961476380545201">
            <text:p>9.61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78">
            <text:p>29.78</text:p>
          </table:table-cell>
          <table:table-cell office:value-type="string">
            <text:p>sum d_i^2</text:p>
          </table:table-cell>
          <table:table-cell table:formula="of:=SUM([.E2:.E55])" office:value-type="float" office:value="0.83696273363149">
            <text:p>8.37E-001</text:p>
          </table:table-cell>
          <table:table-cell table:formula="of:=( [.B7] - ([.$D$2]*[.A7] + [.$D$3]) )^2" office:value-type="float" office:value="0.000098469381201061">
            <text:p>9.85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328731285740336">
            <text:p>3.29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23">
            <text:p>37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73894468000167">
            <text:p>1.7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table:number-columns-repeated="2"/>
          <table:table-cell table:formula="of:=( [.B10] - ([.$D$2]*[.A10] + [.$D$3]) )^2" office:value-type="float" office:value="0.000328731285740336">
            <text:p>3.29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4">
            <text:p>44.44</text:p>
          </table:table-cell>
          <table:table-cell table:number-columns-repeated="2"/>
          <table:table-cell table:formula="of:=( [.B11] - ([.$D$2]*[.A11] + [.$D$3]) )^2" office:value-type="float" office:value="0.0011330815946145">
            <text:p>1.13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8">
            <text:p>44.48</text:p>
          </table:table-cell>
          <table:table-cell table:number-columns-repeated="2"/>
          <table:table-cell table:formula="of:=( [.B12] - ([.$D$2]*[.A12] + [.$D$3]) )^2" office:value-type="float" office:value="0.0054259837847306">
            <text:p>5.4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32">
            <text:p>44.32</text:p>
          </table:table-cell>
          <table:table-cell table:number-columns-repeated="2"/>
          <table:table-cell table:formula="of:=( [.B13] - ([.$D$2]*[.A13] + [.$D$3]) )^2" office:value-type="float" office:value="0.00745437502426537">
            <text:p>7.45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2">
            <text:p>51.62</text:p>
          </table:table-cell>
          <table:table-cell table:number-columns-repeated="2"/>
          <table:table-cell table:formula="of:=( [.B14] - ([.$D$2]*[.A14] + [.$D$3]) )^2" office:value-type="float" office:value="0.0089390400876625">
            <text:p>8.94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5">
            <text:p>51.65</text:p>
          </table:table-cell>
          <table:table-cell table:number-columns-repeated="2"/>
          <table:table-cell table:formula="of:=( [.B15] - ([.$D$2]*[.A15] + [.$D$3]) )^2" office:value-type="float" office:value="0.00416625026998137">
            <text:p>4.17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72">
            <text:p>51.72</text:p>
          </table:table-cell>
          <table:table-cell table:number-columns-repeated="2"/>
          <table:table-cell table:formula="of:=( [.B16] - ([.$D$2]*[.A16] + [.$D$3]) )^2" office:value-type="float" office:value="0.0000297406953925841">
            <text:p>2.9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7] - ([.$D$2]*[.A17] + [.$D$3]) )^2" office:value-type="float" office:value="0.0150686111221872">
            <text:p>1.51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8] - ([.$D$2]*[.A18] + [.$D$3]) )^2" office:value-type="float" office:value="0.0150686111221872">
            <text:p>1.51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4">
            <text:p>58.94</text:p>
          </table:table-cell>
          <table:table-cell table:number-columns-repeated="2"/>
          <table:table-cell table:formula="of:=( [.B19] - ([.$D$2]*[.A19] + [.$D$3]) )^2" office:value-type="float" office:value="0.00684826941825476">
            <text:p>6.85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">
            <text:p>66.2</text:p>
          </table:table-cell>
          <table:table-cell table:number-columns-repeated="2"/>
          <table:table-cell table:formula="of:=( [.B20] - ([.$D$2]*[.A20] + [.$D$3]) )^2" office:value-type="float" office:value="0.017151057397418">
            <text:p>1.7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5">
            <text:p>66.25</text:p>
          </table:table-cell>
          <table:table-cell table:number-columns-repeated="2"/>
          <table:table-cell table:formula="of:=( [.B21] - ([.$D$2]*[.A21] + [.$D$3]) )^2" office:value-type="float" office:value="0.00655485283372212">
            <text:p>6.5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9">
            <text:p>66.29</text:p>
          </table:table-cell>
          <table:table-cell table:number-columns-repeated="2"/>
          <table:table-cell table:formula="of:=( [.B22] - ([.$D$2]*[.A22] + [.$D$3]) )^2" office:value-type="float" office:value="0.00167788918276435">
            <text:p>1.6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64">
            <text:p>73.64</text:p>
          </table:table-cell>
          <table:table-cell table:number-columns-repeated="2"/>
          <table:table-cell table:formula="of:=( [.B23] - ([.$D$2]*[.A23] + [.$D$3]) )^2" office:value-type="float" office:value="0.000000689198874295213">
            <text:p>6.89E-007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7">
            <text:p>73.57</text:p>
          </table:table-cell>
          <table:table-cell table:number-columns-repeated="2"/>
          <table:table-cell table:formula="of:=( [.B24] - ([.$D$2]*[.A24] + [.$D$3]) )^2" office:value-type="float" office:value="0.00478446399534275">
            <text:p>4.78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3">
            <text:p>73.53</text:p>
          </table:table-cell>
          <table:table-cell table:number-columns-repeated="2"/>
          <table:table-cell table:formula="of:=( [.B25] - ([.$D$2]*[.A25] + [.$D$3]) )^2" office:value-type="float" office:value="0.011918049593323">
            <text:p>1.19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6">
            <text:p>80.86</text:p>
          </table:table-cell>
          <table:table-cell table:number-columns-repeated="2"/>
          <table:table-cell table:formula="of:=( [.B26] - ([.$D$2]*[.A26] + [.$D$3]) )^2" office:value-type="float" office:value="0.0076348439878522">
            <text:p>7.6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8">
            <text:p>80.88</text:p>
          </table:table-cell>
          <table:table-cell table:number-columns-repeated="2"/>
          <table:table-cell table:formula="of:=( [.B27] - ([.$D$2]*[.A27] + [.$D$3]) )^2" office:value-type="float" office:value="0.0045397402153499">
            <text:p>4.5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92">
            <text:p>80.92</text:p>
          </table:table-cell>
          <table:table-cell table:number-columns-repeated="2"/>
          <table:table-cell table:formula="of:=( [.B28] - ([.$D$2]*[.A28] + [.$D$3]) )^2" office:value-type="float" office:value="0.000749532670343582">
            <text:p>7.5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7">
            <text:p>88.17</text:p>
          </table:table-cell>
          <table:table-cell table:number-columns-repeated="2"/>
          <table:table-cell table:formula="of:=( [.B29] - ([.$D$2]*[.A29] + [.$D$3]) )^2" office:value-type="float" office:value="0.00732485532701986">
            <text:p>7.3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2">
            <text:p>88.12</text:p>
          </table:table-cell>
          <table:table-cell table:number-columns-repeated="2"/>
          <table:table-cell table:formula="of:=( [.B30] - ([.$D$2]*[.A30] + [.$D$3]) )^2" office:value-type="float" office:value="0.0183833921920562">
            <text:p>1.84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4">
            <text:p>88.4</text:p>
          </table:table-cell>
          <table:table-cell table:number-columns-repeated="2"/>
          <table:table-cell table:formula="of:=( [.B31] - ([.$D$2]*[.A31] + [.$D$3]) )^2" office:value-type="float" office:value="0.0208555857478505">
            <text:p>2.09E-002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48">
            <text:p>95.48</text:p>
          </table:table-cell>
          <table:table-cell table:number-columns-repeated="2"/>
          <table:table-cell table:formula="of:=( [.B32] - ([.$D$2]*[.A32] + [.$D$3]) )^2" office:value-type="float" office:value="0.00702129081183601">
            <text:p>7.0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52">
            <text:p>95.52</text:p>
          </table:table-cell>
          <table:table-cell table:number-columns-repeated="2"/>
          <table:table-cell table:formula="of:=( [.B33] - ([.$D$2]*[.A33] + [.$D$3]) )^2" office:value-type="float" office:value="0.00191783937278306">
            <text:p>1.92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6.06">
            <text:p>96.06</text:p>
          </table:table-cell>
          <table:table-cell table:number-columns-repeated="2"/>
          <table:table-cell table:formula="of:=( [.B34] - ([.$D$2]*[.A34] + [.$D$3]) )^2" office:value-type="float" office:value="0.246221244945556">
            <text:p>2.46E-001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9">
            <text:p>102.9</text:p>
          </table:table-cell>
          <table:table-cell table:number-columns-repeated="2"/>
          <table:table-cell table:formula="of:=( [.B35] - ([.$D$2]*[.A35] + [.$D$3]) )^2" office:value-type="float" office:value="0.000783948630587102">
            <text:p>7.8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87">
            <text:p>102.87</text:p>
          </table:table-cell>
          <table:table-cell table:number-columns-repeated="2"/>
          <table:table-cell table:formula="of:=( [.B36] - ([.$D$2]*[.A36] + [.$D$3]) )^2" office:value-type="float" office:value="0.00000400367014537612">
            <text:p>4.00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71">
            <text:p>102.71</text:p>
          </table:table-cell>
          <table:table-cell table:number-columns-repeated="2"/>
          <table:table-cell table:formula="of:=( [.B37] - ([.$D$2]*[.A37] + [.$D$3]) )^2" office:value-type="float" office:value="0.02624429721446">
            <text:p>2.6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12">
            <text:p>110.12</text:p>
          </table:table-cell>
          <table:table-cell table:number-columns-repeated="2"/>
          <table:table-cell table:formula="of:=( [.B38] - ([.$D$2]*[.A38] + [.$D$3]) )^2" office:value-type="float" office:value="0.00362508655186518">
            <text:p>3.6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08">
            <text:p>110.08</text:p>
          </table:table-cell>
          <table:table-cell table:number-columns-repeated="2"/>
          <table:table-cell table:formula="of:=( [.B39] - ([.$D$2]*[.A39] + [.$D$3]) )^2" office:value-type="float" office:value="0.0100417818849695">
            <text:p>1.00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22">
            <text:p>110.22</text:p>
          </table:table-cell>
          <table:table-cell table:number-columns-repeated="2"/>
          <table:table-cell table:formula="of:=( [.B40] - ([.$D$2]*[.A40] + [.$D$3]) )^2" office:value-type="float" office:value="0.00158334821910698">
            <text:p>1.58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7">
            <text:p>117.47</text:p>
          </table:table-cell>
          <table:table-cell table:number-columns-repeated="2"/>
          <table:table-cell table:formula="of:=( [.B41] - ([.$D$2]*[.A41] + [.$D$3]) )^2" office:value-type="float" office:value="0.000339166219987965">
            <text:p>3.39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5">
            <text:p>117.45</text:p>
          </table:table-cell>
          <table:table-cell table:number-columns-repeated="2"/>
          <table:table-cell table:formula="of:=( [.B42] - ([.$D$2]*[.A42] + [.$D$3]) )^2" office:value-type="float" office:value="0.00147582486005152">
            <text:p>1.4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1">
            <text:p>117.41</text:p>
          </table:table-cell>
          <table:table-cell table:number-columns-repeated="2"/>
          <table:table-cell table:formula="of:=( [.B43] - ([.$D$2]*[.A43] + [.$D$3]) )^2" office:value-type="float" office:value="0.00614914214017992">
            <text:p>6.15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3">
            <text:p>124.83</text:p>
          </table:table-cell>
          <table:table-cell table:number-columns-repeated="2"/>
          <table:table-cell table:formula="of:=( [.B44] - ([.$D$2]*[.A44] + [.$D$3]) )^2" office:value-type="float" office:value="0.00111394133292217">
            <text:p>1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9">
            <text:p>124.89</text:p>
          </table:table-cell>
          <table:table-cell table:number-columns-repeated="2"/>
          <table:table-cell table:formula="of:=( [.B45] - ([.$D$2]*[.A45] + [.$D$3]) )^2" office:value-type="float" office:value="0.00871903249219467">
            <text:p>8.72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5">
            <text:p>124.85</text:p>
          </table:table-cell>
          <table:table-cell table:number-columns-repeated="2"/>
          <table:table-cell table:formula="of:=( [.B46] - ([.$D$2]*[.A46] + [.$D$3]) )^2" office:value-type="float" office:value="0.00284897171934577">
            <text:p>2.85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49">
            <text:p>132.49</text:p>
          </table:table-cell>
          <table:table-cell table:number-columns-repeated="2"/>
          <table:table-cell table:formula="of:=( [.B47] - ([.$D$2]*[.A47] + [.$D$3]) )^2" office:value-type="float" office:value="0.148354376917643">
            <text:p>1.48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11">
            <text:p>132.11</text:p>
          </table:table-cell>
          <table:table-cell table:number-columns-repeated="2"/>
          <table:table-cell table:formula="of:=( [.B48] - ([.$D$2]*[.A48] + [.$D$3]) )^2" office:value-type="float" office:value="0.0000267080722969648">
            <text:p>2.6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07">
            <text:p>132.07</text:p>
          </table:table-cell>
          <table:table-cell table:number-columns-repeated="2"/>
          <table:table-cell table:formula="of:=( [.B49] - ([.$D$2]*[.A49] + [.$D$3]) )^2" office:value-type="float" office:value="0.00121326924647216">
            <text:p>1.2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6">
            <text:p>139.6</text:p>
          </table:table-cell>
          <table:table-cell table:number-columns-repeated="2"/>
          <table:table-cell table:formula="of:=( [.B50] - ([.$D$2]*[.A50] + [.$D$3]) )^2" office:value-type="float" office:value="0.0349541204915581">
            <text:p>3.50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4">
            <text:p>139.4</text:p>
          </table:table-cell>
          <table:table-cell table:number-columns-repeated="2"/>
          <table:table-cell table:formula="of:=( [.B51] - ([.$D$2]*[.A51] + [.$D$3]) )^2" office:value-type="float" office:value="0.000170036097555252">
            <text:p>1.70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37">
            <text:p>139.37</text:p>
          </table:table-cell>
          <table:table-cell table:number-columns-repeated="2"/>
          <table:table-cell table:formula="of:=( [.B52] - ([.$D$2]*[.A52] + [.$D$3]) )^2" office:value-type="float" office:value="0.00185242343845429">
            <text:p>1.8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75">
            <text:p>146.75</text:p>
          </table:table-cell>
          <table:table-cell table:number-columns-repeated="2"/>
          <table:table-cell table:formula="of:=( [.B53] - ([.$D$2]*[.A53] + [.$D$3]) )^2" office:value-type="float" office:value="0.000826702613151815">
            <text:p>8.2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4">
            <text:p>146.64</text:p>
          </table:table-cell>
          <table:table-cell table:number-columns-repeated="2"/>
          <table:table-cell table:formula="of:=( [.B54] - ([.$D$2]*[.A54] + [.$D$3]) )^2" office:value-type="float" office:value="0.00660116655076787">
            <text:p>6.60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55] - ([.$D$2]*[.A55] + [.$D$3]) )^2" office:value-type="float" office:value="0.00832611781782228">
            <text:p>8.3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5x125" table:style-name="ta1" table:print="false">
        <table:shapes>
          <draw:frame draw:z-index="0" draw:style-name="gr1" svg:width="18.821cm" svg:height="10.398cm" svg:x="14.754cm" svg:y="0.447cm">
            <draw:object draw:notify-on-update-of-ranges="125x125.A2:125x125.A55 125x125.B2:125x125.B55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2">
            <text:p>24.2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58921224630203">
            <text:p>1.59E-002</text:p>
          </table:table-cell>
          <table:table-cell table:formula="of:=( [.B2] - ([.$D$2]*[.A2] + [.$D$3]) )^2" office:value-type="float" office:value="0.000150337235768823">
            <text:p>1.50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7">
            <text:p>24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9555096892546">
            <text:p>3.70E-001</text:p>
          </table:table-cell>
          <table:table-cell table:formula="of:=( [.B3] - ([.$D$2]*[.A3] + [.$D$3]) )^2" office:value-type="float" office:value="0.00387645809346942">
            <text:p>3.88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42">
            <text:p>24.4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48841824960992">
            <text:p>5.49E-004</text:p>
          </table:table-cell>
          <table:table-cell table:formula="of:=( [.B4] - ([.$D$2]*[.A4] + [.$D$3]) )^2" office:value-type="float" office:value="0.0450548206665721">
            <text:p>4.51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9">
            <text:p>32.1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65794067421799">
            <text:p>6.66E-002</text:p>
          </table:table-cell>
          <table:table-cell table:formula="of:=( [.B5] - ([.$D$2]*[.A5] + [.$D$3]) )^2" office:value-type="float" office:value="0.00131043833964101">
            <text:p>1.3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22">
            <text:p>32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438243696365261">
            <text:p>4.38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5">
            <text:p>32.15</text:p>
          </table:table-cell>
          <table:table-cell office:value-type="string">
            <text:p>sum d_i^2</text:p>
          </table:table-cell>
          <table:table-cell table:formula="of:=SUM([.E2:.E55])" office:value-type="float" office:value="2.10497092076603">
            <text:p>2.10E+000</text:p>
          </table:table-cell>
          <table:table-cell table:formula="of:=( [.B7] - ([.$D$2]*[.A7] + [.$D$3]) )^2" office:value-type="float" office:value="0.0000144401742924023">
            <text:p>1.4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7">
            <text:p>40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891694516926901">
            <text:p>8.9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13">
            <text:p>40.1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908343983732249">
            <text:p>9.08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9">
            <text:p>40.09</text:p>
          </table:table-cell>
          <table:table-cell table:number-columns-repeated="2"/>
          <table:table-cell table:formula="of:=( [.B10] - ([.$D$2]*[.A10] + [.$D$3]) )^2" office:value-type="float" office:value="0.0000972443391952433">
            <text:p>9.7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1] - ([.$D$2]*[.A11] + [.$D$3]) )^2" office:value-type="float" office:value="0.00210887471614391">
            <text:p>2.1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2] - ([.$D$2]*[.A12] + [.$D$3]) )^2" office:value-type="float" office:value="0.00210887471614391">
            <text:p>2.11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.01">
            <text:p>48.01</text:p>
          </table:table-cell>
          <table:table-cell table:number-columns-repeated="2"/>
          <table:table-cell table:formula="of:=( [.B13] - ([.$D$2]*[.A13] + [.$D$3]) )^2" office:value-type="float" office:value="0.00129042499707525">
            <text:p>1.29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5.98">
            <text:p>55.98</text:p>
          </table:table-cell>
          <table:table-cell table:number-columns-repeated="2"/>
          <table:table-cell table:formula="of:=( [.B14] - ([.$D$2]*[.A14] + [.$D$3]) )^2" office:value-type="float" office:value="0.000143609484247231">
            <text:p>1.44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( [.B15] - ([.$D$2]*[.A15] + [.$D$3]) )^2" office:value-type="float" office:value="0.0000642607857035495">
            <text:p>6.4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.01">
            <text:p>56.01</text:p>
          </table:table-cell>
          <table:table-cell table:number-columns-repeated="2"/>
          <table:table-cell table:formula="of:=( [.B16] - ([.$D$2]*[.A16] + [.$D$3]) )^2" office:value-type="float" office:value="0.000324586436431675">
            <text:p>3.25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7">
            <text:p>63.87</text:p>
          </table:table-cell>
          <table:table-cell table:number-columns-repeated="2"/>
          <table:table-cell table:formula="of:=( [.B17] - ([.$D$2]*[.A17] + [.$D$3]) )^2" office:value-type="float" office:value="0.00463011508083828">
            <text:p>4.6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94">
            <text:p>63.94</text:p>
          </table:table-cell>
          <table:table-cell table:number-columns-repeated="2"/>
          <table:table-cell table:formula="of:=( [.B18] - ([.$D$2]*[.A18] + [.$D$3]) )^2" office:value-type="float" office:value="0.00000382222451529865">
            <text:p>3.82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8">
            <text:p>63.88</text:p>
          </table:table-cell>
          <table:table-cell table:number-columns-repeated="2"/>
          <table:table-cell table:formula="of:=( [.B19] - ([.$D$2]*[.A19] + [.$D$3]) )^2" office:value-type="float" office:value="0.00336921610136297">
            <text:p>3.3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2.09">
            <text:p>72.09</text:p>
          </table:table-cell>
          <table:table-cell table:number-columns-repeated="2"/>
          <table:table-cell table:formula="of:=( [.B20] - ([.$D$2]*[.A20] + [.$D$3]) )^2" office:value-type="float" office:value="0.0423922649149368">
            <text:p>4.24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9">
            <text:p>71.89</text:p>
          </table:table-cell>
          <table:table-cell table:number-columns-repeated="2"/>
          <table:table-cell table:formula="of:=( [.B21] - ([.$D$2]*[.A21] + [.$D$3]) )^2" office:value-type="float" office:value="0.0000347371084885682">
            <text:p>3.4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1">
            <text:p>71.81</text:p>
          </table:table-cell>
          <table:table-cell table:number-columns-repeated="2"/>
          <table:table-cell table:formula="of:=( [.B22] - ([.$D$2]*[.A22] + [.$D$3]) )^2" office:value-type="float" office:value="0.00549172598590951">
            <text:p>5.4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8">
            <text:p>79.78</text:p>
          </table:table-cell>
          <table:table-cell table:number-columns-repeated="2"/>
          <table:table-cell table:formula="of:=( [.B23] - ([.$D$2]*[.A23] + [.$D$3]) )^2" office:value-type="float" office:value="0.00251676922617822">
            <text:p>2.52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">
            <text:p>79.7</text:p>
          </table:table-cell>
          <table:table-cell table:number-columns-repeated="2"/>
          <table:table-cell table:formula="of:=( [.B24] - ([.$D$2]*[.A24] + [.$D$3]) )^2" office:value-type="float" office:value="0.0169435551452217">
            <text:p>1.6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93">
            <text:p>79.93</text:p>
          </table:table-cell>
          <table:table-cell table:number-columns-repeated="2"/>
          <table:table-cell table:formula="of:=( [.B25] - ([.$D$2]*[.A25] + [.$D$3]) )^2" office:value-type="float" office:value="0.00996654562797193">
            <text:p>9.97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26] - ([.$D$2]*[.A26] + [.$D$3]) )^2" office:value-type="float" office:value="0.0112845247007354">
            <text:p>1.13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71">
            <text:p>87.71</text:p>
          </table:table-cell>
          <table:table-cell table:number-columns-repeated="2"/>
          <table:table-cell table:formula="of:=( [.B27] - ([.$D$2]*[.A27] + [.$D$3]) )^2" office:value-type="float" office:value="0.0043862332204031">
            <text:p>4.39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8">
            <text:p>87.8</text:p>
          </table:table-cell>
          <table:table-cell table:number-columns-repeated="2"/>
          <table:table-cell table:formula="of:=( [.B28] - ([.$D$2]*[.A28] + [.$D$3]) )^2" office:value-type="float" office:value="0.000565077389651763">
            <text:p>5.65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29] - ([.$D$2]*[.A29] + [.$D$3]) )^2" office:value-type="float" office:value="0.00677162352987328">
            <text:p>6.77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0] - ([.$D$2]*[.A30] + [.$D$3]) )^2" office:value-type="float" office:value="0.000151041027867904">
            <text:p>1.5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1] - ([.$D$2]*[.A31] + [.$D$3]) )^2" office:value-type="float" office:value="0.000151041027867904">
            <text:p>1.5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59">
            <text:p>103.59</text:p>
          </table:table-cell>
          <table:table-cell table:number-columns-repeated="2"/>
          <table:table-cell table:formula="of:=( [.B32] - ([.$D$2]*[.A32] + [.$D$3]) )^2" office:value-type="float" office:value="0.00613889589360811">
            <text:p>6.1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33] - ([.$D$2]*[.A33] + [.$D$3]) )^2" office:value-type="float" office:value="0.00233782950214008">
            <text:p>2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75">
            <text:p>103.75</text:p>
          </table:table-cell>
          <table:table-cell table:number-columns-repeated="2"/>
          <table:table-cell table:formula="of:=( [.B34] - ([.$D$2]*[.A34] + [.$D$3]) )^2" office:value-type="float" office:value="0.00666654180577865">
            <text:p>6.67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44">
            <text:p>111.44</text:p>
          </table:table-cell>
          <table:table-cell table:number-columns-repeated="2"/>
          <table:table-cell table:formula="of:=( [.B35] - ([.$D$2]*[.A35] + [.$D$3]) )^2" office:value-type="float" office:value="0.0304196636587054">
            <text:p>3.0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55">
            <text:p>111.55</text:p>
          </table:table-cell>
          <table:table-cell table:number-columns-repeated="2"/>
          <table:table-cell table:formula="of:=( [.B36] - ([.$D$2]*[.A36] + [.$D$3]) )^2" office:value-type="float" office:value="0.00414894929108727">
            <text:p>4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66">
            <text:p>111.66</text:p>
          </table:table-cell>
          <table:table-cell table:number-columns-repeated="2"/>
          <table:table-cell table:formula="of:=( [.B37] - ([.$D$2]*[.A37] + [.$D$3]) )^2" office:value-type="float" office:value="0.00207823492346891">
            <text:p>2.0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1">
            <text:p>119.51</text:p>
          </table:table-cell>
          <table:table-cell table:number-columns-repeated="2"/>
          <table:table-cell table:formula="of:=( [.B38] - ([.$D$2]*[.A38] + [.$D$3]) )^2" office:value-type="float" office:value="0.00254758122259008">
            <text:p>2.55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41">
            <text:p>119.41</text:p>
          </table:table-cell>
          <table:table-cell table:number-columns-repeated="2"/>
          <table:table-cell table:formula="of:=( [.B39] - ([.$D$2]*[.A39] + [.$D$3]) )^2" office:value-type="float" office:value="0.0226422951315454">
            <text:p>2.2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4">
            <text:p>119.54</text:p>
          </table:table-cell>
          <table:table-cell table:number-columns-repeated="2"/>
          <table:table-cell table:formula="of:=( [.B40] - ([.$D$2]*[.A40] + [.$D$3]) )^2" office:value-type="float" office:value="0.000419167049904224">
            <text:p>4.1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48">
            <text:p>127.48</text:p>
          </table:table-cell>
          <table:table-cell table:number-columns-repeated="2"/>
          <table:table-cell table:formula="of:=( [.B41] - ([.$D$2]*[.A41] + [.$D$3]) )^2" office:value-type="float" office:value="0.000704095667023524">
            <text:p>7.04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36">
            <text:p>127.36</text:p>
          </table:table-cell>
          <table:table-cell table:number-columns-repeated="2"/>
          <table:table-cell table:formula="of:=( [.B42] - ([.$D$2]*[.A42] + [.$D$3]) )^2" office:value-type="float" office:value="0.0214724479202027">
            <text:p>2.1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8.27">
            <text:p>128.27</text:p>
          </table:table-cell>
          <table:table-cell table:number-columns-repeated="2"/>
          <table:table-cell table:formula="of:=( [.B43] - ([.$D$2]*[.A43] + [.$D$3]) )^2" office:value-type="float" office:value="0.582879110000279">
            <text:p>5.83E-001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31">
            <text:p>135.31</text:p>
          </table:table-cell>
          <table:table-cell table:number-columns-repeated="2"/>
          <table:table-cell table:formula="of:=( [.B44] - ([.$D$2]*[.A44] + [.$D$3]) )^2" office:value-type="float" office:value="0.0203336285033015">
            <text:p>2.03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2">
            <text:p>135.42</text:p>
          </table:table-cell>
          <table:table-cell table:number-columns-repeated="2"/>
          <table:table-cell table:formula="of:=( [.B45] - ([.$D$2]*[.A45] + [.$D$3]) )^2" office:value-type="float" office:value="0.00106250133898476">
            <text:p>1.06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8">
            <text:p>135.48</text:p>
          </table:table-cell>
          <table:table-cell table:number-columns-repeated="2"/>
          <table:table-cell table:formula="of:=( [.B46] - ([.$D$2]*[.A46] + [.$D$3]) )^2" office:value-type="float" office:value="0.000750977431173439">
            <text:p>7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35">
            <text:p>143.35</text:p>
          </table:table-cell>
          <table:table-cell table:number-columns-repeated="2"/>
          <table:table-cell table:formula="of:=( [.B47] - ([.$D$2]*[.A47] + [.$D$3]) )^2" office:value-type="float" office:value="0.00236752934728819">
            <text:p>2.37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16">
            <text:p>143.16</text:p>
          </table:table-cell>
          <table:table-cell table:number-columns-repeated="2"/>
          <table:table-cell table:formula="of:=( [.B48] - ([.$D$2]*[.A48] + [.$D$3]) )^2" office:value-type="float" office:value="0.0569572896958804">
            <text:p>5.7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26">
            <text:p>143.26</text:p>
          </table:table-cell>
          <table:table-cell table:number-columns-repeated="2"/>
          <table:table-cell table:formula="of:=( [.B49] - ([.$D$2]*[.A49] + [.$D$3]) )^2" office:value-type="float" office:value="0.0192258368808333">
            <text:p>1.9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31">
            <text:p>151.31</text:p>
          </table:table-cell>
          <table:table-cell table:number-columns-repeated="2"/>
          <table:table-cell table:formula="of:=( [.B50] - ([.$D$2]*[.A50] + [.$D$3]) )^2" office:value-type="float" office:value="0.0012053739357111">
            <text:p>1.2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3">
            <text:p>151.23</text:p>
          </table:table-cell>
          <table:table-cell table:number-columns-repeated="2"/>
          <table:table-cell table:formula="of:=( [.B51] - ([.$D$2]*[.A51] + [.$D$3]) )^2" office:value-type="float" office:value="0.0131603332293726">
            <text:p>1.3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8">
            <text:p>151.28</text:p>
          </table:table-cell>
          <table:table-cell table:number-columns-repeated="2"/>
          <table:table-cell table:formula="of:=( [.B52] - ([.$D$2]*[.A52] + [.$D$3]) )^2" office:value-type="float" office:value="0.00418848367083323">
            <text:p>4.19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4">
            <text:p>159.14</text:p>
          </table:table-cell>
          <table:table-cell table:number-columns-repeated="2"/>
          <table:table-cell table:formula="of:=( [.B53] - ([.$D$2]*[.A53] + [.$D$3]) )^2" office:value-type="float" office:value="0.0227345261030053">
            <text:p>2.2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2">
            <text:p>159.12</text:p>
          </table:table-cell>
          <table:table-cell table:number-columns-repeated="2"/>
          <table:table-cell table:formula="of:=( [.B54] - ([.$D$2]*[.A54] + [.$D$3]) )^2" office:value-type="float" office:value="0.0291657151868207">
            <text:p>2.92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0.33">
            <text:p>160.33</text:p>
          </table:table-cell>
          <table:table-cell table:number-columns-repeated="2"/>
          <table:table-cell table:formula="of:=( [.B55] - ([.$D$2]*[.A55] + [.$D$3]) )^2" office:value-type="float" office:value="1.07997877561568">
            <text:p>1.08E+000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30x130" table:style-name="ta1" table:print="false">
        <table:shapes>
          <draw:frame draw:z-index="0" draw:style-name="gr1" svg:width="18.827cm" svg:height="10.398cm" svg:x="14.176cm" svg:y="0.131cm">
            <draw:object draw:notify-on-update-of-ranges="130x130.A2:130x130.A55 130x130.B2:130x130.B55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">
            <text:p>26.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72007843137255">
            <text:p>1.72E-002</text:p>
          </table:table-cell>
          <table:table-cell table:formula="of:=( [.B2] - ([.$D$2]*[.A2] + [.$D$3]) )^2" office:value-type="float" office:value="0.000597530864197718">
            <text:p>5.9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3">
            <text:p>26.2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23267973856215">
            <text:p>4.23E-001</text:p>
          </table:table-cell>
          <table:table-cell table:formula="of:=( [.B3] - ([.$D$2]*[.A3] + [.$D$3]) )^2" office:value-type="float" office:value="0.0000308641975308344">
            <text:p>3.0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6">
            <text:p>26.2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20209490578532">
            <text:p>4.20E-004</text:p>
          </table:table-cell>
          <table:table-cell table:formula="of:=( [.B4] - ([.$D$2]*[.A4] + [.$D$3]) )^2" office:value-type="float" office:value="0.00126419753086409">
            <text:p>1.26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79">
            <text:p>34.7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09751577189671">
            <text:p>5.10E-002</text:p>
          </table:table-cell>
          <table:table-cell table:formula="of:=( [.B5] - ([.$D$2]*[.A5] + [.$D$3]) )^2" office:value-type="float" office:value="0.00121358879063569">
            <text:p>1.2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81">
            <text:p>34.8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0124738348239">
            <text:p>2.2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81">
            <text:p>34.81</text:p>
          </table:table-cell>
          <table:table-cell office:value-type="string">
            <text:p>sum d_i^2</text:p>
          </table:table-cell>
          <table:table-cell table:formula="of:=SUM([.E2:.E55])" office:value-type="float" office:value="1.2339098039216">
            <text:p>1.23E+000</text:p>
          </table:table-cell>
          <table:table-cell table:formula="of:=( [.B7] - ([.$D$2]*[.A7] + [.$D$3]) )^2" office:value-type="float" office:value="0.000220124738348239">
            <text:p>2.20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41">
            <text:p>43.4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191507539829">
            <text:p>2.3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39">
            <text:p>43.3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4106540219531">
            <text:p>1.24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38">
            <text:p>43.38</text:p>
          </table:table-cell>
          <table:table-cell table:number-columns-repeated="2"/>
          <table:table-cell table:formula="of:=( [.B10] - ([.$D$2]*[.A10] + [.$D$3]) )^2" office:value-type="float" office:value="0.00204564056559371">
            <text:p>2.05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( [.B11] - ([.$D$2]*[.A11] + [.$D$3]) )^2" office:value-type="float" office:value="0.000656431287111571">
            <text:p>6.5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.01">
            <text:p>52.01</text:p>
          </table:table-cell>
          <table:table-cell table:number-columns-repeated="2"/>
          <table:table-cell table:formula="of:=( [.B12] - ([.$D$2]*[.A12] + [.$D$3]) )^2" office:value-type="float" office:value="0.000244012986458126">
            <text:p>2.4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13] - ([.$D$2]*[.A13] + [.$D$3]) )^2" office:value-type="float" office:value="0.000031594685804521">
            <text:p>3.16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49">
            <text:p>60.49</text:p>
          </table:table-cell>
          <table:table-cell table:number-columns-repeated="2"/>
          <table:table-cell table:formula="of:=( [.B14] - ([.$D$2]*[.A14] + [.$D$3]) )^2" office:value-type="float" office:value="0.0184995557264266">
            <text:p>1.85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57">
            <text:p>60.57</text:p>
          </table:table-cell>
          <table:table-cell table:number-columns-repeated="2"/>
          <table:table-cell table:formula="of:=( [.B15] - ([.$D$2]*[.A15] + [.$D$3]) )^2" office:value-type="float" office:value="0.00313746422316084">
            <text:p>3.14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54">
            <text:p>60.54</text:p>
          </table:table-cell>
          <table:table-cell table:number-columns-repeated="2"/>
          <table:table-cell table:formula="of:=( [.B16] - ([.$D$2]*[.A16] + [.$D$3]) )^2" office:value-type="float" office:value="0.00739824853688588">
            <text:p>7.4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18">
            <text:p>69.18</text:p>
          </table:table-cell>
          <table:table-cell table:number-columns-repeated="2"/>
          <table:table-cell table:formula="of:=( [.B17] - ([.$D$2]*[.A17] + [.$D$3]) )^2" office:value-type="float" office:value="0.00215344525609592">
            <text:p>2.15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81">
            <text:p>69.81</text:p>
          </table:table-cell>
          <table:table-cell table:number-columns-repeated="2"/>
          <table:table-cell table:formula="of:=( [.B18] - ([.$D$2]*[.A18] + [.$D$3]) )^2" office:value-type="float" office:value="0.340582857020826">
            <text:p>3.41E-001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16">
            <text:p>69.16</text:p>
          </table:table-cell>
          <table:table-cell table:number-columns-repeated="2"/>
          <table:table-cell table:formula="of:=( [.B19] - ([.$D$2]*[.A19] + [.$D$3]) )^2" office:value-type="float" office:value="0.00440965440642315">
            <text:p>4.4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.93">
            <text:p>77.93</text:p>
          </table:table-cell>
          <table:table-cell table:number-columns-repeated="2"/>
          <table:table-cell table:formula="of:=( [.B20] - ([.$D$2]*[.A20] + [.$D$3]) )^2" office:value-type="float" office:value="0.0106507796146812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8.07">
            <text:p>78.07</text:p>
          </table:table-cell>
          <table:table-cell table:number-columns-repeated="2"/>
          <table:table-cell table:formula="of:=( [.B21] - ([.$D$2]*[.A21] + [.$D$3]) )^2" office:value-type="float" office:value="0.0591475116408226">
            <text:p>5.91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.75">
            <text:p>77.75</text:p>
          </table:table-cell>
          <table:table-cell table:number-columns-repeated="2"/>
          <table:table-cell table:formula="of:=( [.B22] - ([.$D$2]*[.A22] + [.$D$3]) )^2" office:value-type="float" office:value="0.00589783843820626">
            <text:p>5.90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45">
            <text:p>86.45</text:p>
          </table:table-cell>
          <table:table-cell table:number-columns-repeated="2"/>
          <table:table-cell table:formula="of:=( [.B23] - ([.$D$2]*[.A23] + [.$D$3]) )^2" office:value-type="float" office:value="0.000520316972105528">
            <text:p>5.20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4">
            <text:p>86.34</text:p>
          </table:table-cell>
          <table:table-cell table:number-columns-repeated="2"/>
          <table:table-cell table:formula="of:=( [.B24] - ([.$D$2]*[.A24] + [.$D$3]) )^2" office:value-type="float" office:value="0.00760201631850689">
            <text:p>7.6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2">
            <text:p>86.32</text:p>
          </table:table-cell>
          <table:table-cell table:number-columns-repeated="2"/>
          <table:table-cell table:formula="of:=( [.B25] - ([.$D$2]*[.A25] + [.$D$3]) )^2" office:value-type="float" office:value="0.0114895980178548">
            <text:p>1.1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5.12">
            <text:p>95.12</text:p>
          </table:table-cell>
          <table:table-cell table:number-columns-repeated="2"/>
          <table:table-cell table:formula="of:=( [.B26] - ([.$D$2]*[.A26] + [.$D$3]) )^2" office:value-type="float" office:value="0.00854114229570284">
            <text:p>8.5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4.94">
            <text:p>94.94</text:p>
          </table:table-cell>
          <table:table-cell table:number-columns-repeated="2"/>
          <table:table-cell table:formula="of:=( [.B27] - ([.$D$2]*[.A27] + [.$D$3]) )^2" office:value-type="float" office:value="0.00767055406040095">
            <text:p>7.6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5.02">
            <text:p>95.02</text:p>
          </table:table-cell>
          <table:table-cell table:number-columns-repeated="2"/>
          <table:table-cell table:formula="of:=( [.B28] - ([.$D$2]*[.A28] + [.$D$3]) )^2" office:value-type="float" office:value="0.0000574821649790333">
            <text:p>5.75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29] - ([.$D$2]*[.A29] + [.$D$3]) )^2" office:value-type="float" office:value="0.0000635823828439385">
            <text:p>6.3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55">
            <text:p>103.55</text:p>
          </table:table-cell>
          <table:table-cell table:number-columns-repeated="2"/>
          <table:table-cell table:formula="of:=( [.B30] - ([.$D$2]*[.A30] + [.$D$3]) )^2" office:value-type="float" office:value="0.00607992225212379">
            <text:p>6.08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56">
            <text:p>103.56</text:p>
          </table:table-cell>
          <table:table-cell table:number-columns-repeated="2"/>
          <table:table-cell table:formula="of:=( [.B31] - ([.$D$2]*[.A31] + [.$D$3]) )^2" office:value-type="float" office:value="0.00462044512794028">
            <text:p>4.6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19">
            <text:p>112.19</text:p>
          </table:table-cell>
          <table:table-cell table:number-columns-repeated="2"/>
          <table:table-cell table:formula="of:=( [.B32] - ([.$D$2]*[.A32] + [.$D$3]) )^2" office:value-type="float" office:value="0.00147195095903163">
            <text:p>1.4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23">
            <text:p>112.23</text:p>
          </table:table-cell>
          <table:table-cell table:number-columns-repeated="2"/>
          <table:table-cell table:formula="of:=( [.B33] - ([.$D$2]*[.A33] + [.$D$3]) )^2" office:value-type="float" office:value="0.00000266991328128917">
            <text:p>2.6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18">
            <text:p>112.18</text:p>
          </table:table-cell>
          <table:table-cell table:number-columns-repeated="2"/>
          <table:table-cell table:formula="of:=( [.B34] - ([.$D$2]*[.A34] + [.$D$3]) )^2" office:value-type="float" office:value="0.00233927122046834">
            <text:p>2.34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79">
            <text:p>120.79</text:p>
          </table:table-cell>
          <table:table-cell table:number-columns-repeated="2"/>
          <table:table-cell table:formula="of:=( [.B35] - ([.$D$2]*[.A35] + [.$D$3]) )^2" office:value-type="float" office:value="0.00150219573668011">
            <text:p>1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83">
            <text:p>120.83</text:p>
          </table:table-cell>
          <table:table-cell table:number-columns-repeated="2"/>
          <table:table-cell table:formula="of:=( [.B36] - ([.$D$2]*[.A36] + [.$D$3]) )^2" office:value-type="float" office:value="0.00000154214191128674">
            <text:p>1.54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79">
            <text:p>120.79</text:p>
          </table:table-cell>
          <table:table-cell table:number-columns-repeated="2"/>
          <table:table-cell table:formula="of:=( [.B37] - ([.$D$2]*[.A37] + [.$D$3]) )^2" office:value-type="float" office:value="0.00150219573668011">
            <text:p>1.50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27">
            <text:p>129.27</text:p>
          </table:table-cell>
          <table:table-cell table:number-columns-repeated="2"/>
          <table:table-cell table:formula="of:=( [.B38] - ([.$D$2]*[.A38] + [.$D$3]) )^2" office:value-type="float" office:value="0.0253288265197017">
            <text:p>2.53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26">
            <text:p>129.26</text:p>
          </table:table-cell>
          <table:table-cell table:number-columns-repeated="2"/>
          <table:table-cell table:formula="of:=( [.B39] - ([.$D$2]*[.A39] + [.$D$3]) )^2" office:value-type="float" office:value="0.0286118330556552">
            <text:p>2.8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74">
            <text:p>129.74</text:p>
          </table:table-cell>
          <table:table-cell table:number-columns-repeated="2"/>
          <table:table-cell table:formula="of:=( [.B40] - ([.$D$2]*[.A40] + [.$D$3]) )^2" office:value-type="float" office:value="0.0966275193301966">
            <text:p>9.66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69">
            <text:p>138.69</text:p>
          </table:table-cell>
          <table:table-cell table:number-columns-repeated="2"/>
          <table:table-cell table:formula="of:=( [.B41] - ([.$D$2]*[.A41] + [.$D$3]) )^2" office:value-type="float" office:value="0.436204130889874">
            <text:p>4.36E-001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08">
            <text:p>138.08</text:p>
          </table:table-cell>
          <table:table-cell table:number-columns-repeated="2"/>
          <table:table-cell table:formula="of:=( [.B42] - ([.$D$2]*[.A42] + [.$D$3]) )^2" office:value-type="float" office:value="0.00254596095519311">
            <text:p>2.5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05">
            <text:p>138.05</text:p>
          </table:table-cell>
          <table:table-cell table:number-columns-repeated="2"/>
          <table:table-cell table:formula="of:=( [.B43] - ([.$D$2]*[.A43] + [.$D$3]) )^2" office:value-type="float" office:value="0.000418509974797971">
            <text:p>4.19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44] - ([.$D$2]*[.A44] + [.$D$3]) )^2" office:value-type="float" office:value="0.00000000427186125117725">
            <text:p>4.27E-009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56">
            <text:p>146.56</text:p>
          </table:table-cell>
          <table:table-cell table:number-columns-repeated="2"/>
          <table:table-cell table:formula="of:=( [.B45] - ([.$D$2]*[.A45] + [.$D$3]) )^2" office:value-type="float" office:value="0.00489085394506159">
            <text:p>4.89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58">
            <text:p>146.58</text:p>
          </table:table-cell>
          <table:table-cell table:number-columns-repeated="2"/>
          <table:table-cell table:formula="of:=( [.B46] - ([.$D$2]*[.A46] + [.$D$3]) )^2" office:value-type="float" office:value="0.00249346832414619">
            <text:p>2.4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1">
            <text:p>155.1</text:p>
          </table:table-cell>
          <table:table-cell table:number-columns-repeated="2"/>
          <table:table-cell table:formula="of:=( [.B47] - ([.$D$2]*[.A47] + [.$D$3]) )^2" office:value-type="float" office:value="0.016985074116789">
            <text:p>1.7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37">
            <text:p>155.37</text:p>
          </table:table-cell>
          <table:table-cell table:number-columns-repeated="2"/>
          <table:table-cell table:formula="of:=( [.B48] - ([.$D$2]*[.A48] + [.$D$3]) )^2" office:value-type="float" office:value="0.0195086035285643">
            <text:p>1.95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05">
            <text:p>155.05</text:p>
          </table:table-cell>
          <table:table-cell table:number-columns-repeated="2"/>
          <table:table-cell table:formula="of:=( [.B49] - ([.$D$2]*[.A49] + [.$D$3]) )^2" office:value-type="float" office:value="0.0325177538553435">
            <text:p>3.25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63">
            <text:p>163.63</text:p>
          </table:table-cell>
          <table:table-cell table:number-columns-repeated="2"/>
          <table:table-cell table:formula="of:=( [.B50] - ([.$D$2]*[.A50] + [.$D$3]) )^2" office:value-type="float" office:value="0.040288098594549">
            <text:p>4.0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73">
            <text:p>163.73</text:p>
          </table:table-cell>
          <table:table-cell table:number-columns-repeated="2"/>
          <table:table-cell table:formula="of:=( [.B51] - ([.$D$2]*[.A51] + [.$D$3]) )^2" office:value-type="float" office:value="0.0101443077448813">
            <text:p>1.01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86">
            <text:p>163.86</text:p>
          </table:table-cell>
          <table:table-cell table:number-columns-repeated="2"/>
          <table:table-cell table:formula="of:=( [.B52] - ([.$D$2]*[.A52] + [.$D$3]) )^2" office:value-type="float" office:value="0.000857379640311607">
            <text:p>8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7">
            <text:p>172.47</text:p>
          </table:table-cell>
          <table:table-cell table:number-columns-repeated="2"/>
          <table:table-cell table:formula="of:=( [.B53] - ([.$D$2]*[.A53] + [.$D$3]) )^2" office:value-type="float" office:value="0.00151234567901475">
            <text:p>1.51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2">
            <text:p>172.42</text:p>
          </table:table-cell>
          <table:table-cell table:number-columns-repeated="2"/>
          <table:table-cell table:formula="of:=( [.B54] - ([.$D$2]*[.A54] + [.$D$3]) )^2" office:value-type="float" office:value="0.000123456790123022">
            <text:p>1.23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7">
            <text:p>172.47</text:p>
          </table:table-cell>
          <table:table-cell table:number-columns-repeated="2"/>
          <table:table-cell table:formula="of:=( [.B55] - ([.$D$2]*[.A55] + [.$D$3]) )^2" office:value-type="float" office:value="0.00151234567901475">
            <text:p>1.51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35x135" table:style-name="ta1" table:print="false">
        <table:shapes>
          <draw:frame draw:z-index="0" draw:style-name="gr1" svg:width="18.827cm" svg:height="10.398cm" svg:x="14.011cm" svg:y="0cm">
            <draw:object draw:notify-on-update-of-ranges="135x135.A2:135x135.A55 135x135.B2:135x135.B55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3">
            <text:p>28.2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85118403852769">
            <text:p>1.85E-002</text:p>
          </table:table-cell>
          <table:table-cell table:formula="of:=( [.B2] - ([.$D$2]*[.A2] + [.$D$3]) )^2" office:value-type="float" office:value="0.00105340104647654">
            <text:p>1.05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7">
            <text:p>28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9469556243552">
            <text:p>4.95E-001</text:p>
          </table:table-cell>
          <table:table-cell table:formula="of:=( [.B3] - ([.$D$2]*[.A3] + [.$D$3]) )^2" office:value-type="float" office:value="0.0000569098184054864">
            <text:p>5.6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7">
            <text:p>28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53069679408501">
            <text:p>2.53E-004</text:p>
          </table:table-cell>
          <table:table-cell table:formula="of:=( [.B4] - ([.$D$2]*[.A4] + [.$D$3]) )^2" office:value-type="float" office:value="0.0000569098184054864">
            <text:p>5.6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">
            <text:p>37.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06996084357259">
            <text:p>3.07E-002</text:p>
          </table:table-cell>
          <table:table-cell table:formula="of:=( [.B5] - ([.$D$2]*[.A5] + [.$D$3]) )^2" office:value-type="float" office:value="0.00033768961413514">
            <text:p>3.3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1">
            <text:p>37.5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701629543483546">
            <text:p>7.0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1">
            <text:p>37.51</text:p>
          </table:table-cell>
          <table:table-cell office:value-type="string">
            <text:p>sum d_i^2</text:p>
          </table:table-cell>
          <table:table-cell table:formula="of:=SUM([.E2:.E55])" office:value-type="float" office:value="0.447540075679385">
            <text:p>4.48E-001</text:p>
          </table:table-cell>
          <table:table-cell table:formula="of:=( [.B7] - ([.$D$2]*[.A7] + [.$D$3]) )^2" office:value-type="float" office:value="0.0000701629543483546">
            <text:p>7.0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5">
            <text:p>46.7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590321157582193">
            <text:p>5.90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6">
            <text:p>46.7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04390645026312">
            <text:p>2.0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3">
            <text:p>46.73</text:p>
          </table:table-cell>
          <table:table-cell table:number-columns-repeated="2"/>
          <table:table-cell table:formula="of:=( [.B10] - ([.$D$2]*[.A10] + [.$D$3]) )^2" office:value-type="float" office:value="0.00196218218269435">
            <text:p>1.9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3">
            <text:p>56.03</text:p>
          </table:table-cell>
          <table:table-cell table:number-columns-repeated="2"/>
          <table:table-cell table:formula="of:=( [.B11] - ([.$D$2]*[.A11] + [.$D$3]) )^2" office:value-type="float" office:value="0.0000000469668069271874">
            <text:p>4.70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5">
            <text:p>56.05</text:p>
          </table:table-cell>
          <table:table-cell table:number-columns-repeated="2"/>
          <table:table-cell table:formula="of:=( [.B12] - ([.$D$2]*[.A12] + [.$D$3]) )^2" office:value-type="float" office:value="0.000391378236156698">
            <text:p>3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4">
            <text:p>56.04</text:p>
          </table:table-cell>
          <table:table-cell table:number-columns-repeated="2"/>
          <table:table-cell table:formula="of:=( [.B13] - ([.$D$2]*[.A13] + [.$D$3]) )^2" office:value-type="float" office:value="0.0000957126014818522">
            <text:p>9.57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31">
            <text:p>65.31</text:p>
          </table:table-cell>
          <table:table-cell table:number-columns-repeated="2"/>
          <table:table-cell table:formula="of:=( [.B14] - ([.$D$2]*[.A14] + [.$D$3]) )^2" office:value-type="float" office:value="0.000569447021169568">
            <text:p>5.6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24">
            <text:p>65.24</text:p>
          </table:table-cell>
          <table:table-cell table:number-columns-repeated="2"/>
          <table:table-cell table:formula="of:=( [.B15] - ([.$D$2]*[.A15] + [.$D$3]) )^2" office:value-type="float" office:value="0.00212861454783018">
            <text:p>2.1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37">
            <text:p>65.37</text:p>
          </table:table-cell>
          <table:table-cell table:number-columns-repeated="2"/>
          <table:table-cell table:formula="of:=( [.B16] - ([.$D$2]*[.A16] + [.$D$3]) )^2" office:value-type="float" office:value="0.0070330177126043">
            <text:p>7.03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53">
            <text:p>74.53</text:p>
          </table:table-cell>
          <table:table-cell table:number-columns-repeated="2"/>
          <table:table-cell table:formula="of:=( [.B17] - ([.$D$2]*[.A17] + [.$D$3]) )^2" office:value-type="float" office:value="0.000145373745850745">
            <text:p>1.45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47">
            <text:p>74.47</text:p>
          </table:table-cell>
          <table:table-cell table:number-columns-repeated="2"/>
          <table:table-cell table:formula="of:=( [.B18] - ([.$D$2]*[.A18] + [.$D$3]) )^2" office:value-type="float" office:value="0.00519222617103158">
            <text:p>5.1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49">
            <text:p>74.49</text:p>
          </table:table-cell>
          <table:table-cell table:number-columns-repeated="2"/>
          <table:table-cell table:formula="of:=( [.B19] - ([.$D$2]*[.A19] + [.$D$3]) )^2" office:value-type="float" office:value="0.00270994202930507">
            <text:p>2.7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3.84">
            <text:p>83.84</text:p>
          </table:table-cell>
          <table:table-cell table:number-columns-repeated="2"/>
          <table:table-cell table:formula="of:=( [.B20] - ([.$D$2]*[.A20] + [.$D$3]) )^2" office:value-type="float" office:value="0.0017659076362069">
            <text:p>1.7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4.25">
            <text:p>84.25</text:p>
          </table:table-cell>
          <table:table-cell table:number-columns-repeated="2"/>
          <table:table-cell table:formula="of:=( [.B21] - ([.$D$2]*[.A21] + [.$D$3]) )^2" office:value-type="float" office:value="0.204324524767272">
            <text:p>2.04E-001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3.8">
            <text:p>83.8</text:p>
          </table:table-cell>
          <table:table-cell table:number-columns-repeated="2"/>
          <table:table-cell table:formula="of:=( [.B22] - ([.$D$2]*[.A22] + [.$D$3]) )^2" office:value-type="float" office:value="0.00000409133073684497">
            <text:p>4.09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8">
            <text:p>93.08</text:p>
          </table:table-cell>
          <table:table-cell table:number-columns-repeated="2"/>
          <table:table-cell table:formula="of:=( [.B23] - ([.$D$2]*[.A23] + [.$D$3]) )^2" office:value-type="float" office:value="0.000681341089897548">
            <text:p>6.81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9">
            <text:p>93.09</text:p>
          </table:table-cell>
          <table:table-cell table:number-columns-repeated="2"/>
          <table:table-cell table:formula="of:=( [.B24] - ([.$D$2]*[.A24] + [.$D$3]) )^2" office:value-type="float" office:value="0.0013033913134962">
            <text:p>1.3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4">
            <text:p>93.04</text:p>
          </table:table-cell>
          <table:table-cell table:number-columns-repeated="2"/>
          <table:table-cell table:formula="of:=( [.B25] - ([.$D$2]*[.A25] + [.$D$3]) )^2" office:value-type="float" office:value="0.000193140195504187">
            <text:p>1.9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4">
            <text:p>102.4</text:p>
          </table:table-cell>
          <table:table-cell table:number-columns-repeated="2"/>
          <table:table-cell table:formula="of:=( [.B26] - ([.$D$2]*[.A26] + [.$D$3]) )^2" office:value-type="float" office:value="0.00813285057751438">
            <text:p>8.1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28">
            <text:p>102.28</text:p>
          </table:table-cell>
          <table:table-cell table:number-columns-repeated="2"/>
          <table:table-cell table:formula="of:=( [.B27] - ([.$D$2]*[.A27] + [.$D$3]) )^2" office:value-type="float" office:value="0.000889094127562895">
            <text:p>8.89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36">
            <text:p>102.36</text:p>
          </table:table-cell>
          <table:table-cell table:number-columns-repeated="2"/>
          <table:table-cell table:formula="of:=( [.B28] - ([.$D$2]*[.A28] + [.$D$3]) )^2" office:value-type="float" office:value="0.0025182650941965">
            <text:p>2.5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51">
            <text:p>111.51</text:p>
          </table:table-cell>
          <table:table-cell table:number-columns-repeated="2"/>
          <table:table-cell table:formula="of:=( [.B29] - ([.$D$2]*[.A29] + [.$D$3]) )^2" office:value-type="float" office:value="0.00310671060885201">
            <text:p>3.1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5">
            <text:p>111.5</text:p>
          </table:table-cell>
          <table:table-cell table:number-columns-repeated="2"/>
          <table:table-cell table:formula="of:=( [.B30] - ([.$D$2]*[.A30] + [.$D$3]) )^2" office:value-type="float" office:value="0.0043214680907925">
            <text:p>4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65">
            <text:p>111.65</text:p>
          </table:table-cell>
          <table:table-cell table:number-columns-repeated="2"/>
          <table:table-cell table:formula="of:=( [.B31] - ([.$D$2]*[.A31] + [.$D$3]) )^2" office:value-type="float" office:value="0.00710010586169465">
            <text:p>7.1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71">
            <text:p>120.71</text:p>
          </table:table-cell>
          <table:table-cell table:number-columns-repeated="2"/>
          <table:table-cell table:formula="of:=( [.B32] - ([.$D$2]*[.A32] + [.$D$3]) )^2" office:value-type="float" office:value="0.0124675238671001">
            <text:p>1.25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84">
            <text:p>120.84</text:p>
          </table:table-cell>
          <table:table-cell table:number-columns-repeated="2"/>
          <table:table-cell table:formula="of:=( [.B33] - ([.$D$2]*[.A33] + [.$D$3]) )^2" office:value-type="float" office:value="0.000336426515881256">
            <text:p>3.36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71">
            <text:p>120.71</text:p>
          </table:table-cell>
          <table:table-cell table:number-columns-repeated="2"/>
          <table:table-cell table:formula="of:=( [.B34] - ([.$D$2]*[.A34] + [.$D$3]) )^2" office:value-type="float" office:value="0.0124675238671001">
            <text:p>1.25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9.97">
            <text:p>129.97</text:p>
          </table:table-cell>
          <table:table-cell table:number-columns-repeated="2"/>
          <table:table-cell table:formula="of:=( [.B35] - ([.$D$2]*[.A35] + [.$D$3]) )^2" office:value-type="float" office:value="0.011573081889917">
            <text:p>1.16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0.07">
            <text:p>130.07</text:p>
          </table:table-cell>
          <table:table-cell table:number-columns-repeated="2"/>
          <table:table-cell table:formula="of:=( [.B36] - ([.$D$2]*[.A36] + [.$D$3]) )^2" office:value-type="float" office:value="0.0000574300151381133">
            <text:p>5.74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0.03">
            <text:p>130.03</text:p>
          </table:table-cell>
          <table:table-cell table:number-columns-repeated="2"/>
          <table:table-cell table:formula="of:=( [.B37] - ([.$D$2]*[.A37] + [.$D$3]) )^2" office:value-type="float" office:value="0.00226369076504941">
            <text:p>2.26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26">
            <text:p>139.26</text:p>
          </table:table-cell>
          <table:table-cell table:number-columns-repeated="2"/>
          <table:table-cell table:formula="of:=( [.B38] - ([.$D$2]*[.A38] + [.$D$3]) )^2" office:value-type="float" office:value="0.00540202244821303">
            <text:p>5.40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25">
            <text:p>139.25</text:p>
          </table:table-cell>
          <table:table-cell table:number-columns-repeated="2"/>
          <table:table-cell table:formula="of:=( [.B39] - ([.$D$2]*[.A39] + [.$D$3]) )^2" office:value-type="float" office:value="0.00697199148845869">
            <text:p>6.9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41">
            <text:p>139.41</text:p>
          </table:table-cell>
          <table:table-cell table:number-columns-repeated="2"/>
          <table:table-cell table:formula="of:=( [.B40] - ([.$D$2]*[.A40] + [.$D$3]) )^2" office:value-type="float" office:value="0.00585248684450622">
            <text:p>5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45">
            <text:p>148.45</text:p>
          </table:table-cell>
          <table:table-cell table:number-columns-repeated="2"/>
          <table:table-cell table:formula="of:=( [.B41] - ([.$D$2]*[.A41] + [.$D$3]) )^2" office:value-type="float" office:value="0.0194375584762708">
            <text:p>1.94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63">
            <text:p>148.63</text:p>
          </table:table-cell>
          <table:table-cell table:number-columns-repeated="2"/>
          <table:table-cell table:formula="of:=( [.B42] - ([.$D$2]*[.A42] + [.$D$3]) )^2" office:value-type="float" office:value="0.0016468464019772">
            <text:p>1.6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49">
            <text:p>148.49</text:p>
          </table:table-cell>
          <table:table-cell table:number-columns-repeated="2"/>
          <table:table-cell table:formula="of:=( [.B43] - ([.$D$2]*[.A43] + [.$D$3]) )^2" office:value-type="float" office:value="0.0098840669042014">
            <text:p>9.88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82">
            <text:p>157.82</text:p>
          </table:table-cell>
          <table:table-cell table:number-columns-repeated="2"/>
          <table:table-cell table:formula="of:=( [.B44] - ([.$D$2]*[.A44] + [.$D$3]) )^2" office:value-type="float" office:value="0.000642056675172032">
            <text:p>6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68">
            <text:p>157.68</text:p>
          </table:table-cell>
          <table:table-cell table:number-columns-repeated="2"/>
          <table:table-cell table:formula="of:=( [.B45] - ([.$D$2]*[.A45] + [.$D$3]) )^2" office:value-type="float" office:value="0.0273369311161627">
            <text:p>2.73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76">
            <text:p>157.76</text:p>
          </table:table-cell>
          <table:table-cell table:number-columns-repeated="2"/>
          <table:table-cell table:formula="of:=( [.B46] - ([.$D$2]*[.A46] + [.$D$3]) )^2" office:value-type="float" office:value="0.00728271714988466">
            <text:p>7.2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( [.B47] - ([.$D$2]*[.A47] + [.$D$3]) )^2" office:value-type="float" office:value="0.0102533911419025">
            <text:p>1.03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.17">
            <text:p>167.17</text:p>
          </table:table-cell>
          <table:table-cell table:number-columns-repeated="2"/>
          <table:table-cell table:formula="of:=( [.B48] - ([.$D$2]*[.A48] + [.$D$3]) )^2" office:value-type="float" office:value="0.00472532096647667">
            <text:p>4.7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.19">
            <text:p>167.19</text:p>
          </table:table-cell>
          <table:table-cell table:number-columns-repeated="2"/>
          <table:table-cell table:formula="of:=( [.B49] - ([.$D$2]*[.A49] + [.$D$3]) )^2" office:value-type="float" office:value="0.00787495976936927">
            <text:p>7.87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2">
            <text:p>176.42</text:p>
          </table:table-cell>
          <table:table-cell table:number-columns-repeated="2"/>
          <table:table-cell table:formula="of:=( [.B50] - ([.$D$2]*[.A50] + [.$D$3]) )^2" office:value-type="float" office:value="0.00394645007738875">
            <text:p>3.9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4">
            <text:p>176.44</text:p>
          </table:table-cell>
          <table:table-cell table:number-columns-repeated="2"/>
          <table:table-cell table:formula="of:=( [.B51] - ([.$D$2]*[.A51] + [.$D$3]) )^2" office:value-type="float" office:value="0.00685928117474299">
            <text:p>6.86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2">
            <text:p>176.42</text:p>
          </table:table-cell>
          <table:table-cell table:number-columns-repeated="2"/>
          <table:table-cell table:formula="of:=( [.B52] - ([.$D$2]*[.A52] + [.$D$3]) )^2" office:value-type="float" office:value="0.00394645007738875">
            <text:p>3.9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7">
            <text:p>185.7</text:p>
          </table:table-cell>
          <table:table-cell table:number-columns-repeated="2"/>
          <table:table-cell table:formula="of:=( [.B53] - ([.$D$2]*[.A53] + [.$D$3]) )^2" office:value-type="float" office:value="0.00755171163777534">
            <text:p>7.55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6">
            <text:p>185.6</text:p>
          </table:table-cell>
          <table:table-cell table:number-columns-repeated="2"/>
          <table:table-cell table:formula="of:=( [.B54] - ([.$D$2]*[.A54] + [.$D$3]) )^2" office:value-type="float" office:value="0.000171594678703437">
            <text:p>1.72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76">
            <text:p>185.76</text:p>
          </table:table-cell>
          <table:table-cell table:number-columns-repeated="2"/>
          <table:table-cell table:formula="of:=( [.B55] - ([.$D$2]*[.A55] + [.$D$3]) )^2" office:value-type="float" office:value="0.0215797818132191">
            <text:p>2.16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40x140" table:style-name="ta1" table:print="false">
        <table:shapes>
          <draw:frame draw:z-index="0" draw:style-name="gr1" svg:width="18.827cm" svg:height="10.398cm" svg:x="13.791cm" svg:y="0cm">
            <draw:object draw:notify-on-update-of-ranges="140x140.A2:140x140.A55 140x140.B2:140x140.B55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48">
            <text:p>30.48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99385552115583">
            <text:p>1.99E-002</text:p>
          </table:table-cell>
          <table:table-cell table:formula="of:=( [.B2] - ([.$D$2]*[.A2] + [.$D$3]) )^2" office:value-type="float" office:value="0.0197476454293565">
            <text:p>1.97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39">
            <text:p>30.39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31640866873094">
            <text:p>4.32E-001</text:p>
          </table:table-cell>
          <table:table-cell table:formula="of:=( [.B3] - ([.$D$2]*[.A3] + [.$D$3]) )^2" office:value-type="float" office:value="0.00255290858725534">
            <text:p>2.55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39">
            <text:p>30.3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644230422566017">
            <text:p>6.44E-004</text:p>
          </table:table-cell>
          <table:table-cell table:formula="of:=( [.B4] - ([.$D$2]*[.A4] + [.$D$3]) )^2" office:value-type="float" office:value="0.00255290858725534">
            <text:p>2.55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4">
            <text:p>40.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781508940991475">
            <text:p>7.82E-002</text:p>
          </table:table-cell>
          <table:table-cell table:formula="of:=( [.B5] - ([.$D$2]*[.A5] + [.$D$3]) )^2" office:value-type="float" office:value="0.00832632707854214">
            <text:p>8.33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33">
            <text:p>40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451507677101419">
            <text:p>4.5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36">
            <text:p>40.36</text:p>
          </table:table-cell>
          <table:table-cell office:value-type="string">
            <text:p>sum d_i^2</text:p>
          </table:table-cell>
          <table:table-cell table:formula="of:=SUM([.E2:.E55])" office:value-type="float" office:value="2.90024148606809">
            <text:p>2.90E+000</text:p>
          </table:table-cell>
          <table:table-cell table:formula="of:=( [.B7] - ([.$D$2]*[.A7] + [.$D$3]) )^2" office:value-type="float" office:value="0.00262643027771897">
            <text:p>2.63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7">
            <text:p>50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631672672093">
            <text:p>6.45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3">
            <text:p>50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30677482877657">
            <text:p>2.31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8">
            <text:p>50.28</text:p>
          </table:table-cell>
          <table:table-cell table:number-columns-repeated="2"/>
          <table:table-cell table:formula="of:=( [.B10] - ([.$D$2]*[.A10] + [.$D$3]) )^2" office:value-type="float" office:value="0.00000388525189001231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23">
            <text:p>60.23</text:p>
          </table:table-cell>
          <table:table-cell table:number-columns-repeated="2"/>
          <table:table-cell table:formula="of:=( [.B11] - ([.$D$2]*[.A11] + [.$D$3]) )^2" office:value-type="float" office:value="0.00029951499583139">
            <text:p>3.0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78">
            <text:p>60.78</text:p>
          </table:table-cell>
          <table:table-cell table:number-columns-repeated="2"/>
          <table:table-cell table:formula="of:=( [.B12] - ([.$D$2]*[.A12] + [.$D$3]) )^2" office:value-type="float" office:value="0.283762363293021">
            <text:p>2.84E-001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27">
            <text:p>60.27</text:p>
          </table:table-cell>
          <table:table-cell table:number-columns-repeated="2"/>
          <table:table-cell table:formula="of:=( [.B13] - ([.$D$2]*[.A13] + [.$D$3]) )^2" office:value-type="float" office:value="0.000514994871990603">
            <text:p>5.15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19">
            <text:p>70.19</text:p>
          </table:table-cell>
          <table:table-cell table:number-columns-repeated="2"/>
          <table:table-cell table:formula="of:=( [.B14] - ([.$D$2]*[.A14] + [.$D$3]) )^2" office:value-type="float" office:value="0.000706714762382351">
            <text:p>7.07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22">
            <text:p>70.22</text:p>
          </table:table-cell>
          <table:table-cell table:number-columns-repeated="2"/>
          <table:table-cell table:formula="of:=( [.B15] - ([.$D$2]*[.A15] + [.$D$3]) )^2" office:value-type="float" office:value="0.0000116683227523198">
            <text:p>1.17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22">
            <text:p>70.22</text:p>
          </table:table-cell>
          <table:table-cell table:number-columns-repeated="2"/>
          <table:table-cell table:formula="of:=( [.B16] - ([.$D$2]*[.A16] + [.$D$3]) )^2" office:value-type="float" office:value="0.0000116683227523198">
            <text:p>1.1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07">
            <text:p>80.07</text:p>
          </table:table-cell>
          <table:table-cell table:number-columns-repeated="2"/>
          <table:table-cell table:formula="of:=( [.B17] - ([.$D$2]*[.A17] + [.$D$3]) )^2" office:value-type="float" office:value="0.0134239365639327">
            <text:p>1.3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33">
            <text:p>80.33</text:p>
          </table:table-cell>
          <table:table-cell table:number-columns-repeated="2"/>
          <table:table-cell table:formula="of:=( [.B18] - ([.$D$2]*[.A18] + [.$D$3]) )^2" office:value-type="float" office:value="0.0207758457486444">
            <text:p>2.08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16">
            <text:p>80.16</text:p>
          </table:table-cell>
          <table:table-cell table:number-columns-repeated="2"/>
          <table:table-cell table:formula="of:=( [.B19] - ([.$D$2]*[.A19] + [.$D$3]) )^2" office:value-type="float" office:value="0.000668828204793771">
            <text:p>6.69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20] - ([.$D$2]*[.A20] + [.$D$3]) )^2" office:value-type="float" office:value="0.0132570627534096">
            <text:p>1.33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07">
            <text:p>90.07</text:p>
          </table:table-cell>
          <table:table-cell table:number-columns-repeated="2"/>
          <table:table-cell table:formula="of:=( [.B21] - ([.$D$2]*[.A21] + [.$D$3]) )^2" office:value-type="float" office:value="0.00724870362028369">
            <text:p>7.2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12">
            <text:p>90.12</text:p>
          </table:table-cell>
          <table:table-cell table:number-columns-repeated="2"/>
          <table:table-cell table:formula="of:=( [.B22] - ([.$D$2]*[.A22] + [.$D$3]) )^2" office:value-type="float" office:value="0.00123477173173475">
            <text:p>1.2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0.06">
            <text:p>100.06</text:p>
          </table:table-cell>
          <table:table-cell table:number-columns-repeated="2"/>
          <table:table-cell table:formula="of:=( [.B23] - ([.$D$2]*[.A23] + [.$D$3]) )^2" office:value-type="float" office:value="0.00414954018324825">
            <text:p>4.1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0.21">
            <text:p>100.21</text:p>
          </table:table-cell>
          <table:table-cell table:number-columns-repeated="2"/>
          <table:table-cell table:formula="of:=( [.B24] - ([.$D$2]*[.A24] + [.$D$3]) )^2" office:value-type="float" office:value="0.00732446278385865">
            <text:p>7.3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9.96">
            <text:p>99.96</text:p>
          </table:table-cell>
          <table:table-cell table:number-columns-repeated="2"/>
          <table:table-cell table:formula="of:=( [.B25] - ([.$D$2]*[.A25] + [.$D$3]) )^2" office:value-type="float" office:value="0.0270329251161765">
            <text:p>2.70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0.26">
            <text:p>110.26</text:p>
          </table:table-cell>
          <table:table-cell table:number-columns-repeated="2"/>
          <table:table-cell table:formula="of:=( [.B26] - ([.$D$2]*[.A26] + [.$D$3]) )^2" office:value-type="float" office:value="0.0276575092043151">
            <text:p>2.77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0.03">
            <text:p>110.03</text:p>
          </table:table-cell>
          <table:table-cell table:number-columns-repeated="2"/>
          <table:table-cell table:formula="of:=( [.B27] - ([.$D$2]*[.A27] + [.$D$3]) )^2" office:value-type="float" office:value="0.004056993208454">
            <text:p>4.06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9.95">
            <text:p>109.95</text:p>
          </table:table-cell>
          <table:table-cell table:number-columns-repeated="2"/>
          <table:table-cell table:formula="of:=( [.B28] - ([.$D$2]*[.A28] + [.$D$3]) )^2" office:value-type="float" office:value="0.0206481180794588">
            <text:p>2.06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9.89">
            <text:p>119.89</text:p>
          </table:table-cell>
          <table:table-cell table:number-columns-repeated="2"/>
          <table:table-cell table:formula="of:=( [.B29] - ([.$D$2]*[.A29] + [.$D$3]) )^2" office:value-type="float" office:value="0.0299193599095218">
            <text:p>2.99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9.94">
            <text:p>119.94</text:p>
          </table:table-cell>
          <table:table-cell table:number-columns-repeated="2"/>
          <table:table-cell table:formula="of:=( [.B30] - ([.$D$2]*[.A30] + [.$D$3]) )^2" office:value-type="float" office:value="0.0151221462872301">
            <text:p>1.51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( [.B31] - ([.$D$2]*[.A31] + [.$D$3]) )^2" office:value-type="float" office:value="0.00396548994047859">
            <text:p>3.9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92">
            <text:p>129.92</text:p>
          </table:table-cell>
          <table:table-cell table:number-columns-repeated="2"/>
          <table:table-cell table:formula="of:=( [.B32] - ([.$D$2]*[.A32] + [.$D$3]) )^2" office:value-type="float" office:value="0.0126000045795362">
            <text:p>1.26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87">
            <text:p>129.87</text:p>
          </table:table-cell>
          <table:table-cell table:number-columns-repeated="2"/>
          <table:table-cell table:formula="of:=( [.B33] - ([.$D$2]*[.A33] + [.$D$3]) )^2" office:value-type="float" office:value="0.0263249787797399">
            <text:p>2.63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96">
            <text:p>129.96</text:p>
          </table:table-cell>
          <table:table-cell table:number-columns-repeated="2"/>
          <table:table-cell table:formula="of:=( [.B34] - ([.$D$2]*[.A34] + [.$D$3]) )^2" office:value-type="float" office:value="0.00522002521936591">
            <text:p>5.22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6">
            <text:p>139.86</text:p>
          </table:table-cell>
          <table:table-cell table:number-columns-repeated="2"/>
          <table:table-cell table:formula="of:=( [.B35] - ([.$D$2]*[.A35] + [.$D$3]) )^2" office:value-type="float" office:value="0.0200299901699866">
            <text:p>2.00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9">
            <text:p>139.89</text:p>
          </table:table-cell>
          <table:table-cell table:number-columns-repeated="2"/>
          <table:table-cell table:formula="of:=( [.B36] - ([.$D$2]*[.A36] + [.$D$3]) )^2" office:value-type="float" office:value="0.0124383493031194">
            <text:p>1.24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1">
            <text:p>139.81</text:p>
          </table:table-cell>
          <table:table-cell table:number-columns-repeated="2"/>
          <table:table-cell table:formula="of:=( [.B37] - ([.$D$2]*[.A37] + [.$D$3]) )^2" office:value-type="float" office:value="0.036682724948113">
            <text:p>3.67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89">
            <text:p>149.89</text:p>
          </table:table-cell>
          <table:table-cell table:number-columns-repeated="2"/>
          <table:table-cell table:formula="of:=( [.B38] - ([.$D$2]*[.A38] + [.$D$3]) )^2" office:value-type="float" office:value="0.00652944051989884">
            <text:p>6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68">
            <text:p>149.68</text:p>
          </table:table-cell>
          <table:table-cell table:number-columns-repeated="2"/>
          <table:table-cell table:formula="of:=( [.B39] - ([.$D$2]*[.A39] + [.$D$3]) )^2" office:value-type="float" office:value="0.0845675210152561">
            <text:p>8.4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87">
            <text:p>149.87</text:p>
          </table:table-cell>
          <table:table-cell table:number-columns-repeated="2"/>
          <table:table-cell table:formula="of:=( [.B40] - ([.$D$2]*[.A40] + [.$D$3]) )^2" office:value-type="float" office:value="0.0101616386623113">
            <text:p>1.02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7">
            <text:p>159.7</text:p>
          </table:table-cell>
          <table:table-cell table:number-columns-repeated="2"/>
          <table:table-cell table:formula="of:=( [.B41] - ([.$D$2]*[.A41] + [.$D$3]) )^2" office:value-type="float" office:value="0.0576396352990311">
            <text:p>5.76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69">
            <text:p>159.69</text:p>
          </table:table-cell>
          <table:table-cell table:number-columns-repeated="2"/>
          <table:table-cell table:formula="of:=( [.B42] - ([.$D$2]*[.A42] + [.$D$3]) )^2" office:value-type="float" office:value="0.0625412864858176">
            <text:p>6.2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8">
            <text:p>159.8</text:p>
          </table:table-cell>
          <table:table-cell table:number-columns-repeated="2"/>
          <table:table-cell table:formula="of:=( [.B43] - ([.$D$2]*[.A43] + [.$D$3]) )^2" office:value-type="float" office:value="0.0196231234311136">
            <text:p>1.96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9.75">
            <text:p>169.75</text:p>
          </table:table-cell>
          <table:table-cell table:number-columns-repeated="2"/>
          <table:table-cell table:formula="of:=( [.B44] - ([.$D$2]*[.A44] + [.$D$3]) )^2" office:value-type="float" office:value="0.0253956622266589">
            <text:p>2.54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9.68">
            <text:p>169.68</text:p>
          </table:table-cell>
          <table:table-cell table:number-columns-repeated="2"/>
          <table:table-cell table:formula="of:=( [.B45] - ([.$D$2]*[.A45] + [.$D$3]) )^2" office:value-type="float" office:value="0.0526060853432736">
            <text:p>5.2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0.68">
            <text:p>170.68</text:p>
          </table:table-cell>
          <table:table-cell table:number-columns-repeated="2"/>
          <table:table-cell table:formula="of:=( [.B46] - ([.$D$2]*[.A46] + [.$D$3]) )^2" office:value-type="float" office:value="0.59388575510589">
            <text:p>5.94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79.78">
            <text:p>179.78</text:p>
          </table:table-cell>
          <table:table-cell table:number-columns-repeated="2"/>
          <table:table-cell table:formula="of:=( [.B47] - ([.$D$2]*[.A47] + [.$D$3]) )^2" office:value-type="float" office:value="0.0097294098476972">
            <text:p>9.73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.16">
            <text:p>180.16</text:p>
          </table:table-cell>
          <table:table-cell table:number-columns-repeated="2"/>
          <table:table-cell table:formula="of:=( [.B48] - ([.$D$2]*[.A48] + [.$D$3]) )^2" office:value-type="float" office:value="0.0791647039653269">
            <text:p>7.92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.59">
            <text:p>180.59</text:p>
          </table:table-cell>
          <table:table-cell table:number-columns-repeated="2"/>
          <table:table-cell table:formula="of:=( [.B49] - ([.$D$2]*[.A49] + [.$D$3]) )^2" office:value-type="float" office:value="0.50603622099318">
            <text:p>5.06E-001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0.14">
            <text:p>190.14</text:p>
          </table:table-cell>
          <table:table-cell table:number-columns-repeated="2"/>
          <table:table-cell table:formula="of:=( [.B50] - ([.$D$2]*[.A50] + [.$D$3]) )^2" office:value-type="float" office:value="0.085313427181726">
            <text:p>8.5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0.6">
            <text:p>190.6</text:p>
          </table:table-cell>
          <table:table-cell table:number-columns-repeated="2"/>
          <table:table-cell table:formula="of:=( [.B51] - ([.$D$2]*[.A51] + [.$D$3]) )^2" office:value-type="float" office:value="0.565631280638878">
            <text:p>5.66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89.89">
            <text:p>189.89</text:p>
          </table:table-cell>
          <table:table-cell table:number-columns-repeated="2"/>
          <table:table-cell table:formula="of:=( [.B52] - ([.$D$2]*[.A52] + [.$D$3]) )^2" office:value-type="float" office:value="0.00177111552023696">
            <text:p>1.7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5">
            <text:p>199.65</text:p>
          </table:table-cell>
          <table:table-cell table:number-columns-repeated="2"/>
          <table:table-cell table:formula="of:=( [.B53] - ([.$D$2]*[.A53] + [.$D$3]) )^2" office:value-type="float" office:value="0.0279534933825849">
            <text:p>2.80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1">
            <text:p>199.61</text:p>
          </table:table-cell>
          <table:table-cell table:number-columns-repeated="2"/>
          <table:table-cell table:formula="of:=( [.B54] - ([.$D$2]*[.A54] + [.$D$3]) )^2" office:value-type="float" office:value="0.0429289319790742">
            <text:p>4.29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3">
            <text:p>199.63</text:p>
          </table:table-cell>
          <table:table-cell table:number-columns-repeated="2"/>
          <table:table-cell table:formula="of:=( [.B55] - ([.$D$2]*[.A55] + [.$D$3]) )^2" office:value-type="float" office:value="0.0350412126808351">
            <text:p>3.50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45x145" table:style-name="ta1" table:print="false">
        <table:shapes>
          <draw:frame draw:z-index="0" draw:style-name="gr1" svg:width="18.827cm" svg:height="10.398cm" svg:x="13.791cm" svg:y="0cm">
            <draw:object draw:notify-on-update-of-ranges="145x145.A2:145x145.A55 145x145.B2:145x145.B55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7">
            <text:p>32.5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13534227726178">
            <text:p>2.14E-002</text:p>
          </table:table-cell>
          <table:table-cell table:formula="of:=( [.B2] - ([.$D$2]*[.A2] + [.$D$3]) )^2" office:value-type="float" office:value="0.000082515797833176">
            <text:p>8.2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6">
            <text:p>32.5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30782020410511">
            <text:p>5.31E-001</text:p>
          </table:table-cell>
          <table:table-cell table:formula="of:=( [.B3] - ([.$D$2]*[.A3] + [.$D$3]) )^2" office:value-type="float" office:value="0.000000839384577982835">
            <text:p>8.39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7">
            <text:p>32.5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95347008694231">
            <text:p>5.95E-004</text:p>
          </table:table-cell>
          <table:table-cell table:formula="of:=( [.B4] - ([.$D$2]*[.A4] + [.$D$3]) )^2" office:value-type="float" office:value="0.000082515797833176">
            <text:p>8.2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5">
            <text:p>43.2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722209001608261">
            <text:p>7.22E-002</text:p>
          </table:table-cell>
          <table:table-cell table:formula="of:=( [.B5] - ([.$D$2]*[.A5] + [.$D$3]) )^2" office:value-type="float" office:value="0.000153077131840323">
            <text:p>1.5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4">
            <text:p>4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62844476333628">
            <text:p>5.6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5">
            <text:p>43.25</text:p>
          </table:table-cell>
          <table:table-cell office:value-type="string">
            <text:p>sum d_i^2</text:p>
          </table:table-cell>
          <table:table-cell table:formula="of:=SUM([.E2:.E55])" office:value-type="float" office:value="2.4768063524825">
            <text:p>2.48E+000</text:p>
          </table:table-cell>
          <table:table-cell table:formula="of:=( [.B7] - ([.$D$2]*[.A7] + [.$D$3]) )^2" office:value-type="float" office:value="0.000153077131840323">
            <text:p>1.5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">
            <text:p>53.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05605543169547">
            <text:p>2.06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">
            <text:p>53.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05605543169547">
            <text:p>2.0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3">
            <text:p>53.93</text:p>
          </table:table-cell>
          <table:table-cell table:number-columns-repeated="2"/>
          <table:table-cell table:formula="of:=( [.B10] - ([.$D$2]*[.A10] + [.$D$3]) )^2" office:value-type="float" office:value="0.000245268425865924">
            <text:p>2.4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89">
            <text:p>64.89</text:p>
          </table:table-cell>
          <table:table-cell table:number-columns-repeated="2"/>
          <table:table-cell table:formula="of:=( [.B11] - ([.$D$2]*[.A11] + [.$D$3]) )^2" office:value-type="float" office:value="0.0893709002520878">
            <text:p>8.94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53">
            <text:p>64.53</text:p>
          </table:table-cell>
          <table:table-cell table:number-columns-repeated="2"/>
          <table:table-cell table:formula="of:=( [.B12] - ([.$D$2]*[.A12] + [.$D$3]) )^2" office:value-type="float" office:value="0.00372714380214489">
            <text:p>3.7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51">
            <text:p>64.51</text:p>
          </table:table-cell>
          <table:table-cell table:number-columns-repeated="2"/>
          <table:table-cell table:formula="of:=( [.B13] - ([.$D$2]*[.A13] + [.$D$3]) )^2" office:value-type="float" office:value="0.00656915733270295">
            <text:p>6.57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2">
            <text:p>75.22</text:p>
          </table:table-cell>
          <table:table-cell table:number-columns-repeated="2"/>
          <table:table-cell table:formula="of:=( [.B14] - ([.$D$2]*[.A14] + [.$D$3]) )^2" office:value-type="float" office:value="0.00228118233417559">
            <text:p>2.2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6">
            <text:p>75.26</text:p>
          </table:table-cell>
          <table:table-cell table:number-columns-repeated="2"/>
          <table:table-cell table:formula="of:=( [.B15] - ([.$D$2]*[.A15] + [.$D$3]) )^2" office:value-type="float" office:value="0.0000602443683451431">
            <text:p>6.02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2">
            <text:p>75.22</text:p>
          </table:table-cell>
          <table:table-cell table:number-columns-repeated="2"/>
          <table:table-cell table:formula="of:=( [.B16] - ([.$D$2]*[.A16] + [.$D$3]) )^2" office:value-type="float" office:value="0.00228118233417559">
            <text:p>2.28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85">
            <text:p>85.85</text:p>
          </table:table-cell>
          <table:table-cell table:number-columns-repeated="2"/>
          <table:table-cell table:formula="of:=( [.B17] - ([.$D$2]*[.A17] + [.$D$3]) )^2" office:value-type="float" office:value="0.00892516867968362">
            <text:p>8.9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99">
            <text:p>85.99</text:p>
          </table:table-cell>
          <table:table-cell table:number-columns-repeated="2"/>
          <table:table-cell table:formula="of:=( [.B18] - ([.$D$2]*[.A18] + [.$D$3]) )^2" office:value-type="float" office:value="0.00207269763278154">
            <text:p>2.07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99">
            <text:p>85.99</text:p>
          </table:table-cell>
          <table:table-cell table:number-columns-repeated="2"/>
          <table:table-cell table:formula="of:=( [.B19] - ([.$D$2]*[.A19] + [.$D$3]) )^2" office:value-type="float" office:value="0.00207269763278154">
            <text:p>2.0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52">
            <text:p>96.52</text:p>
          </table:table-cell>
          <table:table-cell table:number-columns-repeated="2"/>
          <table:table-cell table:formula="of:=( [.B20] - ([.$D$2]*[.A20] + [.$D$3]) )^2" office:value-type="float" office:value="0.010238302471735">
            <text:p>1.0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54">
            <text:p>96.54</text:p>
          </table:table-cell>
          <table:table-cell table:number-columns-repeated="2"/>
          <table:table-cell table:formula="of:=( [.B21] - ([.$D$2]*[.A21] + [.$D$3]) )^2" office:value-type="float" office:value="0.00659092258410528">
            <text:p>6.59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66">
            <text:p>96.66</text:p>
          </table:table-cell>
          <table:table-cell table:number-columns-repeated="2"/>
          <table:table-cell table:formula="of:=( [.B22] - ([.$D$2]*[.A22] + [.$D$3]) )^2" office:value-type="float" office:value="0.00150664325833874">
            <text:p>1.5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28">
            <text:p>107.28</text:p>
          </table:table-cell>
          <table:table-cell table:number-columns-repeated="2"/>
          <table:table-cell table:formula="of:=( [.B23] - ([.$D$2]*[.A23] + [.$D$3]) )^2" office:value-type="float" office:value="0.000320262646231443">
            <text:p>3.20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24] - ([.$D$2]*[.A24] + [.$D$3]) )^2" office:value-type="float" office:value="0.338845202446699">
            <text:p>3.39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16">
            <text:p>107.16</text:p>
          </table:table-cell>
          <table:table-cell table:number-columns-repeated="2"/>
          <table:table-cell table:formula="of:=( [.B25] - ([.$D$2]*[.A25] + [.$D$3]) )^2" office:value-type="float" office:value="0.019015274686138">
            <text:p>1.90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79">
            <text:p>117.79</text:p>
          </table:table-cell>
          <table:table-cell table:number-columns-repeated="2"/>
          <table:table-cell table:formula="of:=( [.B26] - ([.$D$2]*[.A26] + [.$D$3]) )^2" office:value-type="float" office:value="0.0340798440661466">
            <text:p>3.41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92">
            <text:p>117.92</text:p>
          </table:table-cell>
          <table:table-cell table:number-columns-repeated="2"/>
          <table:table-cell table:formula="of:=( [.B27] - ([.$D$2]*[.A27] + [.$D$3]) )^2" office:value-type="float" office:value="0.0029819539159383">
            <text:p>2.9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93">
            <text:p>117.93</text:p>
          </table:table-cell>
          <table:table-cell table:number-columns-repeated="2"/>
          <table:table-cell table:formula="of:=( [.B28] - ([.$D$2]*[.A28] + [.$D$3]) )^2" office:value-type="float" office:value="0.00198980851976784">
            <text:p>1.99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89">
            <text:p>128.89</text:p>
          </table:table-cell>
          <table:table-cell table:number-columns-repeated="2"/>
          <table:table-cell table:formula="of:=( [.B29] - ([.$D$2]*[.A29] + [.$D$3]) )^2" office:value-type="float" office:value="0.0569687839175922">
            <text:p>5.7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7">
            <text:p>128.7</text:p>
          </table:table-cell>
          <table:table-cell table:number-columns-repeated="2"/>
          <table:table-cell table:formula="of:=( [.B30] - ([.$D$2]*[.A30] + [.$D$3]) )^2" office:value-type="float" office:value="0.00236987324221379">
            <text:p>2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64">
            <text:p>128.64</text:p>
          </table:table-cell>
          <table:table-cell table:number-columns-repeated="2"/>
          <table:table-cell table:formula="of:=( [.B31] - ([.$D$2]*[.A31] + [.$D$3]) )^2" office:value-type="float" office:value="0.000128111976304512">
            <text:p>1.28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28">
            <text:p>139.28</text:p>
          </table:table-cell>
          <table:table-cell table:number-columns-repeated="2"/>
          <table:table-cell table:formula="of:=( [.B32] - ([.$D$2]*[.A32] + [.$D$3]) )^2" office:value-type="float" office:value="0.00230688497547402">
            <text:p>2.31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32">
            <text:p>139.32</text:p>
          </table:table-cell>
          <table:table-cell table:number-columns-repeated="2"/>
          <table:table-cell table:formula="of:=( [.B33] - ([.$D$2]*[.A33] + [.$D$3]) )^2" office:value-type="float" office:value="0.0000644815813686132">
            <text:p>6.45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28">
            <text:p>139.28</text:p>
          </table:table-cell>
          <table:table-cell table:number-columns-repeated="2"/>
          <table:table-cell table:formula="of:=( [.B34] - ([.$D$2]*[.A34] + [.$D$3]) )^2" office:value-type="float" office:value="0.00230688497547402">
            <text:p>2.3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9.95">
            <text:p>149.95</text:p>
          </table:table-cell>
          <table:table-cell table:number-columns-repeated="2"/>
          <table:table-cell table:formula="of:=( [.B35] - ([.$D$2]*[.A35] + [.$D$3]) )^2" office:value-type="float" office:value="0.00299662401997547">
            <text:p>3.0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( [.B36] - ([.$D$2]*[.A36] + [.$D$3]) )^2" office:value-type="float" office:value="0.0000224811464512614">
            <text:p>2.2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9.95">
            <text:p>149.95</text:p>
          </table:table-cell>
          <table:table-cell table:number-columns-repeated="2"/>
          <table:table-cell table:formula="of:=( [.B37] - ([.$D$2]*[.A37] + [.$D$3]) )^2" office:value-type="float" office:value="0.00299662401997547">
            <text:p>3.00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58">
            <text:p>160.58</text:p>
          </table:table-cell>
          <table:table-cell table:number-columns-repeated="2"/>
          <table:table-cell table:formula="of:=( [.B38] - ([.$D$2]*[.A38] + [.$D$3]) )^2" office:value-type="float" office:value="0.0102926736803777">
            <text:p>1.03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62">
            <text:p>160.62</text:p>
          </table:table-cell>
          <table:table-cell table:number-columns-repeated="2"/>
          <table:table-cell table:formula="of:=( [.B39] - ([.$D$2]*[.A39] + [.$D$3]) )^2" office:value-type="float" office:value="0.0037764484768486">
            <text:p>3.78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65">
            <text:p>160.65</text:p>
          </table:table-cell>
          <table:table-cell table:number-columns-repeated="2"/>
          <table:table-cell table:formula="of:=( [.B40] - ([.$D$2]*[.A40] + [.$D$3]) )^2" office:value-type="float" office:value="0.00098927957420046">
            <text:p>9.8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16">
            <text:p>171.16</text:p>
          </table:table-cell>
          <table:table-cell table:number-columns-repeated="2"/>
          <table:table-cell table:formula="of:=( [.B41] - ([.$D$2]*[.A41] + [.$D$3]) )^2" office:value-type="float" office:value="0.0392690506978929">
            <text:p>3.93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26">
            <text:p>171.26</text:p>
          </table:table-cell>
          <table:table-cell table:number-columns-repeated="2"/>
          <table:table-cell table:formula="of:=( [.B42] - ([.$D$2]*[.A42] + [.$D$3]) )^2" office:value-type="float" office:value="0.00963621042728361">
            <text:p>9.6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3">
            <text:p>171.3</text:p>
          </table:table-cell>
          <table:table-cell table:number-columns-repeated="2"/>
          <table:table-cell table:formula="of:=( [.B43] - ([.$D$2]*[.A43] + [.$D$3]) )^2" office:value-type="float" office:value="0.00338307431903663">
            <text:p>3.38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92">
            <text:p>181.92</text:p>
          </table:table-cell>
          <table:table-cell table:number-columns-repeated="2"/>
          <table:table-cell table:formula="of:=( [.B44] - ([.$D$2]*[.A44] + [.$D$3]) )^2" office:value-type="float" office:value="0.013196400640683">
            <text:p>1.32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89">
            <text:p>181.89</text:p>
          </table:table-cell>
          <table:table-cell table:number-columns-repeated="2"/>
          <table:table-cell table:formula="of:=( [.B45] - ([.$D$2]*[.A45] + [.$D$3]) )^2" office:value-type="float" office:value="0.0209889359004016">
            <text:p>2.10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91">
            <text:p>181.91</text:p>
          </table:table-cell>
          <table:table-cell table:number-columns-repeated="2"/>
          <table:table-cell table:formula="of:=( [.B46] - ([.$D$2]*[.A46] + [.$D$3]) )^2" office:value-type="float" office:value="0.0155939123939201">
            <text:p>1.56E-002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2.57">
            <text:p>192.57</text:p>
          </table:table-cell>
          <table:table-cell table:number-columns-repeated="2"/>
          <table:table-cell table:formula="of:=( [.B47] - ([.$D$2]*[.A47] + [.$D$3]) )^2" office:value-type="float" office:value="0.0200468711982289">
            <text:p>2.0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3.59">
            <text:p>193.59</text:p>
          </table:table-cell>
          <table:table-cell table:number-columns-repeated="2"/>
          <table:table-cell table:formula="of:=( [.B48] - ([.$D$2]*[.A48] + [.$D$3]) )^2" office:value-type="float" office:value="0.771609444297664">
            <text:p>7.72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2.42">
            <text:p>192.42</text:p>
          </table:table-cell>
          <table:table-cell table:number-columns-repeated="2"/>
          <table:table-cell table:formula="of:=( [.B49] - ([.$D$2]*[.A49] + [.$D$3]) )^2" office:value-type="float" office:value="0.0850229633894944">
            <text:p>8.50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3.22">
            <text:p>203.22</text:p>
          </table:table-cell>
          <table:table-cell table:number-columns-repeated="2"/>
          <table:table-cell table:formula="of:=( [.B50] - ([.$D$2]*[.A50] + [.$D$3]) )^2" office:value-type="float" office:value="0.0283243380728618">
            <text:p>2.8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4.23">
            <text:p>204.23</text:p>
          </table:table-cell>
          <table:table-cell table:number-columns-repeated="2"/>
          <table:table-cell table:formula="of:=( [.B51] - ([.$D$2]*[.A51] + [.$D$3]) )^2" office:value-type="float" office:value="0.708461650307696">
            <text:p>7.08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3.1">
            <text:p>203.1</text:p>
          </table:table-cell>
          <table:table-cell table:number-columns-repeated="2"/>
          <table:table-cell table:formula="of:=( [.B52] - ([.$D$2]*[.A52] + [.$D$3]) )^2" office:value-type="float" office:value="0.0831159445400111">
            <text:p>8.31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4.25">
            <text:p>214.25</text:p>
          </table:table-cell>
          <table:table-cell table:number-columns-repeated="2"/>
          <table:table-cell table:formula="of:=( [.B53] - ([.$D$2]*[.A53] + [.$D$3]) )^2" office:value-type="float" office:value="0.0342213938571822">
            <text:p>3.42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3.94">
            <text:p>213.94</text:p>
          </table:table-cell>
          <table:table-cell table:number-columns-repeated="2"/>
          <table:table-cell table:formula="of:=( [.B54] - ([.$D$2]*[.A54] + [.$D$3]) )^2" office:value-type="float" office:value="0.015627436742168">
            <text:p>1.56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3.97">
            <text:p>213.97</text:p>
          </table:table-cell>
          <table:table-cell table:number-columns-repeated="2"/>
          <table:table-cell table:formula="of:=( [.B55] - ([.$D$2]*[.A55] + [.$D$3]) )^2" office:value-type="float" office:value="0.00902685194684652">
            <text:p>9.0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50x150" table:style-name="ta1" table:print="false">
        <table:shapes>
          <draw:frame draw:z-index="0" draw:style-name="gr1" svg:width="18.827cm" svg:height="10.398cm" svg:x="13.873cm" svg:y="0cm">
            <draw:object draw:notify-on-update-of-ranges="150x150.A2:150x150.A55 150x150.B2:150x150.B55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5">
            <text:p>34.8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2823123495012">
            <text:p>2.28E-002</text:p>
          </table:table-cell>
          <table:table-cell table:formula="of:=( [.B2] - ([.$D$2]*[.A2] + [.$D$3]) )^2" office:value-type="float" office:value="0.00701610334043696">
            <text:p>7.02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4">
            <text:p>34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699076940717806">
            <text:p>6.99E-001</text:p>
          </table:table-cell>
          <table:table-cell table:formula="of:=( [.B3] - ([.$D$2]*[.A3] + [.$D$3]) )^2" office:value-type="float" office:value="0.00879134700515368">
            <text:p>8.79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5">
            <text:p>34.85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41348901706567">
            <text:p>4.41E-004</text:p>
          </table:table-cell>
          <table:table-cell table:formula="of:=( [.B4] - ([.$D$2]*[.A4] + [.$D$3]) )^2" office:value-type="float" office:value="0.00701610334043696">
            <text:p>7.02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86">
            <text:p>46.8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35395567639627">
            <text:p>5.35E-002</text:p>
          </table:table-cell>
          <table:table-cell table:formula="of:=( [.B5] - ([.$D$2]*[.A5] + [.$D$3]) )^2" office:value-type="float" office:value="0.264891456266992">
            <text:p>2.65E-001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47">
            <text:p>46.4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15544122245656">
            <text:p>1.55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34">
            <text:p>46.34</text:p>
          </table:table-cell>
          <table:table-cell office:value-type="string">
            <text:p>sum d_i^2</text:p>
          </table:table-cell>
          <table:table-cell table:formula="of:=SUM([.E2:.E55])" office:value-type="float" office:value="1.36118075908722">
            <text:p>1.36E+000</text:p>
          </table:table-cell>
          <table:table-cell table:formula="of:=( [.B7] - ([.$D$2]*[.A7] + [.$D$3]) )^2" office:value-type="float" office:value="0.0000283442385442661">
            <text:p>2.83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68">
            <text:p>57.6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591140751963816">
            <text:p>5.91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69">
            <text:p>57.6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447369395468061">
            <text:p>4.47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94">
            <text:p>57.94</text:p>
          </table:table-cell>
          <table:table-cell table:number-columns-repeated="2"/>
          <table:table-cell table:formula="of:=( [.B10] - ([.$D$2]*[.A10] + [.$D$3]) )^2" office:value-type="float" office:value="0.0335308548307343">
            <text:p>3.35E-002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16">
            <text:p>69.16</text:p>
          </table:table-cell>
          <table:table-cell table:number-columns-repeated="2"/>
          <table:table-cell table:formula="of:=( [.B11] - ([.$D$2]*[.A11] + [.$D$3]) )^2" office:value-type="float" office:value="0.0000713590018676531">
            <text:p>7.1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26">
            <text:p>69.26</text:p>
          </table:table-cell>
          <table:table-cell table:number-columns-repeated="2"/>
          <table:table-cell table:formula="of:=( [.B12] - ([.$D$2]*[.A12] + [.$D$3]) )^2" office:value-type="float" office:value="0.00838187385108921">
            <text:p>8.38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13] - ([.$D$2]*[.A13] + [.$D$3]) )^2" office:value-type="float" office:value="0.029430285730466">
            <text:p>2.94E-002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51">
            <text:p>80.51</text:p>
          </table:table-cell>
          <table:table-cell table:number-columns-repeated="2"/>
          <table:table-cell table:formula="of:=( [.B14] - ([.$D$2]*[.A14] + [.$D$3]) )^2" office:value-type="float" office:value="0.00490128434053538">
            <text:p>4.90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43">
            <text:p>80.43</text:p>
          </table:table-cell>
          <table:table-cell table:number-columns-repeated="2"/>
          <table:table-cell table:formula="of:=( [.B15] - ([.$D$2]*[.A15] + [.$D$3]) )^2" office:value-type="float" office:value="0.0225027520621196">
            <text:p>2.25E-002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52">
            <text:p>80.52</text:p>
          </table:table-cell>
          <table:table-cell table:number-columns-repeated="2"/>
          <table:table-cell table:formula="of:=( [.B16] - ([.$D$2]*[.A16] + [.$D$3]) )^2" office:value-type="float" office:value="0.00360110087533837">
            <text:p>3.6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1.86">
            <text:p>91.86</text:p>
          </table:table-cell>
          <table:table-cell table:number-columns-repeated="2"/>
          <table:table-cell table:formula="of:=( [.B17] - ([.$D$2]*[.A17] + [.$D$3]) )^2" office:value-type="float" office:value="0.0173109071911968">
            <text:p>1.73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2.32">
            <text:p>92.32</text:p>
          </table:table-cell>
          <table:table-cell table:number-columns-repeated="2"/>
          <table:table-cell table:formula="of:=( [.B18] - ([.$D$2]*[.A18] + [.$D$3]) )^2" office:value-type="float" office:value="0.10786566008653">
            <text:p>1.08E-001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2.01">
            <text:p>92.01</text:p>
          </table:table-cell>
          <table:table-cell table:number-columns-repeated="2"/>
          <table:table-cell table:formula="of:=( [.B19] - ([.$D$2]*[.A19] + [.$D$3]) )^2" office:value-type="float" office:value="0.00033963096141554">
            <text:p>3.40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9">
            <text:p>103.39</text:p>
          </table:table-cell>
          <table:table-cell table:number-columns-repeated="2"/>
          <table:table-cell table:formula="of:=( [.B20] - ([.$D$2]*[.A20] + [.$D$3]) )^2" office:value-type="float" office:value="0.000172466975941092">
            <text:p>1.72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6">
            <text:p>103.36</text:p>
          </table:table-cell>
          <table:table-cell table:number-columns-repeated="2"/>
          <table:table-cell table:formula="of:=( [.B21] - ([.$D$2]*[.A21] + [.$D$3]) )^2" office:value-type="float" office:value="0.00186042707225821">
            <text:p>1.86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">
            <text:p>103.3</text:p>
          </table:table-cell>
          <table:table-cell table:number-columns-repeated="2"/>
          <table:table-cell table:formula="of:=( [.B22] - ([.$D$2]*[.A22] + [.$D$3]) )^2" office:value-type="float" office:value="0.0106363472648929">
            <text:p>1.06E-002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23] - ([.$D$2]*[.A23] + [.$D$3]) )^2" office:value-type="float" office:value="0.0239303622728867">
            <text:p>2.39E-002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76">
            <text:p>114.76</text:p>
          </table:table-cell>
          <table:table-cell table:number-columns-repeated="2"/>
          <table:table-cell table:formula="of:=( [.B24] - ([.$D$2]*[.A24] + [.$D$3]) )^2" office:value-type="float" office:value="0.00299147911729227">
            <text:p>2.9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62">
            <text:p>114.62</text:p>
          </table:table-cell>
          <table:table-cell table:number-columns-repeated="2"/>
          <table:table-cell table:formula="of:=( [.B25] - ([.$D$2]*[.A25] + [.$D$3]) )^2" office:value-type="float" office:value="0.0379059155351211">
            <text:p>3.79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23">
            <text:p>126.23</text:p>
          </table:table-cell>
          <table:table-cell table:number-columns-repeated="2"/>
          <table:table-cell table:formula="of:=( [.B26] - ([.$D$2]*[.A26] + [.$D$3]) )^2" office:value-type="float" office:value="0.0000140163133562665">
            <text:p>1.40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13">
            <text:p>126.13</text:p>
          </table:table-cell>
          <table:table-cell table:number-columns-repeated="2"/>
          <table:table-cell table:formula="of:=( [.B27] - ([.$D$2]*[.A27] + [.$D$3]) )^2" office:value-type="float" office:value="0.00926524897015265">
            <text:p>9.2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2">
            <text:p>126.2</text:p>
          </table:table-cell>
          <table:table-cell table:number-columns-repeated="2"/>
          <table:table-cell table:formula="of:=( [.B28] - ([.$D$2]*[.A28] + [.$D$3]) )^2" office:value-type="float" office:value="0.000689386110394749">
            <text:p>6.89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58">
            <text:p>137.58</text:p>
          </table:table-cell>
          <table:table-cell table:number-columns-repeated="2"/>
          <table:table-cell table:formula="of:=( [.B29] - ([.$D$2]*[.A29] + [.$D$3]) )^2" office:value-type="float" office:value="0.00334291080811956">
            <text:p>3.34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43">
            <text:p>137.43</text:p>
          </table:table-cell>
          <table:table-cell table:number-columns-repeated="2"/>
          <table:table-cell table:formula="of:=( [.B30] - ([.$D$2]*[.A30] + [.$D$3]) )^2" office:value-type="float" office:value="0.0431882840451198">
            <text:p>4.3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69">
            <text:p>137.69</text:p>
          </table:table-cell>
          <table:table-cell table:number-columns-repeated="2"/>
          <table:table-cell table:formula="of:=( [.B31] - ([.$D$2]*[.A31] + [.$D$3]) )^2" office:value-type="float" office:value="0.00272297043431961">
            <text:p>2.7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8.93">
            <text:p>148.93</text:p>
          </table:table-cell>
          <table:table-cell table:number-columns-repeated="2"/>
          <table:table-cell table:formula="of:=( [.B32] - ([.$D$2]*[.A32] + [.$D$3]) )^2" office:value-type="float" office:value="0.0142515028148759">
            <text:p>1.43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9.02">
            <text:p>149.02</text:p>
          </table:table-cell>
          <table:table-cell table:number-columns-repeated="2"/>
          <table:table-cell table:formula="of:=( [.B33] - ([.$D$2]*[.A33] + [.$D$3]) )^2" office:value-type="float" office:value="0.000863164321591051">
            <text:p>8.63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8.92">
            <text:p>148.92</text:p>
          </table:table-cell>
          <table:table-cell table:number-columns-repeated="2"/>
          <table:table-cell table:formula="of:=( [.B34] - ([.$D$2]*[.A34] + [.$D$3]) )^2" office:value-type="float" office:value="0.0167390959808015">
            <text:p>1.67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41">
            <text:p>160.41</text:p>
          </table:table-cell>
          <table:table-cell table:number-columns-repeated="2"/>
          <table:table-cell table:formula="of:=( [.B35] - ([.$D$2]*[.A35] + [.$D$3]) )^2" office:value-type="float" office:value="0.00259502682508765">
            <text:p>2.6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52">
            <text:p>160.52</text:p>
          </table:table-cell>
          <table:table-cell table:number-columns-repeated="2"/>
          <table:table-cell table:formula="of:=( [.B36] - ([.$D$2]*[.A36] + [.$D$3]) )^2" office:value-type="float" office:value="0.00348791754864147">
            <text:p>3.49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43">
            <text:p>160.43</text:p>
          </table:table-cell>
          <table:table-cell table:number-columns-repeated="2"/>
          <table:table-cell table:formula="of:=( [.B37] - ([.$D$2]*[.A37] + [.$D$3]) )^2" office:value-type="float" office:value="0.000957370593005599">
            <text:p>9.57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1.9">
            <text:p>171.9</text:p>
          </table:table-cell>
          <table:table-cell table:number-columns-repeated="2"/>
          <table:table-cell table:formula="of:=( [.B38] - ([.$D$2]*[.A38] + [.$D$3]) )^2" office:value-type="float" office:value="0.000756076578000386">
            <text:p>7.56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2.01">
            <text:p>172.01</text:p>
          </table:table-cell>
          <table:table-cell table:number-columns-repeated="2"/>
          <table:table-cell table:formula="of:=( [.B39] - ([.$D$2]*[.A39] + [.$D$3]) )^2" office:value-type="float" office:value="0.0189053828502245">
            <text:p>1.89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1.83">
            <text:p>171.83</text:p>
          </table:table-cell>
          <table:table-cell table:number-columns-repeated="2"/>
          <table:table-cell table:formula="of:=( [.B40] - ([.$D$2]*[.A40] + [.$D$3]) )^2" office:value-type="float" office:value="0.00180651804112736">
            <text:p>1.81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31">
            <text:p>183.31</text:p>
          </table:table-cell>
          <table:table-cell table:number-columns-repeated="2"/>
          <table:table-cell table:formula="of:=( [.B41] - ([.$D$2]*[.A41] + [.$D$3]) )^2" office:value-type="float" office:value="0.000672629369783253">
            <text:p>6.73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11">
            <text:p>183.11</text:p>
          </table:table-cell>
          <table:table-cell table:number-columns-repeated="2"/>
          <table:table-cell table:formula="of:=( [.B42] - ([.$D$2]*[.A42] + [.$D$3]) )^2" office:value-type="float" office:value="0.0302985896954133">
            <text:p>3.03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55">
            <text:p>183.55</text:p>
          </table:table-cell>
          <table:table-cell table:number-columns-repeated="2"/>
          <table:table-cell table:formula="of:=( [.B43] - ([.$D$2]*[.A43] + [.$D$3]) )^2" office:value-type="float" office:value="0.0707214769790273">
            <text:p>7.07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73">
            <text:p>194.73</text:p>
          </table:table-cell>
          <table:table-cell table:number-columns-repeated="2"/>
          <table:table-cell table:formula="of:=( [.B44] - ([.$D$2]*[.A44] + [.$D$3]) )^2" office:value-type="float" office:value="0.00118152730571032">
            <text:p>1.18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53">
            <text:p>194.53</text:p>
          </table:table-cell>
          <table:table-cell table:number-columns-repeated="2"/>
          <table:table-cell table:formula="of:=( [.B45] - ([.$D$2]*[.A45] + [.$D$3]) )^2" office:value-type="float" office:value="0.0274321866337452">
            <text:p>2.74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59">
            <text:p>194.59</text:p>
          </table:table-cell>
          <table:table-cell table:number-columns-repeated="2"/>
          <table:table-cell table:formula="of:=( [.B46] - ([.$D$2]*[.A46] + [.$D$3]) )^2" office:value-type="float" office:value="0.0111569888353345">
            <text:p>1.12E-002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72">
            <text:p>206.72</text:p>
          </table:table-cell>
          <table:table-cell table:number-columns-repeated="2"/>
          <table:table-cell table:formula="of:=( [.B47] - ([.$D$2]*[.A47] + [.$D$3]) )^2" office:value-type="float" office:value="0.37553806221017">
            <text:p>3.76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13">
            <text:p>206.13</text:p>
          </table:table-cell>
          <table:table-cell table:number-columns-repeated="2"/>
          <table:table-cell table:formula="of:=( [.B48] - ([.$D$2]*[.A48] + [.$D$3]) )^2" office:value-type="float" office:value="0.000520369284985848">
            <text:p>5.20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21">
            <text:p>206.21</text:p>
          </table:table-cell>
          <table:table-cell table:number-columns-repeated="2"/>
          <table:table-cell table:formula="of:=( [.B49] - ([.$D$2]*[.A49] + [.$D$3]) )^2" office:value-type="float" office:value="0.0105702259528095">
            <text:p>1.06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69">
            <text:p>217.69</text:p>
          </table:table-cell>
          <table:table-cell table:number-columns-repeated="2"/>
          <table:table-cell table:formula="of:=( [.B50] - ([.$D$2]*[.A50] + [.$D$3]) )^2" office:value-type="float" office:value="0.029326513408771">
            <text:p>2.9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53">
            <text:p>217.53</text:p>
          </table:table-cell>
          <table:table-cell table:number-columns-repeated="2"/>
          <table:table-cell table:formula="of:=( [.B51] - ([.$D$2]*[.A51] + [.$D$3]) )^2" office:value-type="float" office:value="0.000126559275048025">
            <text:p>1.27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34">
            <text:p>217.34</text:p>
          </table:table-cell>
          <table:table-cell table:number-columns-repeated="2"/>
          <table:table-cell table:formula="of:=( [.B52] - ([.$D$2]*[.A52] + [.$D$3]) )^2" office:value-type="float" office:value="0.0319516137412498">
            <text:p>3.20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75">
            <text:p>228.75</text:p>
          </table:table-cell>
          <table:table-cell table:number-columns-repeated="2"/>
          <table:table-cell table:formula="of:=( [.B53] - ([.$D$2]*[.A53] + [.$D$3]) )^2" office:value-type="float" office:value="0.0325123779776256">
            <text:p>3.25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94">
            <text:p>228.94</text:p>
          </table:table-cell>
          <table:table-cell table:number-columns-repeated="2"/>
          <table:table-cell table:formula="of:=( [.B54] - ([.$D$2]*[.A54] + [.$D$3]) )^2" office:value-type="float" office:value="0.0000938594591320581">
            <text:p>9.39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95">
            <text:p>228.95</text:p>
          </table:table-cell>
          <table:table-cell table:number-columns-repeated="2"/>
          <table:table-cell table:formula="of:=( [.B55] - ([.$D$2]*[.A55] + [.$D$3]) )^2" office:value-type="float" office:value="0.00038762164236884">
            <text:p>3.88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55x155" table:style-name="ta1" table:print="false">
        <table:shapes>
          <draw:frame draw:z-index="0" draw:style-name="gr1" svg:width="18.827cm" svg:height="10.398cm" svg:x="13.956cm" svg:y="0cm">
            <draw:object draw:notify-on-update-of-ranges="155x155.A2:155x155.A55 155x155.B2:155x155.B55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17">
            <text:p>37.1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43599312005504">
            <text:p>2.44E-002</text:p>
          </table:table-cell>
          <table:table-cell table:formula="of:=( [.B2] - ([.$D$2]*[.A2] + [.$D$3]) )^2" office:value-type="float" office:value="0.0262907576500229">
            <text:p>2.63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26">
            <text:p>37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792247448687064">
            <text:p>7.92E-001</text:p>
          </table:table-cell>
          <table:table-cell table:formula="of:=( [.B3] - ([.$D$2]*[.A3] + [.$D$3]) )^2" office:value-type="float" office:value="0.00520479273774508">
            <text:p>5.20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23">
            <text:p>37.2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679533786498511">
            <text:p>6.80E-004</text:p>
          </table:table-cell>
          <table:table-cell table:formula="of:=( [.B4] - ([.$D$2]*[.A4] + [.$D$3]) )^2" office:value-type="float" office:value="0.010433447708505">
            <text:p>1.04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39">
            <text:p>49.3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824335069025646">
            <text:p>8.24E-002</text:p>
          </table:table-cell>
          <table:table-cell table:formula="of:=( [.B5] - ([.$D$2]*[.A5] + [.$D$3]) )^2" office:value-type="float" office:value="0.0149108154152123">
            <text:p>1.49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39">
            <text:p>49.3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149108154152123">
            <text:p>1.49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56">
            <text:p>49.56</text:p>
          </table:table-cell>
          <table:table-cell office:value-type="string">
            <text:p>sum d_i^2</text:p>
          </table:table-cell>
          <table:table-cell table:formula="of:=SUM([.E2:.E55])" office:value-type="float" office:value="3.22681309482852">
            <text:p>3.23E+000</text:p>
          </table:table-cell>
          <table:table-cell table:formula="of:=( [.B7] - ([.$D$2]*[.A7] + [.$D$3]) )^2" office:value-type="float" office:value="0.00229346648734204">
            <text:p>2.29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58">
            <text:p>61.5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125609065068374">
            <text:p>1.26E-002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63">
            <text:p>61.6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385336150053088">
            <text:p>3.85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56">
            <text:p>61.56</text:p>
          </table:table-cell>
          <table:table-cell table:number-columns-repeated="2"/>
          <table:table-cell table:formula="of:=( [.B10] - ([.$D$2]*[.A10] + [.$D$3]) )^2" office:value-type="float" office:value="0.0174439245093587">
            <text:p>1.74E-002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4.3">
            <text:p>74.3</text:p>
          </table:table-cell>
          <table:table-cell table:number-columns-repeated="2"/>
          <table:table-cell table:formula="of:=( [.B11] - ([.$D$2]*[.A11] + [.$D$3]) )^2" office:value-type="float" office:value="0.183148862595583">
            <text:p>1.83E-001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3.84">
            <text:p>73.84</text:p>
          </table:table-cell>
          <table:table-cell table:number-columns-repeated="2"/>
          <table:table-cell table:formula="of:=( [.B12] - ([.$D$2]*[.A12] + [.$D$3]) )^2" office:value-type="float" office:value="0.0010266289067783">
            <text:p>1.0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3.79">
            <text:p>73.79</text:p>
          </table:table-cell>
          <table:table-cell table:number-columns-repeated="2"/>
          <table:table-cell table:formula="of:=( [.B13] - ([.$D$2]*[.A13] + [.$D$3]) )^2" office:value-type="float" office:value="0.00673073394060288">
            <text:p>6.73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5.91">
            <text:p>85.91</text:p>
          </table:table-cell>
          <table:table-cell table:number-columns-repeated="2"/>
          <table:table-cell table:formula="of:=( [.B14] - ([.$D$2]*[.A14] + [.$D$3]) )^2" office:value-type="float" office:value="0.0201658888184514">
            <text:p>2.02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6.13">
            <text:p>86.13</text:p>
          </table:table-cell>
          <table:table-cell table:number-columns-repeated="2"/>
          <table:table-cell table:formula="of:=( [.B15] - ([.$D$2]*[.A15] + [.$D$3]) )^2" office:value-type="float" office:value="0.00608296254853178">
            <text:p>6.08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5.86">
            <text:p>85.86</text:p>
          </table:table-cell>
          <table:table-cell table:number-columns-repeated="2"/>
          <table:table-cell table:formula="of:=( [.B16] - ([.$D$2]*[.A16] + [.$D$3]) )^2" office:value-type="float" office:value="0.0368665538797956">
            <text:p>3.69E-002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41">
            <text:p>98.41</text:p>
          </table:table-cell>
          <table:table-cell table:number-columns-repeated="2"/>
          <table:table-cell table:formula="of:=( [.B17] - ([.$D$2]*[.A17] + [.$D$3]) )^2" office:value-type="float" office:value="0.0316938794536541">
            <text:p>3.17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12">
            <text:p>98.12</text:p>
          </table:table-cell>
          <table:table-cell table:number-columns-repeated="2"/>
          <table:table-cell table:formula="of:=( [.B18] - ([.$D$2]*[.A18] + [.$D$3]) )^2" office:value-type="float" office:value="0.0125377849690688">
            <text:p>1.25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33">
            <text:p>98.33</text:p>
          </table:table-cell>
          <table:table-cell table:number-columns-repeated="2"/>
          <table:table-cell table:formula="of:=( [.B19] - ([.$D$2]*[.A19] + [.$D$3]) )^2" office:value-type="float" office:value="0.00960943959583829">
            <text:p>9.6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96">
            <text:p>110.96</text:p>
          </table:table-cell>
          <table:table-cell table:number-columns-repeated="2"/>
          <table:table-cell table:formula="of:=( [.B20] - ([.$D$2]*[.A20] + [.$D$3]) )^2" office:value-type="float" office:value="0.300372118986885">
            <text:p>3.00E-001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64">
            <text:p>110.64</text:p>
          </table:table-cell>
          <table:table-cell table:number-columns-repeated="2"/>
          <table:table-cell table:formula="of:=( [.B21] - ([.$D$2]*[.A21] + [.$D$3]) )^2" office:value-type="float" office:value="0.0520123437317598">
            <text:p>5.20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32">
            <text:p>110.32</text:p>
          </table:table-cell>
          <table:table-cell table:number-columns-repeated="2"/>
          <table:table-cell table:formula="of:=( [.B22] - ([.$D$2]*[.A22] + [.$D$3]) )^2" office:value-type="float" office:value="0.00845256847662856">
            <text:p>8.45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52">
            <text:p>122.52</text:p>
          </table:table-cell>
          <table:table-cell table:number-columns-repeated="2"/>
          <table:table-cell table:formula="of:=( [.B23] - ([.$D$2]*[.A23] + [.$D$3]) )^2" office:value-type="float" office:value="0.00517010632884865">
            <text:p>5.17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62">
            <text:p>122.62</text:p>
          </table:table-cell>
          <table:table-cell table:number-columns-repeated="2"/>
          <table:table-cell table:formula="of:=( [.B24] - ([.$D$2]*[.A24] + [.$D$3]) )^2" office:value-type="float" office:value="0.000789416041037978">
            <text:p>7.89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65">
            <text:p>122.65</text:p>
          </table:table-cell>
          <table:table-cell table:number-columns-repeated="2"/>
          <table:table-cell table:formula="of:=( [.B25] - ([.$D$2]*[.A25] + [.$D$3]) )^2" office:value-type="float" office:value="0.00337520895469528">
            <text:p>3.3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81">
            <text:p>134.81</text:p>
          </table:table-cell>
          <table:table-cell table:number-columns-repeated="2"/>
          <table:table-cell table:formula="of:=( [.B26] - ([.$D$2]*[.A26] + [.$D$3]) )^2" office:value-type="float" office:value="0.00145396921717089">
            <text:p>1.45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68">
            <text:p>134.68</text:p>
          </table:table-cell>
          <table:table-cell table:number-columns-repeated="2"/>
          <table:table-cell table:formula="of:=( [.B27] - ([.$D$2]*[.A27] + [.$D$3]) )^2" office:value-type="float" office:value="0.00843992266287386">
            <text:p>8.4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69">
            <text:p>134.69</text:p>
          </table:table-cell>
          <table:table-cell table:number-columns-repeated="2"/>
          <table:table-cell table:formula="of:=( [.B28] - ([.$D$2]*[.A28] + [.$D$3]) )^2" office:value-type="float" office:value="0.00670254162859053">
            <text:p>6.70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6.85">
            <text:p>146.85</text:p>
          </table:table-cell>
          <table:table-cell table:number-columns-repeated="2"/>
          <table:table-cell table:formula="of:=( [.B29] - ([.$D$2]*[.A29] + [.$D$3]) )^2" office:value-type="float" office:value="0.0103702963458094">
            <text:p>1.04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6.79">
            <text:p>146.79</text:p>
          </table:table-cell>
          <table:table-cell table:number-columns-repeated="2"/>
          <table:table-cell table:formula="of:=( [.B30] - ([.$D$2]*[.A30] + [.$D$3]) )^2" office:value-type="float" office:value="0.0261904545845423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7.5">
            <text:p>147.5</text:p>
          </table:table-cell>
          <table:table-cell table:number-columns-repeated="2"/>
          <table:table-cell table:formula="of:=( [.B31] - ([.$D$2]*[.A31] + [.$D$3]) )^2" office:value-type="float" office:value="0.30048524875955">
            <text:p>3.00E-001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8.94">
            <text:p>158.94</text:p>
          </table:table-cell>
          <table:table-cell table:number-columns-repeated="2"/>
          <table:table-cell table:formula="of:=( [.B32] - ([.$D$2]*[.A32] + [.$D$3]) )^2" office:value-type="float" office:value="0.0367873367687802">
            <text:p>3.6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8.96">
            <text:p>158.96</text:p>
          </table:table-cell>
          <table:table-cell table:number-columns-repeated="2"/>
          <table:table-cell table:formula="of:=( [.B33] - ([.$D$2]*[.A33] + [.$D$3]) )^2" office:value-type="float" office:value="0.029515326678191">
            <text:p>2.95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0.38">
            <text:p>160.38</text:p>
          </table:table-cell>
          <table:table-cell table:number-columns-repeated="2"/>
          <table:table-cell table:formula="of:=( [.B34] - ([.$D$2]*[.A34] + [.$D$3]) )^2" office:value-type="float" office:value="1.55800261024661">
            <text:p>1.56E+000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29">
            <text:p>171.29</text:p>
          </table:table-cell>
          <table:table-cell table:number-columns-repeated="2"/>
          <table:table-cell table:formula="of:=( [.B35] - ([.$D$2]*[.A35] + [.$D$3]) )^2" office:value-type="float" office:value="0.00047375233678559">
            <text:p>4.7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09">
            <text:p>171.09</text:p>
          </table:table-cell>
          <table:table-cell table:number-columns-repeated="2"/>
          <table:table-cell table:formula="of:=( [.B36] - ([.$D$2]*[.A36] + [.$D$3]) )^2" office:value-type="float" office:value="0.0491800933527122">
            <text:p>4.92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26">
            <text:p>171.26</text:p>
          </table:table-cell>
          <table:table-cell table:number-columns-repeated="2"/>
          <table:table-cell table:formula="of:=( [.B37] - ([.$D$2]*[.A37] + [.$D$3]) )^2" office:value-type="float" office:value="0.00267970348917546">
            <text:p>2.6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37">
            <text:p>183.37</text:p>
          </table:table-cell>
          <table:table-cell table:number-columns-repeated="2"/>
          <table:table-cell table:formula="of:=( [.B38] - ([.$D$2]*[.A38] + [.$D$3]) )^2" office:value-type="float" office:value="0.0148185466044571">
            <text:p>1.48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48">
            <text:p>183.48</text:p>
          </table:table-cell>
          <table:table-cell table:number-columns-repeated="2"/>
          <table:table-cell table:formula="of:=( [.B39] - ([.$D$2]*[.A39] + [.$D$3]) )^2" office:value-type="float" office:value="0.000137626985151548">
            <text:p>1.38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42">
            <text:p>183.42</text:p>
          </table:table-cell>
          <table:table-cell table:number-columns-repeated="2"/>
          <table:table-cell table:formula="of:=( [.B40] - ([.$D$2]*[.A40] + [.$D$3]) )^2" office:value-type="float" office:value="0.00514540132295687">
            <text:p>5.1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6">
            <text:p>195.6</text:p>
          </table:table-cell>
          <table:table-cell table:number-columns-repeated="2"/>
          <table:table-cell table:formula="of:=( [.B41] - ([.$D$2]*[.A41] + [.$D$3]) )^2" office:value-type="float" office:value="0.00514046742182165">
            <text:p>5.14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53">
            <text:p>195.53</text:p>
          </table:table-cell>
          <table:table-cell table:number-columns-repeated="2"/>
          <table:table-cell table:formula="of:=( [.B42] - ([.$D$2]*[.A42] + [.$D$3]) )^2" office:value-type="float" office:value="0.0200780548544503">
            <text:p>2.01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46">
            <text:p>195.46</text:p>
          </table:table-cell>
          <table:table-cell table:number-columns-repeated="2"/>
          <table:table-cell table:formula="of:=( [.B43] - ([.$D$2]*[.A43] + [.$D$3]) )^2" office:value-type="float" office:value="0.0448156422870771">
            <text:p>4.48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7.8">
            <text:p>207.8</text:p>
          </table:table-cell>
          <table:table-cell table:number-columns-repeated="2"/>
          <table:table-cell table:formula="of:=( [.B44] - ([.$D$2]*[.A44] + [.$D$3]) )^2" office:value-type="float" office:value="0.0026690297527547">
            <text:p>2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8.26">
            <text:p>208.26</text:p>
          </table:table-cell>
          <table:table-cell table:number-columns-repeated="2"/>
          <table:table-cell table:formula="of:=( [.B45] - ([.$D$2]*[.A45] + [.$D$3]) )^2" office:value-type="float" office:value="0.166739388656559">
            <text:p>1.67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7.83">
            <text:p>207.83</text:p>
          </table:table-cell>
          <table:table-cell table:number-columns-repeated="2"/>
          <table:table-cell table:formula="of:=( [.B46] - ([.$D$2]*[.A46] + [.$D$3]) )^2" office:value-type="float" office:value="0.000469270550829941">
            <text:p>4.69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20.01">
            <text:p>220.01</text:p>
          </table:table-cell>
          <table:table-cell table:number-columns-repeated="2"/>
          <table:table-cell table:formula="of:=( [.B47] - ([.$D$2]*[.A47] + [.$D$3]) )^2" office:value-type="float" office:value="0.000467781355543964">
            <text:p>4.68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9.88">
            <text:p>219.88</text:p>
          </table:table-cell>
          <table:table-cell table:number-columns-repeated="2"/>
          <table:table-cell table:formula="of:=( [.B48] - ([.$D$2]*[.A48] + [.$D$3]) )^2" office:value-type="float" office:value="0.0229911273021096">
            <text:p>2.3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9.76">
            <text:p>219.76</text:p>
          </table:table-cell>
          <table:table-cell table:number-columns-repeated="2"/>
          <table:table-cell table:formula="of:=( [.B49] - ([.$D$2]*[.A49] + [.$D$3]) )^2" office:value-type="float" office:value="0.0737819081758652">
            <text:p>7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21">
            <text:p>232.21</text:p>
          </table:table-cell>
          <table:table-cell table:number-columns-repeated="2"/>
          <table:table-cell table:formula="of:=( [.B50] - ([.$D$2]*[.A50] + [.$D$3]) )^2" office:value-type="float" office:value="0.00000254037030493372">
            <text:p>2.54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2">
            <text:p>232.2</text:p>
          </table:table-cell>
          <table:table-cell table:number-columns-repeated="2"/>
          <table:table-cell table:formula="of:=( [.B51] - ([.$D$2]*[.A51] + [.$D$3]) )^2" office:value-type="float" office:value="0.000134417448621524">
            <text:p>1.34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11">
            <text:p>232.11</text:p>
          </table:table-cell>
          <table:table-cell table:number-columns-repeated="2"/>
          <table:table-cell table:formula="of:=( [.B52] - ([.$D$2]*[.A52] + [.$D$3]) )^2" office:value-type="float" office:value="0.0103213111534652">
            <text:p>1.03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34">
            <text:p>244.34</text:p>
          </table:table-cell>
          <table:table-cell table:number-columns-repeated="2"/>
          <table:table-cell table:formula="of:=( [.B53] - ([.$D$2]*[.A53] + [.$D$3]) )^2" office:value-type="float" office:value="0.00265837731647608">
            <text:p>2.66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57">
            <text:p>244.57</text:p>
          </table:table-cell>
          <table:table-cell table:number-columns-repeated="2"/>
          <table:table-cell table:formula="of:=( [.B54] - ([.$D$2]*[.A54] + [.$D$3]) )^2" office:value-type="float" office:value="0.0318410283886024">
            <text:p>3.18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3">
            <text:p>244.3</text:p>
          </table:table-cell>
          <table:table-cell table:number-columns-repeated="2"/>
          <table:table-cell table:formula="of:=( [.B55] - ([.$D$2]*[.A55] + [.$D$3]) )^2" office:value-type="float" office:value="0.00838313365175636">
            <text:p>8.38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intercep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" table:default-cell-style-name="ce2"/>
        <table:table-column table:style-name="co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 (A)</text:p>
          </table:table-cell>
          <table:table-cell office:value-type="string">
            <text:p>Intercept ( c )</text:p>
          </table:table-cell>
          <table:table-cell office:value-type="string">
            <text:p>Error in gradient</text:p>
          </table:table-cell>
          <table:table-cell office:value-type="string">
            <text:p>C=FA +G</text:p>
          </table:table-cell>
          <table:table-cell/>
          <table:table-cell office:value-type="string">
            <text:p>d_i^2</text:p>
          </table:table-cell>
          <table:table-cell office:value-type="string">
            <text:p>(A_i – meanA)^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[10x10.$D$3]" office:value-type="float" office:value="0.00112257768604506">
            <text:p>1.12E-003</text:p>
          </table:table-cell>
          <table:table-cell table:formula="of:=[10x10.$D$4]" office:value-type="float" office:value="0.0000117136136085433">
            <text:p>1.17E-005</text:p>
          </table:table-cell>
          <table:table-cell table:style-name="ce1" office:value-type="string">
            <text:p>gradient (F)</text:p>
          </table:table-cell>
          <table:table-cell table:style-name="ce3" table:formula="of:=SLOPE([.C2:.C31];[.B2:.B31])" office:value-type="float" office:value="0.0000286595421988736">
            <text:p>2.87E-005</text:p>
          </table:table-cell>
          <table:table-cell table:style-name="ce2" table:formula="of:=( [.C2] - ([.$F$2]*[.B2] +[.$F$3]) )^2" office:value-type="float" office:value="0.0000559664688457656">
            <text:p>5.60E-005</text:p>
          </table:table-cell>
          <table:table-cell table:formula="of:=([.B2] - [.$F$6])^2" office:value-type="float" office:value="73602100.6944444">
            <text:p>73602100.6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[15x15.$D$3]" office:value-type="float" office:value="0.00563352826510762">
            <text:p>5.63E-003</text:p>
          </table:table-cell>
          <table:table-cell table:formula="of:=[15x15.$D$4]" office:value-type="float" office:value="0.0000127919424296938">
            <text:p>1.28E-005</text:p>
          </table:table-cell>
          <table:table-cell table:style-name="ce1" office:value-type="string">
            <text:p>Intercept (G)</text:p>
          </table:table-cell>
          <table:table-cell table:style-name="ce3" table:formula="of:=INTERCEPT([.C2:.C31];[.B2:.B31])" office:value-type="float" office:value="-0.00922445057743828">
            <text:p>-9.22E-003</text:p>
          </table:table-cell>
          <table:table-cell table:style-name="ce2" table:formula="of:=( [.C3] - ([.$F$2]*[.B3] +[.$F$3]) )^2" office:value-type="float" office:value="0.0000707210668548363">
            <text:p>7.07E-005</text:p>
          </table:table-cell>
          <table:table-cell table:formula="of:=([.B3] - [.$F$6])^2" office:value-type="float" office:value="71472934.0277778">
            <text:p>71472934.03</text:p>
          </table:table-cell>
          <table:table-cell/>
          <table:table-cell>
            <draw:frame table:end-cell-address="intercepts.Q23" table:end-x="1.155cm" table:end-y="0.099cm" draw:z-index="0" draw:style-name="gr1" svg:width="15.999cm" svg:height="8.999cm" svg:x="0.963cm" svg:y="0.027cm">
              <draw:object draw:notify-on-update-of-ranges="intercepts.B2:intercepts.B31 intercepts.C2:intercepts.C31 intercepts.D2:intercepts.D31 intercepts.D2:intercepts.D3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[20x20.$D$3]" office:value-type="float" office:value="0.00758055268891171">
            <text:p>7.58E-003</text:p>
          </table:table-cell>
          <table:table-cell table:formula="of:=[20x20.$D$4]" office:value-type="float" office:value="0.0000245310757686809">
            <text:p>2.45E-005</text:p>
          </table:table-cell>
          <table:table-cell table:style-name="ce1" office:value-type="string">
            <text:p>Error in F</text:p>
          </table:table-cell>
          <table:table-cell table:style-name="ce3" table:formula="of:=SQRT( (1/([.F8]*([.F9] -2)))*[.F7] )" office:value-type="float" office:value="0.00000125765155171707">
            <text:p>1.26E-006</text:p>
          </table:table-cell>
          <table:table-cell table:style-name="ce2" table:formula="of:=( [.C4] - ([.$F$2]*[.B4] +[.$F$3]) )^2" office:value-type="float" office:value="0.0000285282720185437">
            <text:p>2.85E-005</text:p>
          </table:table-cell>
          <table:table-cell table:formula="of:=([.B4] - [.$F$6])^2" office:value-type="float" office:value="68544600.6944444">
            <text:p>68544600.6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[25x25.$D$3]" office:value-type="float" office:value="0.0166678133241605">
            <text:p>1.67E-002</text:p>
          </table:table-cell>
          <table:table-cell table:formula="of:=[25x25.$D$4]" office:value-type="float" office:value="0.0000352989676973654">
            <text:p>3.53E-005</text:p>
          </table:table-cell>
          <table:table-cell table:style-name="ce1" office:value-type="string">
            <text:p>Error in G</text:p>
          </table:table-cell>
          <table:table-cell table:style-name="ce3" table:formula="of:=SQRT(  ( 1/[.F9] + ([.F6]^2)/[.F8])*([.F7]/([.F9] -2))  )" office:value-type="float" office:value="0.0142905401925996">
            <text:p>1.43E-002</text:p>
          </table:table-cell>
          <table:table-cell table:style-name="ce2" table:formula="of:=( [.C5] - ([.$F$2]*[.B5] +[.$F$3]) )^2" office:value-type="float" office:value="0.000063681198438256">
            <text:p>6.37E-005</text:p>
          </table:table-cell>
          <table:table-cell table:formula="of:=([.B5] - [.$F$6])^2" office:value-type="float" office:value="64869600.6944444">
            <text:p>64869600.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[30x30.$D$3]" office:value-type="float" office:value="0.0246611627106987">
            <text:p>2.47E-002</text:p>
          </table:table-cell>
          <table:table-cell table:formula="of:=[30x30.$D$4]" office:value-type="float" office:value="0.0000293328968708702">
            <text:p>2.93E-005</text:p>
          </table:table-cell>
          <table:table-cell office:value-type="string">
            <text:p>mean A</text:p>
          </table:table-cell>
          <table:table-cell table:formula="of:=AVERAGE([.B2:.B31])" office:value-type="float" office:value="8679.16666666667">
            <text:p>8.68E+003</text:p>
          </table:table-cell>
          <table:table-cell table:style-name="ce2" table:formula="of:=( [.C6] - ([.$F$2]*[.B6] +[.$F$3]) )^2" office:value-type="float" office:value="0.0000654808736039363">
            <text:p>6.55E-005</text:p>
          </table:table-cell>
          <table:table-cell table:formula="of:=([.B6] - [.$F$6])^2" office:value-type="float" office:value="60515434.0277778">
            <text:p>60515434.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[35x35.$D$3]" office:value-type="float" office:value="0.0355739020754516">
            <text:p>3.56E-002</text:p>
          </table:table-cell>
          <table:table-cell table:formula="of:=[35x35.$D$4]" office:value-type="float" office:value="0.0000511987390083423">
            <text:p>5.12E-005</text:p>
          </table:table-cell>
          <table:table-cell office:value-type="string">
            <text:p>sum d_i^2</text:p>
          </table:table-cell>
          <table:table-cell table:formula="of:=SUM([.G2:.G31])" office:value-type="float" office:value="0.0714624060804665">
            <text:p>7.15E-002</text:p>
          </table:table-cell>
          <table:table-cell table:style-name="ce2" table:formula="of:=( [.C7] - ([.$F$2]*[.B7] +[.$F$3]) )^2" office:value-type="float" office:value="0.0000939041130115976">
            <text:p>9.39E-005</text:p>
          </table:table-cell>
          <table:table-cell table:formula="of:=([.B7] - [.$F$6])^2" office:value-type="float" office:value="55564600.6944444">
            <text:p>55564600.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[40x40.$D$3]" office:value-type="float" office:value="0.0291216603600493">
            <text:p>2.91E-002</text:p>
          </table:table-cell>
          <table:table-cell table:formula="of:=[40x40.$D$4]" office:value-type="float" office:value="0.0000707437965105485">
            <text:p>7.07E-005</text:p>
          </table:table-cell>
          <table:table-cell office:value-type="string">
            <text:p>sum (A_i – meanA)^2</text:p>
          </table:table-cell>
          <table:table-cell table:formula="of:=SUM([.H2:.H31])" office:value-type="float" office:value="1613611354.16667">
            <text:p>1.61E+009</text:p>
          </table:table-cell>
          <table:table-cell table:style-name="ce2" table:formula="of:=( [.C8] - ([.$F$2]*[.B8] +[.$F$3]) )^2" office:value-type="float" office:value="0.0000563874325536226">
            <text:p>5.64E-005</text:p>
          </table:table-cell>
          <table:table-cell table:formula="of:=([.B8] - [.$F$6])^2" office:value-type="float" office:value="50114600.6944444">
            <text:p>50114600.6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[45x45.$D$3]" office:value-type="float" office:value="0.0585987845430622">
            <text:p>5.86E-002</text:p>
          </table:table-cell>
          <table:table-cell table:formula="of:=[45x45.$D$4]" office:value-type="float" office:value="0.0000832844084795218">
            <text:p>8.33E-005</text:p>
          </table:table-cell>
          <table:table-cell office:value-type="string">
            <text:p>Number of Measurements</text:p>
          </table:table-cell>
          <table:table-cell table:formula="of:=COUNT([.C2:.C31])" office:value-type="float" office:value="30">
            <text:p>3.00E+001</text:p>
          </table:table-cell>
          <table:table-cell table:style-name="ce2" table:formula="of:=( [.C9] - ([.$F$2]*[.B9] +[.$F$3]) )^2" office:value-type="float" office:value="0.0000957983307106207">
            <text:p>9.58E-005</text:p>
          </table:table-cell>
          <table:table-cell table:formula="of:=([.B9] - [.$F$6])^2" office:value-type="float" office:value="44277934.0277778">
            <text:p>44277934.0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[50x50.$D$3]" office:value-type="float" office:value="0.0570221304896176">
            <text:p>5.70E-002</text:p>
          </table:table-cell>
          <table:table-cell table:formula="of:=[50x50.$D$4]" office:value-type="float" office:value="0.0000454237065586784">
            <text:p>4.54E-005</text:p>
          </table:table-cell>
          <table:table-cell table:number-columns-repeated="2"/>
          <table:table-cell table:style-name="ce2" table:formula="of:=( [.C10] - ([.$F$2]*[.B10] +[.$F$3]) )^2" office:value-type="float" office:value="0.0000291845690184154">
            <text:p>2.92E-005</text:p>
          </table:table-cell>
          <table:table-cell table:formula="of:=([.B10] - [.$F$6])^2" office:value-type="float" office:value="38182100.6944444">
            <text:p>38182100.6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[55x55.$D$3]" office:value-type="float" office:value="0.0737346634560345">
            <text:p>7.37E-002</text:p>
          </table:table-cell>
          <table:table-cell table:formula="of:=[55x55.$D$4]" office:value-type="float" office:value="0.0000975845663118223">
            <text:p>9.76E-005</text:p>
          </table:table-cell>
          <table:table-cell table:number-columns-repeated="2"/>
          <table:table-cell table:style-name="ce2" table:formula="of:=( [.C11] - ([.$F$2]*[.B11] +[.$F$3]) )^2" office:value-type="float" office:value="0.0000139577043545922">
            <text:p>1.40E-005</text:p>
          </table:table-cell>
          <table:table-cell table:formula="of:=([.B11] - [.$F$6])^2" office:value-type="float" office:value="31969600.6944444">
            <text:p>31969600.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[60x60.$D$3]" office:value-type="float" office:value="0.0918713450292437">
            <text:p>9.19E-002</text:p>
          </table:table-cell>
          <table:table-cell table:formula="of:=[60x60.$D$4]" office:value-type="float" office:value="0.000121913000532888">
            <text:p>1.22E-004</text:p>
          </table:table-cell>
          <table:table-cell table:number-columns-repeated="2"/>
          <table:table-cell table:style-name="ce2" table:formula="of:=( [.C12] - ([.$F$2]*[.B12] +[.$F$3]) )^2" office:value-type="float" office:value="0.00000432039633077639">
            <text:p>4.32E-006</text:p>
          </table:table-cell>
          <table:table-cell table:formula="of:=([.B12] - [.$F$6])^2" office:value-type="float" office:value="25797934.0277778">
            <text:p>25797934.0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[65x65.$D$3]" office:value-type="float" office:value="0.0968249054007661">
            <text:p>9.68E-002</text:p>
          </table:table-cell>
          <table:table-cell table:formula="of:=[65x65.$D$4]" office:value-type="float" office:value="0.000163702032051892">
            <text:p>1.64E-004</text:p>
          </table:table-cell>
          <table:table-cell table:number-columns-repeated="2"/>
          <table:table-cell table:style-name="ce2" table:formula="of:=( [.C13] - ([.$F$2]*[.B13] +[.$F$3]) )^2" office:value-type="float" office:value="0.000226117678931204">
            <text:p>2.26E-004</text:p>
          </table:table-cell>
          <table:table-cell table:formula="of:=([.B13] - [.$F$6])^2" office:value-type="float" office:value="19839600.6944444">
            <text:p>19839600.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[70x70.$D$3]" office:value-type="float" office:value="0.103413599357862">
            <text:p>1.03E-001</text:p>
          </table:table-cell>
          <table:table-cell table:formula="of:=[70x70.$D$4]" office:value-type="float" office:value="0.000136431248906694">
            <text:p>1.36E-004</text:p>
          </table:table-cell>
          <table:table-cell table:number-columns-repeated="2"/>
          <table:table-cell table:style-name="ce2" table:formula="of:=( [.C14] - ([.$F$2]*[.B14] +[.$F$3]) )^2" office:value-type="float" office:value="0.000772490139862291">
            <text:p>7.72E-004</text:p>
          </table:table-cell>
          <table:table-cell table:formula="of:=([.B14] - [.$F$6])^2" office:value-type="float" office:value="14282100.6944444">
            <text:p>14282100.6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[75x75.$D$3]" office:value-type="float" office:value="0.155982112143104">
            <text:p>1.56E-001</text:p>
          </table:table-cell>
          <table:table-cell table:formula="of:=[75x75.$D$4]" office:value-type="float" office:value="0.000236353825832291">
            <text:p>2.36E-004</text:p>
          </table:table-cell>
          <table:table-cell table:number-columns-repeated="2"/>
          <table:table-cell table:style-name="ce2" table:formula="of:=( [.C15] - ([.$F$2]*[.B15] +[.$F$3]) )^2" office:value-type="float" office:value="0.0000159731141190667">
            <text:p>1.60E-005</text:p>
          </table:table-cell>
          <table:table-cell table:formula="of:=([.B15] - [.$F$6])^2" office:value-type="float" office:value="9327934.02777777">
            <text:p>9327934.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[80x80.$D$3]" office:value-type="float" office:value="0.154230019493189">
            <text:p>1.54E-001</text:p>
          </table:table-cell>
          <table:table-cell table:formula="of:=[80x80.$D$4]" office:value-type="float" office:value="0.000243146050066599">
            <text:p>2.43E-004</text:p>
          </table:table-cell>
          <table:table-cell table:number-columns-repeated="2"/>
          <table:table-cell table:style-name="ce2" table:formula="of:=( [.C16] - ([.$F$2]*[.B16] +[.$F$3]) )^2" office:value-type="float" office:value="0.000398665115646383">
            <text:p>3.99E-004</text:p>
          </table:table-cell>
          <table:table-cell table:formula="of:=([.B16] - [.$F$6])^2" office:value-type="float" office:value="5194600.69444444">
            <text:p>5194600.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[85x85.$D$3]" office:value-type="float" office:value="0.220107785804392">
            <text:p>2.20E-001</text:p>
          </table:table-cell>
          <table:table-cell table:formula="of:=[85x85.$D$4]" office:value-type="float" office:value="0.000184234380942923">
            <text:p>1.84E-004</text:p>
          </table:table-cell>
          <table:table-cell table:number-columns-repeated="2"/>
          <table:table-cell table:style-name="ce2" table:formula="of:=( [.C17] - ([.$F$2]*[.B17] +[.$F$3]) )^2" office:value-type="float" office:value="0.000495821248273885">
            <text:p>4.96E-004</text:p>
          </table:table-cell>
          <table:table-cell table:formula="of:=([.B17] - [.$F$6])^2" office:value-type="float" office:value="2114600.69444444">
            <text:p>2114600.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[90x90.$D$3]" office:value-type="float" office:value="0.26403738103428">
            <text:p>2.64E-001</text:p>
          </table:table-cell>
          <table:table-cell table:formula="of:=[90x90.$D$4]" office:value-type="float" office:value="0.000240564687659074">
            <text:p>2.41E-004</text:p>
          </table:table-cell>
          <table:table-cell table:number-columns-repeated="2"/>
          <table:table-cell table:style-name="ce2" table:formula="of:=( [.C18] - ([.$F$2]*[.B18] +[.$F$3]) )^2" office:value-type="float" office:value="0.00169081655343307">
            <text:p>1.69E-003</text:p>
          </table:table-cell>
          <table:table-cell table:formula="of:=([.B18] - [.$F$6])^2" office:value-type="float" office:value="335434.027777777">
            <text:p>335434.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[95x95.$D$3]" office:value-type="float" office:value="0.245134732255472">
            <text:p>2.45E-001</text:p>
          </table:table-cell>
          <table:table-cell table:formula="of:=[95x95.$D$4]" office:value-type="float" office:value="0.000242783054429832">
            <text:p>2.43E-004</text:p>
          </table:table-cell>
          <table:table-cell table:number-columns-repeated="2"/>
          <table:table-cell table:style-name="ce2" table:formula="of:=( [.C19] - ([.$F$2]*[.B19] +[.$F$3]) )^2" office:value-type="float" office:value="0.0000184314418397904">
            <text:p>1.84E-005</text:p>
          </table:table-cell>
          <table:table-cell table:formula="of:=([.B19] - [.$F$6])^2" office:value-type="float" office:value="119600.694444445">
            <text:p>119600.6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[100x100.$D$3]" office:value-type="float" office:value="0.267749111340453">
            <text:p>2.68E-001</text:p>
          </table:table-cell>
          <table:table-cell table:formula="of:=[100x100.$D$4]" office:value-type="float" office:value="0.000344330695859497">
            <text:p>3.44E-004</text:p>
          </table:table-cell>
          <table:table-cell table:number-columns-repeated="2"/>
          <table:table-cell table:style-name="ce2" table:formula="of:=( [.C20] - ([.$F$2]*[.B20] +[.$F$3]) )^2" office:value-type="float" office:value="0.0000925801912229081">
            <text:p>9.26E-005</text:p>
          </table:table-cell>
          <table:table-cell table:formula="of:=([.B20] - [.$F$6])^2" office:value-type="float" office:value="1744600.69444445">
            <text:p>1744600.6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[105x105.$D$3]" office:value-type="float" office:value="0.297852310514899">
            <text:p>2.98E-001</text:p>
          </table:table-cell>
          <table:table-cell table:formula="of:=[105x105.$D$4]" office:value-type="float" office:value="0.000286595320182087">
            <text:p>2.87E-004</text:p>
          </table:table-cell>
          <table:table-cell table:number-columns-repeated="2"/>
          <table:table-cell table:style-name="ce2" table:formula="of:=( [.C21] - ([.$F$2]*[.B21] +[.$F$3]) )^2" office:value-type="float" office:value="0.00007911553955292">
            <text:p>7.91E-005</text:p>
          </table:table-cell>
          <table:table-cell table:formula="of:=([.B21] - [.$F$6])^2" office:value-type="float" office:value="5502934.02777778">
            <text:p>5502934.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[110x110.$D$3]" office:value-type="float" office:value="0.319842907923411">
            <text:p>3.20E-001</text:p>
          </table:table-cell>
          <table:table-cell table:formula="of:=[110x110.$D$4]" office:value-type="float" office:value="0.000500607979581504">
            <text:p>5.01E-004</text:p>
          </table:table-cell>
          <table:table-cell table:number-columns-repeated="2"/>
          <table:table-cell table:style-name="ce2" table:formula="of:=( [.C22] - ([.$F$2]*[.B22] +[.$F$3]) )^2" office:value-type="float" office:value="0.000313753986200611">
            <text:p>3.14E-004</text:p>
          </table:table-cell>
          <table:table-cell table:formula="of:=([.B22] - [.$F$6])^2" office:value-type="float" office:value="11702100.6944444">
            <text:p>11702100.6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[115x115.$D$3]" office:value-type="float" office:value="0.360373810342863">
            <text:p>3.60E-001</text:p>
          </table:table-cell>
          <table:table-cell table:formula="of:=[115x115.$D$4]" office:value-type="float" office:value="0.000492984136989666">
            <text:p>4.93E-004</text:p>
          </table:table-cell>
          <table:table-cell table:number-columns-repeated="2"/>
          <table:table-cell table:style-name="ce2" table:formula="of:=( [.C23] - ([.$F$2]*[.B23] +[.$F$3]) )^2" office:value-type="float" office:value="0.0000888152565020462">
            <text:p>8.88E-005</text:p>
          </table:table-cell>
          <table:table-cell table:formula="of:=([.B23] - [.$F$6])^2" office:value-type="float" office:value="20664600.6944445">
            <text:p>20664600.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style-name="ce1" table:formula="of:=[120x120.$D$3]" office:value-type="float" office:value="0.557092076596725">
            <text:p>5.57E-001</text:p>
          </table:table-cell>
          <table:table-cell table:formula="of:=[120x120.$D$4]" office:value-type="float" office:value="0.000346080564117007">
            <text:p>3.46E-004</text:p>
          </table:table-cell>
          <table:table-cell table:number-columns-repeated="2"/>
          <table:table-cell table:style-name="ce2" table:formula="of:=( [.C24] - ([.$F$2]*[.B24] +[.$F$3]) )^2" office:value-type="float" office:value="0.0235988338791457">
            <text:p>2.36E-002</text:p>
          </table:table-cell>
          <table:table-cell table:formula="of:=([.B24] - [.$F$6])^2" office:value-type="float" office:value="32727934.0277778">
            <text:p>32727934.0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[125x125.$D$3]" office:value-type="float" office:value="0.369555096892546">
            <text:p>3.70E-001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25] - ([.$F$2]*[.B25] +[.$F$3]) )^2" office:value-type="float" office:value="0.00476456098107172">
            <text:p>4.76E-003</text:p>
          </table:table-cell>
          <table:table-cell table:formula="of:=([.B25] - [.$F$6])^2" office:value-type="float" office:value="48244600.6944445">
            <text:p>48244600.6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formula="of:=[130x130.$D$3]" office:value-type="float" office:value="0.423267973856215">
            <text:p>4.23E-001</text:p>
          </table:table-cell>
          <table:table-cell table:formula="of:=[130x130.$D$4]" office:value-type="float" office:value="0.000420209490578532">
            <text:p>4.20E-004</text:p>
          </table:table-cell>
          <table:table-cell table:number-columns-repeated="2"/>
          <table:table-cell table:style-name="ce2" table:formula="of:=( [.C26] - ([.$F$2]*[.B26] +[.$F$3]) )^2" office:value-type="float" office:value="0.00268882059075784">
            <text:p>2.69E-003</text:p>
          </table:table-cell>
          <table:table-cell table:formula="of:=([.B26] - [.$F$6])^2" office:value-type="float" office:value="67582100.6944444">
            <text:p>67582100.6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formula="of:=[135x135.$D$3]" office:value-type="float" office:value="0.49469556243552">
            <text:p>4.95E-001</text:p>
          </table:table-cell>
          <table:table-cell table:formula="of:=[135x135.$D$4]" office:value-type="float" office:value="0.000253069679408501">
            <text:p>2.53E-004</text:p>
          </table:table-cell>
          <table:table-cell table:number-columns-repeated="2"/>
          <table:table-cell table:style-name="ce2" table:formula="of:=( [.C27] - ([.$F$2]*[.B27] +[.$F$3]) )^2" office:value-type="float" office:value="0.000338565283084255">
            <text:p>3.39E-004</text:p>
          </table:table-cell>
          <table:table-cell table:formula="of:=([.B27] - [.$F$6])^2" office:value-type="float" office:value="91122934.0277778">
            <text:p>91122934.0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formula="of:=[140x140.$D$3]" office:value-type="float" office:value="0.431640866873094">
            <text:p>4.32E-001</text:p>
          </table:table-cell>
          <table:table-cell table:formula="of:=[140x140.$D$4]" office:value-type="float" office:value="0.000644230422566017">
            <text:p>6.44E-004</text:p>
          </table:table-cell>
          <table:table-cell table:number-columns-repeated="2"/>
          <table:table-cell table:style-name="ce2" table:formula="of:=( [.C28] - ([.$F$2]*[.B28] +[.$F$3]) )^2" office:value-type="float" office:value="0.0146075528588899">
            <text:p>1.46E-002</text:p>
          </table:table-cell>
          <table:table-cell table:formula="of:=([.B28] - [.$F$6])^2" office:value-type="float" office:value="119264600.694444">
            <text:p>119264600.6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formula="of:=[145x145.$D$3]" office:value-type="float" office:value="0.530782020410511">
            <text:p>5.31E-001</text:p>
          </table:table-cell>
          <table:table-cell table:formula="of:=[145x145.$D$4]" office:value-type="float" office:value="0.000595347008694231">
            <text:p>5.95E-004</text:p>
          </table:table-cell>
          <table:table-cell table:number-columns-repeated="2"/>
          <table:table-cell table:style-name="ce2" table:formula="of:=( [.C29] - ([.$F$2]*[.B29] +[.$F$3]) )^2" office:value-type="float" office:value="0.00391380411653309">
            <text:p>3.91E-003</text:p>
          </table:table-cell>
          <table:table-cell table:formula="of:=([.B29] - [.$F$6])^2" office:value-type="float" office:value="152419600.694444">
            <text:p>152419600.6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formula="of:=[150x150.$D$3]" office:value-type="float" office:value="0.699076940717806">
            <text:p>6.99E-001</text:p>
          </table:table-cell>
          <table:table-cell table:formula="of:=[150x150.$D$4]" office:value-type="float" office:value="0.000441348901706567">
            <text:p>4.41E-004</text:p>
          </table:table-cell>
          <table:table-cell table:number-columns-repeated="2"/>
          <table:table-cell table:style-name="ce2" table:formula="of:=( [.C30] - ([.$F$2]*[.B30] +[.$F$3]) )^2" office:value-type="float" office:value="0.00402738632873146">
            <text:p>4.03E-003</text:p>
          </table:table-cell>
          <table:table-cell table:formula="of:=([.B30] - [.$F$6])^2" office:value-type="float" office:value="191015434.027778">
            <text:p>191015434.0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formula="of:=[155x155.$D$3]" office:value-type="float" office:value="0.792247448687064">
            <text:p>7.92E-001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31] - ([.$F$2]*[.B31] +[.$F$3]) )^2" office:value-type="float" office:value="0.0127523713509274">
            <text:p>1.28E-002</text:p>
          </table:table-cell>
          <table:table-cell table:formula="of:=([.B31] - [.$F$6])^2" office:value-type="float" office:value="235494600.694444">
            <text:p>235494600.6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A32]^2" office:value-type="float" office:value="25600">
            <text:p>25600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table:formula="of:=[.A33]^2" office:value-type="float" office:value="27225">
            <text:p>27225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formula="of:=[.A34]^2" office:value-type="float" office:value="28900">
            <text:p>28900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table:formula="of:=[.A35]^2" office:value-type="float" office:value="30625">
            <text:p>30625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table:formula="of:=[.A36]^2" office:value-type="float" office:value="32400">
            <text:p>32400</text:p>
          </table:table-cell>
          <table:table-cell table:number-columns-repeated="8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radien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" table:default-cell-style-name="ce2"/>
        <table:table-column table:style-name="co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 (A)</text:p>
          </table:table-cell>
          <table:table-cell office:value-type="string">
            <text:p>gradient m</text:p>
          </table:table-cell>
          <table:table-cell office:value-type="string">
            <text:p>Error in gradient</text:p>
          </table:table-cell>
          <table:table-cell office:value-type="string">
            <text:p>m=DA + E</text:p>
          </table:table-cell>
          <table:table-cell/>
          <table:table-cell office:value-type="string">
            <text:p>d_i^2</text:p>
          </table:table-cell>
          <table:table-cell office:value-type="string">
            <text:p>(A_i – meanA)^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[15x15.$D$2]" office:value-type="float" office:value="0.00024140350877193">
            <text:p>2.41E-004</text:p>
          </table:table-cell>
          <table:table-cell table:formula="of:=[15x15.$D$4]" office:value-type="float" office:value="0.0000127919424296938">
            <text:p>1.28E-005</text:p>
          </table:table-cell>
          <table:table-cell table:style-name="ce1" office:value-type="string">
            <text:p>gradient (D)</text:p>
          </table:table-cell>
          <table:table-cell table:style-name="ce3" table:formula="of:=SLOPE([.C2:.C31];[.B2:.B31])" office:value-type="float" office:value="0.000000825024693629542">
            <text:p>8.25E-007</text:p>
          </table:table-cell>
          <table:table-cell table:style-name="ce2" table:formula="of:=( [.C2] - ([.$F$2]*[.B2] +[.$F$3]) )^2" office:value-type="float" office:value="0.00000229739692131177">
            <text:p>2.30E-006</text:p>
          </table:table-cell>
          <table:table-cell table:formula="of:=([.B2] - [.$F$6])^2" office:value-type="float" office:value="73602100.6944444">
            <text:p>73602100.6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[20x20.$D$2]" office:value-type="float" office:value="0.000423770209838321">
            <text:p>4.24E-004</text:p>
          </table:table-cell>
          <table:table-cell table:formula="of:=[20x20.$D$4]" office:value-type="float" office:value="0.0000245310757686809">
            <text:p>2.45E-005</text:p>
          </table:table-cell>
          <table:table-cell table:style-name="ce1" office:value-type="string">
            <text:p>Intercept (E)</text:p>
          </table:table-cell>
          <table:table-cell table:style-name="ce3" table:formula="of:=INTERCEPT([.C2:.C31];[.B2:.B31])" office:value-type="float" office:value="0.00167461767562822">
            <text:p>1.67E-003</text:p>
          </table:table-cell>
          <table:table-cell table:style-name="ce2" table:formula="of:=( [.C3] - ([.$F$2]*[.B3] +[.$F$3]) )^2" office:value-type="float" office:value="0.00000206346910727688">
            <text:p>2.06E-006</text:p>
          </table:table-cell>
          <table:table-cell table:formula="of:=([.B3] - [.$F$6])^2" office:value-type="float" office:value="71472934.0277778">
            <text:p>71472934.03</text:p>
          </table:table-cell>
          <table:table-cell/>
          <table:table-cell>
            <draw:frame table:end-cell-address="gradients.Q23" table:end-x="1.155cm" table:end-y="0.099cm" draw:z-index="0" draw:style-name="gr1" svg:width="15.999cm" svg:height="8.999cm" svg:x="0.963cm" svg:y="0.027cm">
              <draw:object draw:notify-on-update-of-ranges="gradients.B2:gradients.B31 gradients.C2:gradients.C31 intercepts.D2:intercepts.D31 intercepts.D2:intercepts.D31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[25x25.$D$2]" office:value-type="float" office:value="0.000656360509115927">
            <text:p>6.56E-004</text:p>
          </table:table-cell>
          <table:table-cell table:formula="of:=[25x25.$D$4]" office:value-type="float" office:value="0.0000352989676973654">
            <text:p>3.53E-005</text:p>
          </table:table-cell>
          <table:table-cell table:style-name="ce1" office:value-type="string">
            <text:p>Error in D</text:p>
          </table:table-cell>
          <table:table-cell table:style-name="ce3" table:formula="of:=SQRT( (1/([.F8]*([.F9] -2)))*[.F7] )" office:value-type="float" office:value="0.00000011160240534291">
            <text:p>1.12E-007</text:p>
          </table:table-cell>
          <table:table-cell table:style-name="ce2" table:formula="of:=( [.C4] - ([.$F$2]*[.B4] +[.$F$3]) )^2" office:value-type="float" office:value="0.00000181782402183971">
            <text:p>1.82E-006</text:p>
          </table:table-cell>
          <table:table-cell table:formula="of:=([.B4] - [.$F$6])^2" office:value-type="float" office:value="68544600.6944444">
            <text:p>68544600.6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[30x30.$D$2]" office:value-type="float" office:value="0.000938802889576883">
            <text:p>9.39E-004</text:p>
          </table:table-cell>
          <table:table-cell table:formula="of:=[30x30.$D$4]" office:value-type="float" office:value="0.0000293328968708702">
            <text:p>2.93E-005</text:p>
          </table:table-cell>
          <table:table-cell table:style-name="ce1" office:value-type="string">
            <text:p>Error in E</text:p>
          </table:table-cell>
          <table:table-cell table:style-name="ce3" table:formula="of:=SQRT(  ( 1/[.F9] + ([.F6]^2)/[.F8])*([.F7]/([.F9] -2))  )" office:value-type="float" office:value="0.00126812443157741">
            <text:p>1.27E-003</text:p>
          </table:table-cell>
          <table:table-cell table:style-name="ce2" table:formula="of:=( [.C5] - ([.$F$2]*[.B5] +[.$F$3]) )^2" office:value-type="float" office:value="0.00000156614016658848">
            <text:p>1.57E-006</text:p>
          </table:table-cell>
          <table:table-cell table:formula="of:=([.B5] - [.$F$6])^2" office:value-type="float" office:value="64869600.6944444">
            <text:p>64869600.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[35x35.$D$2]" office:value-type="float" office:value="0.00127287925696594">
            <text:p>1.27E-003</text:p>
          </table:table-cell>
          <table:table-cell table:formula="of:=[35x35.$D$4]" office:value-type="float" office:value="0.0000511987390083423">
            <text:p>5.12E-005</text:p>
          </table:table-cell>
          <table:table-cell office:value-type="string">
            <text:p>mean A</text:p>
          </table:table-cell>
          <table:table-cell table:formula="of:=AVERAGE([.B2:.B31])" office:value-type="float" office:value="8679.16666666667">
            <text:p>8.68E+003</text:p>
          </table:table-cell>
          <table:table-cell table:style-name="ce2" table:formula="of:=( [.C6] - ([.$F$2]*[.B6] +[.$F$3]) )^2" office:value-type="float" office:value="0.00000130933241895597">
            <text:p>1.31E-006</text:p>
          </table:table-cell>
          <table:table-cell table:formula="of:=([.B6] - [.$F$6])^2" office:value-type="float" office:value="60515434.0277778">
            <text:p>60515434.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[40x40.$D$2]" office:value-type="float" office:value="0.00165896112831097">
            <text:p>1.66E-003</text:p>
          </table:table-cell>
          <table:table-cell table:formula="of:=[40x40.$D$4]" office:value-type="float" office:value="0.0000707437965105485">
            <text:p>7.07E-005</text:p>
          </table:table-cell>
          <table:table-cell office:value-type="string">
            <text:p>sum d_i^2</text:p>
          </table:table-cell>
          <table:table-cell table:formula="of:=SUM([.G2:.G31])" office:value-type="float" office:value="0.00056273520072303">
            <text:p>5.63E-004</text:p>
          </table:table-cell>
          <table:table-cell table:style-name="ce2" table:formula="of:=( [.C7] - ([.$F$2]*[.B7] +[.$F$3]) )^2" office:value-type="float" office:value="0.00000105331590468894">
            <text:p>1.05E-006</text:p>
          </table:table-cell>
          <table:table-cell table:formula="of:=([.B7] - [.$F$6])^2" office:value-type="float" office:value="55564600.6944444">
            <text:p>55564600.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[45x45.$D$2]" office:value-type="float" office:value="0.00208968008255934">
            <text:p>2.09E-003</text:p>
          </table:table-cell>
          <table:table-cell table:formula="of:=[45x45.$D$4]" office:value-type="float" office:value="0.0000832844084795218">
            <text:p>8.33E-005</text:p>
          </table:table-cell>
          <table:table-cell office:value-type="string">
            <text:p>sum (A_i – meanA)^2</text:p>
          </table:table-cell>
          <table:table-cell table:formula="of:=SUM([.H2:.H31])" office:value-type="float" office:value="1613611354.16667">
            <text:p>1.61E+009</text:p>
          </table:table-cell>
          <table:table-cell table:style-name="ce2" table:formula="of:=( [.C8] - ([.$F$2]*[.B8] +[.$F$3]) )^2" office:value-type="float" office:value="0.000000818983556730097">
            <text:p>8.19E-007</text:p>
          </table:table-cell>
          <table:table-cell table:formula="of:=([.B8] - [.$F$6])^2" office:value-type="float" office:value="50114600.6944444">
            <text:p>50114600.6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[50x50.$D$2]" office:value-type="float" office:value="0.00257398004815962">
            <text:p>2.57E-003</text:p>
          </table:table-cell>
          <table:table-cell table:formula="of:=[50x50.$D$4]" office:value-type="float" office:value="0.0000454237065586784">
            <text:p>4.54E-005</text:p>
          </table:table-cell>
          <table:table-cell office:value-type="string">
            <text:p>Number of Measurements</text:p>
          </table:table-cell>
          <table:table-cell table:formula="of:=COUNT([.C2:.C31])" office:value-type="float" office:value="30">
            <text:p>3.00E+001</text:p>
          </table:table-cell>
          <table:table-cell table:style-name="ce2" table:formula="of:=( [.C9] - ([.$F$2]*[.B9] +[.$F$3]) )^2" office:value-type="float" office:value="0.000000594923176388318">
            <text:p>5.95E-007</text:p>
          </table:table-cell>
          <table:table-cell table:formula="of:=([.B9] - [.$F$6])^2" office:value-type="float" office:value="44277934.0277778">
            <text:p>44277934.0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[55x55.$D$2]" office:value-type="float" office:value="0.00311062263501892">
            <text:p>3.11E-003</text:p>
          </table:table-cell>
          <table:table-cell table:formula="of:=[55x55.$D$4]" office:value-type="float" office:value="0.0000975845663118223">
            <text:p>9.76E-005</text:p>
          </table:table-cell>
          <table:table-cell table:number-columns-repeated="2"/>
          <table:table-cell table:style-name="ce2" table:formula="of:=( [.C10] - ([.$F$2]*[.B10] +[.$F$3]) )^2" office:value-type="float" office:value="0.000000392573391901353">
            <text:p>3.93E-007</text:p>
          </table:table-cell>
          <table:table-cell table:formula="of:=([.B10] - [.$F$6])^2" office:value-type="float" office:value="38182100.6944444">
            <text:p>38182100.6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[60x60.$D$2]" office:value-type="float" office:value="0.00369590643274854">
            <text:p>3.70E-003</text:p>
          </table:table-cell>
          <table:table-cell table:formula="of:=[60x60.$D$4]" office:value-type="float" office:value="0.000121913000532888">
            <text:p>1.22E-004</text:p>
          </table:table-cell>
          <table:table-cell table:number-columns-repeated="2"/>
          <table:table-cell table:style-name="ce2" table:formula="of:=( [.C11] - ([.$F$2]*[.B11] +[.$F$3]) )^2" office:value-type="float" office:value="0.000000225065741043966">
            <text:p>2.25E-007</text:p>
          </table:table-cell>
          <table:table-cell table:formula="of:=([.B11] - [.$F$6])^2" office:value-type="float" office:value="31969600.6944444">
            <text:p>31969600.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[65x65.$D$2]" office:value-type="float" office:value="0.00433330581355349">
            <text:p>4.33E-003</text:p>
          </table:table-cell>
          <table:table-cell table:formula="of:=[65x65.$D$4]" office:value-type="float" office:value="0.000163702032051892">
            <text:p>1.64E-004</text:p>
          </table:table-cell>
          <table:table-cell table:number-columns-repeated="2"/>
          <table:table-cell table:style-name="ce2" table:formula="of:=( [.C12] - ([.$F$2]*[.B12] +[.$F$3]) )^2" office:value-type="float" office:value="0.0000000969704327936375">
            <text:p>9.70E-008</text:p>
          </table:table-cell>
          <table:table-cell table:formula="of:=([.B12] - [.$F$6])^2" office:value-type="float" office:value="25797934.0277778">
            <text:p>25797934.0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[70x70.$D$2]" office:value-type="float" office:value="0.0050252356381149">
            <text:p>5.03E-003</text:p>
          </table:table-cell>
          <table:table-cell table:formula="of:=[70x70.$D$4]" office:value-type="float" office:value="0.000136431248906694">
            <text:p>1.36E-004</text:p>
          </table:table-cell>
          <table:table-cell table:number-columns-repeated="2"/>
          <table:table-cell table:style-name="ce2" table:formula="of:=( [.C13] - ([.$F$2]*[.B13] +[.$F$3]) )^2" office:value-type="float" office:value="0.0000000182550817893494">
            <text:p>1.83E-008</text:p>
          </table:table-cell>
          <table:table-cell table:formula="of:=([.B13] - [.$F$6])^2" office:value-type="float" office:value="19839600.6944444">
            <text:p>19839600.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[75x75.$D$2]" office:value-type="float" office:value="0.00575277605779154">
            <text:p>5.75E-003</text:p>
          </table:table-cell>
          <table:table-cell table:formula="of:=[75x75.$D$4]" office:value-type="float" office:value="0.000236353825832291">
            <text:p>2.36E-004</text:p>
          </table:table-cell>
          <table:table-cell table:number-columns-repeated="2"/>
          <table:table-cell table:style-name="ce2" table:formula="of:=( [.C14] - ([.$F$2]*[.B14] +[.$F$3]) )^2" office:value-type="float" office:value="0.00000000126290561739526">
            <text:p>1.26E-009</text:p>
          </table:table-cell>
          <table:table-cell table:formula="of:=([.B14] - [.$F$6])^2" office:value-type="float" office:value="14282100.6944444">
            <text:p>14282100.6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[80x80.$D$2]" office:value-type="float" office:value="0.00654280701754386">
            <text:p>6.54E-003</text:p>
          </table:table-cell>
          <table:table-cell table:formula="of:=[80x80.$D$4]" office:value-type="float" office:value="0.000243146050066599">
            <text:p>2.43E-004</text:p>
          </table:table-cell>
          <table:table-cell table:number-columns-repeated="2"/>
          <table:table-cell table:style-name="ce2" table:formula="of:=( [.C15] - ([.$F$2]*[.B15] +[.$F$3]) )^2" office:value-type="float" office:value="0.0000000517223308726654">
            <text:p>5.17E-008</text:p>
          </table:table-cell>
          <table:table-cell table:formula="of:=([.B15] - [.$F$6])^2" office:value-type="float" office:value="9327934.02777777">
            <text:p>9327934.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[85x85.$D$2]" office:value-type="float" office:value="0.00736899896800826">
            <text:p>7.37E-003</text:p>
          </table:table-cell>
          <table:table-cell table:formula="of:=[85x85.$D$4]" office:value-type="float" office:value="0.000184234380942923">
            <text:p>1.84E-004</text:p>
          </table:table-cell>
          <table:table-cell table:number-columns-repeated="2"/>
          <table:table-cell table:style-name="ce2" table:formula="of:=( [.C16] - ([.$F$2]*[.B16] +[.$F$3]) )^2" office:value-type="float" office:value="0.000000171580903450975">
            <text:p>1.72E-007</text:p>
          </table:table-cell>
          <table:table-cell table:formula="of:=([.B16] - [.$F$6])^2" office:value-type="float" office:value="5194600.69444444">
            <text:p>5194600.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[90x90.$D$2]" office:value-type="float" office:value="0.00825424148606811">
            <text:p>8.25E-003</text:p>
          </table:table-cell>
          <table:table-cell table:formula="of:=[90x90.$D$4]" office:value-type="float" office:value="0.000240564687659074">
            <text:p>2.41E-004</text:p>
          </table:table-cell>
          <table:table-cell table:number-columns-repeated="2"/>
          <table:table-cell table:style-name="ce2" table:formula="of:=( [.C17] - ([.$F$2]*[.B17] +[.$F$3]) )^2" office:value-type="float" office:value="0.000000382938686177004">
            <text:p>3.83E-007</text:p>
          </table:table-cell>
          <table:table-cell table:formula="of:=([.B17] - [.$F$6])^2" office:value-type="float" office:value="2114600.69444444">
            <text:p>2114600.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[95x95.$D$2]" office:value-type="float" office:value="0.00920013759889921">
            <text:p>9.20E-003</text:p>
          </table:table-cell>
          <table:table-cell table:formula="of:=[95x95.$D$4]" office:value-type="float" office:value="0.000242783054429832">
            <text:p>2.43E-004</text:p>
          </table:table-cell>
          <table:table-cell table:number-columns-repeated="2"/>
          <table:table-cell table:style-name="ce2" table:formula="of:=( [.C18] - ([.$F$2]*[.B18] +[.$F$3]) )^2" office:value-type="float" office:value="0.000000710345392047947">
            <text:p>7.10E-007</text:p>
          </table:table-cell>
          <table:table-cell table:formula="of:=([.B18] - [.$F$6])^2" office:value-type="float" office:value="335434.027777777">
            <text:p>335434.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[100x100.$D$2]" office:value-type="float" office:value="0.0101998761609907">
            <text:p>1.02E-002</text:p>
          </table:table-cell>
          <table:table-cell table:formula="of:=[100x100.$D$4]" office:value-type="float" office:value="0.000344330695859497">
            <text:p>3.44E-004</text:p>
          </table:table-cell>
          <table:table-cell table:number-columns-repeated="2"/>
          <table:table-cell table:style-name="ce2" table:formula="of:=( [.C19] - ([.$F$2]*[.B19] +[.$F$3]) )^2" office:value-type="float" office:value="0.00000116512729813118">
            <text:p>1.17E-006</text:p>
          </table:table-cell>
          <table:table-cell table:formula="of:=([.B19] - [.$F$6])^2" office:value-type="float" office:value="119600.694444445">
            <text:p>119600.6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[105x105.$D$2]" office:value-type="float" office:value="0.0112256553147575">
            <text:p>1.12E-002</text:p>
          </table:table-cell>
          <table:table-cell table:formula="of:=[105x105.$D$4]" office:value-type="float" office:value="0.000286595320182087">
            <text:p>2.87E-004</text:p>
          </table:table-cell>
          <table:table-cell table:number-columns-repeated="2"/>
          <table:table-cell table:style-name="ce2" table:formula="of:=( [.C20] - ([.$F$2]*[.B20] +[.$F$3]) )^2" office:value-type="float" office:value="0.00000169205645257895">
            <text:p>1.69E-006</text:p>
          </table:table-cell>
          <table:table-cell table:formula="of:=([.B20] - [.$F$6])^2" office:value-type="float" office:value="1744600.69444445">
            <text:p>1744600.6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[110x110.$D$2]" office:value-type="float" office:value="0.0123230546955624">
            <text:p>1.23E-002</text:p>
          </table:table-cell>
          <table:table-cell table:formula="of:=[110x110.$D$4]" office:value-type="float" office:value="0.000500607979581504">
            <text:p>5.01E-004</text:p>
          </table:table-cell>
          <table:table-cell table:number-columns-repeated="2"/>
          <table:table-cell table:style-name="ce2" table:formula="of:=( [.C21] - ([.$F$2]*[.B21] +[.$F$3]) )^2" office:value-type="float" office:value="0.00000241037974571762">
            <text:p>2.41E-006</text:p>
          </table:table-cell>
          <table:table-cell table:formula="of:=([.B21] - [.$F$6])^2" office:value-type="float" office:value="5502934.02777778">
            <text:p>5502934.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[115x115.$D$2]" office:value-type="float" office:value="0.0134579704162367">
            <text:p>1.35E-002</text:p>
          </table:table-cell>
          <table:table-cell table:formula="of:=[115x115.$D$4]" office:value-type="float" office:value="0.000492984136989666">
            <text:p>4.93E-004</text:p>
          </table:table-cell>
          <table:table-cell table:number-columns-repeated="2"/>
          <table:table-cell table:style-name="ce2" table:formula="of:=( [.C22] - ([.$F$2]*[.B22] +[.$F$3]) )^2" office:value-type="float" office:value="0.00000324199451854564">
            <text:p>3.24E-006</text:p>
          </table:table-cell>
          <table:table-cell table:formula="of:=([.B22] - [.$F$6])^2" office:value-type="float" office:value="11702100.6944444">
            <text:p>11702100.6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[120x120.$D$2]" office:value-type="float" office:value="0.0146164155486756">
            <text:p>1.46E-002</text:p>
          </table:table-cell>
          <table:table-cell table:formula="of:=[120x120.$D$4]" office:value-type="float" office:value="0.000346080564117007">
            <text:p>3.46E-004</text:p>
          </table:table-cell>
          <table:table-cell table:number-columns-repeated="2"/>
          <table:table-cell table:style-name="ce2" table:formula="of:=( [.C23] - ([.$F$2]*[.B23] +[.$F$3]) )^2" office:value-type="float" office:value="0.00000412433669339795">
            <text:p>4.12E-006</text:p>
          </table:table-cell>
          <table:table-cell table:formula="of:=([.B23] - [.$F$6])^2" office:value-type="float" office:value="20664600.6944445">
            <text:p>20664600.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formula="of:=[125x125.$D$2]" office:value-type="float" office:value="0.0158921224630203">
            <text:p>1.59E-002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24] - ([.$F$2]*[.B24] +[.$F$3]) )^2" office:value-type="float" office:value="0.00000546226637897848">
            <text:p>5.46E-006</text:p>
          </table:table-cell>
          <table:table-cell table:formula="of:=([.B24] - [.$F$6])^2" office:value-type="float" office:value="32727934.0277778">
            <text:p>32727934.0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[130x130.$D$2]" office:value-type="float" office:value="0.0172007843137255">
            <text:p>1.72E-002</text:p>
          </table:table-cell>
          <table:table-cell table:formula="of:=[130x130.$D$4]" office:value-type="float" office:value="0.000420209490578532">
            <text:p>4.20E-004</text:p>
          </table:table-cell>
          <table:table-cell table:number-columns-repeated="2"/>
          <table:table-cell table:style-name="ce2" table:formula="of:=( [.C25] - ([.$F$2]*[.B25] +[.$F$3]) )^2" office:value-type="float" office:value="0.00000694404609098872">
            <text:p>6.94E-006</text:p>
          </table:table-cell>
          <table:table-cell table:formula="of:=([.B25] - [.$F$6])^2" office:value-type="float" office:value="48244600.6944445">
            <text:p>48244600.6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formula="of:=[135x135.$D$2]" office:value-type="float" office:value="0.0185118403852769">
            <text:p>1.85E-002</text:p>
          </table:table-cell>
          <table:table-cell table:formula="of:=[135x135.$D$4]" office:value-type="float" office:value="0.000253069679408501">
            <text:p>2.53E-004</text:p>
          </table:table-cell>
          <table:table-cell table:number-columns-repeated="2"/>
          <table:table-cell table:style-name="ce2" table:formula="of:=( [.C26] - ([.$F$2]*[.B26] +[.$F$3]) )^2" office:value-type="float" office:value="0.00000837700367500844">
            <text:p>8.38E-006</text:p>
          </table:table-cell>
          <table:table-cell table:formula="of:=([.B26] - [.$F$6])^2" office:value-type="float" office:value="67582100.6944444">
            <text:p>67582100.6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formula="of:=[140x140.$D$2]" office:value-type="float" office:value="0.0199385552115583">
            <text:p>1.99E-002</text:p>
          </table:table-cell>
          <table:table-cell table:formula="of:=[140x140.$D$4]" office:value-type="float" office:value="0.000644230422566017">
            <text:p>6.44E-004</text:p>
          </table:table-cell>
          <table:table-cell table:number-columns-repeated="2"/>
          <table:table-cell table:style-name="ce2" table:formula="of:=( [.C27] - ([.$F$2]*[.B27] +[.$F$3]) )^2" office:value-type="float" office:value="0.0000104190962836043">
            <text:p>1.04E-005</text:p>
          </table:table-cell>
          <table:table-cell table:formula="of:=([.B27] - [.$F$6])^2" office:value-type="float" office:value="91122934.0277778">
            <text:p>91122934.0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formula="of:=[145x145.$D$2]" office:value-type="float" office:value="0.0213534227726178">
            <text:p>2.14E-002</text:p>
          </table:table-cell>
          <table:table-cell table:formula="of:=[145x145.$D$4]" office:value-type="float" office:value="0.000595347008694231">
            <text:p>5.95E-004</text:p>
          </table:table-cell>
          <table:table-cell table:number-columns-repeated="2"/>
          <table:table-cell table:style-name="ce2" table:formula="of:=( [.C28] - ([.$F$2]*[.B28] +[.$F$3]) )^2" office:value-type="float" office:value="0.0000123083169536901">
            <text:p>1.23E-005</text:p>
          </table:table-cell>
          <table:table-cell table:formula="of:=([.B28] - [.$F$6])^2" office:value-type="float" office:value="119264600.694444">
            <text:p>119264600.6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formula="of:=[150x150.$D$2]" office:value-type="float" office:value="0.022823123495012">
            <text:p>2.28E-002</text:p>
          </table:table-cell>
          <table:table-cell table:formula="of:=[150x150.$D$4]" office:value-type="float" office:value="0.000441348901706567">
            <text:p>4.41E-004</text:p>
          </table:table-cell>
          <table:table-cell table:number-columns-repeated="2"/>
          <table:table-cell table:style-name="ce2" table:formula="of:=( [.C29] - ([.$F$2]*[.B29] +[.$F$3]) )^2" office:value-type="float" office:value="0.0000144579540095763">
            <text:p>1.45E-005</text:p>
          </table:table-cell>
          <table:table-cell table:formula="of:=([.B29] - [.$F$6])^2" office:value-type="float" office:value="152419600.694444">
            <text:p>152419600.6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formula="of:=[155x155.$D$2]" office:value-type="float" office:value="0.0243599312005504">
            <text:p>2.44E-002</text:p>
          </table:table-cell>
          <table:table-cell table:formula="of:=[155x155.$D$4]" office:value-type="float" office:value="0.000679533786498511">
            <text:p>6.80E-004</text:p>
          </table:table-cell>
          <table:table-cell table:number-columns-repeated="2"/>
          <table:table-cell table:style-name="ce2" table:formula="of:=( [.C30] - ([.$F$2]*[.B30] +[.$F$3]) )^2" office:value-type="float" office:value="0.0000169930103446366">
            <text:p>1.70E-005</text:p>
          </table:table-cell>
          <table:table-cell table:formula="of:=([.B30] - [.$F$6])^2" office:value-type="float" office:value="191015434.027778">
            <text:p>191015434.0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formula="of:=[intercepts.$D$2]" office:value-type="float" office:value="0.0000117136136085433">
            <text:p>1.17E-005</text:p>
          </table:table-cell>
          <table:table-cell table:formula="of:=[130x130.$D$4]" office:value-type="float" office:value="0.000420209490578532">
            <text:p>4.20E-004</text:p>
          </table:table-cell>
          <table:table-cell table:number-columns-repeated="2"/>
          <table:table-cell table:style-name="ce2" table:formula="of:=( [.C31] - ([.$F$2]*[.B31] +[.$F$3]) )^2" office:value-type="float" office:value="0.000461567512138702">
            <text:p>4.62E-004</text:p>
          </table:table-cell>
          <table:table-cell table:formula="of:=([.B31] - [.$F$6])^2" office:value-type="float" office:value="235494600.694444">
            <text:p>235494600.6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A32]^2" office:value-type="float" office:value="25600">
            <text:p>25600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table:formula="of:=[.A33]^2" office:value-type="float" office:value="27225">
            <text:p>27225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formula="of:=[.A34]^2" office:value-type="float" office:value="28900">
            <text:p>28900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table:formula="of:=[.A35]^2" office:value-type="float" office:value="30625">
            <text:p>30625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table:formula="of:=[.A36]^2" office:value-type="float" office:value="32400">
            <text:p>32400</text:p>
          </table:table-cell>
          <table:table-cell table:number-columns-repeated="8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25/03/2011</text:date>, <text:time>10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4T11:35:44</meta:creation-date>
    <dc:date>2011-03-25T10:57:14</dc:date>
    <meta:editing-duration>PT3H27M42S</meta:editing-duration>
    <meta:editing-cycles>113</meta:editing-cycles>
    <meta:generator>LibreOffice/3.3$Linux LibreOffice_project/330m19$Build-202</meta:generator>
    <meta:document-statistic meta:table-count="32" meta:cell-count="7536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11cm" svg:height="10.403cm" xlink:href=".." xlink:type="simple" chart:class="chart:scatter" chart:style-name="ch1">
        <chart:title svg:x="8.68cm" svg:y="0.343cm" chart:style-name="ch2">
          <text:p>10x10</text:p>
        </chart:title>
        <chart:plot-area chart:style-name="ch3" table:cell-range-address="10x10.A2:10x10.B55" svg:x="1.384cm" svg:y="1.768cm" svg:width="16.675cm" svg:height="7.449cm">
          <chartooo:coordinate-region svg:x="2.028cm" svg:y="1.927cm" svg:width="15.636cm" svg:height="6.726cm"/>
          <chart:axis chart:dimension="x" chart:name="primary-x" chart:style-name="ch4">
            <chart:title svg:x="9.297cm" svg:y="9.426cm" chart:style-name="ch5">
              <text:p>m.c.s</text:p>
            </chart:title>
          </chart:axis>
          <chart:axis chart:dimension="y" chart:name="primary-y" chart:style-name="ch6">
            <chart:title svg:x="0.451cm" svg:y="7.34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x10.B2:10x10.B55" chart:class="chart:scatter">
            <chart:domain table:cell-range-address="10x10.A2:10x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x10.A2:10x10.A55</svg:desc>
                </draw:g>
              </table:table-cell>
              <table:table-cell office:value-type="float" office:value="0.16">
                <text:p>0.16</text:p>
                <draw:g>
                  <svg:desc>10x10.B2:10x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55x55</text:p>
        </chart:title>
        <chart:plot-area chart:style-name="ch3" table:cell-range-address="55x55.A2:55x5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5x55.B2:55x55.B55" chart:class="chart:scatter">
            <chart:domain table:cell-range-address="55x55.A2:55x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5x55.A2:55x55.A55</svg:desc>
                </draw:g>
              </table:table-cell>
              <table:table-cell office:value-type="float" office:value="4.74">
                <text:p>4.74</text:p>
                <draw:g>
                  <svg:desc>55x55.B2:55x5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7.17">
                <text:p>17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1.24">
                <text:p>31.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60x60</text:p>
        </chart:title>
        <chart:plot-area chart:style-name="ch3" table:cell-range-address="60x60.A2:60x6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0x60.B2:60x60.B55" chart:class="chart:scatter">
            <chart:domain table:cell-range-address="60x60.A2:60x6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0x60.A2:60x60.A55</svg:desc>
                </draw:g>
              </table:table-cell>
              <table:table-cell office:value-type="float" office:value="5.66">
                <text:p>5.66</text:p>
                <draw:g>
                  <svg:desc>60x60.B2:60x6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3.61">
                <text:p>3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7.13">
                <text:p>37.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65x65</text:p>
        </chart:title>
        <chart:plot-area chart:style-name="ch3" table:cell-range-address="65x65.A2:65x6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5x65.B2:65x65.B55" chart:class="chart:scatter">
            <chart:domain table:cell-range-address="65x65.A2:65x6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5x65.A2:65x65.A55</svg:desc>
                </draw:g>
              </table:table-cell>
              <table:table-cell office:value-type="float" office:value="6.6">
                <text:p>6.6</text:p>
                <draw:g>
                  <svg:desc>65x65.B2:65x6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0.53">
                <text:p>30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6.94">
                <text:p>36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1.22">
                <text:p>41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70x70</text:p>
        </chart:title>
        <chart:plot-area chart:style-name="ch3" table:cell-range-address="70x70.A2:70x7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0x70.B2:70x70.B55" chart:class="chart:scatter">
            <chart:domain table:cell-range-address="70x70.A2:70x7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70x70.A2:70x70.A55</svg:desc>
                </draw:g>
              </table:table-cell>
              <table:table-cell office:value-type="float" office:value="7.65">
                <text:p>7.65</text:p>
                <draw:g>
                  <svg:desc>70x70.B2:70x7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7.77">
                <text:p>37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2.82">
                <text:p>4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0.36">
                <text:p>50.3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75x75</text:p>
        </chart:title>
        <chart:plot-area chart:style-name="ch3" table:cell-range-address="75x75.A2:75x7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5x75.B2:75x75.B55" chart:class="chart:scatter">
            <chart:domain table:cell-range-address="75x75.A2:75x7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75x75.A2:75x75.A55</svg:desc>
                </draw:g>
              </table:table-cell>
              <table:table-cell office:value-type="float" office:value="8.77">
                <text:p>8.77</text:p>
                <draw:g>
                  <svg:desc>75x75.B2:75x7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0.38">
                <text:p>4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8.98">
                <text:p>48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1.88">
                <text:p>51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80x80</text:p>
        </chart:title>
        <chart:plot-area chart:style-name="ch3" table:cell-range-address="80x80.A2:80x8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0x80.B2:80x80.B55" chart:class="chart:scatter">
            <chart:domain table:cell-range-address="80x80.A2:80x8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80x80.A2:80x80.A55</svg:desc>
                </draw:g>
              </table:table-cell>
              <table:table-cell office:value-type="float" office:value="9.99">
                <text:p>9.99</text:p>
                <draw:g>
                  <svg:desc>80x80.B2:80x8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6.11">
                <text:p>36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9.02">
                <text:p>59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85x85</text:p>
        </chart:title>
        <chart:plot-area chart:style-name="ch3" table:cell-range-address="85x85.A2:85x8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5x85.B2:85x85.B55" chart:class="chart:scatter">
            <chart:domain table:cell-range-address="85x85.A2:85x8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85x85.A2:85x85.A55</svg:desc>
                </draw:g>
              </table:table-cell>
              <table:table-cell office:value-type="float" office:value="11.31">
                <text:p>11.31</text:p>
                <draw:g>
                  <svg:desc>85x85.B2:85x8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4.42">
                <text:p>44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4.38">
                <text:p>44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0.17">
                <text:p>70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90x90</text:p>
        </chart:title>
        <chart:plot-area chart:style-name="ch3" table:cell-range-address="90x90.A2:90x9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0x90.B2:90x90.B55" chart:class="chart:scatter">
            <chart:domain table:cell-range-address="90x90.A2:90x9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90x90.A2:90x90.A55</svg:desc>
                </draw:g>
              </table:table-cell>
              <table:table-cell office:value-type="float" office:value="12.59">
                <text:p>12.59</text:p>
                <draw:g>
                  <svg:desc>90x90.B2:90x9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7.61">
                <text:p>37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7.39">
                <text:p>37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1.49">
                <text:p>41.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1.74">
                <text:p>41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9.71">
                <text:p>49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53.86">
                <text:p>53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74.46">
                <text:p>74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82.74">
                <text:p>82.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95x95</text:p>
        </chart:title>
        <chart:plot-area chart:style-name="ch3" table:cell-range-address="95x95.A2:95x95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5x95.B2:95x95.B55" chart:class="chart:scatter">
            <chart:domain table:cell-range-address="95x95.A2:95x9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95x95.A2:95x95.A55</svg:desc>
                </draw:g>
              </table:table-cell>
              <table:table-cell office:value-type="float" office:value="14.03">
                <text:p>14.03</text:p>
                <draw:g>
                  <svg:desc>95x95.B2:95x9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5.41">
                <text:p>55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4.59">
                <text:p>64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4.57">
                <text:p>64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9.51">
                <text:p>69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3.94">
                <text:p>73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2.98">
                <text:p>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7.58">
                <text:p>87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2.49">
                <text:p>92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2.25">
                <text:p>92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2.23">
                <text:p>92.2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00x100</text:p>
        </chart:title>
        <chart:plot-area chart:style-name="ch3" table:cell-range-address="100x100.A2:100x100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0x100.B2:100x100.B55" chart:class="chart:scatter">
            <chart:domain table:cell-range-address="100x100.A2:100x10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0x100.A2:100x100.A55</svg:desc>
                </draw:g>
              </table:table-cell>
              <table:table-cell office:value-type="float" office:value="15.55">
                <text:p>15.55</text:p>
                <draw:g>
                  <svg:desc>100x100.B2:100x10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1.43">
                <text:p>6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6.54">
                <text:p>66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2.32">
                <text:p>72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1.66">
                <text:p>7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92.11">
                <text:p>92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91.96">
                <text:p>9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97.05">
                <text:p>97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2.23">
                <text:p>102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02.22">
                <text:p>102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02.3">
                <text:p>102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15x15</text:p>
        </chart:title>
        <chart:plot-area chart:style-name="ch3" table:cell-range-address="15x15.A2:15x15.B55" svg:x="1.384cm" svg:y="1.764cm" svg:width="16.686cm" svg:height="7.45cm">
          <chartooo:coordinate-region svg:x="2.028cm" svg:y="1.922cm" svg:width="15.647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x15.B2:15x15.B55" chart:class="chart:scatter">
            <chart:domain table:cell-range-address="15x15.A2:15x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x15.A2:15x15.A55</svg:desc>
                </draw:g>
              </table:table-cell>
              <table:table-cell office:value-type="float" office:value="0.37">
                <text:p>0.37</text:p>
                <draw:g>
                  <svg:desc>15x15.B2:15x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.43">
                <text:p>2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05x105</text:p>
        </chart:title>
        <chart:plot-area chart:style-name="ch3" table:cell-range-address="105x105.A2:105x105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5x105.B2:105x105.B55" chart:class="chart:scatter">
            <chart:domain table:cell-range-address="105x105.A2:105x10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5x105.A2:105x105.A55</svg:desc>
                </draw:g>
              </table:table-cell>
              <table:table-cell office:value-type="float" office:value="17.12">
                <text:p>17.12</text:p>
                <draw:g>
                  <svg:desc>105x105.B2:105x10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2.73">
                <text:p>22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3.97">
                <text:p>33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5.14">
                <text:p>45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73.18">
                <text:p>73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73.24">
                <text:p>73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01.27">
                <text:p>101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01.21">
                <text:p>101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01.17">
                <text:p>101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06.89">
                <text:p>106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06.91">
                <text:p>106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12.56">
                <text:p>112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12.48">
                <text:p>11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12.89">
                <text:p>112.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10x110</text:p>
        </chart:title>
        <chart:plot-area chart:style-name="ch3" table:cell-range-address="110x110.A2:110x110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0x110.B2:110x110.B55" chart:class="chart:scatter">
            <chart:domain table:cell-range-address="110x110.A2:110x1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10x110.A2:110x110.A55</svg:desc>
                </draw:g>
              </table:table-cell>
              <table:table-cell office:value-type="float" office:value="18.82">
                <text:p>18.82</text:p>
                <draw:g>
                  <svg:desc>110x110.B2:110x1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1.13">
                <text:p>31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1.84">
                <text:p>61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8.52">
                <text:p>68.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86.39">
                <text:p>8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2.57">
                <text:p>92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8.79">
                <text:p>98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5.01">
                <text:p>105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1.59">
                <text:p>111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1.54">
                <text:p>111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17.19">
                <text:p>117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18.12">
                <text:p>118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17.23">
                <text:p>117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3.39">
                <text:p>12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3.55">
                <text:p>123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3.36">
                <text:p>123.3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15x115</text:p>
        </chart:title>
        <chart:plot-area chart:style-name="ch3" table:cell-range-address="115x115.A2:115x115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5x115.B2:115x115.B55" chart:class="chart:scatter">
            <chart:domain table:cell-range-address="115x115.A2:115x1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15x115.A2:115x115.A55</svg:desc>
                </draw:g>
              </table:table-cell>
              <table:table-cell office:value-type="float" office:value="20.51">
                <text:p>20.51</text:p>
                <draw:g>
                  <svg:desc>115x115.B2:115x1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0.68">
                <text:p>40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7.59">
                <text:p>67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7.78">
                <text:p>87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7.77">
                <text:p>87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94.53">
                <text:p>94.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94.41">
                <text:p>94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01.38">
                <text:p>101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01.13">
                <text:p>101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14.65">
                <text:p>114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14.69">
                <text:p>114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21.37">
                <text:p>121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22.05">
                <text:p>122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21.34">
                <text:p>121.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8.03">
                <text:p>128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8.04">
                <text:p>128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8.23">
                <text:p>128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34.95">
                <text:p>134.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35.6">
                <text:p>135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20x120</text:p>
        </chart:title>
        <chart:plot-area chart:style-name="ch3" table:cell-range-address="120x120.A2:120x120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0x120.B2:120x120.B55" chart:class="chart:scatter">
            <chart:domain table:cell-range-address="120x120.A2:120x1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20x120.A2:120x120.A55</svg:desc>
                </draw:g>
              </table:table-cell>
              <table:table-cell office:value-type="float" office:value="22.63">
                <text:p>22.63</text:p>
                <draw:g>
                  <svg:desc>120x120.B2:120x1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1.62">
                <text:p>51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3.57">
                <text:p>73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3.53">
                <text:p>73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0.86">
                <text:p>80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8.17">
                <text:p>88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96.06">
                <text:p>96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02.87">
                <text:p>102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0.12">
                <text:p>110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0.08">
                <text:p>1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0.22">
                <text:p>11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17.47">
                <text:p>117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17.45">
                <text:p>117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17.41">
                <text:p>117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24.83">
                <text:p>124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24.89">
                <text:p>124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32.49">
                <text:p>13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32.11">
                <text:p>132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39.37">
                <text:p>139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46.64">
                <text:p>146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46.63">
                <text:p>146.6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25x125</text:p>
        </chart:title>
        <chart:plot-area chart:style-name="ch3" table:cell-range-address="125x125.A2:125x125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5x125.B2:125x125.B55" chart:class="chart:scatter">
            <chart:domain table:cell-range-address="125x125.A2:125x1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25x125.A2:125x125.A55</svg:desc>
                </draw:g>
              </table:table-cell>
              <table:table-cell office:value-type="float" office:value="24.22">
                <text:p>24.22</text:p>
                <draw:g>
                  <svg:desc>125x125.B2:125x1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0.13">
                <text:p>4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0.09">
                <text:p>4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3.94">
                <text:p>63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3.88">
                <text:p>63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2.09">
                <text:p>7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1.81">
                <text:p>7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9.78">
                <text:p>79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9.93">
                <text:p>79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3.59">
                <text:p>103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1.55">
                <text:p>111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1.66">
                <text:p>11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9.41">
                <text:p>119.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27.36">
                <text:p>127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28.27">
                <text:p>128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35.31">
                <text:p>135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35.42">
                <text:p>135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35.48">
                <text:p>135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3.35">
                <text:p>143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3.26">
                <text:p>143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1.31">
                <text:p>151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1.23">
                <text:p>151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1.28">
                <text:p>151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59.14">
                <text:p>159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59.12">
                <text:p>159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0.33">
                <text:p>160.3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intercepts.D2:intercepts.D31" chart:error-lower-range="intercepts.D2:intercepts.D3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intercepts.D2:intercepts.D31" chart:error-lower-range="intercepts.D2:intercep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2cm" svg:y="0.315cm" chart:style-name="ch2">
          <text:p>Intercept against Area</text:p>
        </chart:title>
        <chart:plot-area chart:style-name="ch3" table:cell-range-address="intercepts.B2:intercepts.C31" svg:x="1.328cm" svg:y="1.656cm" svg:width="14.032cm" svg:height="6.186cm">
          <chartooo:coordinate-region svg:x="2.417cm" svg:y="1.853cm" svg:width="12.483cm" svg:height="5.346cm"/>
          <chart:axis chart:dimension="x" chart:name="primary-x" chart:style-name="ch4">
            <chart:title svg:x="7.946cm" svg:y="8.023cm" chart:style-name="ch5">
              <text:p>Area</text:p>
            </chart:title>
          </chart:axis>
          <chart:axis chart:dimension="y" chart:name="primary-y" chart:style-name="ch6">
            <chart:title svg:x="0.451cm" svg:y="5.683cm" chart:style-name="ch7">
              <text:p>Intercept ( c)</text:p>
            </chart:title>
            <chart:grid chart:style-name="ch8" chart:class="major"/>
          </chart:axis>
          <chart:series chart:style-name="ch9" chart:values-cell-range-address="intercepts.C2:intercepts.C31" chart:class="chart:scatter">
            <chart:domain table:cell-range-address="intercepts.B2:intercepts.B31"/>
            <chart:regression-curve chart:style-name="ch10">
              <chart:equation/>
            </chart:regression-curve>
            <chart:error-indicator chart:style-name="ch11" chart:dimension="y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ntercepts.B2:intercepts.B31</svg:desc>
                </draw:g>
              </table:table-cell>
              <table:table-cell office:value-type="float" office:value="0.00112257768604506">
                <text:p>0.00112257768604506</text:p>
                <draw:g>
                  <svg:desc>intercepts.C2:intercepts.C31</svg:desc>
                </draw:g>
              </table:table-cell>
              <table:table-cell office:value-type="float" office:value="0.0000117136136085433">
                <text:p>0.0000117136136085433</text:p>
                <draw:g>
                  <svg:desc>intercepts.D2:intercepts.D31</svg:desc>
                </draw:g>
              </table:table-cell>
              <table:table-cell office:value-type="float" office:value="0.0000117136136085433">
                <text:p>0.0000117136136085433</text:p>
                <draw:g>
                  <svg:desc>intercepts.D2:intercep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563352826510762">
                <text:p>0.00563352826510762</text:p>
              </table:table-cell>
              <table:table-cell office:value-type="float" office:value="0.0000127919424296938">
                <text:p>0.0000127919424296938</text:p>
              </table:table-cell>
              <table:table-cell office:value-type="float" office:value="0.0000127919424296938">
                <text:p>0.0000127919424296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758055268891171">
                <text:p>0.00758055268891171</text:p>
              </table:table-cell>
              <table:table-cell office:value-type="float" office:value="0.0000245310757686809">
                <text:p>0.0000245310757686809</text:p>
              </table:table-cell>
              <table:table-cell office:value-type="float" office:value="0.0000245310757686809">
                <text:p>0.000024531075768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166678133241605">
                <text:p>0.0166678133241605</text:p>
              </table:table-cell>
              <table:table-cell office:value-type="float" office:value="0.0000352989676973654">
                <text:p>0.0000352989676973654</text:p>
              </table:table-cell>
              <table:table-cell office:value-type="float" office:value="0.0000352989676973654">
                <text:p>0.0000352989676973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246611627106987">
                <text:p>0.0246611627106987</text:p>
              </table:table-cell>
              <table:table-cell office:value-type="float" office:value="0.0000293328968708702">
                <text:p>0.0000293328968708702</text:p>
              </table:table-cell>
              <table:table-cell office:value-type="float" office:value="0.0000293328968708702">
                <text:p>0.000029332896870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355739020754516">
                <text:p>0.0355739020754516</text:p>
              </table:table-cell>
              <table:table-cell office:value-type="float" office:value="0.0000511987390083423">
                <text:p>0.0000511987390083423</text:p>
              </table:table-cell>
              <table:table-cell office:value-type="float" office:value="0.0000511987390083423">
                <text:p>0.0000511987390083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291216603600493">
                <text:p>0.0291216603600493</text:p>
              </table:table-cell>
              <table:table-cell office:value-type="float" office:value="0.0000707437965105485">
                <text:p>0.0000707437965105485</text:p>
              </table:table-cell>
              <table:table-cell office:value-type="float" office:value="0.0000707437965105485">
                <text:p>0.0000707437965105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585987845430622">
                <text:p>0.0585987845430622</text:p>
              </table:table-cell>
              <table:table-cell office:value-type="float" office:value="0.0000832844084795218">
                <text:p>0.0000832844084795218</text:p>
              </table:table-cell>
              <table:table-cell office:value-type="float" office:value="0.0000832844084795218">
                <text:p>0.0000832844084795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570221304896176">
                <text:p>0.0570221304896176</text:p>
              </table:table-cell>
              <table:table-cell office:value-type="float" office:value="0.0000454237065586784">
                <text:p>0.0000454237065586784</text:p>
              </table:table-cell>
              <table:table-cell office:value-type="float" office:value="0.0000454237065586784">
                <text:p>0.0000454237065586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737346634560345">
                <text:p>0.0737346634560345</text:p>
              </table:table-cell>
              <table:table-cell office:value-type="float" office:value="0.0000975845663118223">
                <text:p>0.0000975845663118223</text:p>
              </table:table-cell>
              <table:table-cell office:value-type="float" office:value="0.0000975845663118223">
                <text:p>0.00009758456631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918713450292437">
                <text:p>0.0918713450292437</text:p>
              </table:table-cell>
              <table:table-cell office:value-type="float" office:value="0.000121913000532888">
                <text:p>0.000121913000532888</text:p>
              </table:table-cell>
              <table:table-cell office:value-type="float" office:value="0.000121913000532888">
                <text:p>0.00012191300053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968249054007661">
                <text:p>0.0968249054007661</text:p>
              </table:table-cell>
              <table:table-cell office:value-type="float" office:value="0.000163702032051892">
                <text:p>0.000163702032051892</text:p>
              </table:table-cell>
              <table:table-cell office:value-type="float" office:value="0.000163702032051892">
                <text:p>0.0001637020320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103413599357862">
                <text:p>0.103413599357862</text:p>
              </table:table-cell>
              <table:table-cell office:value-type="float" office:value="0.000136431248906694">
                <text:p>0.000136431248906694</text:p>
              </table:table-cell>
              <table:table-cell office:value-type="float" office:value="0.000136431248906694">
                <text:p>0.000136431248906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155982112143104">
                <text:p>0.155982112143104</text:p>
              </table:table-cell>
              <table:table-cell office:value-type="float" office:value="0.000236353825832291">
                <text:p>0.000236353825832291</text:p>
              </table:table-cell>
              <table:table-cell office:value-type="float" office:value="0.000236353825832291">
                <text:p>0.000236353825832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154230019493189">
                <text:p>0.154230019493189</text:p>
              </table:table-cell>
              <table:table-cell office:value-type="float" office:value="0.000243146050066599">
                <text:p>0.000243146050066599</text:p>
              </table:table-cell>
              <table:table-cell office:value-type="float" office:value="0.000243146050066599">
                <text:p>0.000243146050066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220107785804392">
                <text:p>0.220107785804392</text:p>
              </table:table-cell>
              <table:table-cell office:value-type="float" office:value="0.000184234380942923">
                <text:p>0.000184234380942923</text:p>
              </table:table-cell>
              <table:table-cell office:value-type="float" office:value="0.000184234380942923">
                <text:p>0.000184234380942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26403738103428">
                <text:p>0.26403738103428</text:p>
              </table:table-cell>
              <table:table-cell office:value-type="float" office:value="0.000240564687659074">
                <text:p>0.000240564687659074</text:p>
              </table:table-cell>
              <table:table-cell office:value-type="float" office:value="0.000240564687659074">
                <text:p>0.00024056468765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245134732255472">
                <text:p>0.245134732255472</text:p>
              </table:table-cell>
              <table:table-cell office:value-type="float" office:value="0.000242783054429832">
                <text:p>0.000242783054429832</text:p>
              </table:table-cell>
              <table:table-cell office:value-type="float" office:value="0.000242783054429832">
                <text:p>0.000242783054429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267749111340453">
                <text:p>0.267749111340453</text:p>
              </table:table-cell>
              <table:table-cell office:value-type="float" office:value="0.000344330695859497">
                <text:p>0.000344330695859497</text:p>
              </table:table-cell>
              <table:table-cell office:value-type="float" office:value="0.000344330695859497">
                <text:p>0.000344330695859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297852310514899">
                <text:p>0.297852310514899</text:p>
              </table:table-cell>
              <table:table-cell office:value-type="float" office:value="0.000286595320182087">
                <text:p>0.000286595320182087</text:p>
              </table:table-cell>
              <table:table-cell office:value-type="float" office:value="0.000286595320182087">
                <text:p>0.00028659532018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319842907923411">
                <text:p>0.319842907923411</text:p>
              </table:table-cell>
              <table:table-cell office:value-type="float" office:value="0.000500607979581504">
                <text:p>0.000500607979581504</text:p>
              </table:table-cell>
              <table:table-cell office:value-type="float" office:value="0.000500607979581504">
                <text:p>0.000500607979581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360373810342863">
                <text:p>0.360373810342863</text:p>
              </table:table-cell>
              <table:table-cell office:value-type="float" office:value="0.000492984136989666">
                <text:p>0.000492984136989666</text:p>
              </table:table-cell>
              <table:table-cell office:value-type="float" office:value="0.000492984136989666">
                <text:p>0.000492984136989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557092076596725">
                <text:p>0.557092076596725</text:p>
              </table:table-cell>
              <table:table-cell office:value-type="float" office:value="0.000346080564117007">
                <text:p>0.000346080564117007</text:p>
              </table:table-cell>
              <table:table-cell office:value-type="float" office:value="0.000346080564117007">
                <text:p>0.000346080564117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369555096892546">
                <text:p>0.369555096892546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423267973856215">
                <text:p>0.423267973856215</text:p>
              </table:table-cell>
              <table:table-cell office:value-type="float" office:value="0.000420209490578532">
                <text:p>0.000420209490578532</text:p>
              </table:table-cell>
              <table:table-cell office:value-type="float" office:value="0.000420209490578532">
                <text:p>0.000420209490578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49469556243552">
                <text:p>0.49469556243552</text:p>
              </table:table-cell>
              <table:table-cell office:value-type="float" office:value="0.000253069679408501">
                <text:p>0.000253069679408501</text:p>
              </table:table-cell>
              <table:table-cell office:value-type="float" office:value="0.000253069679408501">
                <text:p>0.000253069679408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431640866873094">
                <text:p>0.431640866873094</text:p>
              </table:table-cell>
              <table:table-cell office:value-type="float" office:value="0.000644230422566017">
                <text:p>0.000644230422566017</text:p>
              </table:table-cell>
              <table:table-cell office:value-type="float" office:value="0.000644230422566017">
                <text:p>0.000644230422566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530782020410511">
                <text:p>0.530782020410511</text:p>
              </table:table-cell>
              <table:table-cell office:value-type="float" office:value="0.000595347008694231">
                <text:p>0.000595347008694231</text:p>
              </table:table-cell>
              <table:table-cell office:value-type="float" office:value="0.000595347008694231">
                <text:p>0.000595347008694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699076940717806">
                <text:p>0.699076940717806</text:p>
              </table:table-cell>
              <table:table-cell office:value-type="float" office:value="0.000441348901706567">
                <text:p>0.000441348901706567</text:p>
              </table:table-cell>
              <table:table-cell office:value-type="float" office:value="0.000441348901706567">
                <text:p>0.000441348901706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792247448687064">
                <text:p>0.792247448687064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88cm" svg:y="0.496cm" chart:style-name="ch2">
          <text:p>130x130</text:p>
        </chart:title>
        <chart:plot-area chart:style-name="ch3" table:cell-range-address="130x130.A2:130x130.B55" svg:x="1.384cm" svg:y="1.764cm" svg:width="16.692cm" svg:height="7.45cm">
          <chartooo:coordinate-region svg:x="2.106cm" svg:y="1.922cm" svg:width="15.575cm" svg:height="6.728cm"/>
          <chart:axis chart:dimension="x" chart:name="primary-x" chart:style-name="ch4">
            <chart:title svg:x="9.306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30x130.B2:130x130.B55" chart:class="chart:scatter">
            <chart:domain table:cell-range-address="130x130.A2:130x1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30x130.A2:130x130.A55</svg:desc>
                </draw:g>
              </table:table-cell>
              <table:table-cell office:value-type="float" office:value="26.2">
                <text:p>26.2</text:p>
                <draw:g>
                  <svg:desc>130x130.B2:130x13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4.79">
                <text:p>34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2.01">
                <text:p>52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60.57">
                <text:p>6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9.18">
                <text:p>69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6.32">
                <text:p>8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4.94">
                <text:p>94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5.02">
                <text:p>95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03.55">
                <text:p>103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12.19">
                <text:p>112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12.23">
                <text:p>112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12.18">
                <text:p>112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20.79">
                <text:p>120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20.83">
                <text:p>120.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20.79">
                <text:p>120.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9.27">
                <text:p>129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9.26">
                <text:p>129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9.74">
                <text:p>129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8.08">
                <text:p>138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8.05">
                <text:p>138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6.63">
                <text:p>146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6.56">
                <text:p>146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6.58">
                <text:p>146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55.37">
                <text:p>155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55.05">
                <text:p>155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63.63">
                <text:p>163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63.73">
                <text:p>163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63.86">
                <text:p>163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72.47">
                <text:p>172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72.42">
                <text:p>17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72.47">
                <text:p>172.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88cm" svg:y="0.496cm" chart:style-name="ch2">
          <text:p>135x135</text:p>
        </chart:title>
        <chart:plot-area chart:style-name="ch3" table:cell-range-address="135x135.A2:135x135.B55" svg:x="1.384cm" svg:y="1.764cm" svg:width="16.692cm" svg:height="7.45cm">
          <chartooo:coordinate-region svg:x="2.106cm" svg:y="1.922cm" svg:width="15.575cm" svg:height="6.728cm"/>
          <chart:axis chart:dimension="x" chart:name="primary-x" chart:style-name="ch4">
            <chart:title svg:x="9.306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35x135.B2:135x135.B55" chart:class="chart:scatter">
            <chart:domain table:cell-range-address="135x135.A2:135x1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35x135.A2:135x135.A55</svg:desc>
                </draw:g>
              </table:table-cell>
              <table:table-cell office:value-type="float" office:value="28.23">
                <text:p>28.23</text:p>
                <draw:g>
                  <svg:desc>135x135.B2:135x13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65.37">
                <text:p>65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74.47">
                <text:p>74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93.09">
                <text:p>93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93.04">
                <text:p>93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02.36">
                <text:p>102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11.51">
                <text:p>111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11.65">
                <text:p>111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20.84">
                <text:p>120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29.97">
                <text:p>129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30.07">
                <text:p>13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30.03">
                <text:p>13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39.26">
                <text:p>139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39.25">
                <text:p>139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39.41">
                <text:p>139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48.45">
                <text:p>148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48.63">
                <text:p>148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48.49">
                <text:p>148.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57.82">
                <text:p>157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57.68">
                <text:p>157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57.76">
                <text:p>157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67.17">
                <text:p>167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76.42">
                <text:p>176.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76.44">
                <text:p>176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76.42">
                <text:p>176.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85.76">
                <text:p>185.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88cm" svg:y="0.496cm" chart:style-name="ch2">
          <text:p>140x140</text:p>
        </chart:title>
        <chart:plot-area chart:style-name="ch3" table:cell-range-address="140x140.A2:140x140.B55" svg:x="1.384cm" svg:y="1.764cm" svg:width="16.692cm" svg:height="7.45cm">
          <chartooo:coordinate-region svg:x="2.106cm" svg:y="1.922cm" svg:width="15.575cm" svg:height="6.728cm"/>
          <chart:axis chart:dimension="x" chart:name="primary-x" chart:style-name="ch4">
            <chart:title svg:x="9.306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40x140.B2:140x140.B55" chart:class="chart:scatter">
            <chart:domain table:cell-range-address="140x140.A2:140x1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40x140.A2:140x140.A55</svg:desc>
                </draw:g>
              </table:table-cell>
              <table:table-cell office:value-type="float" office:value="30.48">
                <text:p>30.48</text:p>
                <draw:g>
                  <svg:desc>140x140.B2:140x14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0.33">
                <text:p>40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0.23">
                <text:p>60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0.27">
                <text:p>6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0.19">
                <text:p>7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0.06">
                <text:p>10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0.21">
                <text:p>100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0.03">
                <text:p>11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09.95">
                <text:p>109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19.89">
                <text:p>119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19.94">
                <text:p>119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29.92">
                <text:p>129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29.87">
                <text:p>129.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29.96">
                <text:p>129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39.86">
                <text:p>139.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39.89">
                <text:p>139.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39.81">
                <text:p>139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49.89">
                <text:p>149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49.68">
                <text:p>149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49.87">
                <text:p>149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69.75">
                <text:p>169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69.68">
                <text:p>169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0.68">
                <text:p>170.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79.78">
                <text:p>179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0.16">
                <text:p>18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0.59">
                <text:p>18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0.14">
                <text:p>190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89.89">
                <text:p>189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99.65">
                <text:p>199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99.61">
                <text:p>199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99.63">
                <text:p>199.6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88cm" svg:y="0.496cm" chart:style-name="ch2">
          <text:p>145x145</text:p>
        </chart:title>
        <chart:plot-area chart:style-name="ch3" table:cell-range-address="145x145.A2:145x145.B55" svg:x="1.384cm" svg:y="1.764cm" svg:width="16.692cm" svg:height="7.45cm">
          <chartooo:coordinate-region svg:x="2.106cm" svg:y="1.922cm" svg:width="15.575cm" svg:height="6.728cm"/>
          <chart:axis chart:dimension="x" chart:name="primary-x" chart:style-name="ch4">
            <chart:title svg:x="9.306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45x145.B2:145x145.B55" chart:class="chart:scatter">
            <chart:domain table:cell-range-address="145x145.A2:145x1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45x145.A2:145x145.A55</svg:desc>
                </draw:g>
              </table:table-cell>
              <table:table-cell office:value-type="float" office:value="32.57">
                <text:p>32.57</text:p>
                <draw:g>
                  <svg:desc>145x145.B2:145x14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4.51">
                <text:p>64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5.26">
                <text:p>75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5.85">
                <text:p>8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7.28">
                <text:p>107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7.16">
                <text:p>107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7.79">
                <text:p>117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7.92">
                <text:p>117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7.93">
                <text:p>117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8.89">
                <text:p>128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8.64">
                <text:p>128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9.28">
                <text:p>139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9.32">
                <text:p>139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9.28">
                <text:p>139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60.58">
                <text:p>160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60.62">
                <text:p>160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60.65">
                <text:p>16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71.16">
                <text:p>171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81.92">
                <text:p>181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81.91">
                <text:p>181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92.57">
                <text:p>192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93.59">
                <text:p>193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92.42">
                <text:p>192.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03.22">
                <text:p>203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04.23">
                <text:p>204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03.1">
                <text:p>20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14.25">
                <text:p>214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13.94">
                <text:p>21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13.97">
                <text:p>213.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20x20</text:p>
        </chart:title>
        <chart:plot-area chart:style-name="ch3" table:cell-range-address="20x20.A2:20x20.B55" svg:x="1.384cm" svg:y="1.764cm" svg:width="16.686cm" svg:height="7.45cm">
          <chartooo:coordinate-region svg:x="2.028cm" svg:y="1.922cm" svg:width="15.647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0x20.B2:20x20.B55" chart:class="chart:scatter">
            <chart:domain table:cell-range-address="20x20.A2:20x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0x20.A2:20x20.A55</svg:desc>
                </draw:g>
              </table:table-cell>
              <table:table-cell office:value-type="float" office:value="0.64">
                <text:p>0.64</text:p>
                <draw:g>
                  <svg:desc>20x20.B2:20x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88cm" svg:y="0.496cm" chart:style-name="ch2">
          <text:p>150x150</text:p>
        </chart:title>
        <chart:plot-area chart:style-name="ch3" table:cell-range-address="150x150.A2:150x150.B55" svg:x="1.384cm" svg:y="1.764cm" svg:width="16.692cm" svg:height="7.45cm">
          <chartooo:coordinate-region svg:x="2.106cm" svg:y="1.922cm" svg:width="15.575cm" svg:height="6.728cm"/>
          <chart:axis chart:dimension="x" chart:name="primary-x" chart:style-name="ch4">
            <chart:title svg:x="9.306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0x150.B2:150x150.B55" chart:class="chart:scatter">
            <chart:domain table:cell-range-address="150x150.A2:150x1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0x150.A2:150x150.A55</svg:desc>
                </draw:g>
              </table:table-cell>
              <table:table-cell office:value-type="float" office:value="34.85">
                <text:p>34.85</text:p>
                <draw:g>
                  <svg:desc>150x150.B2:150x1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9.26">
                <text:p>69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92.32">
                <text:p>9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92.01">
                <text:p>92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03.39">
                <text:p>103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26.23">
                <text:p>126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37.58">
                <text:p>137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37.43">
                <text:p>137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37.69">
                <text:p>137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48.93">
                <text:p>148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49.02">
                <text:p>149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60.41">
                <text:p>160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60.52">
                <text:p>16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72.01">
                <text:p>172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71.83">
                <text:p>17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83.31">
                <text:p>183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83.11">
                <text:p>183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94.73">
                <text:p>194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94.53">
                <text:p>194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94.59">
                <text:p>194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06.13">
                <text:p>206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06.21">
                <text:p>206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17.69">
                <text:p>217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17.53">
                <text:p>217.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17.34">
                <text:p>217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28.94">
                <text:p>228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28.95">
                <text:p>228.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88cm" svg:y="0.496cm" chart:style-name="ch2">
          <text:p>155x155</text:p>
        </chart:title>
        <chart:plot-area chart:style-name="ch3" table:cell-range-address="155x155.A2:155x155.B55" svg:x="1.384cm" svg:y="1.764cm" svg:width="16.692cm" svg:height="7.45cm">
          <chartooo:coordinate-region svg:x="2.106cm" svg:y="1.923cm" svg:width="15.575cm" svg:height="6.727cm"/>
          <chart:axis chart:dimension="x" chart:name="primary-x" chart:style-name="ch4">
            <chart:title svg:x="9.306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5x155.B2:155x155.B55" chart:class="chart:scatter">
            <chart:domain table:cell-range-address="155x155.A2:155x1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5x155.A2:155x155.A55</svg:desc>
                </draw:g>
              </table:table-cell>
              <table:table-cell office:value-type="float" office:value="37.17">
                <text:p>37.17</text:p>
                <draw:g>
                  <svg:desc>155x155.B2:155x15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1.58">
                <text:p>6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1.56">
                <text:p>61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3.79">
                <text:p>7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98.41">
                <text:p>98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98.12">
                <text:p>98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98.33">
                <text:p>98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0.96">
                <text:p>110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2.52">
                <text:p>12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2.62">
                <text:p>122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2.65">
                <text:p>122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34.68">
                <text:p>134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34.69">
                <text:p>134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46.85">
                <text:p>146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46.79">
                <text:p>146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58.94">
                <text:p>158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58.96">
                <text:p>158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0.38">
                <text:p>16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71.29">
                <text:p>171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71.09">
                <text:p>171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83.37">
                <text:p>183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83.48">
                <text:p>183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83.42">
                <text:p>183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95.53">
                <text:p>195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95.46">
                <text:p>195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08.26">
                <text:p>208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07.83">
                <text:p>207.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20.01">
                <text:p>22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19.76">
                <text:p>219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32.21">
                <text:p>232.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32.11">
                <text:p>232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44.34">
                <text:p>244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44.57">
                <text:p>244.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44.3">
                <text:p>244.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error-upper-range="intercepts.D2:intercepts.D31" chart:error-lower-range="intercepts.D2:intercepts.D3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05cm" chart:symbol-height="0.05cm" chart:error-upper-indicator="true" chart:error-lower-indicator="true" chart:error-category="cell-range" chart:error-upper-range="intercepts.D2:intercepts.D31" chart:error-lower-range="intercepts.D2:intercep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6cm" svg:y="0.315cm" chart:style-name="ch2">
          <text:p>Gradient against Area</text:p>
        </chart:title>
        <chart:plot-area chart:style-name="ch3" table:cell-range-address="gradients.B2:gradients.C31" svg:x="1.328cm" svg:y="1.656cm" svg:width="14.032cm" svg:height="6.186cm">
          <chartooo:coordinate-region svg:x="2.417cm" svg:y="1.853cm" svg:width="12.483cm" svg:height="5.346cm"/>
          <chart:axis chart:dimension="x" chart:name="primary-x" chart:style-name="ch4">
            <chart:title svg:x="7.946cm" svg:y="8.023cm" chart:style-name="ch5">
              <text:p>Area</text:p>
            </chart:title>
          </chart:axis>
          <chart:axis chart:dimension="y" chart:name="primary-y" chart:style-name="ch6">
            <chart:title svg:x="0.451cm" svg:y="5.422cm" chart:style-name="ch7">
              <text:p>Gradient</text:p>
            </chart:title>
            <chart:grid chart:style-name="ch8" chart:class="major"/>
          </chart:axis>
          <chart:series chart:style-name="ch9" chart:values-cell-range-address="gradients.C2:gradients.C31" chart:class="chart:scatter">
            <chart:domain table:cell-range-address="gradients.B2:gradients.B31"/>
            <chart:error-indicator chart:style-name="ch10" chart:dimension="y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gradients.B2:gradients.B31</svg:desc>
                </draw:g>
              </table:table-cell>
              <table:table-cell office:value-type="float" office:value="0.00024140350877193">
                <text:p>0.00024140350877193</text:p>
                <draw:g>
                  <svg:desc>gradients.C2:gradients.C31</svg:desc>
                </draw:g>
              </table:table-cell>
              <table:table-cell office:value-type="float" office:value="0.0000117136136085433">
                <text:p>0.0000117136136085433</text:p>
                <draw:g>
                  <svg:desc>intercepts.D2:intercepts.D31</svg:desc>
                </draw:g>
              </table:table-cell>
              <table:table-cell office:value-type="float" office:value="0.0000117136136085433">
                <text:p>0.0000117136136085433</text:p>
                <draw:g>
                  <svg:desc>intercepts.D2:intercep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0423770209838321">
                <text:p>0.000423770209838321</text:p>
              </table:table-cell>
              <table:table-cell office:value-type="float" office:value="0.0000127919424296938">
                <text:p>0.0000127919424296938</text:p>
              </table:table-cell>
              <table:table-cell office:value-type="float" office:value="0.0000127919424296938">
                <text:p>0.0000127919424296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656360509115927">
                <text:p>0.000656360509115927</text:p>
              </table:table-cell>
              <table:table-cell office:value-type="float" office:value="0.0000245310757686809">
                <text:p>0.0000245310757686809</text:p>
              </table:table-cell>
              <table:table-cell office:value-type="float" office:value="0.0000245310757686809">
                <text:p>0.000024531075768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00938802889576883">
                <text:p>0.000938802889576883</text:p>
              </table:table-cell>
              <table:table-cell office:value-type="float" office:value="0.0000352989676973654">
                <text:p>0.0000352989676973654</text:p>
              </table:table-cell>
              <table:table-cell office:value-type="float" office:value="0.0000352989676973654">
                <text:p>0.0000352989676973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0127287925696594">
                <text:p>0.00127287925696594</text:p>
              </table:table-cell>
              <table:table-cell office:value-type="float" office:value="0.0000293328968708702">
                <text:p>0.0000293328968708702</text:p>
              </table:table-cell>
              <table:table-cell office:value-type="float" office:value="0.0000293328968708702">
                <text:p>0.000029332896870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0165896112831097">
                <text:p>0.00165896112831097</text:p>
              </table:table-cell>
              <table:table-cell office:value-type="float" office:value="0.0000511987390083423">
                <text:p>0.0000511987390083423</text:p>
              </table:table-cell>
              <table:table-cell office:value-type="float" office:value="0.0000511987390083423">
                <text:p>0.0000511987390083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0208968008255934">
                <text:p>0.00208968008255934</text:p>
              </table:table-cell>
              <table:table-cell office:value-type="float" office:value="0.0000707437965105485">
                <text:p>0.0000707437965105485</text:p>
              </table:table-cell>
              <table:table-cell office:value-type="float" office:value="0.0000707437965105485">
                <text:p>0.0000707437965105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0257398004815962">
                <text:p>0.00257398004815962</text:p>
              </table:table-cell>
              <table:table-cell office:value-type="float" office:value="0.0000832844084795218">
                <text:p>0.0000832844084795218</text:p>
              </table:table-cell>
              <table:table-cell office:value-type="float" office:value="0.0000832844084795218">
                <text:p>0.0000832844084795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0311062263501892">
                <text:p>0.00311062263501892</text:p>
              </table:table-cell>
              <table:table-cell office:value-type="float" office:value="0.0000454237065586784">
                <text:p>0.0000454237065586784</text:p>
              </table:table-cell>
              <table:table-cell office:value-type="float" office:value="0.0000454237065586784">
                <text:p>0.0000454237065586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0369590643274854">
                <text:p>0.00369590643274854</text:p>
              </table:table-cell>
              <table:table-cell office:value-type="float" office:value="0.0000975845663118223">
                <text:p>0.0000975845663118223</text:p>
              </table:table-cell>
              <table:table-cell office:value-type="float" office:value="0.0000975845663118223">
                <text:p>0.00009758456631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0433330581355349">
                <text:p>0.00433330581355349</text:p>
              </table:table-cell>
              <table:table-cell office:value-type="float" office:value="0.000121913000532888">
                <text:p>0.000121913000532888</text:p>
              </table:table-cell>
              <table:table-cell office:value-type="float" office:value="0.000121913000532888">
                <text:p>0.00012191300053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050252356381149">
                <text:p>0.0050252356381149</text:p>
              </table:table-cell>
              <table:table-cell office:value-type="float" office:value="0.000163702032051892">
                <text:p>0.000163702032051892</text:p>
              </table:table-cell>
              <table:table-cell office:value-type="float" office:value="0.000163702032051892">
                <text:p>0.0001637020320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00575277605779154">
                <text:p>0.00575277605779154</text:p>
              </table:table-cell>
              <table:table-cell office:value-type="float" office:value="0.000136431248906694">
                <text:p>0.000136431248906694</text:p>
              </table:table-cell>
              <table:table-cell office:value-type="float" office:value="0.000136431248906694">
                <text:p>0.000136431248906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00654280701754386">
                <text:p>0.00654280701754386</text:p>
              </table:table-cell>
              <table:table-cell office:value-type="float" office:value="0.000236353825832291">
                <text:p>0.000236353825832291</text:p>
              </table:table-cell>
              <table:table-cell office:value-type="float" office:value="0.000236353825832291">
                <text:p>0.000236353825832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00736899896800826">
                <text:p>0.00736899896800826</text:p>
              </table:table-cell>
              <table:table-cell office:value-type="float" office:value="0.000243146050066599">
                <text:p>0.000243146050066599</text:p>
              </table:table-cell>
              <table:table-cell office:value-type="float" office:value="0.000243146050066599">
                <text:p>0.000243146050066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00825424148606811">
                <text:p>0.00825424148606811</text:p>
              </table:table-cell>
              <table:table-cell office:value-type="float" office:value="0.000184234380942923">
                <text:p>0.000184234380942923</text:p>
              </table:table-cell>
              <table:table-cell office:value-type="float" office:value="0.000184234380942923">
                <text:p>0.000184234380942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00920013759889921">
                <text:p>0.00920013759889921</text:p>
              </table:table-cell>
              <table:table-cell office:value-type="float" office:value="0.000240564687659074">
                <text:p>0.000240564687659074</text:p>
              </table:table-cell>
              <table:table-cell office:value-type="float" office:value="0.000240564687659074">
                <text:p>0.00024056468765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0101998761609907">
                <text:p>0.0101998761609907</text:p>
              </table:table-cell>
              <table:table-cell office:value-type="float" office:value="0.000242783054429832">
                <text:p>0.000242783054429832</text:p>
              </table:table-cell>
              <table:table-cell office:value-type="float" office:value="0.000242783054429832">
                <text:p>0.000242783054429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112256553147575">
                <text:p>0.0112256553147575</text:p>
              </table:table-cell>
              <table:table-cell office:value-type="float" office:value="0.000344330695859497">
                <text:p>0.000344330695859497</text:p>
              </table:table-cell>
              <table:table-cell office:value-type="float" office:value="0.000344330695859497">
                <text:p>0.000344330695859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0123230546955624">
                <text:p>0.0123230546955624</text:p>
              </table:table-cell>
              <table:table-cell office:value-type="float" office:value="0.000286595320182087">
                <text:p>0.000286595320182087</text:p>
              </table:table-cell>
              <table:table-cell office:value-type="float" office:value="0.000286595320182087">
                <text:p>0.00028659532018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0134579704162367">
                <text:p>0.0134579704162367</text:p>
              </table:table-cell>
              <table:table-cell office:value-type="float" office:value="0.000500607979581504">
                <text:p>0.000500607979581504</text:p>
              </table:table-cell>
              <table:table-cell office:value-type="float" office:value="0.000500607979581504">
                <text:p>0.000500607979581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0146164155486756">
                <text:p>0.0146164155486756</text:p>
              </table:table-cell>
              <table:table-cell office:value-type="float" office:value="0.000492984136989666">
                <text:p>0.000492984136989666</text:p>
              </table:table-cell>
              <table:table-cell office:value-type="float" office:value="0.000492984136989666">
                <text:p>0.000492984136989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0158921224630203">
                <text:p>0.0158921224630203</text:p>
              </table:table-cell>
              <table:table-cell office:value-type="float" office:value="0.000346080564117007">
                <text:p>0.000346080564117007</text:p>
              </table:table-cell>
              <table:table-cell office:value-type="float" office:value="0.000346080564117007">
                <text:p>0.000346080564117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0172007843137255">
                <text:p>0.0172007843137255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0185118403852769">
                <text:p>0.0185118403852769</text:p>
              </table:table-cell>
              <table:table-cell office:value-type="float" office:value="0.000420209490578532">
                <text:p>0.000420209490578532</text:p>
              </table:table-cell>
              <table:table-cell office:value-type="float" office:value="0.000420209490578532">
                <text:p>0.000420209490578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0199385552115583">
                <text:p>0.0199385552115583</text:p>
              </table:table-cell>
              <table:table-cell office:value-type="float" office:value="0.000253069679408501">
                <text:p>0.000253069679408501</text:p>
              </table:table-cell>
              <table:table-cell office:value-type="float" office:value="0.000253069679408501">
                <text:p>0.000253069679408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0213534227726178">
                <text:p>0.0213534227726178</text:p>
              </table:table-cell>
              <table:table-cell office:value-type="float" office:value="0.000644230422566017">
                <text:p>0.000644230422566017</text:p>
              </table:table-cell>
              <table:table-cell office:value-type="float" office:value="0.000644230422566017">
                <text:p>0.000644230422566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022823123495012">
                <text:p>0.022823123495012</text:p>
              </table:table-cell>
              <table:table-cell office:value-type="float" office:value="0.000595347008694231">
                <text:p>0.000595347008694231</text:p>
              </table:table-cell>
              <table:table-cell office:value-type="float" office:value="0.000595347008694231">
                <text:p>0.000595347008694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0243599312005504">
                <text:p>0.0243599312005504</text:p>
              </table:table-cell>
              <table:table-cell office:value-type="float" office:value="0.000441348901706567">
                <text:p>0.000441348901706567</text:p>
              </table:table-cell>
              <table:table-cell office:value-type="float" office:value="0.000441348901706567">
                <text:p>0.000441348901706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0000117136136085433">
                <text:p>0.0000117136136085433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25x25</text:p>
        </chart:title>
        <chart:plot-area chart:style-name="ch3" table:cell-range-address="25x25.A2:25x25.B55" svg:x="1.384cm" svg:y="1.764cm" svg:width="16.686cm" svg:height="7.45cm">
          <chartooo:coordinate-region svg:x="1.792cm" svg:y="1.922cm" svg:width="15.883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5x25.B2:25x25.B55" chart:class="chart:scatter">
            <chart:domain table:cell-range-address="25x25.A2:25x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5x25.A2:25x25.A55</svg:desc>
                </draw:g>
              </table:table-cell>
              <table:table-cell office:value-type="float" office:value="1">
                <text:p>1</text:p>
                <draw:g>
                  <svg:desc>25x25.B2:25x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30x30</text:p>
        </chart:title>
        <chart:plot-area chart:style-name="ch3" table:cell-range-address="30x30.A2:30x3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0x30.B2:30x30.B55" chart:class="chart:scatter">
            <chart:domain table:cell-range-address="30x30.A2:30x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0x30.A2:30x30.A55</svg:desc>
                </draw:g>
              </table:table-cell>
              <table:table-cell office:value-type="float" office:value="1.43">
                <text:p>1.43</text:p>
                <draw:g>
                  <svg:desc>30x30.B2:30x3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35x35</text:p>
        </chart:title>
        <chart:plot-area chart:style-name="ch3" table:cell-range-address="35x35.A2:35x3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5x35.B2:35x35.B55" chart:class="chart:scatter">
            <chart:domain table:cell-range-address="35x35.A2:35x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5x35.A2:35x35.A55</svg:desc>
                </draw:g>
              </table:table-cell>
              <table:table-cell office:value-type="float" office:value="1.94">
                <text:p>1.94</text:p>
                <draw:g>
                  <svg:desc>35x35.B2:35x3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.74">
                <text:p>12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40x40</text:p>
        </chart:title>
        <chart:plot-area chart:style-name="ch3" table:cell-range-address="40x40.A2:40x4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0x40.B2:40x40.B55" chart:class="chart:scatter">
            <chart:domain table:cell-range-address="40x40.A2:40x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0x40.A2:40x40.A55</svg:desc>
                </draw:g>
              </table:table-cell>
              <table:table-cell office:value-type="float" office:value="2.52">
                <text:p>2.52</text:p>
                <draw:g>
                  <svg:desc>40x40.B2:40x4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.59">
                <text:p>16.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45x45</text:p>
        </chart:title>
        <chart:plot-area chart:style-name="ch3" table:cell-range-address="45x45.A2:45x4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5x45.B2:45x45.B55" chart:class="chart:scatter">
            <chart:domain table:cell-range-address="45x45.A2:45x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5x45.A2:45x45.A55</svg:desc>
                </draw:g>
              </table:table-cell>
              <table:table-cell office:value-type="float" office:value="3.19">
                <text:p>3.19</text:p>
                <draw:g>
                  <svg:desc>45x45.B2:45x4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50x50</text:p>
        </chart:title>
        <chart:plot-area chart:style-name="ch3" table:cell-range-address="50x50.A2:50x5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0x50.B2:50x50.B55" chart:class="chart:scatter">
            <chart:domain table:cell-range-address="50x50.A2:50x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0x50.A2:50x50.A55</svg:desc>
                </draw:g>
              </table:table-cell>
              <table:table-cell office:value-type="float" office:value="3.92">
                <text:p>3.92</text:p>
                <draw:g>
                  <svg:desc>50x50.B2:50x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